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wiss" style:font-pitch="variable"/>
    <style:font-face style:name="Calibri1" svg:font-family="Calibri" style:font-family-generic="swiss"/>
    <style:font-face style:name="Calibri2" svg:font-family="Calibri" style:font-family-generic="system" style:font-pitch="variable"/>
    <style:font-face style:name="Cambria" svg:font-family="Cambria"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Helvetica" svg:font-family="Helvetica" style:font-family-generic="swiss"/>
    <style:font-face style:name="Liberation Sans" svg:font-family="'Liberation Sans'" style:font-family-generic="swiss" style:font-pitch="variable"/>
    <style:font-face style:name="Monotype Sorts" svg:font-family="'Monotype Sorts'" style:font-charset="x-symbol"/>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PMingLiU" svg:font-family="PMingLiU"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ource Han Sans CN" svg:font-family="'Source Han Sans CN'" style:font-family-generic="system"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office:font-face-decls>
  <office:automatic-styles>
    <style:style style:name="Table1" style:family="table">
      <style:table-properties style:width="15.383cm" fo:margin-left="0cm" fo:margin-top="0cm" fo:margin-bottom="0cm" table:align="left" style:writing-mode="lr-tb"/>
    </style:style>
    <style:style style:name="Table1.A" style:family="table-column">
      <style:table-column-properties style:column-width="3.752cm"/>
    </style:style>
    <style:style style:name="Table1.B" style:family="table-column">
      <style:table-column-properties style:column-width="11.629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Table1.B2" style:family="table-cell">
      <style:table-cell-properties style:vertical-align="middle" fo:padding-left="0.191cm" fo:padding-right="0.191cm" fo:padding-top="0cm" fo:padding-bottom="0cm" fo:border="none"/>
    </style:style>
    <style:style style:name="Table1.7" style:family="table-row">
      <style:table-row-properties style:min-row-height="0.594cm" fo:keep-together="auto"/>
    </style:style>
    <style:style style:name="Table2" style:family="table">
      <style:table-properties style:width="16.252cm" fo:margin-left="0cm" fo:margin-top="0cm" fo:margin-bottom="0cm" table:align="left" style:writing-mode="lr-tb"/>
    </style:style>
    <style:style style:name="Table2.A" style:family="table-column">
      <style:table-column-properties style:column-width="2.143cm"/>
    </style:style>
    <style:style style:name="Table2.B" style:family="table-column">
      <style:table-column-properties style:column-width="2.499cm"/>
    </style:style>
    <style:style style:name="Table2.C" style:family="table-column">
      <style:table-column-properties style:column-width="7.802cm"/>
    </style:style>
    <style:style style:name="Table2.D" style:family="table-column">
      <style:table-column-properties style:column-width="3.806cm"/>
    </style:style>
    <style:style style:name="Table2.1" style:family="table-row">
      <style:table-row-properties style:min-row-height="0.529cm" fo:keep-together="auto"/>
    </style:style>
    <style:style style:name="Table2.A1" style:family="table-cell">
      <style:table-cell-properties fo:background-color="#d9d9d9" fo:padding-left="0.191cm" fo:padding-right="0.191cm" fo:padding-top="0cm" fo:padding-bottom="0cm" fo:border="0.5pt solid #000000">
        <style:background-image/>
      </style:table-cell-properties>
    </style:style>
    <style:style style:name="Table2.2" style:family="table-row">
      <style:table-row-properties fo:keep-together="auto"/>
    </style:style>
    <style:style style:name="Table2.A2" style:family="table-cell">
      <style:table-cell-properties fo:padding-left="0.191cm" fo:padding-right="0.191cm" fo:padding-top="0cm" fo:padding-bottom="0cm" fo:border="0.5pt solid #000000"/>
    </style:style>
    <style:style style:name="Table2.B2" style:family="table-cell">
      <style:table-cell-properties fo:padding-left="0.191cm" fo:padding-right="0.191cm" fo:padding-top="0cm" fo:padding-bottom="0cm" fo:border="0.5pt solid #000000"/>
    </style:style>
    <style:style style:name="Table2.C2" style:family="table-cell">
      <style:table-cell-properties fo:padding-left="0.191cm" fo:padding-right="0.191cm" fo:padding-top="0cm" fo:padding-bottom="0cm" fo:border="0.5pt solid #000000"/>
    </style:style>
    <style:style style:name="Table2.D2" style:family="table-cell">
      <style:table-cell-properties fo:padding-left="0.191cm" fo:padding-right="0.191cm" fo:padding-top="0cm" fo:padding-bottom="0cm" fo:border="0.5pt solid #000000"/>
    </style:style>
    <style:style style:name="Table2.3" style:family="table-row">
      <style:table-row-properties fo:keep-together="auto"/>
    </style:style>
    <style:style style:name="Table2.A3" style:family="table-cell">
      <style:table-cell-properties fo:padding-left="0.191cm" fo:padding-right="0.191cm" fo:padding-top="0cm" fo:padding-bottom="0cm" fo:border="0.5pt solid #000000"/>
    </style:style>
    <style:style style:name="Table2.B3" style:family="table-cell">
      <style:table-cell-properties fo:padding-left="0.191cm" fo:padding-right="0.191cm" fo:padding-top="0cm" fo:padding-bottom="0cm" fo:border="0.5pt solid #000000"/>
    </style:style>
    <style:style style:name="Table2.C3" style:family="table-cell">
      <style:table-cell-properties fo:padding-left="0.191cm" fo:padding-right="0.191cm" fo:padding-top="0cm" fo:padding-bottom="0cm" fo:border="0.5pt solid #000000"/>
    </style:style>
    <style:style style:name="Table2.D3" style:family="table-cell">
      <style:table-cell-properties fo:padding-left="0.191cm" fo:padding-right="0.191cm" fo:padding-top="0cm" fo:padding-bottom="0cm" fo:border="0.5pt solid #000000"/>
    </style:style>
    <style:style style:name="Table2.4" style:family="table-row">
      <style:table-row-properties fo:keep-together="auto"/>
    </style:style>
    <style:style style:name="Table2.A4" style:family="table-cell">
      <style:table-cell-properties fo:padding-left="0.191cm" fo:padding-right="0.191cm" fo:padding-top="0cm" fo:padding-bottom="0cm" fo:border="0.5pt solid #000000"/>
    </style:style>
    <style:style style:name="Table2.B4" style:family="table-cell">
      <style:table-cell-properties fo:padding-left="0.191cm" fo:padding-right="0.191cm" fo:padding-top="0cm" fo:padding-bottom="0cm" fo:border="0.5pt solid #000000"/>
    </style:style>
    <style:style style:name="Table2.C4" style:family="table-cell">
      <style:table-cell-properties fo:padding-left="0.191cm" fo:padding-right="0.191cm" fo:padding-top="0cm" fo:padding-bottom="0cm" fo:border="0.5pt solid #000000"/>
    </style:style>
    <style:style style:name="Table2.D4" style:family="table-cell">
      <style:table-cell-properties fo:padding-left="0.191cm" fo:padding-right="0.191cm" fo:padding-top="0cm" fo:padding-bottom="0cm" fo:border="0.5pt solid #000000"/>
    </style:style>
    <style:style style:name="Table2.5" style:family="table-row">
      <style:table-row-properties fo:keep-together="auto"/>
    </style:style>
    <style:style style:name="Table2.A5" style:family="table-cell">
      <style:table-cell-properties fo:padding-left="0.191cm" fo:padding-right="0.191cm" fo:padding-top="0cm" fo:padding-bottom="0cm" fo:border="0.5pt solid #000000"/>
    </style:style>
    <style:style style:name="Table2.B5" style:family="table-cell">
      <style:table-cell-properties fo:padding-left="0.191cm" fo:padding-right="0.191cm" fo:padding-top="0cm" fo:padding-bottom="0cm" fo:border="0.5pt solid #000000"/>
    </style:style>
    <style:style style:name="Table2.C5" style:family="table-cell">
      <style:table-cell-properties fo:padding-left="0.191cm" fo:padding-right="0.191cm" fo:padding-top="0cm" fo:padding-bottom="0cm" fo:border="0.5pt solid #000000"/>
    </style:style>
    <style:style style:name="Table2.D5" style:family="table-cell">
      <style:table-cell-properties fo:padding-left="0.191cm" fo:padding-right="0.191cm" fo:padding-top="0cm" fo:padding-bottom="0cm" fo:border="0.5pt solid #000000"/>
    </style:style>
    <style:style style:name="Table3" style:family="table">
      <style:table-properties style:width="16.002cm" fo:margin-left="0cm" fo:margin-top="0cm" fo:margin-bottom="0cm" table:align="left" style:writing-mode="lr-tb"/>
    </style:style>
    <style:style style:name="Table3.A" style:family="table-column">
      <style:table-column-properties style:column-width="1cm"/>
    </style:style>
    <style:style style:name="Table3.B" style:family="table-column">
      <style:table-column-properties style:column-width="13.002cm"/>
    </style:style>
    <style:style style:name="Table3.C" style:family="table-column">
      <style:table-column-properties style:column-width="2cm"/>
    </style:style>
    <style:style style:name="Table3.1" style:family="table-row">
      <style:table-row-properties style:min-row-height="0.58cm" fo:keep-together="auto"/>
    </style:style>
    <style:style style:name="Table3.A1" style:family="table-cell">
      <style:table-cell-properties fo:background-color="#d9d9d9" fo:padding-left="0.191cm" fo:padding-right="0.191cm" fo:padding-top="0cm" fo:padding-bottom="0cm" fo:border="0.5pt solid #000000">
        <style:background-image/>
      </style:table-cell-properties>
    </style:style>
    <style:style style:name="Table3.2" style:family="table-row">
      <style:table-row-properties style:min-row-height="0.75cm" fo:keep-together="auto"/>
    </style:style>
    <style:style style:name="Table3.A2" style:family="table-cell">
      <style:table-cell-properties fo:padding-left="0.191cm" fo:padding-right="0.191cm" fo:padding-top="0cm" fo:padding-bottom="0cm" fo:border="0.5pt solid #000000"/>
    </style:style>
    <style:style style:name="Table3.B2" style:family="table-cell">
      <style:table-cell-properties fo:padding-left="0.191cm" fo:padding-right="0.191cm" fo:padding-top="0cm" fo:padding-bottom="0cm" fo:border="0.5pt solid #000000"/>
    </style:style>
    <style:style style:name="Table3.C2" style:family="table-cell">
      <style:table-cell-properties fo:padding-left="0.191cm" fo:padding-right="0.191cm" fo:padding-top="0cm" fo:padding-bottom="0cm" fo:border="0.5pt solid #000000"/>
    </style:style>
    <style:style style:name="Table3.A3" style:family="table-cell">
      <style:table-cell-properties fo:padding-left="0.191cm" fo:padding-right="0.191cm" fo:padding-top="0cm" fo:padding-bottom="0cm" fo:border="0.5pt solid #000000"/>
    </style:style>
    <style:style style:name="Table3.B3" style:family="table-cell">
      <style:table-cell-properties fo:padding-left="0.191cm" fo:padding-right="0.191cm" fo:padding-top="0cm" fo:padding-bottom="0cm" fo:border="0.5pt solid #000000"/>
    </style:style>
    <style:style style:name="Table3.C3" style:family="table-cell">
      <style:table-cell-properties fo:padding-left="0.191cm" fo:padding-right="0.191cm" fo:padding-top="0cm" fo:padding-bottom="0cm" fo:border="0.5pt solid #000000"/>
    </style:style>
    <style:style style:name="Table3.A4" style:family="table-cell">
      <style:table-cell-properties fo:padding-left="0.191cm" fo:padding-right="0.191cm" fo:padding-top="0cm" fo:padding-bottom="0cm" fo:border="0.5pt solid #000000"/>
    </style:style>
    <style:style style:name="Table3.B4" style:family="table-cell">
      <style:table-cell-properties fo:padding-left="0.191cm" fo:padding-right="0.191cm" fo:padding-top="0cm" fo:padding-bottom="0cm" fo:border="0.5pt solid #000000"/>
    </style:style>
    <style:style style:name="Table3.C4" style:family="table-cell">
      <style:table-cell-properties fo:padding-left="0.191cm" fo:padding-right="0.191cm" fo:padding-top="0cm" fo:padding-bottom="0cm" fo:border="0.5pt solid #000000"/>
    </style:style>
    <style:style style:name="Table3.A5" style:family="table-cell">
      <style:table-cell-properties fo:padding-left="0.191cm" fo:padding-right="0.191cm" fo:padding-top="0cm" fo:padding-bottom="0cm" fo:border="0.5pt solid #000000"/>
    </style:style>
    <style:style style:name="Table3.B5" style:family="table-cell">
      <style:table-cell-properties fo:padding-left="0.191cm" fo:padding-right="0.191cm" fo:padding-top="0cm" fo:padding-bottom="0cm" fo:border="0.5pt solid #000000"/>
    </style:style>
    <style:style style:name="Table3.C5" style:family="table-cell">
      <style:table-cell-properties fo:padding-left="0.191cm" fo:padding-right="0.191cm" fo:padding-top="0cm" fo:padding-bottom="0cm" fo:border="0.5pt solid #000000"/>
    </style:style>
    <style:style style:name="Table3.6" style:family="table-row">
      <style:table-row-properties fo:keep-together="auto"/>
    </style:style>
    <style:style style:name="Table3.A6" style:family="table-cell">
      <style:table-cell-properties fo:background-color="#f0f0f0" fo:padding-left="0.191cm" fo:padding-right="0.191cm" fo:padding-top="0cm" fo:padding-bottom="0cm" fo:border="0.5pt solid #000000">
        <style:background-image/>
      </style:table-cell-properties>
    </style:style>
    <style:style style:name="Table4" style:family="table">
      <style:table-properties style:width="16.002cm" fo:margin-left="0cm" fo:margin-top="0cm" fo:margin-bottom="0cm" table:align="left" style:writing-mode="lr-tb"/>
    </style:style>
    <style:style style:name="Table4.A" style:family="table-column">
      <style:table-column-properties style:column-width="1cm"/>
    </style:style>
    <style:style style:name="Table4.B" style:family="table-column">
      <style:table-column-properties style:column-width="5.5cm"/>
    </style:style>
    <style:style style:name="Table4.C" style:family="table-column">
      <style:table-column-properties style:column-width="9.502cm"/>
    </style:style>
    <style:style style:name="Table4.1" style:family="table-row">
      <style:table-row-properties style:min-row-height="0.58cm" fo:keep-together="auto"/>
    </style:style>
    <style:style style:name="Table4.A1" style:family="table-cell">
      <style:table-cell-properties fo:background-color="#d9d9d9" fo:padding-left="0.191cm" fo:padding-right="0.191cm" fo:padding-top="0cm" fo:padding-bottom="0cm" fo:border="0.5pt solid #000000">
        <style:background-image/>
      </style:table-cell-properties>
    </style:style>
    <style:style style:name="Table4.2" style:family="table-row">
      <style:table-row-properties style:min-row-height="0.75cm" fo:keep-together="auto"/>
    </style:style>
    <style:style style:name="Table4.A2" style:family="table-cell">
      <style:table-cell-properties fo:padding-left="0.191cm" fo:padding-right="0.191cm" fo:padding-top="0cm" fo:padding-bottom="0cm" fo:border="0.5pt solid #000000"/>
    </style:style>
    <style:style style:name="Table4.B2" style:family="table-cell">
      <style:table-cell-properties fo:padding-left="0.191cm" fo:padding-right="0.191cm" fo:padding-top="0cm" fo:padding-bottom="0cm" fo:border="0.5pt solid #000000"/>
    </style:style>
    <style:style style:name="Table4.C2" style:family="table-cell">
      <style:table-cell-properties fo:padding-left="0.191cm" fo:padding-right="0.191cm" fo:padding-top="0cm" fo:padding-bottom="0cm" fo:border="0.5pt solid #000000"/>
    </style:style>
    <style:style style:name="Table4.A3" style:family="table-cell">
      <style:table-cell-properties fo:padding-left="0.191cm" fo:padding-right="0.191cm" fo:padding-top="0cm" fo:padding-bottom="0cm" fo:border="0.5pt solid #000000"/>
    </style:style>
    <style:style style:name="Table4.B3" style:family="table-cell">
      <style:table-cell-properties fo:padding-left="0.191cm" fo:padding-right="0.191cm" fo:padding-top="0cm" fo:padding-bottom="0cm" fo:border="0.5pt solid #000000"/>
    </style:style>
    <style:style style:name="Table4.C3" style:family="table-cell">
      <style:table-cell-properties fo:padding-left="0.191cm" fo:padding-right="0.191cm" fo:padding-top="0cm" fo:padding-bottom="0cm" fo:border="0.5pt solid #000000"/>
    </style:style>
    <style:style style:name="Table4.A4" style:family="table-cell">
      <style:table-cell-properties fo:padding-left="0.191cm" fo:padding-right="0.191cm" fo:padding-top="0cm" fo:padding-bottom="0cm" fo:border="0.5pt solid #000000"/>
    </style:style>
    <style:style style:name="Table4.B4" style:family="table-cell">
      <style:table-cell-properties fo:padding-left="0.191cm" fo:padding-right="0.191cm" fo:padding-top="0cm" fo:padding-bottom="0cm" fo:border="0.5pt solid #000000"/>
    </style:style>
    <style:style style:name="Table4.C4" style:family="table-cell">
      <style:table-cell-properties fo:padding-left="0.191cm" fo:padding-right="0.191cm" fo:padding-top="0cm" fo:padding-bottom="0cm" fo:border="0.5pt solid #000000"/>
    </style:style>
    <style:style style:name="Table4.A5" style:family="table-cell">
      <style:table-cell-properties fo:padding-left="0.191cm" fo:padding-right="0.191cm" fo:padding-top="0cm" fo:padding-bottom="0cm" fo:border="0.5pt solid #000000"/>
    </style:style>
    <style:style style:name="Table4.B5" style:family="table-cell">
      <style:table-cell-properties fo:padding-left="0.191cm" fo:padding-right="0.191cm" fo:padding-top="0cm" fo:padding-bottom="0cm" fo:border="0.5pt solid #000000"/>
    </style:style>
    <style:style style:name="Table4.C5" style:family="table-cell">
      <style:table-cell-properties fo:padding-left="0.191cm" fo:padding-right="0.191cm" fo:padding-top="0cm" fo:padding-bottom="0cm" fo:border="0.5pt solid #000000"/>
    </style:style>
    <style:style style:name="Table5" style:family="table">
      <style:table-properties style:width="16.002cm" fo:margin-left="0cm" fo:margin-top="0cm" fo:margin-bottom="0cm" table:align="left" style:writing-mode="lr-tb"/>
    </style:style>
    <style:style style:name="Table5.A" style:family="table-column">
      <style:table-column-properties style:column-width="1cm"/>
    </style:style>
    <style:style style:name="Table5.B" style:family="table-column">
      <style:table-column-properties style:column-width="5.5cm"/>
    </style:style>
    <style:style style:name="Table5.C" style:family="table-column">
      <style:table-column-properties style:column-width="9.502cm"/>
    </style:style>
    <style:style style:name="Table5.1" style:family="table-row">
      <style:table-row-properties style:min-row-height="0.58cm" fo:keep-together="auto"/>
    </style:style>
    <style:style style:name="Table5.A1" style:family="table-cell">
      <style:table-cell-properties fo:background-color="#d9d9d9" fo:padding-left="0.191cm" fo:padding-right="0.191cm" fo:padding-top="0cm" fo:padding-bottom="0cm" fo:border="0.5pt solid #000000">
        <style:background-image/>
      </style:table-cell-properties>
    </style:style>
    <style:style style:name="Table5.2" style:family="table-row">
      <style:table-row-properties style:min-row-height="0.75cm" fo:keep-together="auto"/>
    </style:style>
    <style:style style:name="Table5.A2" style:family="table-cell">
      <style:table-cell-properties fo:padding-left="0.191cm" fo:padding-right="0.191cm" fo:padding-top="0cm" fo:padding-bottom="0cm" fo:border="0.5pt solid #000000"/>
    </style:style>
    <style:style style:name="Table5.B2" style:family="table-cell">
      <style:table-cell-properties fo:padding-left="0.191cm" fo:padding-right="0.191cm" fo:padding-top="0cm" fo:padding-bottom="0cm" fo:border="0.5pt solid #000000"/>
    </style:style>
    <style:style style:name="Table5.C2" style:family="table-cell">
      <style:table-cell-properties fo:padding-left="0.191cm" fo:padding-right="0.191cm" fo:padding-top="0cm" fo:padding-bottom="0cm" fo:border="0.5pt solid #000000"/>
    </style:style>
    <style:style style:name="Table5.A3" style:family="table-cell">
      <style:table-cell-properties fo:padding-left="0.191cm" fo:padding-right="0.191cm" fo:padding-top="0cm" fo:padding-bottom="0cm" fo:border="0.5pt solid #000000"/>
    </style:style>
    <style:style style:name="Table5.B3" style:family="table-cell">
      <style:table-cell-properties fo:padding-left="0.191cm" fo:padding-right="0.191cm" fo:padding-top="0cm" fo:padding-bottom="0cm" fo:border="0.5pt solid #000000"/>
    </style:style>
    <style:style style:name="Table5.C3" style:family="table-cell">
      <style:table-cell-properties fo:padding-left="0.191cm" fo:padding-right="0.191cm" fo:padding-top="0cm" fo:padding-bottom="0cm" fo:border="0.5pt solid #000000"/>
    </style:style>
    <style:style style:name="Table5.A4" style:family="table-cell">
      <style:table-cell-properties fo:padding-left="0.191cm" fo:padding-right="0.191cm" fo:padding-top="0cm" fo:padding-bottom="0cm" fo:border="0.5pt solid #000000"/>
    </style:style>
    <style:style style:name="Table5.B4" style:family="table-cell">
      <style:table-cell-properties fo:padding-left="0.191cm" fo:padding-right="0.191cm" fo:padding-top="0cm" fo:padding-bottom="0cm" fo:border="0.5pt solid #000000"/>
    </style:style>
    <style:style style:name="Table5.C4" style:family="table-cell">
      <style:table-cell-properties fo:padding-left="0.191cm" fo:padding-right="0.191cm" fo:padding-top="0cm" fo:padding-bottom="0cm" fo:border="0.5pt solid #000000"/>
    </style:style>
    <style:style style:name="Table5.A5" style:family="table-cell">
      <style:table-cell-properties fo:padding-left="0.191cm" fo:padding-right="0.191cm" fo:padding-top="0cm" fo:padding-bottom="0cm" fo:border="0.5pt solid #000000"/>
    </style:style>
    <style:style style:name="Table5.B5" style:family="table-cell">
      <style:table-cell-properties fo:padding-left="0.191cm" fo:padding-right="0.191cm" fo:padding-top="0cm" fo:padding-bottom="0cm" fo:border="0.5pt solid #000000"/>
    </style:style>
    <style:style style:name="Table5.C5" style:family="table-cell">
      <style:table-cell-properties fo:padding-left="0.191cm" fo:padding-right="0.191cm" fo:padding-top="0cm" fo:padding-bottom="0cm" fo:border="0.5pt solid #000000"/>
    </style:style>
    <style:style style:name="Table6" style:family="table">
      <style:table-properties style:width="16.002cm" fo:margin-left="0cm" fo:margin-top="0cm" fo:margin-bottom="0cm" table:align="left" style:writing-mode="lr-tb"/>
    </style:style>
    <style:style style:name="Table6.A" style:family="table-column">
      <style:table-column-properties style:column-width="4.001cm"/>
    </style:style>
    <style:style style:name="Table6.B" style:family="table-column">
      <style:table-column-properties style:column-width="3.752cm"/>
    </style:style>
    <style:style style:name="Table6.D" style:family="table-column">
      <style:table-column-properties style:column-width="4.247cm"/>
    </style:style>
    <style:style style:name="Table6.1" style:family="table-row">
      <style:table-row-properties style:min-row-height="0.58cm" fo:keep-together="auto"/>
    </style:style>
    <style:style style:name="Table6.A1" style:family="table-cell">
      <style:table-cell-properties fo:background-color="#d9d9d9" fo:padding-left="0.191cm" fo:padding-right="0.191cm" fo:padding-top="0cm" fo:padding-bottom="0cm" fo:border="0.5pt solid #000000">
        <style:background-image/>
      </style:table-cell-properties>
    </style:style>
    <style:style style:name="Table6.2" style:family="table-row">
      <style:table-row-properties style:min-row-height="0.75cm" fo:keep-together="auto"/>
    </style:style>
    <style:style style:name="Table6.A2" style:family="table-cell">
      <style:table-cell-properties fo:padding-left="0.191cm" fo:padding-right="0.191cm" fo:padding-top="0cm" fo:padding-bottom="0cm" fo:border="0.5pt solid #000000"/>
    </style:style>
    <style:style style:name="Table6.B2" style:family="table-cell">
      <style:table-cell-properties fo:padding-left="0.191cm" fo:padding-right="0.191cm" fo:padding-top="0cm" fo:padding-bottom="0cm" fo:border="0.5pt solid #000000"/>
    </style:style>
    <style:style style:name="Table6.C2" style:family="table-cell">
      <style:table-cell-properties fo:padding-left="0.191cm" fo:padding-right="0.191cm" fo:padding-top="0cm" fo:padding-bottom="0cm" fo:border="0.5pt solid #000000"/>
    </style:style>
    <style:style style:name="Table6.D2" style:family="table-cell">
      <style:table-cell-properties fo:padding-left="0.191cm" fo:padding-right="0.191cm" fo:padding-top="0cm" fo:padding-bottom="0cm" fo:border="0.5pt solid #000000"/>
    </style:style>
    <style:style style:name="Table6.A3" style:family="table-cell">
      <style:table-cell-properties fo:padding-left="0.191cm" fo:padding-right="0.191cm" fo:padding-top="0cm" fo:padding-bottom="0cm" fo:border="0.5pt solid #000000"/>
    </style:style>
    <style:style style:name="Table6.B3" style:family="table-cell">
      <style:table-cell-properties fo:padding-left="0.191cm" fo:padding-right="0.191cm" fo:padding-top="0cm" fo:padding-bottom="0cm" fo:border="0.5pt solid #000000"/>
    </style:style>
    <style:style style:name="Table6.C3" style:family="table-cell">
      <style:table-cell-properties fo:padding-left="0.191cm" fo:padding-right="0.191cm" fo:padding-top="0cm" fo:padding-bottom="0cm" fo:border="0.5pt solid #000000"/>
    </style:style>
    <style:style style:name="Table6.D3" style:family="table-cell">
      <style:table-cell-properties fo:padding-left="0.191cm" fo:padding-right="0.191cm" fo:padding-top="0cm" fo:padding-bottom="0cm" fo:border="0.5pt solid #000000"/>
    </style:style>
    <style:style style:name="Table6.A4" style:family="table-cell">
      <style:table-cell-properties fo:padding-left="0.191cm" fo:padding-right="0.191cm" fo:padding-top="0cm" fo:padding-bottom="0cm" fo:border="0.5pt solid #000000"/>
    </style:style>
    <style:style style:name="Table6.B4" style:family="table-cell">
      <style:table-cell-properties fo:padding-left="0.191cm" fo:padding-right="0.191cm" fo:padding-top="0cm" fo:padding-bottom="0cm" fo:border="0.5pt solid #000000"/>
    </style:style>
    <style:style style:name="Table6.C4" style:family="table-cell">
      <style:table-cell-properties fo:padding-left="0.191cm" fo:padding-right="0.191cm" fo:padding-top="0cm" fo:padding-bottom="0cm" fo:border="0.5pt solid #000000"/>
    </style:style>
    <style:style style:name="Table6.D4" style:family="table-cell">
      <style:table-cell-properties fo:padding-left="0.191cm" fo:padding-right="0.191cm" fo:padding-top="0cm" fo:padding-bottom="0cm" fo:border="0.5pt solid #000000"/>
    </style:style>
    <style:style style:name="Table7" style:family="table">
      <style:table-properties style:width="16.002cm" fo:margin-left="0cm" fo:margin-top="0cm" fo:margin-bottom="0cm" table:align="left" style:writing-mode="lr-tb"/>
    </style:style>
    <style:style style:name="Table7.A" style:family="table-column">
      <style:table-column-properties style:column-width="1cm"/>
    </style:style>
    <style:style style:name="Table7.B" style:family="table-column">
      <style:table-column-properties style:column-width="6.752cm"/>
    </style:style>
    <style:style style:name="Table7.C" style:family="table-column">
      <style:table-column-properties style:column-width="8.25cm"/>
    </style:style>
    <style:style style:name="Table7.1" style:family="table-row">
      <style:table-row-properties style:min-row-height="0.58cm" fo:keep-together="auto"/>
    </style:style>
    <style:style style:name="Table7.A1" style:family="table-cell">
      <style:table-cell-properties fo:background-color="#d9d9d9" fo:padding-left="0.191cm" fo:padding-right="0.191cm" fo:padding-top="0cm" fo:padding-bottom="0cm" fo:border="0.5pt solid #000000">
        <style:background-image/>
      </style:table-cell-properties>
    </style:style>
    <style:style style:name="Table7.2" style:family="table-row">
      <style:table-row-properties style:min-row-height="0.75cm" fo:keep-together="auto"/>
    </style:style>
    <style:style style:name="Table7.A2" style:family="table-cell">
      <style:table-cell-properties fo:padding-left="0.191cm" fo:padding-right="0.191cm" fo:padding-top="0cm" fo:padding-bottom="0cm" fo:border="0.5pt solid #000000"/>
    </style:style>
    <style:style style:name="Table7.B2" style:family="table-cell">
      <style:table-cell-properties fo:padding-left="0.191cm" fo:padding-right="0.191cm" fo:padding-top="0cm" fo:padding-bottom="0cm" fo:border="0.5pt solid #000000"/>
    </style:style>
    <style:style style:name="Table7.C2" style:family="table-cell">
      <style:table-cell-properties fo:padding-left="0.191cm" fo:padding-right="0.191cm" fo:padding-top="0cm" fo:padding-bottom="0cm" fo:border="0.5pt solid #000000"/>
    </style:style>
    <style:style style:name="Table7.A3" style:family="table-cell">
      <style:table-cell-properties fo:padding-left="0.191cm" fo:padding-right="0.191cm" fo:padding-top="0cm" fo:padding-bottom="0cm" fo:border="0.5pt solid #000000"/>
    </style:style>
    <style:style style:name="Table7.B3" style:family="table-cell">
      <style:table-cell-properties fo:padding-left="0.191cm" fo:padding-right="0.191cm" fo:padding-top="0cm" fo:padding-bottom="0cm" fo:border="0.5pt solid #000000"/>
    </style:style>
    <style:style style:name="Table7.C3" style:family="table-cell">
      <style:table-cell-properties fo:padding-left="0.191cm" fo:padding-right="0.191cm" fo:padding-top="0cm" fo:padding-bottom="0cm" fo:border="0.5pt solid #000000"/>
    </style:style>
    <style:style style:name="Table7.A4" style:family="table-cell">
      <style:table-cell-properties fo:padding-left="0.191cm" fo:padding-right="0.191cm" fo:padding-top="0cm" fo:padding-bottom="0cm" fo:border="0.5pt solid #000000"/>
    </style:style>
    <style:style style:name="Table7.B4" style:family="table-cell">
      <style:table-cell-properties fo:padding-left="0.191cm" fo:padding-right="0.191cm" fo:padding-top="0cm" fo:padding-bottom="0cm" fo:border="0.5pt solid #000000"/>
    </style:style>
    <style:style style:name="Table7.C4" style:family="table-cell">
      <style:table-cell-properties fo:padding-left="0.191cm" fo:padding-right="0.191cm" fo:padding-top="0cm" fo:padding-bottom="0cm" fo:border="0.5pt solid #000000"/>
    </style:style>
    <style:style style:name="Table7.A5" style:family="table-cell">
      <style:table-cell-properties fo:padding-left="0.191cm" fo:padding-right="0.191cm" fo:padding-top="0cm" fo:padding-bottom="0cm" fo:border="0.5pt solid #000000"/>
    </style:style>
    <style:style style:name="Table7.B5" style:family="table-cell">
      <style:table-cell-properties fo:padding-left="0.191cm" fo:padding-right="0.191cm" fo:padding-top="0cm" fo:padding-bottom="0cm" fo:border="0.5pt solid #000000"/>
    </style:style>
    <style:style style:name="Table7.C5" style:family="table-cell">
      <style:table-cell-properties fo:padding-left="0.191cm" fo:padding-right="0.191cm" fo:padding-top="0cm" fo:padding-bottom="0cm" fo:border="0.5pt solid #000000"/>
    </style:style>
    <style:style style:name="Table8" style:family="table">
      <style:table-properties style:width="16.002cm" fo:margin-left="0cm" fo:margin-top="0cm" fo:margin-bottom="0cm" table:align="left" style:writing-mode="lr-tb"/>
    </style:style>
    <style:style style:name="Table8.A" style:family="table-column">
      <style:table-column-properties style:column-width="2.499cm"/>
    </style:style>
    <style:style style:name="Table8.B" style:family="table-column">
      <style:table-column-properties style:column-width="5.253cm"/>
    </style:style>
    <style:style style:name="Table8.C" style:family="table-column">
      <style:table-column-properties style:column-width="8.25cm"/>
    </style:style>
    <style:style style:name="Table8.1" style:family="table-row">
      <style:table-row-properties style:min-row-height="0.58cm" fo:keep-together="auto"/>
    </style:style>
    <style:style style:name="Table8.A1" style:family="table-cell">
      <style:table-cell-properties fo:background-color="#d9d9d9" fo:padding-left="0.191cm" fo:padding-right="0.191cm" fo:padding-top="0cm" fo:padding-bottom="0cm" fo:border="0.5pt solid #000000">
        <style:background-image/>
      </style:table-cell-properties>
    </style:style>
    <style:style style:name="Table8.2" style:family="table-row">
      <style:table-row-properties style:min-row-height="0.75cm" fo:keep-together="auto"/>
    </style:style>
    <style:style style:name="Table8.A2" style:family="table-cell">
      <style:table-cell-properties fo:padding-left="0.191cm" fo:padding-right="0.191cm" fo:padding-top="0cm" fo:padding-bottom="0cm" fo:border="0.5pt solid #000000"/>
    </style:style>
    <style:style style:name="Table8.B2" style:family="table-cell">
      <style:table-cell-properties fo:padding-left="0.191cm" fo:padding-right="0.191cm" fo:padding-top="0cm" fo:padding-bottom="0cm" fo:border="0.5pt solid #000000"/>
    </style:style>
    <style:style style:name="Table8.C2" style:family="table-cell">
      <style:table-cell-properties fo:padding-left="0.191cm" fo:padding-right="0.191cm" fo:padding-top="0cm" fo:padding-bottom="0cm" fo:border="0.5pt solid #000000"/>
    </style:style>
    <style:style style:name="Table8.A3" style:family="table-cell">
      <style:table-cell-properties fo:padding-left="0.191cm" fo:padding-right="0.191cm" fo:padding-top="0cm" fo:padding-bottom="0cm" fo:border="0.5pt solid #000000"/>
    </style:style>
    <style:style style:name="Table8.B3" style:family="table-cell">
      <style:table-cell-properties fo:padding-left="0.191cm" fo:padding-right="0.191cm" fo:padding-top="0cm" fo:padding-bottom="0cm" fo:border="0.5pt solid #000000"/>
    </style:style>
    <style:style style:name="Table8.C3" style:family="table-cell">
      <style:table-cell-properties fo:padding-left="0.191cm" fo:padding-right="0.191cm" fo:padding-top="0cm" fo:padding-bottom="0cm" fo:border="0.5pt solid #000000"/>
    </style:style>
    <style:style style:name="Table8.A4" style:family="table-cell">
      <style:table-cell-properties fo:padding-left="0.191cm" fo:padding-right="0.191cm" fo:padding-top="0cm" fo:padding-bottom="0cm" fo:border="0.5pt solid #000000"/>
    </style:style>
    <style:style style:name="Table8.B4" style:family="table-cell">
      <style:table-cell-properties fo:padding-left="0.191cm" fo:padding-right="0.191cm" fo:padding-top="0cm" fo:padding-bottom="0cm" fo:border="0.5pt solid #000000"/>
    </style:style>
    <style:style style:name="Table8.C4" style:family="table-cell">
      <style:table-cell-properties fo:padding-left="0.191cm" fo:padding-right="0.191cm" fo:padding-top="0cm" fo:padding-bottom="0cm" fo:border="0.5pt solid #000000"/>
    </style:style>
    <style:style style:name="Table8.A5" style:family="table-cell">
      <style:table-cell-properties fo:padding-left="0.191cm" fo:padding-right="0.191cm" fo:padding-top="0cm" fo:padding-bottom="0cm" fo:border="0.5pt solid #000000"/>
    </style:style>
    <style:style style:name="Table8.B5" style:family="table-cell">
      <style:table-cell-properties fo:padding-left="0.191cm" fo:padding-right="0.191cm" fo:padding-top="0cm" fo:padding-bottom="0cm" fo:border="0.5pt solid #000000"/>
    </style:style>
    <style:style style:name="Table8.C5" style:family="table-cell">
      <style:table-cell-properties fo:padding-left="0.191cm" fo:padding-right="0.191cm" fo:padding-top="0cm" fo:padding-bottom="0cm" fo:border="0.5pt solid #000000"/>
    </style:style>
    <style:style style:name="Table8.A6" style:family="table-cell">
      <style:table-cell-properties fo:padding-left="0.191cm" fo:padding-right="0.191cm" fo:padding-top="0cm" fo:padding-bottom="0cm" fo:border="0.5pt solid #000000"/>
    </style:style>
    <style:style style:name="Table8.B6" style:family="table-cell">
      <style:table-cell-properties fo:padding-left="0.191cm" fo:padding-right="0.191cm" fo:padding-top="0cm" fo:padding-bottom="0cm" fo:border="0.5pt solid #000000"/>
    </style:style>
    <style:style style:name="Table8.C6" style:family="table-cell">
      <style:table-cell-properties fo:padding-left="0.191cm" fo:padding-right="0.191cm" fo:padding-top="0cm" fo:padding-bottom="0cm" fo:border="0.5pt solid #000000"/>
    </style:style>
    <style:style style:name="Table8.A7" style:family="table-cell">
      <style:table-cell-properties fo:padding-left="0.191cm" fo:padding-right="0.191cm" fo:padding-top="0cm" fo:padding-bottom="0cm" fo:border="0.5pt solid #000000"/>
    </style:style>
    <style:style style:name="Table8.B7" style:family="table-cell">
      <style:table-cell-properties fo:padding-left="0.191cm" fo:padding-right="0.191cm" fo:padding-top="0cm" fo:padding-bottom="0cm" fo:border="0.5pt solid #000000"/>
    </style:style>
    <style:style style:name="Table8.C7" style:family="table-cell">
      <style:table-cell-properties fo:padding-left="0.191cm" fo:padding-right="0.191cm" fo:padding-top="0cm" fo:padding-bottom="0cm" fo:border="0.5pt solid #000000"/>
    </style:style>
    <style:style style:name="Table9" style:family="table">
      <style:table-properties style:width="16.002cm" fo:margin-left="0cm" fo:margin-top="0cm" fo:margin-bottom="0cm" table:align="left" style:writing-mode="lr-tb"/>
    </style:style>
    <style:style style:name="Table9.A" style:family="table-column">
      <style:table-column-properties style:column-width="1cm"/>
    </style:style>
    <style:style style:name="Table9.B" style:family="table-column">
      <style:table-column-properties style:column-width="5.5cm"/>
    </style:style>
    <style:style style:name="Table9.C" style:family="table-column">
      <style:table-column-properties style:column-width="6.752cm"/>
    </style:style>
    <style:style style:name="Table9.D" style:family="table-column">
      <style:table-column-properties style:column-width="2.748cm"/>
    </style:style>
    <style:style style:name="Table9.1" style:family="table-row">
      <style:table-row-properties style:min-row-height="0.58cm" fo:keep-together="auto"/>
    </style:style>
    <style:style style:name="Table9.A1" style:family="table-cell">
      <style:table-cell-properties fo:background-color="#d9d9d9" fo:padding-left="0.191cm" fo:padding-right="0.191cm" fo:padding-top="0cm" fo:padding-bottom="0cm" fo:border="0.5pt solid #000000">
        <style:background-image/>
      </style:table-cell-properties>
    </style:style>
    <style:style style:name="Table9.2" style:family="table-row">
      <style:table-row-properties style:min-row-height="0.75cm" fo:keep-together="auto"/>
    </style:style>
    <style:style style:name="Table9.A2" style:family="table-cell">
      <style:table-cell-properties fo:padding-left="0.191cm" fo:padding-right="0.191cm" fo:padding-top="0cm" fo:padding-bottom="0cm" fo:border="0.5pt solid #000000"/>
    </style:style>
    <style:style style:name="Table9.B2" style:family="table-cell">
      <style:table-cell-properties fo:padding-left="0.191cm" fo:padding-right="0.191cm" fo:padding-top="0cm" fo:padding-bottom="0cm" fo:border="0.5pt solid #000000"/>
    </style:style>
    <style:style style:name="Table9.C2" style:family="table-cell">
      <style:table-cell-properties fo:padding-left="0.191cm" fo:padding-right="0.191cm" fo:padding-top="0cm" fo:padding-bottom="0cm" fo:border="0.5pt solid #000000"/>
    </style:style>
    <style:style style:name="Table9.D2" style:family="table-cell">
      <style:table-cell-properties fo:padding-left="0.191cm" fo:padding-right="0.191cm" fo:padding-top="0cm" fo:padding-bottom="0cm" fo:border="0.5pt solid #000000"/>
    </style:style>
    <style:style style:name="Table9.A3" style:family="table-cell">
      <style:table-cell-properties fo:padding-left="0.191cm" fo:padding-right="0.191cm" fo:padding-top="0cm" fo:padding-bottom="0cm" fo:border="0.5pt solid #000000"/>
    </style:style>
    <style:style style:name="Table9.B3" style:family="table-cell">
      <style:table-cell-properties fo:padding-left="0.191cm" fo:padding-right="0.191cm" fo:padding-top="0cm" fo:padding-bottom="0cm" fo:border="0.5pt solid #000000"/>
    </style:style>
    <style:style style:name="Table9.C3" style:family="table-cell">
      <style:table-cell-properties fo:padding-left="0.191cm" fo:padding-right="0.191cm" fo:padding-top="0cm" fo:padding-bottom="0cm" fo:border="0.5pt solid #000000"/>
    </style:style>
    <style:style style:name="Table9.D3" style:family="table-cell">
      <style:table-cell-properties fo:padding-left="0.191cm" fo:padding-right="0.191cm" fo:padding-top="0cm" fo:padding-bottom="0cm" fo:border="0.5pt solid #000000"/>
    </style:style>
    <style:style style:name="Table9.A4" style:family="table-cell">
      <style:table-cell-properties fo:padding-left="0.191cm" fo:padding-right="0.191cm" fo:padding-top="0cm" fo:padding-bottom="0cm" fo:border="0.5pt solid #000000"/>
    </style:style>
    <style:style style:name="Table9.B4" style:family="table-cell">
      <style:table-cell-properties fo:padding-left="0.191cm" fo:padding-right="0.191cm" fo:padding-top="0cm" fo:padding-bottom="0cm" fo:border="0.5pt solid #000000"/>
    </style:style>
    <style:style style:name="Table9.C4" style:family="table-cell">
      <style:table-cell-properties fo:padding-left="0.191cm" fo:padding-right="0.191cm" fo:padding-top="0cm" fo:padding-bottom="0cm" fo:border="0.5pt solid #000000"/>
    </style:style>
    <style:style style:name="Table9.D4" style:family="table-cell">
      <style:table-cell-properties fo:padding-left="0.191cm" fo:padding-right="0.191cm" fo:padding-top="0cm" fo:padding-bottom="0cm" fo:border="0.5pt solid #000000"/>
    </style:style>
    <style:style style:name="Table10" style:family="table">
      <style:table-properties style:width="16.002cm" fo:margin-left="0cm" fo:margin-top="0cm" fo:margin-bottom="0cm" table:align="left" style:writing-mode="lr-tb"/>
    </style:style>
    <style:style style:name="Table10.A" style:family="table-column">
      <style:table-column-properties style:column-width="1cm"/>
    </style:style>
    <style:style style:name="Table10.B" style:family="table-column">
      <style:table-column-properties style:column-width="5.5cm"/>
    </style:style>
    <style:style style:name="Table10.C" style:family="table-column">
      <style:table-column-properties style:column-width="6.752cm"/>
    </style:style>
    <style:style style:name="Table10.D" style:family="table-column">
      <style:table-column-properties style:column-width="2.748cm"/>
    </style:style>
    <style:style style:name="Table10.1" style:family="table-row">
      <style:table-row-properties style:min-row-height="0.58cm" fo:keep-together="auto"/>
    </style:style>
    <style:style style:name="Table10.A1" style:family="table-cell">
      <style:table-cell-properties fo:background-color="#d9d9d9" fo:padding-left="0.191cm" fo:padding-right="0.191cm" fo:padding-top="0cm" fo:padding-bottom="0cm" fo:border="0.5pt solid #000000">
        <style:background-image/>
      </style:table-cell-properties>
    </style:style>
    <style:style style:name="Table10.2" style:family="table-row">
      <style:table-row-properties style:min-row-height="0.75cm" fo:keep-together="auto"/>
    </style:style>
    <style:style style:name="Table10.A2" style:family="table-cell">
      <style:table-cell-properties fo:padding-left="0.191cm" fo:padding-right="0.191cm" fo:padding-top="0cm" fo:padding-bottom="0cm" fo:border="0.5pt solid #000000"/>
    </style:style>
    <style:style style:name="Table10.B2" style:family="table-cell">
      <style:table-cell-properties fo:padding-left="0.191cm" fo:padding-right="0.191cm" fo:padding-top="0cm" fo:padding-bottom="0cm" fo:border="0.5pt solid #000000"/>
    </style:style>
    <style:style style:name="Table10.C2" style:family="table-cell">
      <style:table-cell-properties fo:padding-left="0.191cm" fo:padding-right="0.191cm" fo:padding-top="0cm" fo:padding-bottom="0cm" fo:border="0.5pt solid #000000"/>
    </style:style>
    <style:style style:name="Table10.D2" style:family="table-cell">
      <style:table-cell-properties fo:padding-left="0.191cm" fo:padding-right="0.191cm" fo:padding-top="0cm" fo:padding-bottom="0cm" fo:border="0.5pt solid #000000"/>
    </style:style>
    <style:style style:name="Table10.A3" style:family="table-cell">
      <style:table-cell-properties fo:padding-left="0.191cm" fo:padding-right="0.191cm" fo:padding-top="0cm" fo:padding-bottom="0cm" fo:border="0.5pt solid #000000"/>
    </style:style>
    <style:style style:name="Table10.B3" style:family="table-cell">
      <style:table-cell-properties fo:padding-left="0.191cm" fo:padding-right="0.191cm" fo:padding-top="0cm" fo:padding-bottom="0cm" fo:border="0.5pt solid #000000"/>
    </style:style>
    <style:style style:name="Table10.C3" style:family="table-cell">
      <style:table-cell-properties fo:padding-left="0.191cm" fo:padding-right="0.191cm" fo:padding-top="0cm" fo:padding-bottom="0cm" fo:border="0.5pt solid #000000"/>
    </style:style>
    <style:style style:name="Table10.D3" style:family="table-cell">
      <style:table-cell-properties fo:padding-left="0.191cm" fo:padding-right="0.191cm" fo:padding-top="0cm" fo:padding-bottom="0cm" fo:border="0.5pt solid #000000"/>
    </style:style>
    <style:style style:name="Table10.A4" style:family="table-cell">
      <style:table-cell-properties fo:padding-left="0.191cm" fo:padding-right="0.191cm" fo:padding-top="0cm" fo:padding-bottom="0cm" fo:border="0.5pt solid #000000"/>
    </style:style>
    <style:style style:name="Table10.B4" style:family="table-cell">
      <style:table-cell-properties fo:padding-left="0.191cm" fo:padding-right="0.191cm" fo:padding-top="0cm" fo:padding-bottom="0cm" fo:border="0.5pt solid #000000"/>
    </style:style>
    <style:style style:name="Table10.C4" style:family="table-cell">
      <style:table-cell-properties fo:padding-left="0.191cm" fo:padding-right="0.191cm" fo:padding-top="0cm" fo:padding-bottom="0cm" fo:border="0.5pt solid #000000"/>
    </style:style>
    <style:style style:name="Table10.D4" style:family="table-cell">
      <style:table-cell-properties fo:padding-left="0.191cm" fo:padding-right="0.191cm" fo:padding-top="0cm" fo:padding-bottom="0cm" fo:border="0.5pt solid #000000"/>
    </style:style>
    <style:style style:name="Table10.A5" style:family="table-cell">
      <style:table-cell-properties fo:padding-left="0.191cm" fo:padding-right="0.191cm" fo:padding-top="0cm" fo:padding-bottom="0cm" fo:border="0.5pt solid #000000"/>
    </style:style>
    <style:style style:name="Table10.B5" style:family="table-cell">
      <style:table-cell-properties fo:padding-left="0.191cm" fo:padding-right="0.191cm" fo:padding-top="0cm" fo:padding-bottom="0cm" fo:border="0.5pt solid #000000"/>
    </style:style>
    <style:style style:name="Table10.C5" style:family="table-cell">
      <style:table-cell-properties fo:padding-left="0.191cm" fo:padding-right="0.191cm" fo:padding-top="0cm" fo:padding-bottom="0cm" fo:border="0.5pt solid #000000"/>
    </style:style>
    <style:style style:name="Table10.D5" style:family="table-cell">
      <style:table-cell-properties fo:padding-left="0.191cm" fo:padding-right="0.191cm" fo:padding-top="0cm" fo:padding-bottom="0cm" fo:border="0.5pt solid #000000"/>
    </style:style>
    <style:style style:name="Table11" style:family="table">
      <style:table-properties style:width="16.245cm" fo:margin-left="0cm" fo:margin-top="0cm" fo:margin-bottom="0cm" table:align="left" style:writing-mode="lr-tb"/>
    </style:style>
    <style:style style:name="Table11.A" style:family="table-column">
      <style:table-column-properties style:column-width="4.5cm"/>
    </style:style>
    <style:style style:name="Table11.B" style:family="table-column">
      <style:table-column-properties style:column-width="11.744cm"/>
    </style:style>
    <style:style style:name="Table11.1" style:family="table-row">
      <style:table-row-properties fo:keep-together="auto"/>
    </style:style>
    <style:style style:name="Table11.A1" style:family="table-cell">
      <style:table-cell-properties fo:background-color="#d9d9d9" fo:padding-left="0.191cm" fo:padding-right="0.191cm" fo:padding-top="0cm" fo:padding-bottom="0cm" fo:border="0.5pt solid #000000">
        <style:background-image/>
      </style:table-cell-properties>
    </style:style>
    <style:style style:name="Table11.A2" style:family="table-cell">
      <style:table-cell-properties fo:padding-left="0.191cm" fo:padding-right="0.191cm" fo:padding-top="0cm" fo:padding-bottom="0cm" fo:border="0.5pt solid #000000"/>
    </style:style>
    <style:style style:name="Table11.B2" style:family="table-cell">
      <style:table-cell-properties fo:padding-left="0.191cm" fo:padding-right="0.191cm" fo:padding-top="0cm" fo:padding-bottom="0cm" fo:border="0.5pt solid #000000"/>
    </style:style>
    <style:style style:name="Table11.A3" style:family="table-cell">
      <style:table-cell-properties fo:padding-left="0.191cm" fo:padding-right="0.191cm" fo:padding-top="0cm" fo:padding-bottom="0cm" fo:border="0.5pt solid #000000"/>
    </style:style>
    <style:style style:name="Table11.B3" style:family="table-cell">
      <style:table-cell-properties fo:padding-left="0.191cm" fo:padding-right="0.191cm" fo:padding-top="0cm" fo:padding-bottom="0cm" fo:border="0.5pt solid #000000"/>
    </style:style>
    <style:style style:name="Table11.A4" style:family="table-cell">
      <style:table-cell-properties fo:padding-left="0.191cm" fo:padding-right="0.191cm" fo:padding-top="0cm" fo:padding-bottom="0cm" fo:border="0.5pt solid #000000"/>
    </style:style>
    <style:style style:name="Table11.B4" style:family="table-cell">
      <style:table-cell-properties fo:padding-left="0.191cm" fo:padding-right="0.191cm" fo:padding-top="0cm" fo:padding-bottom="0cm" fo:border="0.5pt solid #000000"/>
    </style:style>
    <style:style style:name="Table11.A5" style:family="table-cell">
      <style:table-cell-properties fo:padding-left="0.191cm" fo:padding-right="0.191cm" fo:padding-top="0cm" fo:padding-bottom="0cm" fo:border="0.5pt solid #000000"/>
    </style:style>
    <style:style style:name="Table11.B5" style:family="table-cell">
      <style:table-cell-properties fo:padding-left="0.191cm" fo:padding-right="0.191cm" fo:padding-top="0cm" fo:padding-bottom="0cm" fo:border="0.5pt solid #000000"/>
    </style:style>
    <style:style style:name="Table11.A6" style:family="table-cell">
      <style:table-cell-properties fo:padding-left="0.191cm" fo:padding-right="0.191cm" fo:padding-top="0cm" fo:padding-bottom="0cm" fo:border="0.5pt solid #000000"/>
    </style:style>
    <style:style style:name="Table11.B6" style:family="table-cell">
      <style:table-cell-properties fo:padding-left="0.191cm" fo:padding-right="0.191cm" fo:padding-top="0cm" fo:padding-bottom="0cm" fo:border="0.5pt solid #000000"/>
    </style:style>
    <style:style style:name="Table11.A7" style:family="table-cell">
      <style:table-cell-properties fo:padding-left="0.191cm" fo:padding-right="0.191cm" fo:padding-top="0cm" fo:padding-bottom="0cm" fo:border="0.5pt solid #000000"/>
    </style:style>
    <style:style style:name="Table11.B7" style:family="table-cell">
      <style:table-cell-properties fo:padding-left="0.191cm" fo:padding-right="0.191cm" fo:padding-top="0cm" fo:padding-bottom="0cm" fo:border="0.5pt solid #000000"/>
    </style:style>
    <style:style style:name="Table11.A8" style:family="table-cell">
      <style:table-cell-properties fo:padding-left="0.191cm" fo:padding-right="0.191cm" fo:padding-top="0cm" fo:padding-bottom="0cm" fo:border="0.5pt solid #000000"/>
    </style:style>
    <style:style style:name="Table11.B8" style:family="table-cell">
      <style:table-cell-properties fo:padding-left="0.191cm" fo:padding-right="0.191cm" fo:padding-top="0cm" fo:padding-bottom="0cm" fo:border="0.5pt solid #000000"/>
    </style:style>
    <style:style style:name="Table11.A9" style:family="table-cell">
      <style:table-cell-properties fo:padding-left="0.191cm" fo:padding-right="0.191cm" fo:padding-top="0cm" fo:padding-bottom="0cm" fo:border="0.5pt solid #000000"/>
    </style:style>
    <style:style style:name="Table11.B9" style:family="table-cell">
      <style:table-cell-properties fo:padding-left="0.191cm" fo:padding-right="0.191cm" fo:padding-top="0cm" fo:padding-bottom="0cm" fo:border="0.5pt solid #000000"/>
    </style:style>
    <style:style style:name="Table11.A10" style:family="table-cell">
      <style:table-cell-properties fo:padding-left="0.191cm" fo:padding-right="0.191cm" fo:padding-top="0cm" fo:padding-bottom="0cm" fo:border="0.5pt solid #000000"/>
    </style:style>
    <style:style style:name="Table11.B10" style:family="table-cell">
      <style:table-cell-properties fo:padding-left="0.191cm" fo:padding-right="0.191cm" fo:padding-top="0cm" fo:padding-bottom="0cm" fo:border="0.5pt solid #000000"/>
    </style:style>
    <style:style style:name="Table11.A11" style:family="table-cell">
      <style:table-cell-properties fo:padding-left="0.191cm" fo:padding-right="0.191cm" fo:padding-top="0cm" fo:padding-bottom="0cm" fo:border="0.5pt solid #000000"/>
    </style:style>
    <style:style style:name="Table11.B11" style:family="table-cell">
      <style:table-cell-properties fo:padding-left="0.191cm" fo:padding-right="0.191cm" fo:padding-top="0cm" fo:padding-bottom="0cm" fo:border="0.5pt solid #000000"/>
    </style:style>
    <style:style style:name="Table11.A12" style:family="table-cell">
      <style:table-cell-properties fo:padding-left="0.191cm" fo:padding-right="0.191cm" fo:padding-top="0cm" fo:padding-bottom="0cm" fo:border="0.5pt solid #000000"/>
    </style:style>
    <style:style style:name="Table11.B12" style:family="table-cell">
      <style:table-cell-properties fo:padding-left="0.191cm" fo:padding-right="0.191cm" fo:padding-top="0cm" fo:padding-bottom="0cm" fo:border="0.5pt solid #000000"/>
    </style:style>
    <style:style style:name="Table11.A13" style:family="table-cell">
      <style:table-cell-properties fo:padding-left="0.191cm" fo:padding-right="0.191cm" fo:padding-top="0cm" fo:padding-bottom="0cm" fo:border="0.5pt solid #000000"/>
    </style:style>
    <style:style style:name="Table11.B13" style:family="table-cell">
      <style:table-cell-properties fo:padding-left="0.191cm" fo:padding-right="0.191cm" fo:padding-top="0cm" fo:padding-bottom="0cm" fo:border="0.5pt solid #000000"/>
    </style:style>
    <style:style style:name="P1" style:family="paragraph" style:parent-style-name="Absatz">
      <style:paragraph-properties fo:keep-together="always" fo:keep-with-next="always"/>
    </style:style>
    <style:style style:name="P2" style:family="paragraph" style:parent-style-name="Absatz_20_0Pt.">
      <style:paragraph-properties fo:break-before="page"/>
    </style:style>
    <style:style style:name="P3" style:family="paragraph" style:parent-style-name="Absatz_20_0Pt._20_1_20_Pt.">
      <style:text-properties fo:language="de" fo:country="CH"/>
    </style:style>
    <style:style style:name="P4" style:family="paragraph" style:parent-style-name="Absatz_20_Tab_20_10_20_Pt_20_1-1_20_Kur_20_Fett">
      <style:paragraph-properties fo:orphans="0" fo:widows="0"/>
    </style:style>
    <style:style style:name="P5" style:family="paragraph" style:parent-style-name="Absatz_20_Tab_20_11_20_Pt._20_1-1">
      <style:paragraph-properties fo:orphans="0" fo:widows="0"/>
    </style:style>
    <style:style style:name="P6" style:family="paragraph" style:parent-style-name="Absatz_20_Tab_20_11_20_Pt._20_1-1">
      <style:paragraph-properties fo:orphans="0" fo:widows="0"/>
      <style:text-properties fo:language="de" fo:country="DE"/>
    </style:style>
    <style:style style:name="P7" style:family="paragraph" style:parent-style-name="Absatz_20_Tab_20_12_20_Pt_20_1-1">
      <style:paragraph-properties fo:orphans="0" fo:widows="0"/>
    </style:style>
    <style:style style:name="P8" style:family="paragraph" style:parent-style-name="Absatz_20_Tab_20_12_20_Pt_20_1-1">
      <style:paragraph-properties fo:orphans="0" fo:widows="0"/>
      <style:text-properties officeooo:rsid="00156df1" officeooo:paragraph-rsid="00156df1"/>
    </style:style>
    <style:style style:name="P9" style:family="paragraph" style:parent-style-name="Absatz_20_Tab_20_12_20_Pt_20_1-1_20_Kur">
      <style:paragraph-properties fo:orphans="0" fo:widows="0"/>
    </style:style>
    <style:style style:name="P10" style:family="paragraph" style:parent-style-name="Absatz_20_Tab_20_12_20_Pt_20_1-1_20_Kur">
      <style:paragraph-properties fo:orphans="0" fo:widows="0" fo:keep-with-next="always"/>
    </style:style>
    <style:style style:name="P11" style:family="paragraph" style:parent-style-name="Absatz_20_Tab_20_12_20_Pt_20_1-1_20_Kur">
      <style:paragraph-properties fo:orphans="0" fo:widows="0"/>
      <style:text-properties fo:language="en" fo:country="US"/>
    </style:style>
    <style:style style:name="P12" style:family="paragraph" style:parent-style-name="Absatz_20_Tab_20_12_20_Pt_20_1-1_20_Kur">
      <style:paragraph-properties fo:orphans="0" fo:widows="0" fo:keep-with-next="always"/>
      <style:text-properties fo:language="en" fo:country="US"/>
    </style:style>
    <style:style style:name="P13" style:family="paragraph" style:parent-style-name="Absatz_20_Tab_20_12_20_Pt_20_1-1_20_Kur">
      <style:paragraph-properties fo:orphans="0" fo:widows="0"/>
      <style:text-properties fo:language="en" fo:country="US" officeooo:rsid="00156df1" officeooo:paragraph-rsid="00156df1"/>
    </style:style>
    <style:style style:name="P14" style:family="paragraph" style:parent-style-name="Absatz_20_Tab_20_12_20_Pt_20_1-1_20_Kur">
      <style:paragraph-properties fo:keep-together="always" fo:orphans="0" fo:widows="0" fo:keep-with-next="always"/>
    </style:style>
    <style:style style:name="P15" style:family="paragraph" style:parent-style-name="Absatz_20_Tab_20_12_20_Pt_20_1-1_20_Kur">
      <style:paragraph-properties fo:orphans="0" fo:widows="0"/>
      <style:text-properties officeooo:rsid="00156df1" officeooo:paragraph-rsid="00156df1"/>
    </style:style>
    <style:style style:name="P16" style:family="paragraph" style:parent-style-name="Absatz_20_Tab_20_12_20_Pt_20_1-1_20_Kur">
      <style:paragraph-properties fo:orphans="0" fo:widows="0" fo:keep-with-next="always"/>
      <style:text-properties officeooo:rsid="00156df1" officeooo:paragraph-rsid="00156df1"/>
    </style:style>
    <style:style style:name="P17" style:family="paragraph" style:parent-style-name="Absatz_20_Tab_20_12_20_Pt_20_1-1_20_Kur">
      <style:paragraph-properties fo:keep-together="always" fo:orphans="0" fo:widows="0" fo:keep-with-next="always"/>
      <style:text-properties officeooo:rsid="00156df1" officeooo:paragraph-rsid="00156df1"/>
    </style:style>
    <style:style style:name="P18" style:family="paragraph" style:parent-style-name="Absatz_20_Tab_20_12_20_Pt_20_Titel">
      <style:paragraph-properties fo:orphans="0" fo:widows="0"/>
    </style:style>
    <style:style style:name="P19" style:family="paragraph" style:parent-style-name="Absatz_20_Tab_20_12_20_Pt_20_Titel">
      <style:paragraph-properties fo:keep-together="always" fo:orphans="0" fo:widows="0" fo:keep-with-next="always"/>
    </style:style>
    <style:style style:name="P20" style:family="paragraph" style:parent-style-name="Footer">
      <style:paragraph-properties fo:text-align="end" style:justify-single-word="false" fo:orphans="0" fo:widows="0"/>
    </style:style>
    <style:style style:name="P21" style:family="paragraph" style:parent-style-name="Footer">
      <style:paragraph-properties fo:orphans="0" fo:widows="0"/>
    </style:style>
    <style:style style:name="P22" style:family="paragraph" style:parent-style-name="Header">
      <style:paragraph-properties fo:orphans="0" fo:widows="0"/>
    </style:style>
    <style:style style:name="P23" style:family="paragraph" style:parent-style-name="Heading_20_1" style:list-style-name="WWNum31">
      <style:paragraph-properties fo:margin-left="0.76cm" fo:margin-right="0cm" fo:text-indent="-0.76cm" style:auto-text-indent="false" fo:break-before="page"/>
    </style:style>
    <style:style style:name="P24" style:family="paragraph" style:parent-style-name="Heading_20_1" style:list-style-name="WWNum31"/>
    <style:style style:name="P25" style:family="paragraph" style:parent-style-name="Heading_20_1">
      <style:paragraph-properties fo:margin-left="0.76cm" fo:margin-right="0cm" fo:text-indent="-0.76cm" style:auto-text-indent="false"/>
    </style:style>
    <style:style style:name="P26" style:family="paragraph" style:parent-style-name="Inhaltsverzeichnis">
      <style:paragraph-properties fo:keep-together="always" fo:keep-with-next="always"/>
    </style:style>
    <style:style style:name="P27" style:family="paragraph" style:parent-style-name="Inhaltsverzeichnis_20_12">
      <style:paragraph-properties fo:margin-top="0.635cm" fo:margin-bottom="0.529cm" style:contextual-spacing="true"/>
    </style:style>
    <style:style style:name="P28" style:family="paragraph" style:parent-style-name="Kopfzeile_20_Fett">
      <style:paragraph-properties fo:orphans="0" fo:widows="0"/>
    </style:style>
    <style:style style:name="P29" style:family="paragraph" style:parent-style-name="Projektidentifikation">
      <style:paragraph-properties fo:orphans="0" fo:widows="0"/>
    </style:style>
    <style:style style:name="P30" style:family="paragraph" style:parent-style-name="Referenz">
      <style:paragraph-properties fo:orphans="0" fo:widows="0"/>
    </style:style>
    <style:style style:name="P31" style:family="paragraph" style:parent-style-name="Referenz">
      <style:paragraph-properties fo:text-align="end" style:justify-single-word="false" fo:orphans="0" fo:widows="0"/>
    </style:style>
    <style:style style:name="P32" style:family="paragraph" style:parent-style-name="Referenz">
      <style:paragraph-properties fo:text-align="start" style:justify-single-word="false" fo:orphans="0" fo:widows="0"/>
    </style:style>
    <style:style style:name="P33" style:family="paragraph" style:parent-style-name="Tab-Abstand_20_0">
      <style:paragraph-properties fo:keep-together="always"/>
    </style:style>
    <style:style style:name="P34" style:family="paragraph" style:parent-style-name="Titel-Projektbezeichnung_20_1" style:master-page-name="First_20_Page">
      <style:paragraph-properties style:page-number="auto"/>
    </style:style>
    <style:style style:name="P35" style:family="paragraph">
      <style:paragraph-properties fo:text-align="start"/>
    </style:style>
    <style:style style:name="P36" style:family="paragraph">
      <loext:graphic-properties draw:fill="solid" draw:fill-color="#be0a5f"/>
      <style:paragraph-properties fo:text-align="start"/>
      <style:text-properties fo:font-size="11pt"/>
    </style:style>
    <style:style style:name="P37" style:family="paragraph">
      <loext:graphic-properties draw:fill="solid" draw:fill-color="#de008f"/>
      <style:paragraph-properties fo:text-align="start"/>
      <style:text-properties fo:font-size="11pt"/>
    </style:style>
    <style:style style:name="T1" style:family="text">
      <style:text-properties fo:font-size="10pt" fo:font-style="italic" style:font-size-asian="10pt" style:font-style-asian="italic" style:font-size-complex="10pt" style:font-style-complex="italic"/>
    </style:style>
    <style:style style:name="T2" style:family="text">
      <style:text-properties fo:color="#000000" loext:opacity="100%" fo:font-size="7pt" fo:font-style="italic" style:font-size-asian="7pt" style:font-style-asian="italic" style:font-size-complex="7pt" style:font-style-complex="italic"/>
    </style:style>
    <style:style style:name="T3" style:family="text">
      <style:text-properties fo:color="#000000" loext:opacity="100%" fo:font-size="9pt" style:font-size-asian="9pt" style:font-size-complex="9pt"/>
    </style:style>
    <style:style style:name="T4" style:family="text">
      <style:text-properties fo:font-style="normal" style:font-style-asian="normal"/>
    </style:style>
    <style:style style:name="T5" style:family="text">
      <style:text-properties fo:font-style="italic" style:font-style-asian="italic" style:font-style-complex="italic"/>
    </style:style>
    <style:style style:name="T6" style:family="text">
      <style:text-properties fo:language="en" fo:country="US"/>
    </style:style>
    <style:style style:name="T7" style:family="text">
      <style:text-properties fo:language="en" fo:country="US" officeooo:rsid="00156df1"/>
    </style:style>
    <style:style style:name="T8" style:family="text">
      <style:text-properties fo:language="de" fo:country="DE"/>
    </style:style>
    <style:style style:name="T9" style:family="text">
      <style:text-properties fo:language="de" fo:country="DE" fo:font-style="italic" style:font-style-asian="italic" style:font-style-complex="italic"/>
    </style:style>
    <style:style style:name="T10" style:family="text">
      <style:text-properties style:font-name="Calibri" fo:font-size="11pt" fo:font-style="normal" style:font-name-asian="F" style:font-size-asian="11pt" style:font-style-asian="normal" style:font-name-complex="F" style:font-size-complex="11pt"/>
    </style:style>
    <style:style style:name="T11" style:family="text">
      <style:text-properties style:font-name="Calibri" fo:font-size="11pt" fo:font-weight="normal" style:font-name-asian="F" style:font-size-asian="11pt" style:font-weight-asian="normal" style:font-name-complex="F" style:font-size-complex="11pt"/>
    </style:style>
    <style:style style:name="T12" style:family="text">
      <style:text-properties style:font-name="Calibri" fo:font-size="11pt" style:font-name-asian="F" style:font-size-asian="11pt" style:language-asian="de" style:country-asian="CH" style:font-name-complex="F" style:font-size-complex="11pt"/>
    </style:style>
    <style:style style:name="T13" style:family="text">
      <style:text-properties style:font-name="Calibri" fo:font-size="11pt" style:font-name-asian="F" style:font-size-asian="11pt" style:font-name-complex="F" style:font-size-complex="11pt"/>
    </style:style>
    <style:style style:name="T14" style:family="text">
      <style:text-properties fo:language="de" fo:country="CH"/>
    </style:style>
    <style:style style:name="T15" style:family="text"/>
    <style:style style:name="Sect1" style:family="section">
      <style:section-properties style:editable="false">
        <style:columns fo:column-count="1" fo:column-gap="0cm"/>
      </style:section-properties>
    </style:style>
    <style:style style:name="gr1" style:family="graphic">
      <style:graphic-properties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draw:fill="solid" draw:fill-color="#be0a5f" draw:textarea-vertical-align="top" draw:auto-grow-height="false" draw:fit-to-size="false" style:shrink-to-fit="false" fo:min-height="0.039cm" fo:min-width="0cm" fo:padding-top="0.224cm" fo:padding-bottom="0.224cm" fo:padding-left="0.254cm" fo:padding-right="0.254cm" fo:wrap-option="wrap" style:run-through="background">
        <style:columns fo:column-count="1" fo:column-gap="0cm">
          <style:column style:rel-width="65535*" fo:start-indent="0cm" fo:end-indent="0cm"/>
        </style:columns>
      </style:graphic-properties>
      <style:paragraph-properties style:writing-mode="lr-tb"/>
    </style:style>
    <style:style style:name="gr3" style:family="graphic">
      <style:graphic-properties draw:stroke="none" svg:stroke-width="0cm" draw:fill="solid" draw:fill-color="#de008f" draw:textarea-vertical-align="top" draw:auto-grow-height="false" draw:fit-to-size="false" style:shrink-to-fit="false" fo:min-height="0.037cm" fo:min-width="0cm" fo:padding-top="0.224cm" fo:padding-bottom="0.224cm" fo:padding-left="0.254cm" fo:padding-right="0.254cm" fo:wrap-option="wrap" style:run-through="background">
        <style:columns fo:column-count="1" fo:column-gap="0cm">
          <style:column style:rel-width="65535*" fo:start-indent="0cm" fo:end-indent="0cm"/>
        </style:columns>
      </style:graphic-properties>
      <style:paragraph-properties style:writing-mode="lr-tb"/>
    </style:style>
    <style:style style:name="gr4" style:family="graphic">
      <style:graphic-properties draw:stroke="none" svg:stroke-width="0cm" draw:fill="solid" draw:fill-color="#be0a5f" draw:textarea-vertical-align="top" draw:auto-grow-height="false" draw:fit-to-size="false" style:shrink-to-fit="false" fo:min-height="0.037cm" fo:min-width="0cm" fo:padding-top="0.224cm" fo:padding-bottom="0.224cm" fo:padding-left="0.254cm" fo:padding-right="0.254cm" fo:wrap-option="wrap" style:run-through="background">
        <style:columns fo:column-count="1" fo:column-gap="0cm">
          <style:column style:rel-width="65535*" fo:start-indent="0cm" fo:end-indent="0cm"/>
        </style:columns>
      </style:graphic-properties>
      <style:paragraph-properties style:writing-mode="lr-tb"/>
    </style:style>
    <style:style style:name="gr5" style:family="graphic">
      <style:graphic-properties draw:stroke="none" svg:stroke-width="0cm" draw:fill="solid" draw:fill-color="#de008f" draw:textarea-vertical-align="top" draw:auto-grow-height="false" draw:fit-to-size="false" style:shrink-to-fit="false" fo:min-height="0.037cm" fo:min-width="0.291cm" fo:padding-top="0.224cm" fo:padding-bottom="0.224cm" fo:padding-left="0.254cm" fo:padding-right="0.254cm" fo:wrap-option="wrap" style:run-through="background">
        <style:columns fo:column-count="1" fo:column-gap="0cm">
          <style:column style:rel-width="65535*" fo:start-indent="0cm" fo:end-indent="0cm"/>
        </style:columns>
      </style:graphic-properties>
      <style:paragraph-properties style:writing-mode="lr-tb"/>
    </style:style>
    <style:style style:name="gr6" style:family="graphic">
      <style:graphic-properties draw:stroke="none" svg:stroke-width="0cm" draw:fill="solid" draw:fill-color="#be0a5f" draw:textarea-vertical-align="top" draw:auto-grow-height="false" draw:fit-to-size="false" style:shrink-to-fit="false" fo:min-height="0.037cm" fo:min-width="0.291cm" fo:padding-top="0.224cm" fo:padding-bottom="0.224cm" fo:padding-left="0.254cm" fo:padding-right="0.254cm" fo:wrap-option="wrap" style:run-through="background">
        <style:columns fo:column-count="1" fo:column-gap="0cm">
          <style:column style:rel-width="65535*" fo:start-indent="0cm" fo:end-indent="0cm"/>
        </style:columns>
      </style:graphic-properties>
      <style:paragraph-properties style:writing-mode="lr-tb"/>
    </style:style>
    <style:style style:name="gr7" style:family="graphic">
      <style:graphic-properties draw:stroke="none" svg:stroke-width="0cm" draw:fill="solid" draw:fill-color="#de008f" draw:textarea-vertical-align="top" draw:auto-grow-height="false" draw:fit-to-size="false" style:shrink-to-fit="false" fo:min-height="0.049cm" fo:min-width="0cm" fo:padding-top="0.224cm" fo:padding-bottom="0.224cm" fo:padding-left="0.254cm" fo:padding-right="0.254cm" fo:wrap-option="wrap" style:run-through="background">
        <style:columns fo:column-count="1" fo:column-gap="0cm">
          <style:column style:rel-width="65535*" fo:start-indent="0cm" fo:end-indent="0cm"/>
        </style:columns>
      </style:graphic-properties>
      <style:paragraph-properties style:writing-mode="lr-tb"/>
    </style:style>
    <style:style style:name="gr8" style:family="graphic">
      <style:graphic-properties draw:stroke="none" svg:stroke-width="0cm" draw:fill="solid" draw:fill-color="#be0a5f" draw:textarea-vertical-align="top" draw:auto-grow-height="false" draw:fit-to-size="false" style:shrink-to-fit="false" fo:min-height="0cm" fo:min-width="0cm" fo:padding-top="0.106cm" fo:padding-bottom="0.106cm" fo:padding-left="0.254cm" fo:padding-right="0.254cm" fo:wrap-option="wrap" style:run-through="background">
        <style:columns fo:column-count="1" fo:column-gap="0cm">
          <style:column style:rel-width="65535*" fo:start-indent="0cm" fo:end-indent="0cm"/>
        </style:columns>
      </style:graphic-properties>
      <style:paragraph-properties style:writing-mode="lr-tb"/>
    </style:style>
    <style:style style:name="gr9" style:family="graphic">
      <style:graphic-properties draw:stroke="none" svg:stroke-width="0cm" draw:fill="solid" draw:fill-color="#be0a5f" draw:textarea-vertical-align="top" draw:auto-grow-height="false" draw:fit-to-size="false" style:shrink-to-fit="false" fo:min-height="0cm" fo:min-width="0cm" fo:padding-top="0.141cm" fo:padding-bottom="0.141cm" fo:padding-left="0.254cm" fo:padding-right="0.254cm" fo:wrap-option="wrap" style:run-through="background">
        <style:columns fo:column-count="1" fo:column-gap="0cm">
          <style:column style:rel-width="65535*" fo:start-indent="0cm" fo:end-indent="0cm"/>
        </style:columns>
      </style:graphic-properties>
      <style:paragraph-properties style:writing-mode="lr-tb"/>
    </style:style>
    <style:style style:name="gr10" style:family="graphic">
      <style:graphic-properties draw:stroke="none" svg:stroke-width="0cm" draw:fill="solid" draw:fill-color="#be0a5f" draw:textarea-vertical-align="top" draw:auto-grow-height="false" draw:fit-to-size="false" style:shrink-to-fit="false" fo:min-height="0.049cm" fo:min-width="0cm" fo:padding-top="0.224cm" fo:padding-bottom="0.224cm" fo:padding-left="0.254cm" fo:padding-right="0.254cm" fo:wrap-option="wrap" style:run-through="background">
        <style:columns fo:column-count="1" fo:column-gap="0cm">
          <style:column style:rel-width="65535*" fo:start-indent="0cm" fo:end-indent="0cm"/>
        </style:columns>
      </style:graphic-properties>
      <style:paragraph-properties style:writing-mode="lr-tb"/>
    </style:style>
    <style:style style:name="gr11" style:family="graphic">
      <style:graphic-properties draw:stroke="none" svg:stroke-width="0cm" draw:fill="solid" draw:fill-color="#be0a5f" draw:textarea-vertical-align="top" draw:auto-grow-height="false" draw:fit-to-size="false" style:shrink-to-fit="false" fo:min-height="0cm" fo:min-width="0cm" fo:padding-top="0.069cm" fo:padding-bottom="0.069cm" fo:padding-left="0.254cm" fo:padding-right="0.254cm" fo:wrap-option="wrap" style:run-through="background">
        <style:columns fo:column-count="1" fo:column-gap="0cm">
          <style:column style:rel-width="65535*" fo:start-indent="0cm" fo:end-indent="0cm"/>
        </style:columns>
      </style:graphic-properties>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elle"/>
      </text:sequence-decls>
      <text:p text:style-name="P34">Migrationskonzept</text:p>
      <text:p text:style-name="Titel-Projektbezeichnung_20_2">${h5_projektname}</text:p>
      <text:p text:style-name="Absatz_20_0Pt."/>
      <table:table table:name="Table1" table:style-name="Table1">
        <table:table-column table:style-name="Table1.A"/>
        <table:table-column table:style-name="Table1.B"/>
        <table:table-row table:style-name="Table1.1">
          <table:table-cell table:style-name="Table1.A1" office:value-type="string">
            <text:p text:style-name="P29"><text:bookmark-start text:name="_Toc527983431"/>Klassifizierung</text:p>
          </table:table-cell>
          <table:table-cell table:style-name="Table1.A1" office:value-type="string">
            <text:p text:style-name="P7"><text:drop-down text:name=""><text:label text:value="Wählen Sie ein Element aus."/><text:label text:current-selected="true" text:value="nicht klassifiziert"/><text:label text:value="intern"/><text:label text:value="VERTRAULICH"/><text:label text:value="GEHEIM"/>nicht klassifiziert</text:drop-down></text:p>
          </table:table-cell>
        </table:table-row>
        <table:table-row table:style-name="Table1.1">
          <table:table-cell table:style-name="Table1.A1" office:value-type="string">
            <text:p text:style-name="P29">Status</text:p>
          </table:table-cell>
          <table:table-cell table:style-name="Table1.B2" office:value-type="string">
            <text:p text:style-name="P7"><text:drop-down text:name=""><text:label text:value="Wählen Sie ein Element aus."/><text:label text:current-selected="true" text:value="in Arbeit"/><text:label text:value="in Prüfung"/><text:label text:value="genehmigt zur Nutzung"/>in Arbeit</text:drop-down></text:p>
          </table:table-cell>
        </table:table-row>
        <table:table-row table:style-name="Table1.1">
          <table:table-cell table:style-name="Table1.A1" office:value-type="string">
            <text:p text:style-name="P29">Programmname</text:p>
          </table:table-cell>
          <table:table-cell table:style-name="Table1.B2" office:value-type="string">
            <text:p text:style-name="P7"/>
          </table:table-cell>
        </table:table-row>
        <table:table-row table:style-name="Table1.1">
          <table:table-cell table:style-name="Table1.A1" office:value-type="string">
            <text:p text:style-name="P29">Projektnummer</text:p>
          </table:table-cell>
          <table:table-cell table:style-name="Table1.B2" office:value-type="string">
            <text:p text:style-name="P8">1</text:p>
          </table:table-cell>
        </table:table-row>
        <table:table-row table:style-name="Table1.1">
          <table:table-cell table:style-name="Table1.A1" office:value-type="string">
            <text:p text:style-name="P29">Projektleiter</text:p>
          </table:table-cell>
          <table:table-cell table:style-name="Table1.A1" office:value-type="string">
            <text:p text:style-name="P7">${h5_projektleiter}</text:p>
          </table:table-cell>
        </table:table-row>
        <table:table-row table:style-name="Table1.1">
          <table:table-cell table:style-name="Table1.A1" office:value-type="string">
            <text:p text:style-name="P29">Version</text:p>
          </table:table-cell>
          <table:table-cell table:style-name="Table1.A1" office:value-type="string">
            <text:p text:style-name="P7">0.1</text:p>
          </table:table-cell>
        </table:table-row>
        <table:table-row table:style-name="Table1.7">
          <table:table-cell table:style-name="Table1.A1" office:value-type="string">
            <text:p text:style-name="P29">Datum</text:p>
          </table:table-cell>
          <table:table-cell table:style-name="Table1.A1" office:value-type="string">
            <text:p text:style-name="P7"><text:span text:style-name="Placeholder_20_Text">K</text:span><field:fieldmark-start text:name="__Fieldmark__17_1588383457" field:type="vnd.oasis.opendocument.field.FORMDATE"><field:param field:name="DateField_DateFormat" field:value="d. MMMM yyyy"/><field:param field:name="DateField_DateFormat_Language" field:value="de-CH"/></field:fieldmark-start><field:fieldmark-separator/><text:span text:style-name="Placeholder_20_Text">licken Sie hier, um ein Datum einzugeben.</text:span><field:fieldmark-end/></text:p>
          </table:table-cell>
        </table:table-row>
        <table:table-row table:style-name="Table1.7">
          <table:table-cell table:style-name="Table1.A1" office:value-type="string">
            <text:p text:style-name="P29">Auftraggeber</text:p>
          </table:table-cell>
          <table:table-cell table:style-name="Table1.A1" office:value-type="string">
            <text:p text:style-name="P7">${h5_auftraggeber}</text:p>
          </table:table-cell>
        </table:table-row>
        <table:table-row table:style-name="Table1.1">
          <table:table-cell table:style-name="Table1.A1" office:value-type="string">
            <text:p text:style-name="P29">Autor/Autoren</text:p>
          </table:table-cell>
          <table:table-cell table:style-name="Table1.A1" office:value-type="string">
            <text:p text:style-name="P7"/>
          </table:table-cell>
        </table:table-row>
        <table:table-row table:style-name="Table1.1">
          <table:table-cell table:style-name="Table1.A1" office:value-type="string">
            <text:p text:style-name="P29">Verteiler</text:p>
          </table:table-cell>
          <table:table-cell table:style-name="Table1.B2" office:value-type="string">
            <text:p text:style-name="P7"/>
          </table:table-cell>
        </table:table-row>
      </table:table>
      <text:p text:style-name="Inhaltsverzeichnis_20_12"><text:bookmark-start text:name="_Toc530490772"/><text:bookmark-start text:name="_Toc98598195"/>Änderungsverzeichnis<text:bookmark-end text:name="_Toc530490772"/><text:bookmark-end text:name="_Toc98598195"/><text:bookmark-end text:name="_Toc527983431"/></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18">Version</text:p>
            </table:table-cell>
            <table:table-cell table:style-name="Table2.A1" office:value-type="string">
              <text:p text:style-name="P18">Datum<text:tab/></text:p>
            </table:table-cell>
            <table:table-cell table:style-name="Table2.A1" office:value-type="string">
              <text:p text:style-name="P18">Änderung</text:p>
            </table:table-cell>
            <table:table-cell table:style-name="Table2.A1" office:value-type="string">
              <text:p text:style-name="P18">Autor</text:p>
            </table:table-cell>
          </table:table-row>
        </table:table-header-rows>
        <table:table-row table:style-name="Table2.2">
          <table:table-cell table:style-name="Table2.A2" office:value-type="string">
            <text:p text:style-name="P5">0.1</text:p>
          </table:table-cell>
          <table:table-cell table:style-name="Table2.B2" office:value-type="string">
            <text:p text:style-name="P5"/>
          </table:table-cell>
          <table:table-cell table:style-name="Table2.C2" office:value-type="string">
            <text:p text:style-name="P5"/>
          </table:table-cell>
          <table:table-cell table:style-name="Table2.D2" office:value-type="string">
            <text:p text:style-name="P5"/>
          </table:table-cell>
        </table:table-row>
        <table:table-row table:style-name="Table2.3">
          <table:table-cell table:style-name="Table2.A3" office:value-type="string">
            <text:p text:style-name="P5"/>
          </table:table-cell>
          <table:table-cell table:style-name="Table2.B3" office:value-type="string">
            <text:p text:style-name="P5"/>
          </table:table-cell>
          <table:table-cell table:style-name="Table2.C3" office:value-type="string">
            <text:p text:style-name="P5"/>
          </table:table-cell>
          <table:table-cell table:style-name="Table2.D3" office:value-type="string">
            <text:p text:style-name="P5"/>
          </table:table-cell>
        </table:table-row>
        <table:table-row table:style-name="Table2.4">
          <table:table-cell table:style-name="Table2.A4" office:value-type="string">
            <text:p text:style-name="P5"/>
          </table:table-cell>
          <table:table-cell table:style-name="Table2.B4" office:value-type="string">
            <text:p text:style-name="P5"/>
          </table:table-cell>
          <table:table-cell table:style-name="Table2.C4" office:value-type="string">
            <text:p text:style-name="P5"/>
          </table:table-cell>
          <table:table-cell table:style-name="Table2.D4" office:value-type="string">
            <text:p text:style-name="P5"/>
          </table:table-cell>
        </table:table-row>
        <table:table-row table:style-name="Table2.5">
          <table:table-cell table:style-name="Table2.A5" office:value-type="string">
            <text:p text:style-name="P5"/>
          </table:table-cell>
          <table:table-cell table:style-name="Table2.B5" office:value-type="string">
            <text:p text:style-name="P5"/>
          </table:table-cell>
          <table:table-cell table:style-name="Table2.C5" office:value-type="string">
            <text:p text:style-name="P5"/>
          </table:table-cell>
          <table:table-cell table:style-name="Table2.D5" office:value-type="string">
            <text:p text:style-name="P5"/>
          </table:table-cell>
        </table:table-row>
      </table:table>
      <text:p text:style-name="caption"><text:bookmark-start text:name="_Toc448251712"/><text:bookmark-start text:name="_Toc98598209"/>Tabelle <text:sequence text:ref-name="refTabelle0" text:name="Tabelle" text:formula="ooow:Tabelle+1" style:num-format="1">1</text:sequence>:<text:tab/>Änderungskontrolle<text:bookmark-end text:name="_Toc448251712"/><text:bookmark-end text:name="_Toc98598209"/></text:p>
      <text:p text:style-name="Inhaltsverzeichnis_20_12"><text:bookmark-start text:name="_Toc527977149"/><text:bookmark-start text:name="_Toc98598196"/><text:bookmark-start text:name="_Toc530490773"/><text:bookmark-start text:name="_Toc527983432"/>Beschreibung<text:bookmark-end text:name="_Toc527977149"/><text:bookmark-end text:name="_Toc98598196"/><text:bookmark-end text:name="_Toc530490773"/><text:bookmark-end text:name="_Toc527983432"/></text:p>
      <text:p text:style-name="Absatz">Das Migrationskonzept beschreibt die technischen und organisatorischen Anforderungen an die Migration und enthält das Konzept der Migrationsverfahren. Das Migrationskonzept belegt die Machbarkeit und zeigt die Migrationsplanung auf. Neben den technischen und organisatorischen Anforderungen sind auch die Anforderungen der Revision sowie des ISDS berücksichtigt.</text:p>
      <text:p text:style-name="Absatz"><text:bookmark-start text:name="_Hlk99731660"/><text:bookmark-start text:name="_Toc98598197"/><text:span text:style-name="T1">Kursiver Text im Dokument: Hinweise zur Verwendung oder Beispiele - entsprechend anzupassen oder zu löschen.</text:span><text:bookmark-end text:name="_Hlk99731660"/><text:span text:style-name="T2"/></text:p>
      <text:list xml:id="list1062159083" text:style-name="WWNum31">
        <text:list-item>
          <text:h text:style-name="P23" text:outline-level="1">Ziele der Migration<text:bookmark-end text:name="_Toc98598197"/></text:h>
        </text:list-item>
      </text:list>
      <text:p text:style-name="Tab-Abstand_20_0"/>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8">Nr.</text:p>
            </table:table-cell>
            <table:table-cell table:style-name="Table3.A1" office:value-type="string">
              <text:p text:style-name="P18">Ziel</text:p>
            </table:table-cell>
            <table:table-cell table:style-name="Table3.A1" office:value-type="string">
              <text:p text:style-name="P18">Priorität*</text:p>
            </table:table-cell>
          </table:table-row>
        </table:table-header-rows>
        <table:table-row table:style-name="Table3.2">
          <table:table-cell table:style-name="Table3.A2" office:value-type="string">
            <text:p text:style-name="P9">01</text:p>
          </table:table-cell>
          <table:table-cell table:style-name="Table3.B2" office:value-type="string">
            <text:p text:style-name="P15">Aktualisieren der Datenbank</text:p>
          </table:table-cell>
          <table:table-cell table:style-name="Table3.C2" office:value-type="string">
            <text:p text:style-name="P9">M</text:p>
          </table:table-cell>
        </table:table-row>
        <table:table-row table:style-name="Table3.2">
          <table:table-cell table:style-name="Table3.A3" office:value-type="string">
            <text:p text:style-name="P9">02</text:p>
          </table:table-cell>
          <table:table-cell table:style-name="Table3.B3" office:value-type="string">
            <text:p text:style-name="P15">Keinen Datenverlust</text:p>
          </table:table-cell>
          <table:table-cell table:style-name="Table3.C3" office:value-type="string">
            <text:p text:style-name="P15">M</text:p>
          </table:table-cell>
        </table:table-row>
        <table:table-row table:style-name="Table3.2">
          <table:table-cell table:style-name="Table3.A4" office:value-type="string">
            <text:p text:style-name="P9">03</text:p>
          </table:table-cell>
          <table:table-cell table:style-name="Table3.B4" office:value-type="string">
            <text:p text:style-name="P15">Tiefe- /keine ausfallzeit</text:p>
          </table:table-cell>
          <table:table-cell table:style-name="Table3.C4" office:value-type="string">
            <text:p text:style-name="P15">1</text:p>
          </table:table-cell>
        </table:table-row>
        <table:table-row table:style-name="Table3.2">
          <table:table-cell table:style-name="Table3.A5" office:value-type="string">
            <text:p text:style-name="P15"/>
          </table:table-cell>
          <table:table-cell table:style-name="Table3.B5" office:value-type="string">
            <text:p text:style-name="P9"/>
          </table:table-cell>
          <table:table-cell table:style-name="Table3.C5" office:value-type="string">
            <text:p text:style-name="P9"/>
          </table:table-cell>
        </table:table-row>
        <table:table-row table:style-name="Table3.6">
          <table:table-cell table:style-name="Table3.A6" table:number-columns-spanned="3" office:value-type="string">
            <text:p text:style-name="P4">* Priorität: M = Muss / 1 = hoch, 2 = mittel, 3 = tief<text:span text:style-name="T4"/></text:p>
          </table:table-cell>
          <table:covered-table-cell/>
          <table:covered-table-cell/>
        </table:table-row>
      </table:table>
      <text:p text:style-name="caption"><text:bookmark-start text:name="_Toc493589853"/><text:bookmark-start text:name="_Toc98598210"/><text:bookmark-start text:name="_Toc18314859"/><text:bookmark-start text:name="_Toc533425633"/><text:bookmark-start text:name="_Toc528160313"/><text:bookmark-start text:name="_Toc528063521"/>Tabelle <text:sequence text:ref-name="refTabelle1" text:name="Tabelle" text:formula="ooow:Tabelle+1" style:num-format="1">2</text:sequence>:<text:tab/>Migrationsziele<text:bookmark-end text:name="_Toc493589853"/><text:bookmark-end text:name="_Toc98598210"/><text:bookmark-end text:name="_Toc18314859"/><text:bookmark-end text:name="_Toc533425633"/><text:bookmark-end text:name="_Toc528160313"/><text:bookmark-end text:name="_Toc528063521"/></text:p>
      <text:list xml:id="list85216457127974" text:continue-numbering="true" text:style-name="WWNum31">
        <text:list-item>
          <text:h text:style-name="P24" text:outline-level="1"><text:bookmark-start text:name="_Toc98598198"/>Anforderungen an die Migration<text:bookmark-end text:name="_Toc98598198"/></text:h>
        </text:list-item>
      </text:list>
      <text:p text:style-name="Absatz"><text:bookmark-start text:name="_Toc448237590"/>Die Anforderungen an die Migration sind im Dokument Lösungsanforderungen beschrieben.<text:bookmark-end text:name="_Toc448237590"/></text:p>
      <text:p text:style-name="Tab-Abstand_20_0"/>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8">Nr.</text:p>
            </table:table-cell>
            <table:table-cell table:style-name="Table4.A1" office:value-type="string">
              <text:p text:style-name="P18">Anforderung</text:p>
            </table:table-cell>
            <table:table-cell table:style-name="Table4.A1" office:value-type="string">
              <text:p text:style-name="P18">Beschreibung</text:p>
            </table:table-cell>
          </table:table-row>
        </table:table-header-rows>
        <table:table-row table:style-name="Table4.2">
          <table:table-cell table:style-name="Table4.A2" office:value-type="string">
            <text:p text:style-name="P9">01</text:p>
          </table:table-cell>
          <table:table-cell table:style-name="Table4.B2" office:value-type="string">
            <text:p text:style-name="P9">Data Cleansing</text:p>
          </table:table-cell>
          <table:table-cell table:style-name="Table4.C2" office:value-type="string">
            <text:p text:style-name="P9">„Entsorgung und Wiederaufbereitung“ von veralteten Daten </text:p>
          </table:table-cell>
        </table:table-row>
        <table:table-row table:style-name="Table4.2">
          <table:table-cell table:style-name="Table4.A3" office:value-type="string">
            <text:p text:style-name="P9">02</text:p>
          </table:table-cell>
          <table:table-cell table:style-name="Table4.B3" office:value-type="string">
            <text:p text:style-name="P9">Automatische Übernahme</text:p>
          </table:table-cell>
          <table:table-cell table:style-name="Table4.C3" office:value-type="string">
            <text:p text:style-name="P9">Alle Migrationsobjekte müssen automatisiert übernommen werden</text:p>
          </table:table-cell>
        </table:table-row>
        <table:table-row table:style-name="Table4.2">
          <table:table-cell table:style-name="Table4.A4" office:value-type="string">
            <text:p text:style-name="P16">03</text:p>
          </table:table-cell>
          <table:table-cell table:style-name="Table4.B4" office:value-type="string">
            <text:p text:style-name="P16">Data Integrity</text:p>
          </table:table-cell>
          <table:table-cell table:style-name="Table4.C4" office:value-type="string">
            <text:p text:style-name="P16">Es sollten keine Dateien verloren/korupiert werden</text:p>
          </table:table-cell>
        </table:table-row>
        <table:table-row table:style-name="Table4.2">
          <table:table-cell table:style-name="Table4.A5" office:value-type="string">
            <text:p text:style-name="P10"/>
          </table:table-cell>
          <table:table-cell table:style-name="Table4.B5" office:value-type="string">
            <text:p text:style-name="P10"/>
          </table:table-cell>
          <table:table-cell table:style-name="Table4.C5" office:value-type="string">
            <text:p text:style-name="P10"/>
          </table:table-cell>
        </table:table-row>
      </table:table>
      <text:p text:style-name="caption"><text:bookmark-start text:name="_Toc98598211"/>Tabelle <text:sequence text:ref-name="refTabelle2" text:name="Tabelle" text:formula="ooow:Tabelle+1" style:num-format="1">3</text:sequence>:<text:tab/>Anforderungen<text:bookmark-end text:name="_Toc98598211"/></text:p>
      <text:list xml:id="list85215234903616" text:continue-list="list85216457127974" text:style-name="Outline">
        <text:list-item>
          <text:h text:style-name="P25" text:outline-level="1"><text:bookmark-start text:name="_Toc493591009"/><text:bookmark-start text:name="_Toc98598199"/><text:bookmark-start text:name="_Toc18314844"/>Migrationsobjekte<text:bookmark-end text:name="_Toc493591009"/><text:bookmark-end text:name="_Toc98598199"/><text:bookmark-end text:name="_Toc18314844"/></text:h>
        </text:list-item>
      </text:list>
      <text:p text:style-name="Tab-Abstand_20_0"><text:bookmark-start text:name="_Toc493591010"/><text:bookmark-start text:name="_Toc18314845"/></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8">Nr.</text:p>
            </table:table-cell>
            <table:table-cell table:style-name="Table5.A1" office:value-type="string">
              <text:p text:style-name="P18">Migrationsobjekt</text:p>
            </table:table-cell>
            <table:table-cell table:style-name="Table5.A1" office:value-type="string">
              <text:p text:style-name="P18">Beschreibung</text:p>
            </table:table-cell>
          </table:table-row>
        </table:table-header-rows>
        <table:table-row table:style-name="Table5.2">
          <table:table-cell table:style-name="Table5.A2" office:value-type="string">
            <text:p text:style-name="P9">01</text:p>
          </table:table-cell>
          <table:table-cell table:style-name="Table5.B2" office:value-type="string">
            <text:p text:style-name="P9">Stammdaten</text:p>
          </table:table-cell>
          <table:table-cell table:style-name="Table5.C2" office:value-type="string">
            <text:p text:style-name="P9">Welche Stammdaten (Artikel, Kunden, Lieferanten, etc.) sollen übernommen werden?</text:p>
          </table:table-cell>
        </table:table-row>
        <table:table-row table:style-name="Table5.2">
          <table:table-cell table:style-name="Table5.A3" office:value-type="string">
            <text:p text:style-name="P9">02</text:p>
          </table:table-cell>
          <table:table-cell table:style-name="Table5.B3" office:value-type="string">
            <text:p text:style-name="P9">Bewegungsdaten</text:p>
          </table:table-cell>
          <table:table-cell table:style-name="Table5.C3" office:value-type="string">
            <text:p text:style-name="P9">Welche Bewegungsdaten (Rechnungen, Gutschriften, Artikelbestände, Aufträge etc.) sollen übernommen werden?</text:p>
          </table:table-cell>
        </table:table-row>
        <table:table-row table:style-name="Table5.2">
          <table:table-cell table:style-name="Table5.A4" office:value-type="string">
            <text:p text:style-name="P10"/>
          </table:table-cell>
          <table:table-cell table:style-name="Table5.B4" office:value-type="string">
            <text:p text:style-name="P10"/>
          </table:table-cell>
          <table:table-cell table:style-name="Table5.C4" office:value-type="string">
            <text:p text:style-name="P10"/>
          </table:table-cell>
        </table:table-row>
        <table:table-row table:style-name="Table5.2">
          <table:table-cell table:style-name="Table5.A5" office:value-type="string">
            <text:p text:style-name="P10"/>
          </table:table-cell>
          <table:table-cell table:style-name="Table5.B5" office:value-type="string">
            <text:p text:style-name="P10"/>
          </table:table-cell>
          <table:table-cell table:style-name="Table5.C5" office:value-type="string">
            <text:p text:style-name="P10"/>
          </table:table-cell>
        </table:table-row>
      </table:table>
      <text:p text:style-name="caption"><text:bookmark-start text:name="_Toc98598212"/>Tabelle <text:sequence text:ref-name="refTabelle3" text:name="Tabelle" text:formula="ooow:Tabelle+1" style:num-format="1">4</text:sequence>:<text:tab/>Migrationsobjekte<text:bookmark-end text:name="_Toc98598212"/></text:p>
      <text:list xml:id="list85215754410315" text:continue-numbering="true" text:style-name="Outline">
        <text:list-item>
          <text:h text:style-name="P25" text:outline-level="1"><text:bookmark-start text:name="_Toc98598200"/><text:soft-page-break/>Datenanalyse<text:bookmark-end text:name="_Toc98598200"/><text:bookmark-end text:name="_Toc493591010"/><text:bookmark-end text:name="_Toc18314845"/></text:h>
        </text:list-item>
      </text:list>
      <text:p text:style-name="Absatz"><text:span text:style-name="T5">Analyse der zu migrierenden Daten (z.B. Welche Abhängigkeiten existieren zwischen den zu migrierenden Daten? Können bestimmte Daten manuell übernommen werden?)</text:span><text:span text:style-name="T5"/></text:p>
      <text:p text:style-name="Absatz"><text:span text:style-name="T5">Mengen, Häufigkeiten</text:span><text:span text:style-name="T5"/></text:p>
      <text:p text:style-name="Absatz"><text:span text:style-name="T5">Qualität der Daten (z.B. Welche Daten können schwer oder gar nicht (im Standard) übernommen werden?)</text:span><text:span text:style-name="T5"/></text:p>
      <text:list xml:id="list85216693995972" text:continue-list="list85215754410315" text:style-name="WWNum31">
        <text:list-item>
          <text:h text:style-name="P24" text:outline-level="1"><text:bookmark-start text:name="_Toc98598201"/>Migrationsverfahren<text:bookmark-end text:name="_Toc98598201"/></text:h>
        </text:list-item>
      </text:list>
      <text:p text:style-name="Absatz"><text:bookmark-start text:name="_Toc493591012"/><text:bookmark-start text:name="_Toc18314847"/><text:span text:style-name="Strong">Übersicht</text:span><text:bookmark-end text:name="_Toc493591012"/><text:bookmark-end text:name="_Toc18314847"/><text:span text:style-name="Strong"/></text:p>
      <text:p text:style-name="Tab-Abstand_20_0"/>
      <table:table table:name="Table6" table:style-name="Table6">
        <table:table-column table:style-name="Table6.A"/>
        <table:table-column table:style-name="Table6.B"/>
        <table:table-column table:style-name="Table6.A"/>
        <table:table-column table:style-name="Table6.D"/>
        <table:table-row table:style-name="Table6.1">
          <table:table-cell table:style-name="Table6.A1" office:value-type="string">
            <text:p text:style-name="P18">Migrationsobjekt</text:p>
          </table:table-cell>
          <table:table-cell table:style-name="Table6.A1" office:value-type="string">
            <text:p text:style-name="P18">Anforderungen</text:p>
          </table:table-cell>
          <table:table-cell table:style-name="Table6.A1" office:value-type="string">
            <text:p text:style-name="P18">Migrationsverfahren</text:p>
          </table:table-cell>
          <table:table-cell table:style-name="Table6.A1" office:value-type="string">
            <text:p text:style-name="P18">Beurteilung der Anforderungsabdeckung</text:p>
          </table:table-cell>
        </table:table-row>
        <table:table-row table:style-name="Table6.2">
          <table:table-cell table:style-name="Table6.A2" office:value-type="string">
            <text:p text:style-name="P9">Bewegungsdaten</text:p>
          </table:table-cell>
          <table:table-cell table:style-name="Table6.B2" office:value-type="string">
            <text:p text:style-name="P9">Data Cleansing</text:p>
          </table:table-cell>
          <table:table-cell table:style-name="Table6.C2" office:value-type="string">
            <text:p text:style-name="P9"><text:span text:style-name="T6">Import </text:span><text:span text:style-name="T7">via CLI-tool</text:span><text:span text:style-name="T6"/></text:p>
          </table:table-cell>
          <table:table-cell table:style-name="Table6.D2" office:value-type="string">
            <text:p text:style-name="P9"><text:span text:style-name="T6">Erfüllt</text:span><text:span text:style-name="T6"/></text:p>
          </table:table-cell>
        </table:table-row>
        <table:table-row table:style-name="Table6.2">
          <table:table-cell table:style-name="Table6.A3" office:value-type="string">
            <text:p text:style-name="P9">Stammdaten<text:span text:style-name="T6"/></text:p>
          </table:table-cell>
          <table:table-cell table:style-name="Table6.B3" office:value-type="string">
            <text:p text:style-name="P13">Data Integirty<text:span text:style-name="T6"/></text:p>
          </table:table-cell>
          <table:table-cell table:style-name="Table6.C3" office:value-type="string">
            <text:p text:style-name="P13">Import über CLI tool vorgenommen<text:span text:style-name="T6"/></text:p>
          </table:table-cell>
          <table:table-cell table:style-name="Table6.D3" office:value-type="string">
            <text:p text:style-name="P13">Erfüllt<text:span text:style-name="T6"/></text:p>
          </table:table-cell>
        </table:table-row>
        <table:table-row table:style-name="Table6.2">
          <table:table-cell table:style-name="Table6.A4" office:value-type="string">
            <text:p text:style-name="P9"/>
          </table:table-cell>
          <table:table-cell table:style-name="Table6.B4" office:value-type="string">
            <text:p text:style-name="P11"/>
          </table:table-cell>
          <table:table-cell table:style-name="Table6.C4" office:value-type="string">
            <text:p text:style-name="P11"/>
          </table:table-cell>
          <table:table-cell table:style-name="Table6.D4" office:value-type="string">
            <text:p text:style-name="P11"/>
          </table:table-cell>
        </table:table-row>
      </table:table>
      <text:p text:style-name="caption"><text:bookmark-start text:name="_Toc493579773"/><text:bookmark-start text:name="_Toc98598213"/><text:bookmark-start text:name="_Toc18314860"/>Tabelle <text:sequence text:ref-name="refTabelle4" text:name="Tabelle" text:formula="ooow:Tabelle+1" style:num-format="1">5</text:sequence>:<text:tab/>Migrationsverfahren Übersicht<text:bookmark-end text:name="_Toc493579773"/><text:bookmark-end text:name="_Toc98598213"/><text:bookmark-end text:name="_Toc18314860"/></text:p>
      <text:p text:style-name="Absatz"><text:bookmark-start text:name="_Toc493591013"/><text:bookmark-start text:name="_Toc18314848"/><text:span text:style-name="Strong">Konzept (pro Verfahren)</text:span><text:bookmark-end text:name="_Toc493591013"/><text:bookmark-end text:name="_Toc18314848"/><text:span text:style-name="Strong"/></text:p>
      <text:p text:style-name="Absatz"><text:span text:style-name="T5">Konzeptionelle Beschreibung der Verfahren, benötigte Infrastruktur etc.</text:span><text:span text:style-name="T5"/></text:p>
      <text:p text:style-name="Tab-Abstand_20_0"/>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8">Nr.</text:p>
            </table:table-cell>
            <table:table-cell table:style-name="Table7.A1" office:value-type="string">
              <text:p text:style-name="P18">Migrationsverfahren</text:p>
            </table:table-cell>
            <table:table-cell table:style-name="Table7.A1" office:value-type="string">
              <text:p text:style-name="P18">Beschreibung</text:p>
            </table:table-cell>
          </table:table-row>
        </table:table-header-rows>
        <table:table-row table:style-name="Table7.2">
          <table:table-cell table:style-name="Table7.A2" office:value-type="string">
            <text:p text:style-name="P9">01</text:p>
          </table:table-cell>
          <table:table-cell table:style-name="Table7.B2" office:value-type="string">
            <text:p text:style-name="P9"><text:span text:style-name="T6">Import über MS-Excel und WebADI (Application Desktop Integrator)</text:span><text:span text:style-name="T6"/></text:p>
          </table:table-cell>
          <table:table-cell table:style-name="Table7.C2" office:value-type="string">
            <text:p text:style-name="P9">Summen- und Saldenlisten, Anlagevermögen</text:p>
          </table:table-cell>
        </table:table-row>
        <table:table-row table:style-name="Table7.2">
          <table:table-cell table:style-name="Table7.A3" office:value-type="string">
            <text:p text:style-name="P9">02</text:p>
          </table:table-cell>
          <table:table-cell table:style-name="Table7.B3" office:value-type="string">
            <text:p text:style-name="P9">Schnittstellentabellen und Hintergrundprogramme</text:p>
          </table:table-cell>
          <table:table-cell table:style-name="Table7.C3" office:value-type="string">
            <text:p text:style-name="P9">Artikelstamm und offene Posten</text:p>
          </table:table-cell>
        </table:table-row>
        <table:table-row table:style-name="Table7.2">
          <table:table-cell table:style-name="Table7.A4" office:value-type="string">
            <text:p text:style-name="P10"/>
          </table:table-cell>
          <table:table-cell table:style-name="Table7.B4" office:value-type="string">
            <text:p text:style-name="P10"><text:span text:style-name="T6">API‘s (Application Program Interfaces, z.B. ein PL/SQL Prozeduraufruf)</text:span><text:span text:style-name="T6"/></text:p>
          </table:table-cell>
          <table:table-cell table:style-name="Table7.C4" office:value-type="string">
            <text:p text:style-name="P10">Banken und Rabatte<text:span text:style-name="T6"/></text:p>
          </table:table-cell>
        </table:table-row>
        <table:table-row table:style-name="Table7.2">
          <table:table-cell table:style-name="Table7.A5" office:value-type="string">
            <text:p text:style-name="P12"/>
          </table:table-cell>
          <table:table-cell table:style-name="Table7.B5" office:value-type="string">
            <text:p text:style-name="P12"/>
          </table:table-cell>
          <table:table-cell table:style-name="Table7.C5" office:value-type="string">
            <text:p text:style-name="P12"/>
          </table:table-cell>
        </table:table-row>
      </table:table>
      <text:p text:style-name="caption"><text:bookmark-start text:name="_Toc98598214"/>Tabelle <text:sequence text:ref-name="refTabelle5" text:name="Tabelle" text:formula="ooow:Tabelle+1" style:num-format="1">6</text:sequence>:<text:tab/>Migrationsverfahren Konzept<text:bookmark-end text:name="_Toc98598214"/></text:p>
      <text:list xml:id="list85216133114792" text:continue-numbering="true" text:style-name="WWNum31">
        <text:list-item>
          <text:h text:style-name="P24" text:outline-level="1"><text:bookmark-start text:name="_Toc98598202"/>Migrationsplan<text:bookmark-end text:name="_Toc98598202"/></text:h>
        </text:list-item>
      </text:list>
      <text:p text:style-name="Absatz"><text:bookmark-start text:name="_Toc448237602"/><text:span text:style-name="T5">Vorgehen für die Migration, zeitlicher Ablauf, Abhängigkeiten, Qualitätsprüfungen</text:span><text:bookmark-end text:name="_Toc448237602"/><text:span text:style-name="T5"> </text:span><text:span text:style-name="T5"/></text:p>
      <text:p text:style-name="P33"><text:soft-page-break/></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9">Datum</text:p>
            </table:table-cell>
            <table:table-cell table:style-name="Table8.A1" office:value-type="string">
              <text:p text:style-name="P19">Migrationsschritt</text:p>
            </table:table-cell>
            <table:table-cell table:style-name="Table8.A1" office:value-type="string">
              <text:p text:style-name="P19">Beschreibung</text:p>
            </table:table-cell>
          </table:table-row>
        </table:table-header-rows>
        <table:table-row table:style-name="Table8.2">
          <table:table-cell table:style-name="Table8.A2" office:value-type="string">
            <text:p text:style-name="P14"/>
          </table:table-cell>
          <table:table-cell table:style-name="Table8.B2" office:value-type="string">
            <text:p text:style-name="P17">MySQL 5 &amp; 8 Docs lesen</text:p>
          </table:table-cell>
          <table:table-cell table:style-name="Table8.C2" office:value-type="string">
            <text:p text:style-name="P17">Mit hilfe der SQL Dokus können wir uns das nötige Wissen aneignen um eine erfolgreiche Datenbankmigration durch zu führen. Auch kennen wir danach die grössten Veränderungen und wissen somit auch auf was bei der Datenbankmigration geachtet werden sollte. </text:p>
          </table:table-cell>
        </table:table-row>
        <table:table-row table:style-name="Table8.2">
          <table:table-cell table:style-name="Table8.A3" office:value-type="string">
            <text:p text:style-name="P10"/>
          </table:table-cell>
          <table:table-cell table:style-name="Table8.B3" office:value-type="string">
            <text:p text:style-name="P16">Überprüfung der Importdateien</text:p>
          </table:table-cell>
          <table:table-cell table:style-name="Table8.C3" office:value-type="string">
            <text:p text:style-name="P16">Da wir die Importdateien nicht kennnen, müssen wir diese zuerst etwas genauer anschauen. Den eventuell wurde beim erstellen der Importdatei vergessen die Fremd- und Primärschlussel mit zu exportieren. </text:p>
          </table:table-cell>
        </table:table-row>
        <table:table-row table:style-name="Table8.2">
          <table:table-cell table:style-name="Table8.A4" office:value-type="string">
            <text:p text:style-name="P10"/>
          </table:table-cell>
          <table:table-cell table:style-name="Table8.B4" office:value-type="string">
            <text:p text:style-name="P16">Vorbereitung MySQL 8 System</text:p>
          </table:table-cell>
          <table:table-cell table:style-name="Table8.C4" office:value-type="string">
            <text:p text:style-name="P16">In diesem Schritt soll eine Umgebung mit MySQL 8 aufgebaut werden. Da wir die Dokus durchgelesen haben, sollten wir genau wissen, was wir alles machen müssen.</text:p>
          </table:table-cell>
        </table:table-row>
        <table:table-row table:style-name="Table8.2">
          <table:table-cell table:style-name="Table8.A5" office:value-type="string">
            <text:p text:style-name="P10"/>
          </table:table-cell>
          <table:table-cell table:style-name="Table8.B5" office:value-type="string">
            <text:p text:style-name="P10"/>
          </table:table-cell>
          <table:table-cell table:style-name="Table8.C5" office:value-type="string">
            <text:p text:style-name="P10"/>
          </table:table-cell>
        </table:table-row>
        <table:table-row table:style-name="Table8.2">
          <table:table-cell table:style-name="Table8.A6" office:value-type="string">
            <text:p text:style-name="P10"/>
          </table:table-cell>
          <table:table-cell table:style-name="Table8.B6" office:value-type="string">
            <text:p text:style-name="P10"/>
          </table:table-cell>
          <table:table-cell table:style-name="Table8.C6" office:value-type="string">
            <text:p text:style-name="P10"/>
          </table:table-cell>
        </table:table-row>
        <table:table-row table:style-name="Table8.2">
          <table:table-cell table:style-name="Table8.A7" office:value-type="string">
            <text:p text:style-name="P10"/>
          </table:table-cell>
          <table:table-cell table:style-name="Table8.B7" office:value-type="string">
            <text:p text:style-name="P10"/>
          </table:table-cell>
          <table:table-cell table:style-name="Table8.C7" office:value-type="string">
            <text:p text:style-name="P10"/>
          </table:table-cell>
        </table:table-row>
      </table:table>
      <text:p text:style-name="caption"><text:bookmark-start text:name="_Toc54767979"/><text:bookmark-start text:name="_Toc98598215"/>Tabelle <text:sequence text:ref-name="refTabelle6" text:name="Tabelle" text:formula="ooow:Tabelle+1" style:num-format="1">7</text:sequence>:<text:tab/><text:bookmark-end text:name="_Toc54767979"/>Migrationsplan<text:bookmark-end text:name="_Toc98598215"/></text:p>
      <text:list xml:id="list85214959819576" text:continue-numbering="true" text:style-name="WWNum31">
        <text:list-item>
          <text:h text:style-name="P24" text:outline-level="1"><text:bookmark-start text:name="_Toc98598203"/>Machbarkeit<text:bookmark-end text:name="_Toc98598203"/></text:h>
        </text:list-item>
      </text:list>
      <text:p text:style-name="Absatz"><text:bookmark-start text:name="_Toc493591016"/><text:bookmark-start text:name="_Toc18314851"/><text:span text:style-name="Strong">Risiken</text:span><text:bookmark-end text:name="_Toc493591016"/><text:bookmark-end text:name="_Toc18314851"/><text:span text:style-name="Strong"/></text:p>
      <text:p text:style-name="Absatz">Beurteilung der Machbarkeit bzw. der Migrationsrisiken:</text:p>
      <text:p text:style-name="Tab-Abstand_20_0"/>
      <table:table table:name="Table9" table:style-name="Table9">
        <table:table-column table:style-name="Table9.A"/>
        <table:table-column table:style-name="Table9.B"/>
        <table:table-column table:style-name="Table9.C"/>
        <table:table-column table:style-name="Table9.D"/>
        <table:table-header-rows>
          <table:table-row table:style-name="Table9.1">
            <table:table-cell table:style-name="Table9.A1" office:value-type="string">
              <text:p text:style-name="P18">Nr.</text:p>
            </table:table-cell>
            <table:table-cell table:style-name="Table9.A1" office:value-type="string">
              <text:p text:style-name="P18">Migrationsrisiken</text:p>
            </table:table-cell>
            <table:table-cell table:style-name="Table9.A1" office:value-type="string">
              <text:p text:style-name="P18">Lösungsmöglichkeit</text:p>
            </table:table-cell>
            <table:table-cell table:style-name="Table9.A1" office:value-type="string">
              <text:p text:style-name="P18">Restrisiko</text:p>
            </table:table-cell>
          </table:table-row>
        </table:table-header-rows>
        <table:table-row table:style-name="Table9.2">
          <table:table-cell table:style-name="Table9.A2" office:value-type="string">
            <text:p text:style-name="P9">01</text:p>
          </table:table-cell>
          <table:table-cell table:style-name="Table9.B2" office:value-type="string">
            <text:p text:style-name="P9">Es existieren Fehler im bestehenden System.<text:span text:style-name="T8"/></text:p>
          </table:table-cell>
          <table:table-cell table:style-name="Table9.C2" office:value-type="string">
            <text:p text:style-name="P9">Fehlerbeseitigung durch automatische oder manuelle Bereinigung im bestehenden System.</text:p>
          </table:table-cell>
          <table:table-cell table:style-name="Table9.D2" office:value-type="string">
            <text:p text:style-name="P9">klein</text:p>
          </table:table-cell>
        </table:table-row>
        <table:table-row table:style-name="Table9.2">
          <table:table-cell table:style-name="Table9.A3" office:value-type="string">
            <text:p text:style-name="P9">02</text:p>
          </table:table-cell>
          <table:table-cell table:style-name="Table9.B3" office:value-type="string">
            <text:p text:style-name="P15">MySQL 8 System fällt während der Migration aus.</text:p>
          </table:table-cell>
          <table:table-cell table:style-name="Table9.C3" office:value-type="string">
            <text:p text:style-name="P15">Mittels blue green deployment bleibt die MySQL 5 solange online, bis die MySQL 8 instanz vollständig funktionsfähig ist</text:p>
          </table:table-cell>
          <table:table-cell table:style-name="Table9.D3" office:value-type="string">
            <text:p text:style-name="P15">klein</text:p>
          </table:table-cell>
        </table:table-row>
        <table:table-row table:style-name="Table9.2">
          <table:table-cell table:style-name="Table9.A4" office:value-type="string">
            <text:p text:style-name="P10">03</text:p>
          </table:table-cell>
          <table:table-cell table:style-name="Table9.B4" office:value-type="string">
            <text:p text:style-name="P12"/>
          </table:table-cell>
          <table:table-cell table:style-name="Table9.C4" office:value-type="string">
            <text:p text:style-name="P12"/>
          </table:table-cell>
          <table:table-cell table:style-name="Table9.D4" office:value-type="string">
            <text:p text:style-name="P12"/>
          </table:table-cell>
        </table:table-row>
      </table:table>
      <text:p text:style-name="caption"><text:bookmark-start text:name="_Toc98598216"/>Tabelle <text:sequence text:ref-name="refTabelle7" text:name="Tabelle" text:formula="ooow:Tabelle+1" style:num-format="1">8</text:sequence>:<text:tab/>Machbarkeit<text:bookmark-end text:name="_Toc98598216"/></text:p>
      <text:p text:style-name="Absatz"><text:bookmark-start text:name="_Toc493591017"/><text:bookmark-start text:name="_Toc18314852"/><text:span text:style-name="Strong">Rückfall-Szenario</text:span><text:bookmark-end text:name="_Toc493591017"/><text:bookmark-end text:name="_Toc18314852"/><text:span text:style-name="Strong"/></text:p>
      <text:p text:style-name="Absatz"><text:span text:style-name="T5">"Plan B" bei Migrationsproblemen</text:span><text:span text:style-name="T5"/></text:p>
      <text:list xml:id="list85216548664172" text:continue-numbering="true" text:style-name="WWNum31">
        <text:list-item>
          <text:h text:style-name="P24" text:outline-level="1"><text:bookmark-start text:name="_Toc98598204"/><text:soft-page-break/>Archivierung und Ausserbetriebssetzung Altsystem<text:bookmark-end text:name="_Toc98598204"/></text:h>
        </text:list-item>
      </text:list>
      <text:p text:style-name="Absatz"><text:bookmark-start text:name="_Toc493591019"/><text:bookmark-start text:name="_Toc536544280"/><text:span text:style-name="T5">Archivierungskonzept, Wie sind die Daten der Altsysteme aufzubewahren, um alle Anforderungen rechtssicher zu erfüllen? Wie lange müssen die Alt-Daten aufbewahrt werden? Sollen die Alt-Daten noch ausgewertet werden können? Wer soll auf die Alt-Daten zugreifen können und wie oft?</text:span><text:span text:style-name="T5"/></text:p>
      <text:p text:style-name="Absatz"><text:span text:style-name="T5">Planung der Ausserbetriebssetzung, </text:span><text:span text:style-name="T9">Sind nach Beendigung des Betriebs noch Abschlussarbeiten erforderlich, so sind diese hier zu nennen, dies kann z. B. die Behandlung von Datenträgern betreffen …</text:span><text:span text:style-name="T9"/></text:p>
      <text:p text:style-name="Absatz"><text:span text:style-name="T5">Entsorgung</text:span><text:span text:style-name="T5"/></text:p>
      <text:list xml:id="list85216219502447" text:continue-numbering="true" text:style-name="WWNum31">
        <text:list-item>
          <text:h text:style-name="P24" text:outline-level="1"><text:bookmark-start text:name="_Toc98598205"/>Anforderungsabdeckung<text:bookmark-end text:name="_Toc98598205"/><text:bookmark-end text:name="_Toc493591019"/><text:bookmark-end text:name="_Toc536544280"/></text:h>
        </text:list-item>
      </text:list>
      <text:p text:style-name="Tab-Abstand_20_0"/>
      <table:table table:name="Table10" table:style-name="Table10">
        <table:table-column table:style-name="Table10.A"/>
        <table:table-column table:style-name="Table10.B"/>
        <table:table-column table:style-name="Table10.C"/>
        <table:table-column table:style-name="Table10.D"/>
        <table:table-header-rows>
          <table:table-row table:style-name="Table10.1">
            <table:table-cell table:style-name="Table10.A1" office:value-type="string">
              <text:p text:style-name="P18">Nr.</text:p>
            </table:table-cell>
            <table:table-cell table:style-name="Table10.A1" office:value-type="string">
              <text:p text:style-name="P18">Anforderung</text:p>
            </table:table-cell>
            <table:table-cell table:style-name="Table10.A1" office:value-type="string">
              <text:p text:style-name="P18">Beschreibung</text:p>
            </table:table-cell>
            <table:table-cell table:style-name="Table10.A1" office:value-type="string">
              <text:p text:style-name="P18">Abdeckung</text:p>
            </table:table-cell>
          </table:table-row>
        </table:table-header-rows>
        <table:table-row table:style-name="Table10.2">
          <table:table-cell table:style-name="Table10.A2" office:value-type="string">
            <text:p text:style-name="P9">01</text:p>
          </table:table-cell>
          <table:table-cell table:style-name="Table10.B2" office:value-type="string">
            <text:p text:style-name="P9">Anforderungen an das Projektteam<text:span text:style-name="T8"/></text:p>
          </table:table-cell>
          <table:table-cell table:style-name="Table10.C2" office:value-type="string">
            <text:p text:style-name="P9">Sehr gute Kenntnisse in den Vorsystemen und im Zielsystem</text:p>
          </table:table-cell>
          <table:table-cell table:style-name="Table10.D2" office:value-type="string">
            <text:p text:style-name="P9">erfüllt</text:p>
          </table:table-cell>
        </table:table-row>
        <table:table-row table:style-name="Table10.2">
          <table:table-cell table:style-name="Table10.A3" office:value-type="string">
            <text:p text:style-name="P9">02</text:p>
          </table:table-cell>
          <table:table-cell table:style-name="Table10.B3" office:value-type="string">
            <text:p text:style-name="P9"/>
          </table:table-cell>
          <table:table-cell table:style-name="Table10.C3" office:value-type="string">
            <text:p text:style-name="P9">Technisches Know-How (Oracle Entwicklungswerkzeuge, Datenmodell)</text:p>
          </table:table-cell>
          <table:table-cell table:style-name="Table10.D3" office:value-type="string">
            <text:p text:style-name="P9">teilweise</text:p>
          </table:table-cell>
        </table:table-row>
        <table:table-row table:style-name="Table10.2">
          <table:table-cell table:style-name="Table10.A4" office:value-type="string">
            <text:p text:style-name="P10">03</text:p>
          </table:table-cell>
          <table:table-cell table:style-name="Table10.B4" office:value-type="string">
            <text:p text:style-name="P10">Data Cleansing<text:span text:style-name="T6"/></text:p>
          </table:table-cell>
          <table:table-cell table:style-name="Table10.C4" office:value-type="string">
            <text:p text:style-name="P10">in den Schnittstellen-Tabellen<text:span text:style-name="T6"/></text:p>
          </table:table-cell>
          <table:table-cell table:style-name="Table10.D4" office:value-type="string">
            <text:p text:style-name="P10">NICHT erfüllt<text:span text:style-name="T6"/></text:p>
          </table:table-cell>
        </table:table-row>
        <table:table-row table:style-name="Table10.2">
          <table:table-cell table:style-name="Table10.A5" office:value-type="string">
            <text:p text:style-name="P12"/>
          </table:table-cell>
          <table:table-cell table:style-name="Table10.B5" office:value-type="string">
            <text:p text:style-name="P12"/>
          </table:table-cell>
          <table:table-cell table:style-name="Table10.C5" office:value-type="string">
            <text:p text:style-name="P12"/>
          </table:table-cell>
          <table:table-cell table:style-name="Table10.D5" office:value-type="string">
            <text:p text:style-name="P12"/>
          </table:table-cell>
        </table:table-row>
      </table:table>
      <text:p text:style-name="caption"><text:bookmark-start text:name="_Toc98598217"/>Tabelle <text:sequence text:ref-name="refTabelle8" text:name="Tabelle" text:formula="ooow:Tabelle+1" style:num-format="1">9</text:sequence>:<text:tab/>Anforderungsabdeckung<text:bookmark-end text:name="_Toc98598217"/></text:p>
      <text:p text:style-name="P2"/>
      <text:p text:style-name="P27"><text:bookmark-start text:name="_Toc467679021"/><text:bookmark-start text:name="_Toc98598206"/><text:bookmark-start text:name="_Toc530490789"/><text:bookmark-start text:name="_Toc527983447"/><text:bookmark-start text:name="_Toc467846276"/><text:bookmark-start text:name="_Toc461648074"/>Abkürzungen und Glossar<text:bookmark-end text:name="_Toc467679021"/><text:bookmark-end text:name="_Toc98598206"/><text:bookmark-end text:name="_Toc530490789"/><text:bookmark-end text:name="_Toc527983447"/><text:bookmark-end text:name="_Toc467846276"/><text:bookmark-end text:name="_Toc461648074"/></text:p>
      <table:table table:name="Table11" table:style-name="Table11">
        <table:table-column table:style-name="Table11.A"/>
        <table:table-column table:style-name="Table11.B"/>
        <table:table-header-rows>
          <table:table-row table:style-name="Table11.1">
            <table:table-cell table:style-name="Table11.A1" office:value-type="string">
              <text:p text:style-name="P18">Abkürzung / Fachwort</text:p>
            </table:table-cell>
            <table:table-cell table:style-name="Table11.A1" office:value-type="string">
              <text:p text:style-name="P18">Erläuterung</text:p>
            </table:table-cell>
          </table:table-row>
        </table:table-header-rows>
        <table:table-row table:style-name="Table11.1">
          <table:table-cell table:style-name="Table11.A2" office:value-type="string">
            <text:p text:style-name="P5">HERMES</text:p>
          </table:table-cell>
          <table:table-cell table:style-name="Table11.B2" office:value-type="string">
            <text:p text:style-name="P5">Vorgehensmethodik für Projekte und Programme<text:tab/><text:line-break/>HERMES 2022 ist ein eCH Standard</text:p>
          </table:table-cell>
        </table:table-row>
        <table:table-row table:style-name="Table11.1">
          <table:table-cell table:style-name="Table11.A3" office:value-type="string">
            <text:p text:style-name="P5"/>
          </table:table-cell>
          <table:table-cell table:style-name="Table11.B3" office:value-type="string">
            <text:p text:style-name="P6"/>
          </table:table-cell>
        </table:table-row>
        <table:table-row table:style-name="Table11.1">
          <table:table-cell table:style-name="Table11.A4" office:value-type="string">
            <text:p text:style-name="P6"/>
          </table:table-cell>
          <table:table-cell table:style-name="Table11.B4" office:value-type="string">
            <text:p text:style-name="P6"/>
          </table:table-cell>
        </table:table-row>
        <table:table-row table:style-name="Table11.1">
          <table:table-cell table:style-name="Table11.A5" office:value-type="string">
            <text:p text:style-name="P6"/>
          </table:table-cell>
          <table:table-cell table:style-name="Table11.B5" office:value-type="string">
            <text:p text:style-name="P6"/>
          </table:table-cell>
        </table:table-row>
        <table:table-row table:style-name="Table11.1">
          <table:table-cell table:style-name="Table11.A6" office:value-type="string">
            <text:p text:style-name="P6"/>
          </table:table-cell>
          <table:table-cell table:style-name="Table11.B6" office:value-type="string">
            <text:p text:style-name="P6"/>
          </table:table-cell>
        </table:table-row>
        <table:table-row table:style-name="Table11.1">
          <table:table-cell table:style-name="Table11.A7" office:value-type="string">
            <text:p text:style-name="P6"/>
          </table:table-cell>
          <table:table-cell table:style-name="Table11.B7" office:value-type="string">
            <text:p text:style-name="P6"/>
          </table:table-cell>
        </table:table-row>
        <table:table-row table:style-name="Table11.1">
          <table:table-cell table:style-name="Table11.A8" office:value-type="string">
            <text:p text:style-name="P6"/>
          </table:table-cell>
          <table:table-cell table:style-name="Table11.B8" office:value-type="string">
            <text:p text:style-name="P6"/>
          </table:table-cell>
        </table:table-row>
        <table:table-row table:style-name="Table11.1">
          <table:table-cell table:style-name="Table11.A9" office:value-type="string">
            <text:p text:style-name="P6"/>
          </table:table-cell>
          <table:table-cell table:style-name="Table11.B9" office:value-type="string">
            <text:p text:style-name="P6"/>
          </table:table-cell>
        </table:table-row>
        <table:table-row table:style-name="Table11.1">
          <table:table-cell table:style-name="Table11.A10" office:value-type="string">
            <text:p text:style-name="P6"/>
          </table:table-cell>
          <table:table-cell table:style-name="Table11.B10" office:value-type="string">
            <text:p text:style-name="P6"/>
          </table:table-cell>
        </table:table-row>
        <table:table-row table:style-name="Table11.1">
          <table:table-cell table:style-name="Table11.A11" office:value-type="string">
            <text:p text:style-name="P6"/>
          </table:table-cell>
          <table:table-cell table:style-name="Table11.B11" office:value-type="string">
            <text:p text:style-name="P6"/>
          </table:table-cell>
        </table:table-row>
        <table:table-row table:style-name="Table11.1">
          <table:table-cell table:style-name="Table11.A12" office:value-type="string">
            <text:p text:style-name="P6"/>
          </table:table-cell>
          <table:table-cell table:style-name="Table11.B12" office:value-type="string">
            <text:p text:style-name="P6"/>
          </table:table-cell>
        </table:table-row>
        <table:table-row table:style-name="Table11.1">
          <table:table-cell table:style-name="Table11.A13" office:value-type="string">
            <text:p text:style-name="P6"/>
          </table:table-cell>
          <table:table-cell table:style-name="Table11.B13" office:value-type="string">
            <text:p text:style-name="P6"/>
          </table:table-cell>
        </table:table-row>
      </table:table>
      <text:p text:style-name="caption"><text:bookmark-start text:name="_Toc467690566"/><text:bookmark-start text:name="_Toc98598218"/>Tabelle <text:sequence text:ref-name="refTabelle9" text:name="Tabelle" text:formula="ooow:Tabelle+1" style:num-format="1">10</text:sequence>:<text:tab/>Abkürzungen und Glossar<text:bookmark-end text:name="_Toc467690566"/><text:bookmark-end text:name="_Toc98598218"/></text:p>
      <text:p text:style-name="P2"/>
      <text:p text:style-name="Inhaltsverzeichnis"><text:bookmark-start text:name="_Toc530490790"/><text:bookmark-start text:name="_Toc98598207"/>Inhaltsverzeichnis<text:bookmark-end text:name="_Toc530490790"/><text:bookmark-end text:name="_Toc98598207"/></text:p>
      <text:table-of-content text:style-name="Sect1" text:protected="true" text:name="Table of Contents1">
        <text:table-of-content-source text:outline-level="4"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Überschrift_20_8_3b_1_3b_Überschrift_20_9_3b_2_3b_Inhaltsverzeichnis_3b_7_3b_Inhaltsverzeichnis_20_12_3b_8_3b_Checkliste_3b_1_3b_Titel-Überschrift_3b_9"/>
          </text:index-source-styles>
        </text:table-of-content-source>
        <text:index-body>
          <text:p text:style-name="Contents_20_8"><text:bookmark-start text:name="_Toc467678976"/><text:bookmark-start text:name="_Toc530490791"/><text:bookmark-start text:name="_Toc527983449"/><text:bookmark-start text:name="_Toc467846253"/><text:bookmark-start text:name="_Toc451800035"/>Änderungsverzeichnis<text:tab/>1<text:span text:style-name="T10"/></text:p>
          <text:p text:style-name="Contents_20_8">Beschreibung<text:tab/>1<text:span text:style-name="T10"/></text:p>
          <text:p text:style-name="Contents_20_1">1<text:span text:style-name="T11"><text:tab/></text:span>Ziele der Migration<text:tab/>2<text:span text:style-name="T11"/></text:p>
          <text:p text:style-name="Contents_20_1">2<text:span text:style-name="T11"><text:tab/></text:span>Anforderungen an die Migration<text:tab/>2<text:span text:style-name="T11"/></text:p>
          <text:p text:style-name="Contents_20_1">3<text:span text:style-name="T11"><text:tab/></text:span>Migrationsobjekte<text:tab/>2<text:span text:style-name="T11"/></text:p>
          <text:p text:style-name="Contents_20_1">4<text:span text:style-name="T11"><text:tab/></text:span>Datenanalyse<text:tab/>2<text:span text:style-name="T11"/></text:p>
          <text:p text:style-name="Contents_20_1">5<text:span text:style-name="T11"><text:tab/></text:span>Migrationsverfahren<text:tab/>3<text:span text:style-name="T11"/></text:p>
          <text:p text:style-name="Contents_20_1">6<text:span text:style-name="T11"><text:tab/></text:span>Migrationsplan<text:tab/>3<text:span text:style-name="T11"/></text:p>
          <text:p text:style-name="Contents_20_1">7<text:span text:style-name="T11"><text:tab/></text:span>Machbarkeit<text:tab/>4<text:span text:style-name="T11"/></text:p>
          <text:p text:style-name="Contents_20_1">8<text:span text:style-name="T11"><text:tab/></text:span>Archivierung und Ausserbetriebssetzung Altsystem<text:tab/>4<text:span text:style-name="T11"/></text:p>
          <text:p text:style-name="Contents_20_1">9<text:span text:style-name="T11"><text:tab/></text:span>Anforderungsabdeckung<text:tab/>4<text:span text:style-name="T11"/></text:p>
          <text:p text:style-name="Contents_20_8">Abkürzungen und Glossar<text:tab/>5<text:span text:style-name="T10"/></text:p>
          <text:p text:style-name="Contents_20_7">Inhaltsverzeichnis<text:tab/>6<text:span text:style-name="T12"/></text:p>
          <text:p text:style-name="Contents_20_7">Tabellenverzeichnis<text:tab/>6<text:span text:style-name="T12"/></text:p>
        </text:index-body>
      </text:table-of-content>
      <text:p text:style-name="Absatz_20_0Pt."/>
      <text:p text:style-name="P26"><text:bookmark-start text:name="_Toc98598208"/><text:bookmark-start text:name="_Toc530490792"/><text:bookmark-start text:name="_Toc527983450"/><text:bookmark-start text:name="_Toc467846254"/><text:bookmark-start text:name="_Toc451800036"/><text:bookmark-start text:name="_Toc467678977"/><text:bookmark-start text:name="_Toc311811986"/><text:bookmark-start text:name="_Toc415764203"/><text:bookmark-end text:name="_Toc467678976"/><text:bookmark-end text:name="_Toc530490791"/><text:bookmark-end text:name="_Toc527983449"/><text:bookmark-end text:name="_Toc467846253"/><text:bookmark-end text:name="_Toc451800035"/>Tabellenverzeichnis<text:bookmark-end text:name="_Toc98598208"/><text:bookmark-end text:name="_Toc530490792"/><text:bookmark-end text:name="_Toc527983450"/><text:bookmark-end text:name="_Toc467846254"/><text:bookmark-end text:name="_Toc451800036"/><text:bookmark-end text:name="_Toc467678977"/><text:bookmark-end text:name="_Toc311811986"/><text:bookmark-end text:name="_Toc415764203"/></text:p>
      <text:illustration-index text:style-name="Sect1" text:protected="true" text:name="Table of Figures1">
        <text:illustration-index-source text:caption-sequence-name="Tabell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table_20_of_20_figures">Tabelle 1:<text:span text:style-name="T13"><text:tab/></text:span>Änderungskontrolle<text:tab/>1<text:span text:style-name="T13"/></text:p>
          <text:p text:style-name="table_20_of_20_figures">Tabelle 2:<text:span text:style-name="T13"><text:tab/></text:span>Migrationsziele<text:tab/>2<text:span text:style-name="T13"/></text:p>
          <text:p text:style-name="table_20_of_20_figures">Tabelle 3:<text:span text:style-name="T13"><text:tab/></text:span>Anforderungen<text:tab/>2<text:span text:style-name="T13"/></text:p>
          <text:p text:style-name="table_20_of_20_figures">Tabelle 4:<text:span text:style-name="T13"><text:tab/></text:span>Migrationsobjekte<text:tab/>2<text:span text:style-name="T13"/></text:p>
          <text:p text:style-name="table_20_of_20_figures">Tabelle 5:<text:span text:style-name="T13"><text:tab/></text:span>Migrationsverfahren Übersicht<text:tab/>3<text:span text:style-name="T13"/></text:p>
          <text:p text:style-name="table_20_of_20_figures">Tabelle 6:<text:span text:style-name="T13"><text:tab/></text:span>Migrationsverfahren Konzept<text:tab/>3<text:span text:style-name="T13"/></text:p>
          <text:p text:style-name="table_20_of_20_figures">Tabelle 7:<text:span text:style-name="T13"><text:tab/></text:span>Migrationsplan<text:tab/>3<text:span text:style-name="T13"/></text:p>
          <text:p text:style-name="table_20_of_20_figures">Tabelle 8:<text:span text:style-name="T13"><text:tab/></text:span>Machbarkeit<text:tab/>4<text:span text:style-name="T13"/></text:p>
          <text:p text:style-name="table_20_of_20_figures">Tabelle 9:<text:span text:style-name="T13"><text:tab/></text:span>Anforderungsabdeckung<text:tab/>4<text:span text:style-name="T13"/></text:p>
          <text:p text:style-name="table_20_of_20_figures">Tabelle 10:<text:span text:style-name="T13"><text:tab/></text:span>Abkürzungen und Glossar<text:tab/>5<text:span text:style-name="T13"/></text:p>
        </text:index-body>
      </text:illustration-index>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wiss" style:font-pitch="variable"/>
    <style:font-face style:name="Calibri1" svg:font-family="Calibri" style:font-family-generic="swiss"/>
    <style:font-face style:name="Calibri2" svg:font-family="Calibri" style:font-family-generic="system" style:font-pitch="variable"/>
    <style:font-face style:name="Cambria" svg:font-family="Cambria"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Helvetica" svg:font-family="Helvetica" style:font-family-generic="swiss"/>
    <style:font-face style:name="Liberation Sans" svg:font-family="'Liberation Sans'" style:font-family-generic="swiss" style:font-pitch="variable"/>
    <style:font-face style:name="Monotype Sorts" svg:font-family="'Monotype Sorts'" style:font-charset="x-symbol"/>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PMingLiU" svg:font-family="PMingLiU"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ource Han Sans CN" svg:font-family="'Source Han Sans CN'" style:font-family-generic="system"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0pt" fo:language="de" fo:country="CH" style:letter-kerning="false" style:font-name-asian="Calibri2" style:font-size-asian="10pt" style:language-asian="de" style:country-asian="CH"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0pt" fo:language="de" fo:country="CH" style:letter-kerning="false" style:font-name-asian="Calibri2" style:font-size-asian="10pt" style:language-asian="de" style:country-asian="CH" style:font-name-complex="Times New Roman"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fo:color="#aeaaaa" loext:opacity="100%" fo:font-size="11pt" style:font-size-asian="11pt" style:language-asian="en" style:country-asian="US" style:font-size-complex="11pt" fo:hyphenate="tru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Absatz" style:next-style-name="Absatz" loext:linked-style-name="Überschrift_20_1_20_Zchn" style:default-outline-level="1" style:list-style-name="WWNum31" style:class="text">
      <style:paragraph-properties fo:margin-top="0.635cm" fo:margin-bottom="0.212cm" style:contextual-spacing="false" fo:line-height="0.847cm" fo:text-align="start" style:justify-single-word="false" fo:keep-with-next="always"/>
      <style:text-properties fo:color="#000000" loext:opacity="100%" style:font-name="Calibri Light1" fo:font-family="'Calibri Light'" style:font-family-generic="swiss" style:font-pitch="variable" fo:font-size="18pt" fo:font-weight="bold" style:letter-kerning="true" style:font-name-asian="Times New Roman" style:font-family-asian="'Times New Roman'" style:font-family-generic-asian="system" style:font-pitch-asian="variable" style:font-size-asian="18pt" style:font-weight-asian="bold" style:font-name-complex="Times New Roman" style:font-family-complex="'Times New Roman'" style:font-family-generic-complex="system" style:font-pitch-complex="variable" style:font-size-complex="18pt"/>
    </style:style>
    <style:style style:name="Heading_20_2" style:display-name="Heading 2" style:family="paragraph" style:parent-style-name="Heading_20_1" style:next-style-name="Absatz" loext:linked-style-name="Überschrift_20_2_20_Zchn" style:default-outline-level="2" style:list-style-name="Outline" style:list-level="2" style:class="text">
      <style:paragraph-properties fo:margin-top="0.423cm" fo:margin-bottom="0.212cm" style:contextual-spacing="false" fo:line-height="100%"/>
      <style:text-properties fo:font-size="14pt" style:font-size-asian="14pt" style:font-size-complex="14pt"/>
    </style:style>
    <style:style style:name="Heading_20_3" style:display-name="Heading 3" style:family="paragraph" style:parent-style-name="Heading_20_2" style:next-style-name="Absatz" loext:linked-style-name="Überschrift_20_3_20_Zchn" style:default-outline-level="3" style:list-style-name="Outline" style:list-level="3" style:class="text">
      <style:paragraph-properties fo:margin-top="0.318cm" fo:margin-bottom="0.212cm" style:contextual-spacing="false"/>
      <style:text-properties fo:font-size="13pt" style:font-size-asian="13pt" style:font-size-complex="13pt"/>
    </style:style>
    <style:style style:name="Heading_20_4" style:display-name="Heading 4" style:family="paragraph" style:parent-style-name="Heading_20_3" style:next-style-name="Absatz" loext:linked-style-name="Überschrift_20_4_20_Zchn" style:default-outline-level="4" style:list-style-name="Outline" style:list-level="4" style:class="text">
      <style:paragraph-properties fo:margin-top="0.212cm" fo:margin-bottom="0.212cm" style:contextual-spacing="false"/>
      <style:text-properties fo:font-size="12pt" style:font-size-asian="12pt" style:font-size-complex="12pt"/>
    </style:style>
    <style:style style:name="Heading_20_5" style:display-name="Heading 5" style:family="paragraph" style:parent-style-name="Heading_20_4" style:next-style-name="Absatz" loext:linked-style-name="Überschrift_20_5_20_Zchn" style:default-outline-level="5" style:list-style-name="Outline" style:list-level="5" style:class="text">
      <style:paragraph-properties fo:margin-top="0.106cm" fo:margin-bottom="0.212cm" style:contextual-spacing="false"/>
      <style:text-properties fo:font-weight="normal" style:font-weight-asian="normal"/>
    </style:style>
    <style:style style:name="Heading_20_6" style:display-name="Heading 6" style:family="paragraph" style:parent-style-name="Heading_20_5" style:next-style-name="Absatz" loext:linked-style-name="Überschrift_20_6_20_Zchn" style:default-outline-level="6" style:list-style-name="Outline" style:list-level="6" style:class="text">
      <style:paragraph-properties>
        <style:tab-stops>
          <style:tab-stop style:position="4.001cm"/>
        </style:tab-stops>
      </style:paragraph-properties>
      <style:text-properties style:font-weight-complex="bold"/>
    </style:style>
    <style:style style:name="Heading_20_7" style:display-name="Heading 7" style:family="paragraph" style:parent-style-name="Heading_20_6" style:next-style-name="Absatz" loext:linked-style-name="Überschrift_20_7_20_Zchn" style:default-outline-level="7" style:list-style-name="Outline" style:list-level="7" style:class="text">
      <style:paragraph-properties>
        <style:tab-stops>
          <style:tab-stop style:position="4.251cm"/>
        </style:tab-stops>
      </style:paragraph-properties>
      <style:text-properties style:font-weight-complex="normal"/>
    </style:style>
    <style:style style:name="Heading_20_8" style:display-name="Heading 8" style:family="paragraph" style:parent-style-name="Absatz" style:next-style-name="Absatz" loext:linked-style-name="Überschrift_20_8_20_Zchn" style:default-outline-level="8" style:list-style-name="WWNum32" style:list-level="8" style:class="text">
      <style:paragraph-properties fo:margin-top="0.635cm" fo:margin-bottom="0.212cm" style:contextual-spacing="false" fo:break-before="page" fo:keep-with-next="always">
        <style:tab-stops>
          <style:tab-stop style:position="3cm"/>
        </style:tab-stops>
      </style:paragraph-properties>
      <style:text-properties fo:font-size="18pt" fo:font-weight="bold" style:letter-kerning="true" style:font-name-asian="PMingLiU" style:font-family-asian="PMingLiU" style:font-family-generic-asian="system" style:font-pitch-asian="variable" style:font-size-asian="18pt" style:language-asian="fr" style:country-asian="FR" style:font-weight-asian="bold" style:font-size-complex="18pt" style:font-style-complex="italic"/>
    </style:style>
    <style:style style:name="Heading_20_9" style:display-name="Heading 9" style:family="paragraph" style:parent-style-name="Standard" style:next-style-name="Standard" loext:linked-style-name="Überschrift_20_9_20_Zchn" style:default-outline-level="9" style:list-style-name="WWNum32" style:list-level="9" style:class="text">
      <style:paragraph-properties fo:margin-top="0.423cm" fo:margin-bottom="0cm" style:contextual-spacing="false" fo:line-height="100%" fo:keep-with-next="always">
        <style:tab-stops>
          <style:tab-stop style:position="3cm"/>
        </style:tab-stops>
      </style:paragraph-properties>
      <style:text-properties style:use-window-font-color="true" loext:opacity="0%" style:font-name="Calibri Light" fo:font-family="'Calibri Light'" style:font-family-generic="roman" style:font-pitch="variable" fo:font-size="14pt" fo:font-weight="bold" style:letter-kerning="true" style:font-name-asian="PMingLiU" style:font-family-asian="PMingLiU" style:font-family-generic-asian="system" style:font-pitch-asian="variable" style:font-size-asian="14pt" style:language-asian="fr" style:country-asian="FR" style:font-weight-asian="bold" style:font-name-complex="Arial2" style:font-family-complex="Arial" style:font-family-generic-complex="system" style:font-pitch-complex="variable" style:font-size-complex="14pt"/>
    </style:style>
    <style:style style:name="Contents_20_2" style:display-name="Contents 2" style:family="paragraph" style:parent-style-name="Absatz" style:class="index">
      <style:paragraph-properties fo:margin-left="2cm" fo:margin-right="0cm" fo:margin-top="0.106cm" fo:margin-bottom="0.282cm" style:contextual-spacing="false" fo:line-height="0.494cm" fo:text-align="start" style:justify-single-word="false" fo:text-indent="-1.251cm" style:auto-text-indent="false" text:number-lines="false" text:line-number="0">
        <style:tab-stops>
          <style:tab-stop style:position="1.997cm"/>
          <style:tab-stop style:position="16.002cm" style:type="right" style:leader-style="dotted" style:leader-text="."/>
        </style:tab-stops>
      </style:paragraph-properties>
      <style:text-properties fo:font-size="13pt" style:font-name-asian="Times New Roman" style:font-family-asian="'Times New Roman'" style:font-family-generic-asian="system" style:font-pitch-asian="variable" style:font-size-asian="13pt" style:language-asian="de" style:country-asian="CH" style:font-size-complex="13pt"/>
    </style:style>
    <style:style style:name="Contents_20_3" style:display-name="Contents 3" style:family="paragraph" style:parent-style-name="Absatz" style:class="index">
      <style:paragraph-properties fo:margin-left="3.752cm" fo:margin-right="0cm" fo:margin-top="0.071cm" fo:margin-bottom="0.282cm" style:contextual-spacing="false" style:line-height-at-least="0.459cm" fo:text-align="start" style:justify-single-word="false" fo:text-indent="-1.752cm" style:auto-text-indent="false" text:number-lines="false" text:line-number="0">
        <style:tab-stops>
          <style:tab-stop style:position="3.752cm"/>
          <style:tab-stop style:position="16.002cm" style:type="right" style:leader-style="dotted" style:leader-text="."/>
        </style:tab-stops>
      </style:paragraph-properties>
      <style:text-properties fo:font-size="12.5pt" style:font-name-asian="Times New Roman" style:font-family-asian="'Times New Roman'" style:font-family-generic-asian="system" style:font-pitch-asian="variable" style:font-size-asian="12.5pt" style:language-asian="de" style:country-asian="CH" style:font-size-complex="12.5pt"/>
    </style:style>
    <style:style style:name="Contents_20_7" style:display-name="Contents 7" style:family="paragraph" style:parent-style-name="Absatz" style:class="index">
      <style:paragraph-properties fo:margin-top="0.106cm" fo:margin-bottom="0.282cm" style:contextual-spacing="false" style:line-height-at-least="0.459cm" fo:text-align="start" style:justify-single-word="false" text:number-lines="false" text:line-number="0">
        <style:tab-stops>
          <style:tab-stop style:position="16.002cm" style:type="right" style:leader-style="dotted" style:leader-text="."/>
        </style:tab-stops>
      </style:paragraph-properties>
      <style:text-properties fo:font-size="13pt" style:font-name-asian="Times New Roman" style:font-family-asian="'Times New Roman'" style:font-family-generic-asian="system" style:font-pitch-asian="variable" style:font-size-asian="13pt" style:language-asian="ar" style:country-asian="SA" style:font-size-complex="13pt"/>
    </style:style>
    <style:style style:name="Contents_20_8" style:display-name="Contents 8" style:family="paragraph" style:parent-style-name="Absatz" style:class="index">
      <style:paragraph-properties fo:margin-left="0.501cm" fo:margin-right="0cm" fo:margin-top="0.106cm" fo:margin-bottom="0.282cm" style:contextual-spacing="false" fo:line-height="0.494cm" fo:text-align="start" style:justify-single-word="false" fo:text-indent="0cm" style:auto-text-indent="false" text:number-lines="false" text:line-number="0">
        <style:tab-stops>
          <style:tab-stop style:position="16.002cm" style:type="right" style:leader-style="dotted" style:leader-text="."/>
        </style:tab-stops>
      </style:paragraph-properties>
      <style:text-properties fo:font-size="12.5pt" fo:font-style="italic" style:font-name-asian="Times New Roman" style:font-family-asian="'Times New Roman'" style:font-family-generic-asian="system" style:font-pitch-asian="variable" style:font-size-asian="12.5pt" style:language-asian="de" style:country-asian="CH" style:font-style-asian="italic" style:font-size-complex="12.5pt"/>
    </style:style>
    <style:style style:name="Absatz" style:family="paragraph" loext:linked-style-name="Absatz_20_Zchn">
      <style:paragraph-properties fo:margin-top="0.212cm" fo:margin-bottom="0cm" style:contextual-spacing="false" fo:text-align="justify" style:justify-single-word="false" fo:orphans="2" fo:widows="2" style:writing-mode="lr-tb"/>
      <style:text-properties style:font-name="Calibri Light" fo:font-family="'Calibri Light'" style:font-family-generic="roman" style:font-pitch="variable" fo:font-size="12pt" style:font-size-asian="12pt" style:language-asian="de" style:country-asian="DE" style:font-name-complex="Arial2" style:font-family-complex="Arial" style:font-family-generic-complex="system" style:font-pitch-complex="variable" style:font-size-complex="12pt"/>
    </style:style>
    <style:style style:name="Abbildung" style:family="paragraph" style:parent-style-name="Absatz">
      <style:paragraph-properties fo:margin-top="0.423cm" fo:margin-bottom="0cm" style:contextual-spacing="false" fo:text-align="start" style:justify-single-word="false" fo:keep-with-next="always">
        <style:tab-stops>
          <style:tab-stop style:position="0cm"/>
        </style:tab-stops>
      </style:paragraph-properties>
      <style:text-properties style:language-asian="de" style:country-asian="CH" style:font-size-complex="10pt"/>
    </style:style>
    <style:style style:name="Absatz_20_0Pt." style:display-name="Absatz 0Pt." style:family="paragraph" style:parent-style-name="Absatz" loext:linked-style-name="Absatz_20_0Pt._20_Zchn">
      <style:paragraph-properties fo:margin-top="0cm" fo:margin-bottom="0cm" style:contextual-spacing="false"/>
      <style:text-properties fo:color="#000000" loext:opacity="100%"/>
    </style:style>
    <style:style style:name="Absatz_20_Tab_20_11_20_Pt._20_1-1" style:display-name="Absatz Tab 11 Pt. 1-1" style:family="paragraph" style:parent-style-name="Absatz">
      <style:paragraph-properties fo:margin-top="0.035cm" fo:margin-bottom="0.035cm" style:contextual-spacing="false" fo:line-height="0.441cm"/>
      <style:text-properties fo:font-size="11pt" style:font-name-asian="Times New Roman" style:font-family-asian="'Times New Roman'" style:font-family-generic-asian="system" style:font-pitch-asian="variable" style:font-size-asian="11pt" style:font-size-complex="11pt"/>
    </style:style>
    <style:style style:name="Absatz_20_Tab_20_12_20_Pt_20_1-1" style:display-name="Absatz Tab 12 Pt 1-1" style:family="paragraph" style:parent-style-name="Absatz">
      <style:paragraph-properties fo:margin-top="0.035cm" fo:margin-bottom="0.035cm" style:contextual-spacing="false" fo:line-height="0.459cm" fo:text-align="start" style:justify-single-word="false"/>
      <style:text-properties style:font-name-asian="Times New Roman" style:font-family-asian="'Times New Roman'" style:font-family-generic-asian="system" style:font-pitch-asian="variable"/>
    </style:style>
    <style:style style:name="Aufzählungspunkt_20_1n" style:display-name="Aufzählungspunkt 1n" style:family="paragraph" style:parent-style-name="Absatz" style:list-style-name="WWNum14">
      <style:paragraph-properties fo:margin-left="0.501cm" fo:margin-right="0cm" fo:margin-top="0.106cm" fo:margin-bottom="0cm" style:contextual-spacing="false" fo:text-indent="-0.501cm" style:auto-text-indent="false" style:punctuation-wrap="hanging" style:vertical-align="baseline"/>
      <style:text-properties style:font-name-asian="Times New Roman" style:font-family-asian="'Times New Roman'" style:font-family-generic-asian="system" style:font-pitch-asian="variable"/>
    </style:style>
    <style:style style:name="Inhaltsverzeichnis" style:family="paragraph" style:parent-style-name="Absatz">
      <style:paragraph-properties fo:margin-top="0.212cm" fo:margin-bottom="0.423cm" style:contextual-spacing="false" fo:text-align="start" style:justify-single-word="false" text:number-lines="false" text:line-number="0">
        <style:tab-stops>
          <style:tab-stop style:position="16.999cm" style:type="right" style:leader-style="dotted" style:leader-text="."/>
        </style:tab-stops>
      </style:paragraph-properties>
      <style:text-properties fo:font-size="18pt" fo:font-weight="bold" style:font-size-asian="18pt" style:font-weight-asian="bold" style:font-name-complex="Cambria" style:font-family-complex="Cambria" style:font-family-generic-complex="system" style:font-pitch-complex="variable" style:font-size-complex="18pt"/>
    </style:style>
    <style:style style:name="Inhaltsverzeichnis_20_12" style:display-name="Inhaltsverzeichnis 12" style:family="paragraph" style:parent-style-name="Absatz">
      <style:paragraph-properties fo:margin-top="1.058cm" fo:margin-bottom="0.529cm" style:contextual-spacing="true" fo:text-align="start" style:justify-single-word="false"/>
      <style:text-properties fo:font-weight="bold" style:font-weight-asian="bold"/>
    </style:style>
    <style:style style:name="Projektidentifikation" style:family="paragraph" style:parent-style-name="Absatz">
      <style:paragraph-properties fo:margin-top="0.035cm" fo:margin-bottom="0.035cm" style:contextual-spacing="false" fo:line-height="0.459cm" fo:text-align="end" style:justify-single-word="false" style:snap-to-layout-grid="false"/>
      <style:text-properties fo:font-weight="bold" style:font-weight-asian="bold"/>
    </style:style>
    <style:style style:name="caption" style:family="paragraph" style:parent-style-name="Absatz" style:next-style-name="Absatz">
      <style:paragraph-properties fo:margin-left="1.752cm" fo:margin-right="0cm" fo:margin-top="0cm" fo:margin-bottom="0cm" style:contextual-spacing="false" fo:text-align="start" style:justify-single-word="false" fo:text-indent="-1.752cm" style:auto-text-indent="false">
        <style:tab-stops>
          <style:tab-stop style:position="1.752cm"/>
        </style:tab-stops>
      </style:paragraph-properties>
      <style:text-properties fo:font-size="10pt" fo:font-weight="bold" style:font-size-asian="10pt" style:font-weight-asian="bold" style:font-weight-complex="bold"/>
    </style:style>
    <style:style style:name="Titel-Projektbezeichnung_20_1" style:display-name="Titel-Projektbezeichnung 1" style:family="paragraph" style:parent-style-name="caption">
      <style:paragraph-properties fo:margin-top="0.847cm" fo:margin-bottom="0cm" style:contextual-spacing="false" fo:line-height="0.847cm"/>
      <style:text-properties fo:font-size="20pt" style:font-size-asian="20pt"/>
    </style:style>
    <style:style style:name="Titel-Projektbezeichnung_20_2" style:display-name="Titel-Projektbezeichnung 2" style:family="paragraph" style:parent-style-name="Titel-Projektbezeichnung_20_1">
      <style:paragraph-properties fo:margin-top="0.212cm" fo:margin-bottom="0cm" style:contextual-spacing="false"/>
      <style:text-properties fo:font-size="18pt" fo:font-weight="normal" style:font-size-asian="18pt" style:font-weight-asian="normal" style:font-size-complex="18pt"/>
    </style:style>
    <style:style style:name="Absatz_20_Tab_20_12_20_Pt_20_Titel" style:display-name="Absatz Tab 12 Pt Titel" style:family="paragraph" style:parent-style-name="Absatz">
      <style:paragraph-properties fo:margin-top="0.035cm" fo:margin-bottom="0.035cm" style:contextual-spacing="false" fo:line-height="0.459cm" fo:text-align="start" style:justify-single-word="false"/>
      <style:text-properties fo:font-weight="bold" style:font-name-asian="Times New Roman" style:font-family-asian="'Times New Roman'" style:font-family-generic-asian="system" style:font-pitch-asian="variable" style:font-weight-asian="bold"/>
    </style:style>
    <style:style style:name="Absatz_20_Tab_20_12_20_Pt_20_1-1_20_Kur" style:display-name="Absatz Tab 12 Pt 1-1 Kur" style:family="paragraph" style:parent-style-name="Absatz_20_Tab_20_12_20_Pt_20_1-1">
      <style:text-properties fo:font-style="italic" style:font-style-asian="italic" style:font-style-complex="italic"/>
    </style:style>
    <style:style style:name="Absatz_20_kurs." style:display-name="Absatz kurs." style:family="paragraph" style:parent-style-name="Absatz">
      <style:text-properties fo:font-style="italic" style:font-style-asian="italic"/>
    </style:style>
    <style:style style:name="Aufzählungspunkt_20_1n_20_kur" style:display-name="Aufzählungspunkt 1n kur" style:family="paragraph" style:parent-style-name="Aufzählungspunkt_20_1n">
      <style:paragraph-properties>
        <style:tab-stops/>
      </style:paragraph-properties>
      <style:text-properties fo:font-style="italic" style:font-style-asian="italic"/>
    </style:style>
    <style:style style:name="table_20_of_20_figures" style:display-name="table of figures" style:family="paragraph" style:parent-style-name="Absatz">
      <style:paragraph-properties fo:margin-top="0.071cm" fo:margin-bottom="0cm" style:contextual-spacing="false" fo:line-height="0.459cm" fo:text-align="start" style:justify-single-word="false">
        <style:tab-stops>
          <style:tab-stop style:position="2cm"/>
          <style:tab-stop style:position="15.981cm" style:type="right" style:leader-style="dotted" style:leader-text="."/>
        </style:tab-stops>
      </style:paragraph-properties>
      <style:text-properties style:font-name-asian="Arial Unicode MS" style:font-family-asian="'Arial Unicode MS'" style:font-family-generic-asian="system" style:font-pitch-asian="variable" style:language-asian="de" style:country-asian="CH"/>
    </style:style>
    <style:style style:name="Contents_20_1" style:display-name="Contents 1" style:family="paragraph" style:parent-style-name="Absatz" style:class="index">
      <style:paragraph-properties fo:margin-left="0.75cm" fo:margin-right="0cm" fo:margin-top="0.176cm" fo:margin-bottom="0cm" style:contextual-spacing="false" fo:line-height="0.529cm" fo:text-align="start" style:justify-single-word="false" fo:text-indent="-0.75cm" style:auto-text-indent="false">
        <style:tab-stops>
          <style:tab-stop style:position="0.751cm"/>
          <style:tab-stop style:position="16cm" style:type="right" style:leader-style="dotted" style:leader-text="."/>
        </style:tab-stops>
      </style:paragraph-properties>
      <style:text-properties fo:font-size="14pt" fo:font-weight="bold" style:font-name-asian="Times New Roman" style:font-family-asian="'Times New Roman'" style:font-family-generic-asian="system" style:font-pitch-asian="variable" style:font-size-asian="14pt" style:language-asian="de" style:country-asian="CH" style:font-weight-asian="bold" style:font-size-complex="14pt"/>
    </style:style>
    <style:style style:name="Header_20_and_20_Footer" style:display-name="Header and Footer" style:family="paragraph" style:parent-style-name="Standard" style:class="extra"/>
    <style:style style:name="Header" style:family="paragraph" style:parent-style-name="Absatz" loext:linked-style-name="Kopfzeile_20_Zchn" style:class="extra">
      <style:paragraph-properties fo:margin-top="0cm" fo:margin-bottom="0cm" style:contextual-spacing="false" style:line-height-at-least="0.423cm">
        <style:tab-stops>
          <style:tab-stop style:position="8.001cm" style:type="center"/>
          <style:tab-stop style:position="16.002cm" style:type="right"/>
        </style:tab-stops>
      </style:paragraph-properties>
      <style:text-properties fo:font-size="9pt" style:font-size-asian="9pt" style:font-size-complex="9pt"/>
    </style:style>
    <style:style style:name="Footer" style:family="paragraph" style:parent-style-name="Absatz" loext:linked-style-name="Fußzeile_20_Zchn" style:class="extra">
      <style:paragraph-properties fo:margin-top="0cm" fo:margin-bottom="0cm" style:contextual-spacing="false">
        <style:tab-stops>
          <style:tab-stop style:position="8.001cm" style:type="center"/>
          <style:tab-stop style:position="16.002cm" style:type="right"/>
        </style:tab-stops>
      </style:paragraph-properties>
      <style:text-properties fo:font-size="8pt" style:font-size-asian="8pt" style:font-size-complex="8pt"/>
    </style:style>
    <style:style style:name="Referenz" style:family="paragraph" style:parent-style-name="Absatz">
      <style:paragraph-properties fo:margin-top="0cm" fo:margin-bottom="0cm" style:contextual-spacing="false" style:line-height-at-least="0.353cm" fo:orphans="0" fo:widows="0" fo:hyphenation-ladder-count="no-limit"/>
      <style:text-properties fo:font-size="7.5pt" style:font-size-asian="7.5pt" fo:hyphenate="false" fo:hyphenation-remain-char-count="2" fo:hyphenation-push-char-count="2" loext:hyphenation-no-caps="false" loext:hyphenation-no-last-word="false" loext:hyphenation-word-char-count="5" loext:hyphenation-zone="no-limit"/>
    </style:style>
    <style:style style:name="Absatz_20_0Pt._20_1_20_Pt." style:display-name="Absatz 0Pt. 1 Pt." style:family="paragraph" style:parent-style-name="Absatz" loext:linked-style-name="Absatz_20_0Pt._20_1_20_Pt._20_Zchn">
      <style:paragraph-properties fo:margin-top="0cm" fo:margin-bottom="0cm" style:contextual-spacing="false"/>
      <style:text-properties fo:font-size="1pt" fo:language="fr" fo:country="CH" style:font-name-asian="Times New Roman" style:font-family-asian="'Times New Roman'" style:font-family-generic-asian="system" style:font-pitch-asian="variable" style:font-size-asian="1pt" style:language-asian="de" style:country-asian="CH" style:font-size-complex="10pt"/>
    </style:style>
    <style:style style:name="Klassifizierung" style:family="paragraph" style:parent-style-name="Standard">
      <style:paragraph-properties fo:margin-top="0cm" fo:margin-bottom="0cm" style:contextual-spacing="false" style:line-height-at-least="0.459cm" fo:text-align="end" style:justify-single-word="false" fo:orphans="0" fo:widows="0"/>
      <style:text-properties style:font-name="Calibri Light" fo:font-family="'Calibri Light'" style:font-family-generic="roman" style:font-pitch="variable" fo:font-weight="bold" style:font-weight-asian="bold"/>
    </style:style>
    <style:style style:name="Aufzählungspunkt_20_1" style:display-name="Aufzählungspunkt 1" style:family="paragraph" style:parent-style-name="Absatz" style:next-style-name="Aufzählungspunkt_20_1n" style:list-style-name="WWNum12">
      <style:paragraph-properties fo:margin-left="0.501cm" fo:margin-right="0cm" fo:text-align="start" style:justify-single-word="false" fo:text-indent="-0.501cm" style:auto-text-indent="false" style:punctuation-wrap="hanging" style:vertical-align="baseline">
        <style:tab-stops/>
      </style:paragraph-properties>
    </style:style>
    <style:style style:name="Aufzählungspunkt_20_2n" style:display-name="Aufzählungspunkt 2n" style:family="paragraph" style:parent-style-name="Absatz" style:list-style-name="WWNum29">
      <style:paragraph-properties fo:margin-left="0.501cm" fo:margin-right="0cm" fo:margin-top="0.106cm" fo:margin-bottom="0cm" style:contextual-spacing="false" fo:text-align="start" style:justify-single-word="false" fo:text-indent="-0.501cm" style:auto-text-indent="false"/>
    </style:style>
    <style:style style:name="Aufzählungspunkt_20_3n" style:display-name="Aufzählungspunkt 3n" style:family="paragraph" style:parent-style-name="Absatz" style:list-style-name="WWNum18">
      <style:paragraph-properties fo:margin-left="0.501cm" fo:margin-right="0cm" fo:margin-top="0.106cm" fo:margin-bottom="0cm" style:contextual-spacing="false" fo:text-indent="-0.501cm" style:auto-text-indent="false">
        <style:tab-stops/>
      </style:paragraph-properties>
      <style:text-properties style:font-name="Calibri Light" fo:font-family="'Calibri Light'" style:font-family-generic="roman" style:font-pitch="variable"/>
    </style:style>
    <style:style style:name="Aufzählungspfeil_20_1" style:display-name="Aufzählungspfeil 1" style:family="paragraph" style:parent-style-name="Absatz" style:list-style-name="WWNum7">
      <style:paragraph-properties fo:margin-left="0.501cm" fo:margin-right="0cm" fo:text-indent="-0.501cm" style:auto-text-indent="false"/>
    </style:style>
    <style:style style:name="Absatz_20_3Pt._20_10" style:display-name="Absatz 3Pt. 10" style:family="paragraph" style:parent-style-name="Absatz" style:next-style-name="Absatz">
      <style:paragraph-properties fo:margin-top="0.106cm" fo:margin-bottom="0.035cm" style:contextual-spacing="false">
        <style:tab-stops>
          <style:tab-stop style:position="0cm"/>
        </style:tab-stops>
      </style:paragraph-properties>
      <style:text-properties style:font-name="Calibri" fo:font-family="Calibri" style:font-family-generic="roman" style:font-pitch="variable" fo:font-size="10pt" style:font-name-asian="Times New Roman" style:font-family-asian="'Times New Roman'" style:font-family-generic-asian="system" style:font-pitch-asian="variable" style:font-size-asian="10pt" style:language-asian="de" style:country-asian="CH"/>
    </style:style>
    <style:style style:name="Tab-Abstand_20_0" style:display-name="Tab-Abstand 0" style:family="paragraph" style:parent-style-name="Absatz_20_0Pt.">
      <style:paragraph-properties fo:line-height="0.318cm" fo:keep-with-next="always"/>
    </style:style>
    <style:style style:name="Text-Titel" style:family="paragraph" style:parent-style-name="Absatz" style:next-style-name="Absatz">
      <style:paragraph-properties fo:margin-top="0.282cm" fo:margin-bottom="0cm" style:contextual-spacing="false" fo:keep-with-next="always"/>
      <style:text-properties fo:font-weight="bold" style:font-name-asian="Times New Roman" style:font-family-asian="'Times New Roman'" style:font-family-generic-asian="system" style:font-pitch-asian="variable" style:font-weight-asian="bold"/>
    </style:style>
    <style:style style:name="Contents_20_4" style:display-name="Contents 4" style:family="paragraph" style:parent-style-name="Absatz" style:class="index">
      <style:paragraph-properties fo:margin-left="4.001cm" fo:margin-right="0cm" fo:margin-top="0.035cm" fo:margin-bottom="0cm" style:contextual-spacing="false" fo:text-align="start" style:justify-single-word="false" fo:text-indent="-2cm" style:auto-text-indent="false">
        <style:tab-stops>
          <style:tab-stop style:position="4.001cm"/>
          <style:tab-stop style:position="15.983cm" style:type="right" style:leader-style="dotted" style:leader-text="."/>
        </style:tab-stops>
      </style:paragraph-properties>
    </style:style>
    <style:style style:name="Contents_20_5" style:display-name="Contents 5" style:family="paragraph" style:parent-style-name="Absatz" style:auto-update="true" style:class="index">
      <style:paragraph-properties fo:margin-left="1.552cm" fo:margin-right="0cm" fo:margin-top="0.212cm" fo:margin-bottom="0.176cm" style:contextual-spacing="false" fo:text-indent="0cm" style:auto-text-indent="false"/>
    </style:style>
    <style:style style:name="Contents_20_6" style:display-name="Contents 6" style:family="paragraph" style:parent-style-name="Absatz" style:class="index">
      <style:paragraph-properties fo:margin-left="0.75cm" fo:margin-right="0cm" fo:margin-top="0.106cm" fo:margin-bottom="0cm" style:contextual-spacing="false" fo:text-indent="-0.75cm" style:auto-text-indent="false">
        <style:tab-stops>
          <style:tab-stop style:position="0.751cm"/>
          <style:tab-stop style:position="16cm" style:type="right" style:leader-style="dotted" style:leader-text="."/>
        </style:tab-stops>
      </style:paragraph-properties>
    </style:style>
    <style:style style:name="Contents_20_9" style:display-name="Contents 9" style:family="paragraph" style:parent-style-name="Absatz" style:class="index">
      <style:paragraph-properties fo:margin-top="0.282cm" fo:margin-bottom="0cm" style:contextual-spacing="false" fo:line-height="0.564cm">
        <style:tab-stops>
          <style:tab-stop style:position="16.002cm" style:type="right" style:leader-style="dotted" style:leader-text="."/>
        </style:tab-stops>
      </style:paragraph-properties>
      <style:text-properties fo:font-size="15pt" fo:font-weight="bold" style:font-size-asian="15pt" style:font-weight-asian="bold" style:font-size-complex="15pt"/>
    </style:style>
    <style:style style:name="Aufzählungspunkt_20_2" style:display-name="Aufzählungspunkt 2" style:family="paragraph" style:parent-style-name="Absatz" style:list-style-name="WWNum15">
      <style:paragraph-properties fo:margin-left="0.501cm" fo:margin-right="0cm" fo:margin-top="0.282cm" fo:margin-bottom="0cm" style:contextual-spacing="false" fo:text-indent="-0.501cm" style:auto-text-indent="false" style:punctuation-wrap="hanging" style:vertical-align="baseline">
        <style:tab-stops/>
      </style:paragraph-properties>
      <style:text-properties style:font-name="Calibri Light" fo:font-family="'Calibri Light'" style:font-family-generic="roman" style:font-pitch="variable" style:font-name-asian="Times New Roman" style:font-family-asian="'Times New Roman'" style:font-family-generic-asian="system" style:font-pitch-asian="variable"/>
    </style:style>
    <style:style style:name="Aufzählungspfeil_20_2" style:display-name="Aufzählungspfeil 2" style:family="paragraph" style:parent-style-name="Absatz" style:list-style-name="WWNum11" style:list-level="2">
      <style:paragraph-properties fo:margin-left="0.501cm" fo:margin-right="0cm" fo:text-indent="-0.501cm" style:auto-text-indent="false">
        <style:tab-stops/>
      </style:paragraph-properties>
      <style:text-properties style:font-name="Calibri Light" fo:font-family="'Calibri Light'" style:font-family-generic="roman" style:font-pitch="variable" style:font-name-asian="Times New Roman" style:font-family-asian="'Times New Roman'" style:font-family-generic-asian="system" style:font-pitch-asian="variable"/>
    </style:style>
    <style:style style:name="Aufzählungsalpha_20_1n" style:display-name="Aufzählungsalpha 1n" style:family="paragraph" style:parent-style-name="Absatz" style:list-style-name="WWNum2">
      <style:paragraph-properties fo:margin-top="0.106cm" fo:margin-bottom="0cm" style:contextual-spacing="false" style:punctuation-wrap="hanging" style:vertical-align="baseline">
        <style:tab-stops>
          <style:tab-stop style:position="2cm"/>
        </style:tab-stops>
      </style:paragraph-properties>
      <style:text-properties style:font-name="Arial" fo:font-family="Arial" style:font-family-generic="roman" style:font-pitch="variable" fo:font-size="11pt" style:font-name-asian="Times New Roman" style:font-family-asian="'Times New Roman'" style:font-family-generic-asian="system" style:font-pitch-asian="variable" style:font-size-asian="11pt" style:language-asian="de" style:country-asian="CH" style:font-name-complex="Times New Roman" style:font-family-complex="'Times New Roman'" style:font-family-generic-complex="system" style:font-pitch-complex="variable" style:font-size-complex="10pt"/>
    </style:style>
    <style:style style:name="Aufzählungsnum_20_1" style:display-name="Aufzählungsnum 1" style:family="paragraph" style:parent-style-name="Absatz" style:list-style-name="WWNum4">
      <style:paragraph-properties fo:margin-left="0.501cm" fo:margin-right="0cm" fo:margin-top="0.282cm" fo:margin-bottom="0cm" style:contextual-spacing="false" fo:text-indent="-0.501cm" style:auto-text-indent="false" style:punctuation-wrap="hanging" style:vertical-align="baseline"/>
      <style:text-properties style:font-name="Calibri Light" fo:font-family="'Calibri Light'" style:font-family-generic="roman" style:font-pitch="variable" style:font-name-asian="Times New Roman" style:font-family-asian="'Times New Roman'" style:font-family-generic-asian="system" style:font-pitch-asian="variable" style:language-asian="de" style:country-asian="CH" style:font-name-complex="Times New Roman" style:font-family-complex="'Times New Roman'" style:font-family-generic-complex="system" style:font-pitch-complex="variable"/>
    </style:style>
    <style:style style:name="Aufzählungsnum_20_Sub1" style:display-name="Aufzählungsnum Sub1" style:family="paragraph" style:parent-style-name="Absatz" style:list-style-name="WWNum6">
      <style:paragraph-properties fo:margin-left="1cm" fo:margin-right="0cm" fo:text-indent="-0.499cm" style:auto-text-indent="false"/>
    </style:style>
    <style:style style:name="Aufzählungspfeil_20_1_20_Subpfeil" style:display-name="Aufzählungspfeil 1 Subpfeil" style:family="paragraph" style:parent-style-name="Absatz" style:list-style-name="WWNum9">
      <style:paragraph-properties fo:margin-top="0.106cm" fo:margin-bottom="0cm" style:contextual-spacing="false"/>
      <style:text-properties style:language-asian="en" style:country-asian="US"/>
    </style:style>
    <style:style style:name="Absatz_20_3Pt." style:display-name="Absatz 3Pt." style:family="paragraph" style:parent-style-name="Absatz">
      <style:paragraph-properties fo:margin-top="0.106cm" fo:margin-bottom="0cm" style:contextual-spacing="false"/>
      <style:text-properties fo:color="#000000" loext:opacity="100%" style:font-name="Calibri Light" fo:font-family="'Calibri Light'"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Aufzählungspunkt_20_3" style:display-name="Aufzählungspunkt 3" style:family="paragraph" style:parent-style-name="Absatz" style:list-style-name="WWNum17">
      <style:paragraph-properties fo:margin-left="0.501cm" fo:margin-right="0cm" fo:text-indent="-0.501cm" style:auto-text-indent="false"/>
    </style:style>
    <style:style style:name="Aufzählungspunkt_20_Sub_20_Sub3" style:display-name="Aufzählungspunkt Sub Sub3" style:family="paragraph" style:parent-style-name="Absatz" style:list-style-name="WWNum22">
      <style:paragraph-properties fo:margin-top="0.071cm" fo:margin-bottom="0cm" style:contextual-spacing="false" style:punctuation-wrap="hanging" style:vertical-align="baseline"/>
      <style:text-properties style:font-name="Calibri Light" fo:font-family="'Calibri Light'" style:font-family-generic="roman" style:font-pitch="variable" style:font-name-asian="Times New Roman" style:font-family-asian="'Times New Roman'" style:font-family-generic-asian="system" style:font-pitch-asian="variable" style:language-asian="de" style:country-asian="CH" style:font-name-complex="Times New Roman" style:font-family-complex="'Times New Roman'" style:font-family-generic-complex="system" style:font-pitch-complex="variable"/>
    </style:style>
    <style:style style:name="Aufzählungspunkt_20_Sub_20_Sub1" style:display-name="Aufzählungspunkt Sub Sub1" style:family="paragraph" style:parent-style-name="Absatz" style:list-style-name="WWNum20">
      <style:paragraph-properties fo:margin-left="1.501cm" fo:margin-right="-0.002cm" fo:margin-top="0.106cm" fo:margin-bottom="0cm" style:contextual-spacing="false" fo:text-indent="-0.499cm" style:auto-text-indent="false" style:punctuation-wrap="hanging" style:vertical-align="baseline"/>
      <style:text-properties style:font-name="Calibri Light" fo:font-family="'Calibri Light'" style:font-family-generic="roman" style:font-pitch="variable" style:font-name-asian="Times New Roman" style:font-family-asian="'Times New Roman'" style:font-family-generic-asian="system" style:font-pitch-asian="variable"/>
    </style:style>
    <style:style style:name="Aufzählungspunkt_20_Sub1" style:display-name="Aufzählungspunkt Sub1" style:family="paragraph" style:parent-style-name="Absatz" style:list-style-name="WWNum23">
      <style:paragraph-properties fo:margin-left="1cm" fo:margin-right="0cm" fo:margin-top="0.106cm" fo:margin-bottom="0cm" style:contextual-spacing="false" fo:text-indent="-0.499cm" style:auto-text-indent="false">
        <style:tab-stops/>
      </style:paragraph-properties>
      <style:text-properties style:font-name="Calibri Light" fo:font-family="'Calibri Light'" style:font-family-generic="roman" style:font-pitch="variable"/>
    </style:style>
    <style:style style:name="Aufzählungspunkt_20_Sub2" style:display-name="Aufzählungspunkt Sub2" style:family="paragraph" style:parent-style-name="Absatz" style:list-style-name="WWNum24"/>
    <style:style style:name="Einschub_20_1" style:display-name="Einschub 1" style:family="paragraph" style:parent-style-name="Absatz">
      <style:paragraph-properties fo:margin-left="0.501cm" fo:margin-right="0cm" fo:text-indent="0cm" style:auto-text-indent="false"/>
      <style:text-properties style:font-name="Calibri Light" fo:font-family="'Calibri Light'" style:font-family-generic="roman" style:font-pitch="variable" style:font-name-asian="Times New Roman" style:font-family-asian="'Times New Roman'" style:font-family-generic-asian="system" style:font-pitch-asian="variable"/>
    </style:style>
    <style:style style:name="Einschub_20_1_20_0Pt." style:display-name="Einschub 1 0Pt." style:family="paragraph" style:parent-style-name="Einschub_20_1">
      <style:paragraph-properties fo:margin-top="0cm" fo:margin-bottom="0cm" style:contextual-spacing="false"/>
    </style:style>
    <style:style style:name="Einschub_20_Sub" style:display-name="Einschub Sub" style:family="paragraph" style:parent-style-name="Absatz">
      <style:paragraph-properties fo:margin-left="1cm" fo:margin-right="0cm" fo:margin-top="0.106cm" fo:margin-bottom="0cm" style:contextual-spacing="false" fo:text-indent="0cm" style:auto-text-indent="false"/>
      <style:text-properties style:font-name="Calibri Light" fo:font-family="'Calibri Light'" style:font-family-generic="roman" style:font-pitch="variable" style:font-name-asian="Times New Roman" style:font-family-asian="'Times New Roman'" style:font-family-generic-asian="system" style:font-pitch-asian="variable"/>
    </style:style>
    <style:style style:name="Absatz_20_6Pt." style:display-name="Absatz 6Pt." style:family="paragraph" style:parent-style-name="Absatz">
      <style:text-properties fo:color="#000000" loext:opacity="100%" style:font-name="Calibri Light" fo:font-family="'Calibri Light'"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Aufzählungspunkt_20_1n_20_0Pt." style:display-name="Aufzählungspunkt 1n 0Pt." style:family="paragraph" style:parent-style-name="Aufzählungspunkt_20_1n">
      <style:paragraph-properties fo:margin-top="0cm" fo:margin-bottom="0cm" style:contextual-spacing="false">
        <style:tab-stops/>
      </style:paragraph-properties>
      <style:text-properties style:font-name="Calibri Light" fo:font-family="'Calibri Light'" style:font-family-generic="roman" style:font-pitch="variable" style:language-asian="de" style:country-asian="CH" style:font-name-complex="Times New Roman" style:font-family-complex="'Times New Roman'" style:font-family-generic-complex="system" style:font-pitch-complex="variable"/>
    </style:style>
    <style:style style:name="Aufzählungsnum_20_1n" style:display-name="Aufzählungsnum 1n" style:family="paragraph" style:parent-style-name="Absatz" style:list-style-name="WWNum5">
      <style:paragraph-properties fo:margin-left="0.501cm" fo:margin-right="0cm" fo:margin-top="0.106cm" fo:margin-bottom="0cm" style:contextual-spacing="false" fo:text-indent="-0.501cm" style:auto-text-indent="false"/>
    </style:style>
    <style:style style:name="Aufzählungsalpha" style:family="paragraph" style:parent-style-name="Absatz" style:list-style-name="WWNum1">
      <style:text-properties fo:color="#000000" loext:opacity="100%"/>
    </style:style>
    <style:style style:name="Aufzählungsalpha_20_Sub1" style:display-name="Aufzählungsalpha Sub1" style:family="paragraph" style:parent-style-name="Absatz" style:list-style-name="WWNum3">
      <style:paragraph-properties fo:margin-left="1cm" fo:margin-right="0cm" fo:margin-top="0.106cm" fo:margin-bottom="0cm" style:contextual-spacing="false" fo:text-indent="-0.499cm" style:auto-text-indent="false" style:punctuation-wrap="hanging" style:vertical-align="baseline">
        <style:tab-stops/>
      </style:paragraph-properties>
      <style:text-properties style:font-name="Calibri Light" fo:font-family="'Calibri Light'" style:font-family-generic="roman" style:font-pitch="variable" style:font-name-asian="Times New Roman" style:font-family-asian="'Times New Roman'" style:font-family-generic-asian="system" style:font-pitch-asian="variable" style:language-asian="de" style:country-asian="CH"/>
    </style:style>
    <style:style style:name="Aufzählungspunkt_20_Sub_20_Sub2" style:display-name="Aufzählungspunkt Sub Sub2" style:family="paragraph" style:parent-style-name="Absatz" style:list-style-name="WWNum21">
      <style:paragraph-properties fo:margin-left="1.501cm" fo:margin-right="0cm" fo:margin-top="0.106cm" fo:margin-bottom="0cm" style:contextual-spacing="false" fo:text-indent="-0.501cm" style:auto-text-indent="false"/>
      <style:text-properties style:font-name="Calibri Light" fo:font-family="'Calibri Light'" style:font-family-generic="roman" style:font-pitch="variable"/>
    </style:style>
    <style:style style:name="Absatz-Rahmen-Zent" style:family="paragraph" style:parent-style-name="Absatz">
      <style:paragraph-properties fo:margin-left="4.251cm" fo:margin-right="2.498cm" fo:margin-top="0.282cm" fo:margin-bottom="0cm" style:contextual-spacing="false" fo:text-align="center" style:justify-single-word="false" fo:text-indent="0cm" style:auto-text-indent="false" fo:padding-left="0.141cm" fo:padding-right="0.141cm" fo:padding-top="0.071cm" fo:padding-bottom="0.035cm" fo:border="0.51pt solid #000000" style:shadow="none"/>
      <style:text-properties fo:color="#000000" loext:opacity="100%" style:font-name="Calibri Light" fo:font-family="'Calibri Light'"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Aufzählungspunkt_20_2n_20_0Pt." style:display-name="Aufzählungspunkt 2n 0Pt." style:family="paragraph" style:parent-style-name="Absatz" style:list-style-name="WWNum16">
      <style:paragraph-properties fo:margin-left="0.501cm" fo:margin-right="0cm" fo:margin-top="0cm" fo:margin-bottom="0cm" style:contextual-spacing="false" fo:text-indent="-0.501cm" style:auto-text-indent="false" style:punctuation-wrap="hanging" style:vertical-align="baseline"/>
      <style:text-properties style:font-name="Calibri Light" fo:font-family="'Calibri Light'" style:font-family-generic="roman" style:font-pitch="variable" fo:language="fr" fo:country="CH" style:font-name-asian="Times New Roman" style:font-family-asian="'Times New Roman'" style:font-family-generic-asian="system" style:font-pitch-asian="variable" style:language-asian="de" style:country-asian="CH" style:font-size-complex="10pt"/>
    </style:style>
    <style:style style:name="Absatz_20_0Pt._20_kurs." style:display-name="Absatz 0Pt. kurs." style:family="paragraph" style:parent-style-name="Standard">
      <style:paragraph-properties fo:margin-top="0cm" fo:margin-bottom="0cm" style:contextual-spacing="false" fo:line-height="100%" fo:text-align="justify" style:justify-single-word="false"/>
      <style:text-properties fo:color="#000000" loext:opacity="100%" style:font-name="Calibri Light" fo:font-family="'Calibri Light'" style:font-family-generic="roman" style:font-pitch="variable" fo:font-size="12pt" fo:font-style="italic" style:font-name-asian="Times New Roman" style:font-family-asian="'Times New Roman'" style:font-family-generic-asian="system" style:font-pitch-asian="variable" style:font-size-asian="12pt" style:language-asian="de" style:country-asian="DE" style:font-style-asian="italic" style:font-size-complex="10pt"/>
    </style:style>
    <style:style style:name="Einschub_20_Sub_20_0Pt." style:display-name="Einschub Sub 0Pt." style:family="paragraph" style:parent-style-name="Einschub_20_Sub">
      <style:paragraph-properties fo:margin-top="0cm" fo:margin-bottom="0cm" style:contextual-spacing="false" fo:text-align="start" style:justify-single-word="false"/>
      <style:text-properties style:font-name-complex="Times New Roman" style:font-family-complex="'Times New Roman'" style:font-family-generic-complex="system" style:font-pitch-complex="variable"/>
    </style:style>
    <style:style style:name="Aufzählungspfeil_20_1_20_Subpfeil_20_Subpfeil" style:display-name="Aufzählungspfeil 1 Subpfeil Subpfeil" style:family="paragraph" style:parent-style-name="Absatz" style:list-style-name="WWNum10">
      <style:paragraph-properties fo:margin-top="0cm" fo:margin-bottom="0cm" style:contextual-spacing="false"/>
    </style:style>
    <style:style style:name="Plus" style:family="paragraph" style:list-style-name="WWNum27">
      <style:paragraph-properties fo:margin-top="0.106cm" fo:margin-bottom="0cm" style:contextual-spacing="false" fo:text-align="justify" style:justify-single-word="false" fo:orphans="2" fo:widows="2" style:writing-mode="lr-tb">
        <style:tab-stops/>
      </style:paragraph-properties>
      <style:text-properties style:font-name="Calibri Light" fo:font-family="'Calibri Light'" style:font-family-generic="roman" style:font-pitch="variable" fo:font-size="12pt" style:font-name-asian="Times New Roman" style:font-family-asian="'Times New Roman'" style:font-family-generic-asian="system" style:font-pitch-asian="variable" style:font-size-asian="12pt" style:language-asian="de" style:country-asian="DE" style:font-name-complex="Arial2" style:font-family-complex="Arial" style:font-family-generic-complex="system" style:font-pitch-complex="variable" style:font-size-complex="12pt"/>
    </style:style>
    <style:style style:name="Minus" style:family="paragraph" style:list-style-name="WWNum26">
      <style:paragraph-properties fo:margin-top="0.106cm" fo:margin-bottom="0cm" style:contextual-spacing="false" fo:text-align="start" style:justify-single-word="false" fo:orphans="2" fo:widows="2" style:writing-mode="lr-tb">
        <style:tab-stops/>
      </style:paragraph-properties>
      <style:text-properties style:font-name="Calibri Light" fo:font-family="'Calibri Light'" style:font-family-generic="roman" style:font-pitch="variable" fo:font-size="12pt" style:font-name-asian="Times New Roman" style:font-family-asian="'Times New Roman'" style:font-family-generic-asian="system" style:font-pitch-asian="variable" style:font-size-asian="12pt" style:language-asian="de" style:country-asian="DE" style:font-name-complex="Arial2" style:font-family-complex="Arial" style:font-family-generic-complex="system" style:font-pitch-complex="variable" style:font-size-complex="12pt"/>
    </style:style>
    <style:style style:name="Aufzählungspfeil_20_1_20_0pt." style:display-name="Aufzählungspfeil 1 0pt." style:family="paragraph" style:parent-style-name="Absatz" style:list-style-name="WWNum8">
      <style:paragraph-properties fo:margin-left="0.501cm" fo:margin-right="0cm" fo:text-indent="-0.501cm" style:auto-text-indent="false" style:punctuation-wrap="hanging" style:vertical-align="baseline">
        <style:tab-stops>
          <style:tab-stop style:position="16.753cm" style:type="right"/>
        </style:tab-stops>
      </style:paragraph-properties>
      <style:text-properties style:font-name="Calibri Light" fo:font-family="'Calibri Light'" style:font-family-generic="roman" style:font-pitch="variable" style:font-name-asian="Times New Roman" style:font-family-asian="'Times New Roman'" style:font-family-generic-asian="system" style:font-pitch-asian="variable" style:language-asian="de" style:country-asian="CH"/>
    </style:style>
    <style:style style:name="Aufzählungspunkt_20_3n_20_0Pt." style:display-name="Aufzählungspunkt 3n 0Pt." style:family="paragraph" style:parent-style-name="Absatz" style:list-style-name="WWNum19">
      <style:paragraph-properties fo:margin-left="0.501cm" fo:margin-right="0cm" fo:margin-top="0cm" fo:margin-bottom="0cm" style:contextual-spacing="false" fo:text-indent="-0.501cm" style:auto-text-indent="false">
        <style:tab-stops/>
      </style:paragraph-properties>
      <style:text-properties style:font-name="Calibri Light" fo:font-family="'Calibri Light'" style:font-family-generic="roman" style:font-pitch="variable"/>
    </style:style>
    <style:style style:name="Aufzählungspunkt_20_Sub3" style:display-name="Aufzählungspunkt Sub3" style:family="paragraph" style:parent-style-name="Absatz" style:list-style-name="WWNum25">
      <style:paragraph-properties fo:margin-left="1cm" fo:margin-right="0cm" fo:margin-top="0.106cm" fo:margin-bottom="0cm" style:contextual-spacing="false" fo:text-indent="-0.499cm" style:auto-text-indent="false">
        <style:tab-stops/>
      </style:paragraph-properties>
      <style:text-properties style:font-name="Calibri Light" fo:font-family="'Calibri Light'" style:font-family-generic="roman" style:font-pitch="variable"/>
    </style:style>
    <style:style style:name="Text-Titel_20_kur" style:display-name="Text-Titel kur" style:family="paragraph" style:parent-style-name="Text-Titel">
      <style:paragraph-properties fo:margin-top="0.423cm" fo:margin-bottom="0cm" style:contextual-spacing="false"/>
      <style:text-properties style:font-name="Calibri Light" fo:font-family="'Calibri Light'" style:font-family-generic="roman" style:font-pitch="variable" fo:font-style="italic" style:font-style-asian="italic"/>
    </style:style>
    <style:style style:name="Checkliste" style:family="paragraph" style:parent-style-name="Absatz">
      <style:paragraph-properties fo:text-align="start" style:justify-single-word="false" fo:break-before="page"/>
      <style:text-properties fo:font-size="20pt" fo:font-weight="bold" style:font-size-asian="20pt" style:font-weight-asian="bold" style:font-size-complex="20pt"/>
    </style:style>
    <style:style style:name="Absatz_20_Tab_20_9_20_Pt_20_Titel" style:display-name="Absatz Tab 9 Pt Titel" style:family="paragraph" style:parent-style-name="Absatz_20_Tab_20_12_20_Pt_20_Titel">
      <style:paragraph-properties fo:margin-top="0cm" fo:margin-bottom="0.035cm" style:contextual-spacing="false"/>
      <style:text-properties fo:font-size="9pt" style:font-size-asian="9pt" style:font-size-complex="9pt"/>
    </style:style>
    <style:style style:name="Aufzählungspunkt_20_1n_20_0Pt._20_kur" style:display-name="Aufzählungspunkt 1n 0Pt. kur" style:family="paragraph" style:parent-style-name="Aufzählungspunkt_20_1n_20_0Pt.">
      <style:text-properties fo:font-style="italic" style:font-style-asian="italic"/>
    </style:style>
    <style:style style:name="Aufzählungspunkt_20_1n_20_10" style:display-name="Aufzählungspunkt 1n 10" style:family="paragraph" style:parent-style-name="Absatz" style:list-style-name="WWNum13">
      <style:paragraph-properties fo:margin-left="0.501cm" fo:margin-right="0cm" fo:margin-top="0.106cm" fo:margin-bottom="0cm" style:contextual-spacing="false" fo:text-indent="-0.501cm" style:auto-text-indent="false"/>
      <style:text-properties fo:font-size="10pt" style:font-size-asian="10pt" style:font-size-complex="10pt"/>
    </style:style>
    <style:style style:name="Kopfzeile_20_Fett" style:display-name="Kopfzeile Fett" style:family="paragraph" style:parent-style-name="Header">
      <style:text-properties fo:font-weight="bold" style:font-weight-asian="bold"/>
    </style:style>
    <style:style style:name="Protokoll" style:family="paragraph" style:parent-style-name="Absatz">
      <style:paragraph-properties fo:margin-left="2.501cm" fo:margin-right="0cm" fo:margin-top="0.106cm" fo:margin-bottom="0cm" style:contextual-spacing="false" fo:text-indent="-2.501cm" style:auto-text-indent="false">
        <style:tab-stops>
          <style:tab-stop style:position="2.501cm"/>
        </style:tab-stops>
      </style:paragraph-properties>
    </style:style>
    <style:style style:name="Absatz_20_Tab_20_10_20_Pt_20_1-1_20_Kur" style:display-name="Absatz Tab 10 Pt 1-1 Kur" style:family="paragraph" style:parent-style-name="Absatz_20_Tab_20_12_20_Pt_20_1-1_20_Kur">
      <style:text-properties fo:font-size="10pt" style:font-size-asian="10pt" style:font-size-complex="10pt"/>
    </style:style>
    <style:style style:name="Aufzählungspunkt_20_1_20_Tab_20_12_20_Pt_20_Titel" style:display-name="Aufzählungspunkt 1 Tab 12 Pt Titel" style:family="paragraph" style:parent-style-name="Absatz_20_Tab_20_12_20_Pt_20_Titel" style:list-style-name="WWNum30">
      <style:paragraph-properties fo:margin-left="0.63cm" fo:margin-right="0cm" fo:text-indent="-0.63cm" style:auto-text-indent="false"/>
    </style:style>
    <style:style style:name="Absatz_20_Choice" style:display-name="Absatz Choice" style:family="paragraph" style:parent-style-name="Absatz">
      <style:paragraph-properties fo:margin-left="1.251cm" fo:margin-right="0cm" fo:text-indent="-1.251cm" style:auto-text-indent="false"/>
    </style:style>
    <style:style style:name="Absatz_20_Tab_20_10_20_Pt_20_1-1_20_Kur_20_Fett" style:display-name="Absatz Tab 10 Pt 1-1 Kur Fett" style:family="paragraph" style:parent-style-name="Standard">
      <style:paragraph-properties fo:margin-top="0.035cm" fo:margin-bottom="0.035cm" style:contextual-spacing="false" fo:line-height="0.388cm">
        <style:tab-stops>
          <style:tab-stop style:position="1.476cm"/>
        </style:tab-stops>
      </style:paragraph-properties>
      <style:text-properties style:use-window-font-color="true" loext:opacity="0%" style:font-name="Calibri Light" fo:font-family="'Calibri Light'" style:font-family-generic="roman" style:font-pitch="variable" fo:font-size="9pt" fo:font-style="italic" fo:font-weight="bold" style:font-name-asian="Times New Roman" style:font-family-asian="'Times New Roman'" style:font-family-generic-asian="system" style:font-pitch-asian="variable" style:font-size-asian="9pt" style:language-asian="de" style:country-asian="DE" style:font-style-asian="italic" style:font-weight-asian="bold" style:font-name-complex="Arial2" style:font-family-complex="Arial" style:font-family-generic-complex="system" style:font-pitch-complex="variable" style:font-size-complex="9pt" style:font-style-complex="italic"/>
    </style:style>
    <style:style style:name="Absatz_20_Tab_20_12_20_Pt_20_Titel_20_R" style:display-name="Absatz Tab 12 Pt Titel R" style:family="paragraph" style:parent-style-name="Absatz_20_Tab_20_12_20_Pt_20_Titel">
      <style:paragraph-properties fo:text-align="end" style:justify-single-word="false"/>
    </style:style>
    <style:style style:name="Titel-Überschrift" style:family="paragraph" style:parent-style-name="Titel-Projektbezeichnung_20_1" style:next-style-name="Absatz">
      <style:paragraph-properties fo:break-before="page"/>
    </style:style>
    <style:style style:name="Balloon_20_Text" style:display-name="Balloon Text" style:family="paragraph" style:parent-style-name="Standard" loext:linked-style-name="Sprechblasentext_20_Zchn">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 style:family="paragraph">
      <style:paragraph-properties fo:margin-top="0cm" fo:margin-bottom="0cm" style:contextual-spacing="false" fo:text-align="start" style:justify-single-word="false" fo:orphans="2" fo:widows="2" style:writing-mode="lr-tb"/>
      <style:text-properties fo:color="#000000" loext:opacity="100%" style:font-name="Arial" fo:font-family="Arial" style:font-family-generic="roman" style:font-pitch="variable" fo:font-size="12pt" style:font-name-asian="Times New Roman" style:font-family-asian="'Times New Roman'" style:font-family-generic-asian="system" style:font-pitch-asian="variable" style:font-size-asian="12pt" style:font-name-complex="Arial2" style:font-family-complex="Arial" style:font-family-generic-complex="system" style:font-pitch-complex="variable" style:font-size-complex="12pt"/>
    </style:style>
    <style:style style:name="Text_5f_CDB" style:display-name="Text_CDB" style:family="paragraph" style:parent-style-name="Standard">
      <style:paragraph-properties fo:margin-top="0cm" fo:margin-bottom="0.212cm" style:contextual-spacing="false" fo:line-height="110%"/>
      <style:text-properties style:use-window-font-color="true" loext:opacity="0%" style:font-name="Arial" fo:font-family="Arial" style:font-family-generic="roman" style:font-pitch="variable" fo:language="en" fo:country="US" style:font-name-asian="Times New Roman" style:font-family-asian="'Times New Roman'" style:font-family-generic-asian="system" style:font-pitch-asian="variable" style:language-asian="de" style:country-asian="DE"/>
    </style:style>
    <style:style style:name="Aufzählung_20_1_5f_CDB" style:display-name="Aufzählung 1_CDB" style:family="paragraph" style:parent-style-name="Standard" style:list-style-name="WWNum36">
      <style:paragraph-properties fo:margin-top="0cm" fo:margin-bottom="0.212cm" style:contextual-spacing="false" style:line-height-at-least="0.459cm"/>
      <style:text-properties style:use-window-font-color="true" loext:opacity="0%" style:font-name="Arial" fo:font-family="Arial" style:font-family-generic="roman" style:font-pitch="variable" style:font-name-asian="Times New Roman" style:font-family-asian="'Times New Roman'" style:font-family-generic-asian="system" style:font-pitch-asian="variable" style:language-asian="de" style:country-asian="DE"/>
    </style:style>
    <style:style style:name="Default_20_Paragraph_20_Font" style:display-name="Default Paragraph Font" style:family="text"/>
    <style:style style:name="Überschrift_20_1_20_Zchn" style:display-name="Überschrift 1 Zchn" style:family="text" loext:linked-style-name="Heading_20_1">
      <style:text-properties fo:color="#000000" loext:opacity="100%" style:font-name="Calibri Light" fo:font-family="'Calibri Light'" style:font-family-generic="roman" style:font-pitch="variable" fo:font-size="18pt" fo:font-weight="bold" style:letter-kerning="true" style:font-name-asian="Times New Roman" style:font-family-asian="'Times New Roman'" style:font-family-generic-asian="system" style:font-pitch-asian="variable" style:font-size-asian="18pt" style:language-asian="de" style:country-asian="DE" style:font-weight-asian="bold" style:font-size-complex="18pt"/>
    </style:style>
    <style:style style:name="Überschrift_20_2_20_Zchn" style:display-name="Überschrift 2 Zchn" style:family="text" loext:linked-style-name="Heading_20_2">
      <style:text-properties fo:color="#000000" loext:opacity="100%" style:font-name="Calibri Light" fo:font-family="'Calibri Light'" style:font-family-generic="roman" style:font-pitch="variable" fo:font-size="14pt" fo:font-weight="bold" style:letter-kerning="true" style:font-name-asian="Times New Roman" style:font-family-asian="'Times New Roman'" style:font-family-generic-asian="system" style:font-pitch-asian="variable" style:font-size-asian="14pt" style:language-asian="de" style:country-asian="DE" style:font-weight-asian="bold" style:font-size-complex="14pt"/>
    </style:style>
    <style:style style:name="Überschrift_20_3_20_Zchn" style:display-name="Überschrift 3 Zchn" style:family="text" loext:linked-style-name="Heading_20_3">
      <style:text-properties fo:color="#000000" loext:opacity="100%" style:font-name="Calibri Light" fo:font-family="'Calibri Light'" style:font-family-generic="roman" style:font-pitch="variable" fo:font-size="13pt" fo:font-weight="bold" style:letter-kerning="true" style:font-name-asian="Times New Roman" style:font-family-asian="'Times New Roman'" style:font-family-generic-asian="system" style:font-pitch-asian="variable" style:font-size-asian="13pt" style:language-asian="de" style:country-asian="DE" style:font-weight-asian="bold" style:font-size-complex="13pt"/>
    </style:style>
    <style:style style:name="Überschrift_20_4_20_Zchn" style:display-name="Überschrift 4 Zchn" style:family="text" loext:linked-style-name="Heading_20_4">
      <style:text-properties fo:color="#000000" loext:opacity="100%" style:font-name="Calibri Light" fo:font-family="'Calibri Light'" style:font-family-generic="roman" style:font-pitch="variable" fo:font-size="12pt" fo:font-weight="bold" style:letter-kerning="true" style:font-name-asian="Times New Roman" style:font-family-asian="'Times New Roman'" style:font-family-generic-asian="system" style:font-pitch-asian="variable" style:font-size-asian="12pt" style:language-asian="de" style:country-asian="DE" style:font-weight-asian="bold" style:font-size-complex="12pt"/>
    </style:style>
    <style:style style:name="Überschrift_20_5_20_Zchn" style:display-name="Überschrift 5 Zchn" style:family="text" loext:linked-style-name="Heading_20_5">
      <style:text-properties fo:color="#000000" loext:opacity="100%" style:font-name="Calibri Light" fo:font-family="'Calibri Light'" style:font-family-generic="roman" style:font-pitch="variable" fo:font-size="12pt" style:letter-kerning="true" style:font-name-asian="Times New Roman" style:font-family-asian="'Times New Roman'" style:font-family-generic-asian="system" style:font-pitch-asian="variable" style:font-size-asian="12pt" style:language-asian="de" style:country-asian="DE" style:font-size-complex="12pt"/>
    </style:style>
    <style:style style:name="Überschrift_20_6_20_Zchn" style:display-name="Überschrift 6 Zchn" style:family="text" loext:linked-style-name="Heading_20_6">
      <style:text-properties fo:color="#000000" loext:opacity="100%" style:font-name="Calibri Light" fo:font-family="'Calibri Light'" style:font-family-generic="roman" style:font-pitch="variable" fo:font-size="12pt" style:letter-kerning="true" style:font-name-asian="Times New Roman" style:font-family-asian="'Times New Roman'" style:font-family-generic-asian="system" style:font-pitch-asian="variable" style:font-size-asian="12pt" style:language-asian="de" style:country-asian="DE" style:font-size-complex="12pt" style:font-weight-complex="bold"/>
    </style:style>
    <style:style style:name="Überschrift_20_7_20_Zchn" style:display-name="Überschrift 7 Zchn" style:family="text" loext:linked-style-name="Heading_20_7">
      <style:text-properties fo:color="#000000" loext:opacity="100%" style:font-name="Calibri Light" fo:font-family="'Calibri Light'" style:font-family-generic="roman" style:font-pitch="variable" fo:font-size="12pt" style:letter-kerning="true" style:font-name-asian="Times New Roman" style:font-family-asian="'Times New Roman'" style:font-family-generic-asian="system" style:font-pitch-asian="variable" style:font-size-asian="12pt" style:language-asian="de" style:country-asian="DE" style:font-size-complex="12pt"/>
    </style:style>
    <style:style style:name="Überschrift_20_8_20_Zchn" style:display-name="Überschrift 8 Zchn" style:family="text" loext:linked-style-name="Heading_20_8">
      <style:text-properties style:font-name="Calibri Light" fo:font-family="'Calibri Light'" style:font-family-generic="roman" style:font-pitch="variable" fo:font-size="18pt" fo:font-weight="bold" style:letter-kerning="true" style:font-name-asian="PMingLiU" style:font-family-asian="PMingLiU" style:font-family-generic-asian="system" style:font-pitch-asian="variable" style:font-size-asian="18pt" style:language-asian="fr" style:country-asian="FR" style:font-weight-asian="bold" style:font-name-complex="Arial2" style:font-family-complex="Arial" style:font-family-generic-complex="system" style:font-pitch-complex="variable" style:font-size-complex="18pt" style:font-style-complex="italic"/>
    </style:style>
    <style:style style:name="Überschrift_20_9_20_Zchn" style:display-name="Überschrift 9 Zchn" style:family="text" loext:linked-style-name="Heading_20_9">
      <style:text-properties style:font-name="Calibri Light" fo:font-family="'Calibri Light'" style:font-family-generic="roman" style:font-pitch="variable" fo:font-size="14pt" fo:font-weight="bold" style:letter-kerning="true" style:font-name-asian="PMingLiU" style:font-family-asian="PMingLiU" style:font-family-generic-asian="system" style:font-pitch-asian="variable" style:font-size-asian="14pt" style:language-asian="fr" style:country-asian="FR" style:font-weight-asian="bold" style:font-name-complex="Arial2" style:font-family-complex="Arial" style:font-family-generic-complex="system" style:font-pitch-complex="variable" style:font-size-complex="14pt"/>
    </style:style>
    <style:style style:name="Absatz_20_Zchn" style:display-name="Absatz Zchn" style:family="text" loext:linked-style-name="Absatz">
      <style:text-properties style:font-name="Calibri Light" fo:font-family="'Calibri Light'" style:font-family-generic="roman" style:font-pitch="variable" fo:font-size="12pt" style:font-size-asian="12pt" style:language-asian="de" style:country-asian="DE" style:font-name-complex="Arial2" style:font-family-complex="Arial" style:font-family-generic-complex="system" style:font-pitch-complex="variable" style:font-size-complex="12pt"/>
    </style:style>
    <style:style style:name="Absatz_20_0Pt._20_Zchn" style:display-name="Absatz 0Pt. Zchn" style:family="text" loext:linked-style-name="Absatz_20_0Pt.">
      <style:text-properties fo:color="#000000" loext:opacity="100%" style:font-name="Calibri Light" fo:font-family="'Calibri Light'" style:font-family-generic="roman" style:font-pitch="variable" fo:font-size="12pt" style:font-size-asian="12pt" style:language-asian="de" style:country-asian="DE" style:font-name-complex="Arial2" style:font-family-complex="Arial" style:font-family-generic-complex="system" style:font-pitch-complex="variable" style:font-size-complex="12pt"/>
    </style:style>
    <style:style style:name="Kopfzeile_20_Zchn" style:display-name="Kopfzeile Zchn" style:family="text" loext:linked-style-name="Header">
      <style:text-properties style:font-name="Calibri Light" fo:font-family="'Calibri Light'" style:font-family-generic="roman" style:font-pitch="variable" fo:font-size="9pt" style:font-size-asian="9pt" style:language-asian="de" style:country-asian="DE" style:font-name-complex="Arial2" style:font-family-complex="Arial" style:font-family-generic-complex="system" style:font-pitch-complex="variable" style:font-size-complex="9pt"/>
    </style:style>
    <style:style style:name="Fußzeile_20_Zchn" style:display-name="Fußzeile Zchn" style:family="text" loext:linked-style-name="Footer">
      <style:text-properties style:font-name="Calibri Light" fo:font-family="'Calibri Light'" style:font-family-generic="roman" style:font-pitch="variable" fo:font-size="8pt" style:font-size-asian="8pt" style:language-asian="de" style:country-asian="DE" style:font-name-complex="Arial2" style:font-family-complex="Arial" style:font-family-generic-complex="system" style:font-pitch-complex="variable" style:font-size-complex="8pt"/>
    </style:style>
    <style:style style:name="Absatz_20_0Pt._20_1_20_Pt._20_Zchn" style:display-name="Absatz 0Pt. 1 Pt. Zchn" style:family="text" loext:linked-style-name="Absatz_20_0Pt._20_1_20_Pt.">
      <style:text-properties style:font-name="Calibri Light" fo:font-family="'Calibri Light'" style:font-family-generic="roman" style:font-pitch="variable" fo:font-size="1pt" fo:language="fr" fo:country="CH" style:font-name-asian="Times New Roman" style:font-family-asian="'Times New Roman'" style:font-family-generic-asian="system" style:font-pitch-asian="variable" style:font-size-asian="1pt" style:font-name-complex="Arial2" style:font-family-complex="Arial" style:font-family-generic-complex="system" style:font-pitch-complex="variable"/>
    </style:style>
    <style:style style:name="Placeholder_20_Text" style:display-name="Placeholder Text" style:family="text" style:parent-style-name="Default_20_Paragraph_20_Font">
      <style:text-properties fo:color="#808080" loext:opacity="100%"/>
    </style:style>
    <style:style style:name="Sprechblasentext_20_Zchn" style:display-name="Sprechblasentext Zchn" style:family="text" style:parent-style-name="Default_20_Paragraph_20_Font" loext:linked-style-name="Balloon_20_Text">
      <style:text-properties fo:color="#aeaaaa" loext:opacity="100%" style:font-name="Segoe UI" fo:font-family="'Segoe UI'" style:font-family-generic="roman" style:font-pitch="variable" fo:font-size="9pt" style:font-size-asian="9pt" style:language-asian="en" style:country-asian="US" style:font-name-complex="Segoe UI1" style:font-family-complex="'Segoe UI'" style:font-family-generic-complex="system" style:font-pitch-complex="variable" style:font-size-complex="9pt"/>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text-properties style:use-window-font-color="true" loext:opacity="0%" fo:font-size="12pt" fo:font-style="normal" fo:font-weight="normal" style:font-size-asian="12pt" style:font-style-asian="normal" style:font-weight-asian="normal"/>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use-window-font-color="true" loext:opacity="0%" fo:font-size="10pt" fo:font-style="normal" fo:font-weight="normal" style:font-size-asian="10pt" style:font-style-asian="normal" style:font-weight-asian="normal"/>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use-window-font-color="true" loext:opacity="0%" fo:font-size="12pt" fo:font-style="normal" fo:font-weight="normal" style:font-size-asian="12pt" style:font-style-asian="normal" style:font-weight-asian="normal"/>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text-properties fo:font-size="12pt" style:font-size-asian="12pt"/>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fo:font-size="12pt" style:font-size-asian="12pt"/>
    </style:style>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text-properties fo:font-size="12pt" style:font-size-asian="12pt"/>
    </style:style>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text-properties fo:font-size="12pt" style:font-size-asian="12pt"/>
    </style:style>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text-properties fo:font-size="12pt" style:font-size-asian="12pt"/>
    </style:style>
    <style:style style:name="ListLabel_20_167" style:display-name="ListLabel 167" style:family="text">
      <style:text-properties style:font-name-complex="Courier New1"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complex="Courier New1"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text-properties style:use-window-font-color="true" loext:opacity="0%" fo:font-size="12pt" fo:font-style="normal" fo:font-weight="normal" style:font-size-asian="12pt" style:font-style-asian="normal" style:font-weight-asian="normal"/>
    </style:style>
    <style:style style:name="ListLabel_20_176" style:display-name="ListLabel 176" style:family="text">
      <style:text-properties style:font-name-complex="Courier New1"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1"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text-properties fo:font-size="12pt" style:font-size-asian="12pt"/>
    </style:style>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1"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text-properties fo:font-size="14pt" fo:font-style="normal" fo:font-weight="bold" style:font-size-asian="14pt" style:font-style-asian="normal" style:font-weight-asian="bold"/>
    </style:style>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text-properties fo:font-size="12pt" fo:font-style="normal" fo:font-weight="bold" style:font-size-asian="12pt" style:font-style-asian="normal" style:font-weight-asian="bold"/>
    </style:style>
    <style:style style:name="ListLabel_20_212" style:display-name="ListLabel 212" style:family="text">
      <style:text-properties style:font-name-complex="Courier New1" style:font-family-complex="'Courier New'" style:font-family-generic-complex="system" style:font-pitch-complex="variable"/>
    </style:style>
    <style:style style:name="ListLabel_20_213" style:display-name="ListLabel 213" style:family="text">
      <style:text-properties style:font-name-complex="Times New Roman" style:font-family-complex="'Times New Roman'" style:font-family-generic-complex="system" style:font-pitch-complex="variable"/>
    </style:style>
    <style:style style:name="ListLabel_20_214" style:display-name="ListLabel 214" style:family="text">
      <style:text-properties style:font-name-complex="Times New Roman" style:font-family-complex="'Times New Roman'" style:font-family-generic-complex="system" style:font-pitch-complex="variable"/>
    </style:style>
    <style:style style:name="ListLabel_20_215" style:display-name="ListLabel 215" style:family="text">
      <style:text-properties style:font-name-complex="Courier New1" style:font-family-complex="'Courier New'" style:font-family-generic-complex="system" style:font-pitch-complex="variable"/>
    </style:style>
    <style:style style:name="ListLabel_20_216" style:display-name="ListLabel 216" style:family="text">
      <style:text-properties style:font-name-complex="Times New Roman" style:font-family-complex="'Times New Roman'" style:font-family-generic-complex="system" style:font-pitch-complex="variable"/>
    </style:style>
    <style:style style:name="ListLabel_20_217" style:display-name="ListLabel 217" style:family="text">
      <style:text-properties style:font-name-complex="Times New Roman" style:font-family-complex="'Times New Roman'" style:font-family-generic-complex="system" style:font-pitch-complex="variable"/>
    </style:style>
    <style:style style:name="ListLabel_20_218" style:display-name="ListLabel 218" style:family="text">
      <style:text-properties style:font-name-complex="Courier New1" style:font-family-complex="'Courier New'" style:font-family-generic-complex="system" style:font-pitch-complex="variable"/>
    </style:style>
    <style:style style:name="ListLabel_20_219" style:display-name="ListLabel 219" style:family="text">
      <style:text-properties style:font-name-complex="Times New Roman" style:font-family-complex="'Times New Roman'" style:font-family-generic-complex="system" style:font-pitch-complex="variable"/>
    </style:style>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text-properties style:font-name-asian="Calibri2" style:font-family-asian="Calibri" style:font-family-generic-asian="system" style:font-pitch-asian="variable" style:font-name-complex="F" style:font-family-generic-complex="system" style:font-pitch-complex="variable"/>
    </style:style>
    <style:style style:name="ListLabel_20_230" style:display-name="ListLabel 230" style:family="text">
      <style:text-properties style:font-name-complex="Courier New1"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1"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style style:name="ListLabel_20_236" style:display-name="ListLabel 236" style:family="text">
      <style:text-properties style:font-name-complex="Courier New1"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style style:name="ListLabel_20_239" style:display-name="ListLabel 239" style:family="text">
      <style:text-properties style:font-name-complex="Courier New1"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style style:name="ListLabel_20_242" style:display-name="ListLabel 242" style:family="text">
      <style:text-properties style:font-name-complex="Courier New1" style:font-family-complex="'Courier New'" style:font-family-generic-complex="system" style:font-pitch-complex="variable"/>
    </style:style>
    <style:style style:name="ListLabel_20_243" style:display-name="ListLabel 243" style:family="text"/>
    <style:style style:name="ListLabel_20_244" style:display-name="ListLabel 244" style:family="text"/>
    <style:style style:name="ListLabel_20_245" style:display-name="ListLabel 245" style:family="text">
      <style:text-properties style:font-name-complex="Courier New1"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text-properties fo:font-weight="bold" style:font-weight-asian="bold"/>
    </style:style>
    <style:style style:name="ListLabel_20_265" style:display-name="ListLabel 265" style:family="text">
      <style:text-properties fo:color="#be0a5f" loext:opacity="100%"/>
    </style:style>
    <style:style style:name="ListLabel_20_266" style:display-name="ListLabel 266" style:family="text">
      <style:text-properties style:font-name-complex="Courier New1" style:font-family-complex="'Courier New'" style:font-family-generic-complex="system" style:font-pitch-complex="variable"/>
    </style:style>
    <style:style style:name="ListLabel_20_267" style:display-name="ListLabel 267" style:family="text"/>
    <style:style style:name="ListLabel_20_268" style:display-name="ListLabel 268" style:family="text"/>
    <style:style style:name="ListLabel_20_269" style:display-name="ListLabel 269" style:family="text">
      <style:text-properties style:font-name-complex="Courier New1" style:font-family-complex="'Courier New'" style:font-family-generic-complex="system" style:font-pitch-complex="variable"/>
    </style:style>
    <style:style style:name="ListLabel_20_270" style:display-name="ListLabel 270" style:family="text"/>
    <style:style style:name="ListLabel_20_271" style:display-name="ListLabel 271" style:family="text"/>
    <style:style style:name="ListLabel_20_272" style:display-name="ListLabel 272" style:family="text">
      <style:text-properties style:font-name-complex="Courier New1" style:font-family-complex="'Courier New'" style:font-family-generic-complex="system" style:font-pitch-complex="variable"/>
    </style:style>
    <style:style style:name="ListLabel_20_273" style:display-name="ListLabel 273" style:family="text"/>
    <style:style style:name="ListLabel_20_274" style:display-name="ListLabel 274" style:family="text">
      <style:text-properties fo:color="#be0a5f" loext:opacity="100%"/>
    </style:style>
    <style:style style:name="ListLabel_20_275" style:display-name="ListLabel 275" style:family="text">
      <style:text-properties style:font-name-complex="Courier New1" style:font-family-complex="'Courier New'" style:font-family-generic-complex="system" style:font-pitch-complex="variable"/>
    </style:style>
    <style:style style:name="ListLabel_20_276" style:display-name="ListLabel 276" style:family="text"/>
    <style:style style:name="ListLabel_20_277" style:display-name="ListLabel 277" style:family="text"/>
    <style:style style:name="ListLabel_20_278" style:display-name="ListLabel 278" style:family="text">
      <style:text-properties style:font-name-complex="Courier New1" style:font-family-complex="'Courier New'" style:font-family-generic-complex="system" style:font-pitch-complex="variable"/>
    </style:style>
    <style:style style:name="ListLabel_20_279" style:display-name="ListLabel 279" style:family="text"/>
    <style:style style:name="ListLabel_20_280" style:display-name="ListLabel 280" style:family="text"/>
    <style:style style:name="ListLabel_20_281" style:display-name="ListLabel 281" style:family="text">
      <style:text-properties style:font-name-complex="Courier New1" style:font-family-complex="'Courier New'" style:font-family-generic-complex="system" style:font-pitch-complex="variable"/>
    </style:style>
    <style:style style:name="ListLabel_20_282" style:display-name="ListLabel 282" style:family="text"/>
    <style:style style:name="ListLabel_20_283" style:display-name="ListLabel 283" style:family="text">
      <style:text-properties fo:color="#be0a5f" loext:opacity="100%"/>
    </style:style>
    <style:style style:name="ListLabel_20_284" style:display-name="ListLabel 284" style:family="text">
      <style:text-properties style:font-name-complex="Courier New1" style:font-family-complex="'Courier New'" style:font-family-generic-complex="system" style:font-pitch-complex="variable"/>
    </style:style>
    <style:style style:name="ListLabel_20_285" style:display-name="ListLabel 285" style:family="text"/>
    <style:style style:name="ListLabel_20_286" style:display-name="ListLabel 286" style:family="text"/>
    <style:style style:name="ListLabel_20_287" style:display-name="ListLabel 287" style:family="text">
      <style:text-properties style:font-name-complex="Courier New1" style:font-family-complex="'Courier New'" style:font-family-generic-complex="system" style:font-pitch-complex="variable"/>
    </style:style>
    <style:style style:name="ListLabel_20_288" style:display-name="ListLabel 288" style:family="text"/>
    <style:style style:name="ListLabel_20_289" style:display-name="ListLabel 289" style:family="text"/>
    <style:style style:name="ListLabel_20_290" style:display-name="ListLabel 290" style:family="text">
      <style:text-properties style:font-name-complex="Courier New1" style:font-family-complex="'Courier New'" style:font-family-generic-complex="system" style:font-pitch-complex="variable"/>
    </style:style>
    <style:style style:name="ListLabel_20_291" style:display-name="ListLabel 291" style:family="text"/>
    <style:style style:name="ListLabel_20_292" style:display-name="ListLabel 292" style:family="text"/>
    <style:style style:name="ListLabel_20_293" style:display-name="ListLabel 293" style:family="text">
      <style:text-properties style:font-name-complex="Courier New1" style:font-family-complex="'Courier New'" style:font-family-generic-complex="system" style:font-pitch-complex="variable"/>
    </style:style>
    <style:style style:name="ListLabel_20_294" style:display-name="ListLabel 294" style:family="text"/>
    <style:style style:name="ListLabel_20_295" style:display-name="ListLabel 295" style:family="text"/>
    <style:style style:name="ListLabel_20_296" style:display-name="ListLabel 296" style:family="text">
      <style:text-properties style:font-name-complex="Courier New1" style:font-family-complex="'Courier New'" style:font-family-generic-complex="system" style:font-pitch-complex="variable"/>
    </style:style>
    <style:style style:name="ListLabel_20_297" style:display-name="ListLabel 297" style:family="text"/>
    <style:style style:name="ListLabel_20_298" style:display-name="ListLabel 298" style:family="text"/>
    <style:style style:name="ListLabel_20_299" style:display-name="ListLabel 299" style:family="text">
      <style:text-properties style:font-name-complex="Courier New1" style:font-family-complex="'Courier New'" style:font-family-generic-complex="system" style:font-pitch-complex="variable"/>
    </style:style>
    <style:style style:name="ListLabel_20_300" style:display-name="ListLabel 300" style:family="text"/>
    <style:style style:name="ListLabel_20_301" style:display-name="ListLabel 301" style:family="text">
      <style:text-properties fo:color="#009edb" loext:opacity="100%" fo:font-size="8.5pt" style:font-size-asian="8.5pt"/>
    </style:style>
    <style:style style:name="ListLabel_20_302" style:display-name="ListLabel 302" style:family="text">
      <style:text-properties fo:color="#be0a5f" loext:opacity="100%"/>
    </style:style>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text:outline-style style:name="Outline">
      <text:outline-level-style text:level="1" text:style-name="ListLabel_20_220"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221"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222"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223"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224"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225"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226"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227"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228"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499cm" fo:margin-left="2.25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loext:num-list-format="%1%)" style:num-suffix=")" style:num-format="a" style:num-letter-sync="true">
        <style:list-level-properties text:list-level-position-and-space-mode="label-alignment">
          <style:list-level-label-alignment text:label-followed-by="listtab" fo:text-indent="-0.499cm" fo:margin-left="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3" loext:num-list-format="%1%)" style:num-suffix=")" style:num-format="a" style:num-letter-sync="true">
        <style:list-level-properties text:list-level-position-and-space-mode="label-alignment">
          <style:list-level-label-alignment text:label-followed-by="listtab" text:list-tab-stop-position="3.628cm" fo:text-indent="-0.741cm" fo:margin-left="3.628cm"/>
        </style:list-level-properties>
      </text:list-level-style-number>
      <text:list-level-style-number text:level="2" text:style-name="ListLabel_20_4" loext:num-list-format="%2%." style:num-suffix="." style:num-format="a" style:num-letter-sync="true">
        <style:list-level-properties text:list-level-position-and-space-mode="label-alignment">
          <style:list-level-label-alignment text:label-followed-by="listtab" text:list-tab-stop-position="4.292cm" fo:text-indent="-0.635cm" fo:margin-left="4.292cm"/>
        </style:list-level-properties>
      </text:list-level-style-number>
      <text:list-level-style-number text:level="3" text:style-name="ListLabel_20_5" loext:num-list-format="%3%." style:num-suffix="." style:num-format="i">
        <style:list-level-properties text:list-level-position-and-space-mode="label-alignment" fo:text-align="end">
          <style:list-level-label-alignment text:label-followed-by="listtab" text:list-tab-stop-position="5.562cm" fo:text-indent="-0.318cm" fo:margin-left="5.562cm"/>
        </style:list-level-properties>
      </text:list-level-style-number>
      <text:list-level-style-number text:level="4" text:style-name="ListLabel_20_6" loext:num-list-format="%4%." style:num-suffix="." style:num-format="1">
        <style:list-level-properties text:list-level-position-and-space-mode="label-alignment">
          <style:list-level-label-alignment text:label-followed-by="listtab" text:list-tab-stop-position="6.832cm" fo:text-indent="-0.635cm" fo:margin-left="6.832cm"/>
        </style:list-level-properties>
      </text:list-level-style-number>
      <text:list-level-style-number text:level="5" text:style-name="ListLabel_20_7" loext:num-list-format="%5%." style:num-suffix="." style:num-format="a" style:num-letter-sync="true">
        <style:list-level-properties text:list-level-position-and-space-mode="label-alignment">
          <style:list-level-label-alignment text:label-followed-by="listtab" text:list-tab-stop-position="8.102cm" fo:text-indent="-0.635cm" fo:margin-left="8.102cm"/>
        </style:list-level-properties>
      </text:list-level-style-number>
      <text:list-level-style-number text:level="6" text:style-name="ListLabel_20_8" loext:num-list-format="%6%." style:num-suffix="." style:num-format="i">
        <style:list-level-properties text:list-level-position-and-space-mode="label-alignment" fo:text-align="end">
          <style:list-level-label-alignment text:label-followed-by="listtab" text:list-tab-stop-position="9.372cm" fo:text-indent="-0.318cm" fo:margin-left="9.372cm"/>
        </style:list-level-properties>
      </text:list-level-style-number>
      <text:list-level-style-number text:level="7" text:style-name="ListLabel_20_9" loext:num-list-format="%7%." style:num-suffix="." style:num-format="1">
        <style:list-level-properties text:list-level-position-and-space-mode="label-alignment">
          <style:list-level-label-alignment text:label-followed-by="listtab" text:list-tab-stop-position="10.642cm" fo:text-indent="-0.635cm" fo:margin-left="10.642cm"/>
        </style:list-level-properties>
      </text:list-level-style-number>
      <text:list-level-style-number text:level="8" text:style-name="ListLabel_20_10" loext:num-list-format="%8%." style:num-suffix="." style:num-format="a" style:num-letter-sync="true">
        <style:list-level-properties text:list-level-position-and-space-mode="label-alignment">
          <style:list-level-label-alignment text:label-followed-by="listtab" text:list-tab-stop-position="11.912cm" fo:text-indent="-0.635cm" fo:margin-left="11.912cm"/>
        </style:list-level-properties>
      </text:list-level-style-number>
      <text:list-level-style-number text:level="9" text:style-name="ListLabel_20_11" loext:num-list-format="%9%." style:num-suffix="." style:num-format="i">
        <style:list-level-properties text:list-level-position-and-space-mode="label-alignment" fo:text-align="end">
          <style:list-level-label-alignment text:label-followed-by="listtab" text:list-tab-stop-position="13.182cm" fo:text-indent="-0.318cm" fo:margin-left="13.1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2" loext:num-list-format="%1%" style:num-format="1">
        <style:list-level-properties text:list-level-position-and-space-mode="label-alignment">
          <style:list-level-label-alignment text:label-followed-by="listtab" fo:text-indent="-0.635cm" fo:margin-left="2.136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3" loext:num-list-format="%1%" style:num-format="1">
        <style:list-level-properties text:list-level-position-and-space-mode="label-alignment">
          <style:list-level-label-alignment text:label-followed-by="listtab" fo:text-indent="-0.635cm" fo:margin-left="2.136cm"/>
        </style:list-level-properties>
      </text:list-level-style-number>
      <text:list-level-style-number text:level="2" text:style-name="ListLabel_20_14" loext:num-list-format="%2%." style:num-suffix="." style:num-format="a" style:num-letter-sync="true">
        <style:list-level-properties text:list-level-position-and-space-mode="label-alignment">
          <style:list-level-label-alignment text:label-followed-by="listtab" text:list-tab-stop-position="4.041cm" fo:text-indent="-0.635cm" fo:margin-left="4.041cm"/>
        </style:list-level-properties>
      </text:list-level-style-number>
      <text:list-level-style-number text:level="3" text:style-name="ListLabel_20_15" loext:num-list-format="%3%." style:num-suffix="." style:num-format="i">
        <style:list-level-properties text:list-level-position-and-space-mode="label-alignment" fo:text-align="end">
          <style:list-level-label-alignment text:label-followed-by="listtab" text:list-tab-stop-position="5.311cm" fo:text-indent="-0.318cm" fo:margin-left="5.311cm"/>
        </style:list-level-properties>
      </text:list-level-style-number>
      <text:list-level-style-number text:level="4" text:style-name="ListLabel_20_16" loext:num-list-format="%4%." style:num-suffix="." style:num-format="1">
        <style:list-level-properties text:list-level-position-and-space-mode="label-alignment">
          <style:list-level-label-alignment text:label-followed-by="listtab" text:list-tab-stop-position="6.581cm" fo:text-indent="-0.635cm" fo:margin-left="6.581cm"/>
        </style:list-level-properties>
      </text:list-level-style-number>
      <text:list-level-style-number text:level="5" text:style-name="ListLabel_20_17" loext:num-list-format="%5%." style:num-suffix="." style:num-format="a" style:num-letter-sync="true">
        <style:list-level-properties text:list-level-position-and-space-mode="label-alignment">
          <style:list-level-label-alignment text:label-followed-by="listtab" text:list-tab-stop-position="7.851cm" fo:text-indent="-0.635cm" fo:margin-left="7.851cm"/>
        </style:list-level-properties>
      </text:list-level-style-number>
      <text:list-level-style-number text:level="6" text:style-name="ListLabel_20_18" loext:num-list-format="%6%." style:num-suffix="." style:num-format="i">
        <style:list-level-properties text:list-level-position-and-space-mode="label-alignment" fo:text-align="end">
          <style:list-level-label-alignment text:label-followed-by="listtab" text:list-tab-stop-position="9.121cm" fo:text-indent="-0.318cm" fo:margin-left="9.121cm"/>
        </style:list-level-properties>
      </text:list-level-style-number>
      <text:list-level-style-number text:level="7" text:style-name="ListLabel_20_19" loext:num-list-format="%7%." style:num-suffix="." style:num-format="1">
        <style:list-level-properties text:list-level-position-and-space-mode="label-alignment">
          <style:list-level-label-alignment text:label-followed-by="listtab" text:list-tab-stop-position="10.391cm" fo:text-indent="-0.635cm" fo:margin-left="10.391cm"/>
        </style:list-level-properties>
      </text:list-level-style-number>
      <text:list-level-style-number text:level="8" text:style-name="ListLabel_20_20" loext:num-list-format="%8%." style:num-suffix="." style:num-format="a" style:num-letter-sync="true">
        <style:list-level-properties text:list-level-position-and-space-mode="label-alignment">
          <style:list-level-label-alignment text:label-followed-by="listtab" text:list-tab-stop-position="11.661cm" fo:text-indent="-0.635cm" fo:margin-left="11.661cm"/>
        </style:list-level-properties>
      </text:list-level-style-number>
      <text:list-level-style-number text:level="9" text:style-name="ListLabel_20_21" loext:num-list-format="%9%." style:num-suffix="." style:num-format="i">
        <style:list-level-properties text:list-level-position-and-space-mode="label-alignment" fo:text-align="end">
          <style:list-level-label-alignment text:label-followed-by="listtab" text:list-tab-stop-position="12.931cm" fo:text-indent="-0.318cm" fo:margin-left="12.9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22" loext:num-list-format="%1%" style:num-format="1">
        <style:list-level-properties text:list-level-position-and-space-mode="label-alignment">
          <style:list-level-label-alignment text:label-followed-by="listtab" fo:text-indent="-0.635cm" fo:margin-left="2.635cm"/>
        </style:list-level-properties>
      </text:list-level-style-number>
      <text:list-level-style-number text:level="2" text:style-name="ListLabel_20_23"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4"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2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6"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7"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2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9"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0"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0" loext:num-list-format="" style:num-suffix="" text:bullet-char="">
        <style:list-level-properties text:list-level-position-and-space-mode="label-alignment">
          <style:list-level-label-alignment text:label-followed-by="listtab" text:list-tab-stop-position="4.272cm" fo:text-indent="-0.635cm" fo:margin-left="4.272cm"/>
        </style:list-level-properties>
        <style:text-properties style:font-name="Symbol"/>
      </text:list-level-style-bullet>
      <text:list-level-style-bullet text:level="2" text:style-name="ListLabel_20_4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4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44"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text:style-name="ListLabel_20_4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47"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text:style-name="ListLabel_20_4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5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67" loext:num-list-format="" style:num-suffix="" text:bullet-char="">
        <style:list-level-properties text:list-level-position-and-space-mode="label-alignment">
          <style:list-level-label-alignment text:label-followed-by="listtab" text:list-tab-stop-position="6.272cm" fo:text-indent="-0.635cm" fo:margin-left="6.272cm"/>
        </style:list-level-properties>
        <style:text-properties style:font-name="Monotype Sorts"/>
      </text:list-level-style-bullet>
      <text:list-level-style-bullet text:level="2" text:style-name="ListLabel_20_68" loext:num-list-format="" style:num-suffix="" text:bullet-char="">
        <style:list-level-properties text:list-level-position-and-space-mode="label-alignment">
          <style:list-level-label-alignment text:label-followed-by="listtab" text:list-tab-stop-position="4.54cm" fo:text-indent="-0.635cm" fo:margin-left="4.54cm"/>
        </style:list-level-properties>
        <style:text-properties style:font-name="Wingdings"/>
      </text:list-level-style-bullet>
      <text:list-level-style-bullet text:level="3" text:style-name="ListLabel_20_69" loext:num-list-format="" style:num-suffix="" text:bullet-char="">
        <style:list-level-properties text:list-level-position-and-space-mode="label-alignment">
          <style:list-level-label-alignment text:label-followed-by="listtab" text:list-tab-stop-position="5.81cm" fo:text-indent="-0.635cm" fo:margin-left="5.81cm"/>
        </style:list-level-properties>
        <style:text-properties style:font-name="Wingdings"/>
      </text:list-level-style-bullet>
      <text:list-level-style-bullet text:level="4" text:style-name="ListLabel_20_70" loext:num-list-format="" style:num-suffix="" text:bullet-char="">
        <style:list-level-properties text:list-level-position-and-space-mode="label-alignment">
          <style:list-level-label-alignment text:label-followed-by="listtab" text:list-tab-stop-position="7.08cm" fo:text-indent="-0.635cm" fo:margin-left="7.08cm"/>
        </style:list-level-properties>
        <style:text-properties style:font-name="Symbol"/>
      </text:list-level-style-bullet>
      <text:list-level-style-bullet text:level="5" text:style-name="ListLabel_20_71" loext:num-list-format="o" style:num-suffix="o" text:bullet-char="o">
        <style:list-level-properties text:list-level-position-and-space-mode="label-alignment">
          <style:list-level-label-alignment text:label-followed-by="listtab" text:list-tab-stop-position="8.35cm" fo:text-indent="-0.635cm" fo:margin-left="8.35cm"/>
        </style:list-level-properties>
        <style:text-properties fo:font-family="'Courier New'"/>
      </text:list-level-style-bullet>
      <text:list-level-style-bullet text:level="6" text:style-name="ListLabel_20_72" loext:num-list-format="" style:num-suffix="" text:bullet-char="">
        <style:list-level-properties text:list-level-position-and-space-mode="label-alignment">
          <style:list-level-label-alignment text:label-followed-by="listtab" text:list-tab-stop-position="9.62cm" fo:text-indent="-0.635cm" fo:margin-left="9.62cm"/>
        </style:list-level-properties>
        <style:text-properties style:font-name="Wingdings"/>
      </text:list-level-style-bullet>
      <text:list-level-style-bullet text:level="7" text:style-name="ListLabel_20_73" loext:num-list-format="" style:num-suffix="" text:bullet-char="">
        <style:list-level-properties text:list-level-position-and-space-mode="label-alignment">
          <style:list-level-label-alignment text:label-followed-by="listtab" text:list-tab-stop-position="10.89cm" fo:text-indent="-0.635cm" fo:margin-left="10.89cm"/>
        </style:list-level-properties>
        <style:text-properties style:font-name="Symbol"/>
      </text:list-level-style-bullet>
      <text:list-level-style-bullet text:level="8" text:style-name="ListLabel_20_74" loext:num-list-format="o" style:num-suffix="o" text:bullet-char="o">
        <style:list-level-properties text:list-level-position-and-space-mode="label-alignment">
          <style:list-level-label-alignment text:label-followed-by="listtab" text:list-tab-stop-position="12.16cm" fo:text-indent="-0.635cm" fo:margin-left="12.16cm"/>
        </style:list-level-properties>
        <style:text-properties fo:font-family="'Courier New'"/>
      </text:list-level-style-bullet>
      <text:list-level-style-bullet text:level="9" text:style-name="ListLabel_20_75" loext:num-list-format="" style:num-suffix="" text:bullet-char="">
        <style:list-level-properties text:list-level-position-and-space-mode="label-alignment">
          <style:list-level-label-alignment text:label-followed-by="listtab" text:list-tab-stop-position="13.43cm" fo:text-indent="-0.635cm" fo:margin-left="13.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76" loext:num-list-format="" style:num-suffix="" text:bullet-char="">
        <style:list-level-properties text:list-level-position-and-space-mode="label-alignment">
          <style:list-level-label-alignment text:label-followed-by="listtab" text:list-tab-stop-position="3.387cm" fo:text-indent="-0.635cm" fo:margin-left="3.387cm"/>
        </style:list-level-properties>
        <style:text-properties style:font-name="Symbol"/>
      </text:list-level-style-bullet>
      <text:list-level-style-bullet text:level="2" text:style-name="ListLabel_20_7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7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7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80"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text:style-name="ListLabel_20_8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8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83"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text:style-name="ListLabel_20_8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8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9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94" loext:num-list-format="" style:num-suffix="" text:bullet-char="">
        <style:list-level-properties text:list-level-position-and-space-mode="label-alignment">
          <style:list-level-label-alignment text:label-followed-by="listtab" text:list-tab-stop-position="3.387cm" fo:text-indent="-0.635cm" fo:margin-left="3.387cm"/>
        </style:list-level-properties>
        <style:text-properties style:font-name="Symbol"/>
      </text:list-level-style-bullet>
      <text:list-level-style-bullet text:level="2" text:style-name="ListLabel_20_95" loext:num-list-format="o" style:num-suffix="o" text:bullet-char="o">
        <style:list-level-properties text:list-level-position-and-space-mode="label-alignment">
          <style:list-level-label-alignment text:label-followed-by="listtab" text:list-tab-stop-position="4.041cm" fo:text-indent="-0.635cm" fo:margin-left="4.041cm"/>
        </style:list-level-properties>
        <style:text-properties fo:font-family="'Courier New'"/>
      </text:list-level-style-bullet>
      <text:list-level-style-bullet text:level="3" text:style-name="ListLabel_20_96" loext:num-list-format="" style:num-suffix="" text:bullet-char="">
        <style:list-level-properties text:list-level-position-and-space-mode="label-alignment">
          <style:list-level-label-alignment text:label-followed-by="listtab" text:list-tab-stop-position="5.311cm" fo:text-indent="-0.635cm" fo:margin-left="5.311cm"/>
        </style:list-level-properties>
        <style:text-properties style:font-name="Wingdings"/>
      </text:list-level-style-bullet>
      <text:list-level-style-bullet text:level="4" text:style-name="ListLabel_20_97" loext:num-list-format="" style:num-suffix="" text:bullet-char="">
        <style:list-level-properties text:list-level-position-and-space-mode="label-alignment">
          <style:list-level-label-alignment text:label-followed-by="listtab" text:list-tab-stop-position="6.581cm" fo:text-indent="-0.635cm" fo:margin-left="6.581cm"/>
        </style:list-level-properties>
        <style:text-properties style:font-name="Symbol"/>
      </text:list-level-style-bullet>
      <text:list-level-style-bullet text:level="5" text:style-name="ListLabel_20_98" loext:num-list-format="o" style:num-suffix="o" text:bullet-char="o">
        <style:list-level-properties text:list-level-position-and-space-mode="label-alignment">
          <style:list-level-label-alignment text:label-followed-by="listtab" text:list-tab-stop-position="7.851cm" fo:text-indent="-0.635cm" fo:margin-left="7.851cm"/>
        </style:list-level-properties>
        <style:text-properties fo:font-family="'Courier New'"/>
      </text:list-level-style-bullet>
      <text:list-level-style-bullet text:level="6" text:style-name="ListLabel_20_99" loext:num-list-format="" style:num-suffix="" text:bullet-char="">
        <style:list-level-properties text:list-level-position-and-space-mode="label-alignment">
          <style:list-level-label-alignment text:label-followed-by="listtab" text:list-tab-stop-position="9.121cm" fo:text-indent="-0.635cm" fo:margin-left="9.121cm"/>
        </style:list-level-properties>
        <style:text-properties style:font-name="Wingdings"/>
      </text:list-level-style-bullet>
      <text:list-level-style-bullet text:level="7" text:style-name="ListLabel_20_100" loext:num-list-format="" style:num-suffix="" text:bullet-char="">
        <style:list-level-properties text:list-level-position-and-space-mode="label-alignment">
          <style:list-level-label-alignment text:label-followed-by="listtab" text:list-tab-stop-position="10.391cm" fo:text-indent="-0.635cm" fo:margin-left="10.391cm"/>
        </style:list-level-properties>
        <style:text-properties style:font-name="Symbol"/>
      </text:list-level-style-bullet>
      <text:list-level-style-bullet text:level="8" text:style-name="ListLabel_20_101" loext:num-list-format="o" style:num-suffix="o" text:bullet-char="o">
        <style:list-level-properties text:list-level-position-and-space-mode="label-alignment">
          <style:list-level-label-alignment text:label-followed-by="listtab" text:list-tab-stop-position="11.661cm" fo:text-indent="-0.635cm" fo:margin-left="11.661cm"/>
        </style:list-level-properties>
        <style:text-properties fo:font-family="'Courier New'"/>
      </text:list-level-style-bullet>
      <text:list-level-style-bullet text:level="9" text:style-name="ListLabel_20_102" loext:num-list-format="" style:num-suffix="" text:bullet-char="">
        <style:list-level-properties text:list-level-position-and-space-mode="label-alignment">
          <style:list-level-label-alignment text:label-followed-by="listtab" text:list-tab-stop-position="12.931cm" fo:text-indent="-0.635cm" fo:margin-left="12.93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03" loext:num-list-format="–" style:num-suffix="–" text:bullet-char="–">
        <style:list-level-properties text:list-level-position-and-space-mode="label-alignment">
          <style:list-level-label-alignment text:label-followed-by="listtab" text:list-tab-stop-position="2.771cm" fo:text-indent="-0.635cm" fo:margin-left="2.771cm"/>
        </style:list-level-properties>
        <style:text-properties fo:font-family="Arial"/>
      </text:list-level-style-bullet>
      <text:list-level-style-bullet text:level="2" text:style-name="ListLabel_20_104" loext:num-list-format="o" style:num-suffix="o" text:bullet-char="o">
        <style:list-level-properties text:list-level-position-and-space-mode="label-alignment">
          <style:list-level-label-alignment text:label-followed-by="listtab" text:list-tab-stop-position="4.041cm" fo:text-indent="-0.635cm" fo:margin-left="4.041cm"/>
        </style:list-level-properties>
        <style:text-properties fo:font-family="'Courier New'"/>
      </text:list-level-style-bullet>
      <text:list-level-style-bullet text:level="3" text:style-name="ListLabel_20_105" loext:num-list-format="" style:num-suffix="" text:bullet-char="">
        <style:list-level-properties text:list-level-position-and-space-mode="label-alignment">
          <style:list-level-label-alignment text:label-followed-by="listtab" text:list-tab-stop-position="5.311cm" fo:text-indent="-0.635cm" fo:margin-left="5.311cm"/>
        </style:list-level-properties>
        <style:text-properties style:font-name="Wingdings"/>
      </text:list-level-style-bullet>
      <text:list-level-style-bullet text:level="4" text:style-name="ListLabel_20_106" loext:num-list-format="" style:num-suffix="" text:bullet-char="">
        <style:list-level-properties text:list-level-position-and-space-mode="label-alignment">
          <style:list-level-label-alignment text:label-followed-by="listtab" text:list-tab-stop-position="6.581cm" fo:text-indent="-0.635cm" fo:margin-left="6.581cm"/>
        </style:list-level-properties>
        <style:text-properties style:font-name="Symbol"/>
      </text:list-level-style-bullet>
      <text:list-level-style-bullet text:level="5" text:style-name="ListLabel_20_107" loext:num-list-format="o" style:num-suffix="o" text:bullet-char="o">
        <style:list-level-properties text:list-level-position-and-space-mode="label-alignment">
          <style:list-level-label-alignment text:label-followed-by="listtab" text:list-tab-stop-position="7.851cm" fo:text-indent="-0.635cm" fo:margin-left="7.851cm"/>
        </style:list-level-properties>
        <style:text-properties fo:font-family="'Courier New'"/>
      </text:list-level-style-bullet>
      <text:list-level-style-bullet text:level="6" text:style-name="ListLabel_20_108" loext:num-list-format="" style:num-suffix="" text:bullet-char="">
        <style:list-level-properties text:list-level-position-and-space-mode="label-alignment">
          <style:list-level-label-alignment text:label-followed-by="listtab" text:list-tab-stop-position="9.121cm" fo:text-indent="-0.635cm" fo:margin-left="9.121cm"/>
        </style:list-level-properties>
        <style:text-properties style:font-name="Wingdings"/>
      </text:list-level-style-bullet>
      <text:list-level-style-bullet text:level="7" text:style-name="ListLabel_20_109" loext:num-list-format="" style:num-suffix="" text:bullet-char="">
        <style:list-level-properties text:list-level-position-and-space-mode="label-alignment">
          <style:list-level-label-alignment text:label-followed-by="listtab" text:list-tab-stop-position="10.391cm" fo:text-indent="-0.635cm" fo:margin-left="10.391cm"/>
        </style:list-level-properties>
        <style:text-properties style:font-name="Symbol"/>
      </text:list-level-style-bullet>
      <text:list-level-style-bullet text:level="8" text:style-name="ListLabel_20_110" loext:num-list-format="o" style:num-suffix="o" text:bullet-char="o">
        <style:list-level-properties text:list-level-position-and-space-mode="label-alignment">
          <style:list-level-label-alignment text:label-followed-by="listtab" text:list-tab-stop-position="11.661cm" fo:text-indent="-0.635cm" fo:margin-left="11.661cm"/>
        </style:list-level-properties>
        <style:text-properties fo:font-family="'Courier New'"/>
      </text:list-level-style-bullet>
      <text:list-level-style-bullet text:level="9" text:style-name="ListLabel_20_111" loext:num-list-format="" style:num-suffix="" text:bullet-char="">
        <style:list-level-properties text:list-level-position-and-space-mode="label-alignment">
          <style:list-level-label-alignment text:label-followed-by="listtab" text:list-tab-stop-position="12.931cm" fo:text-indent="-0.635cm" fo:margin-left="12.93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12" loext:num-list-format="–" style:num-suffix="–" text:bullet-char="–">
        <style:list-level-properties text:list-level-position-and-space-mode="label-alignment">
          <style:list-level-label-alignment text:label-followed-by="listtab" fo:text-indent="-0.635cm" fo:margin-left="0.635cm"/>
        </style:list-level-properties>
        <style:text-properties fo:font-family="Arial"/>
      </text:list-level-style-bullet>
      <text:list-level-style-bullet text:level="2" text:style-name="ListLabel_20_11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1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1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16"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text:style-name="ListLabel_20_11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1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19"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text:style-name="ListLabel_20_12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21" loext:num-list-format="o" style:num-suffix="o" text:bullet-char="o">
        <style:list-level-properties text:list-level-position-and-space-mode="label-alignment">
          <style:list-level-label-alignment text:label-followed-by="listtab" fo:text-indent="-0.635cm" fo:margin-left="0.635cm"/>
        </style:list-level-properties>
        <style:text-properties fo:font-family="'Courier New'"/>
      </text:list-level-style-bullet>
      <text:list-level-style-bullet text:level="2" text:style-name="ListLabel_20_12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2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2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30" loext:num-list-format="o" style:num-suffix="o" text:bullet-char="o">
        <style:list-level-properties text:list-level-position-and-space-mode="label-alignment">
          <style:list-level-label-alignment text:label-followed-by="listtab" text:list-tab-stop-position="2.771cm" fo:text-indent="-0.635cm" fo:margin-left="2.771cm"/>
        </style:list-level-properties>
        <style:text-properties fo:font-family="'Courier New'"/>
      </text:list-level-style-bullet>
      <text:list-level-style-bullet text:level="2" text:style-name="ListLabel_20_131" loext:num-list-format="o" style:num-suffix="o" text:bullet-char="o">
        <style:list-level-properties text:list-level-position-and-space-mode="label-alignment">
          <style:list-level-label-alignment text:label-followed-by="listtab" text:list-tab-stop-position="4.041cm" fo:text-indent="-0.635cm" fo:margin-left="4.041cm"/>
        </style:list-level-properties>
        <style:text-properties fo:font-family="'Courier New'"/>
      </text:list-level-style-bullet>
      <text:list-level-style-bullet text:level="3" text:style-name="ListLabel_20_132" loext:num-list-format="" style:num-suffix="" text:bullet-char="">
        <style:list-level-properties text:list-level-position-and-space-mode="label-alignment">
          <style:list-level-label-alignment text:label-followed-by="listtab" text:list-tab-stop-position="5.311cm" fo:text-indent="-0.635cm" fo:margin-left="5.311cm"/>
        </style:list-level-properties>
        <style:text-properties style:font-name="Wingdings"/>
      </text:list-level-style-bullet>
      <text:list-level-style-bullet text:level="4" text:style-name="ListLabel_20_133" loext:num-list-format="" style:num-suffix="" text:bullet-char="">
        <style:list-level-properties text:list-level-position-and-space-mode="label-alignment">
          <style:list-level-label-alignment text:label-followed-by="listtab" text:list-tab-stop-position="6.581cm" fo:text-indent="-0.635cm" fo:margin-left="6.581cm"/>
        </style:list-level-properties>
        <style:text-properties style:font-name="Symbol"/>
      </text:list-level-style-bullet>
      <text:list-level-style-bullet text:level="5" text:style-name="ListLabel_20_134" loext:num-list-format="o" style:num-suffix="o" text:bullet-char="o">
        <style:list-level-properties text:list-level-position-and-space-mode="label-alignment">
          <style:list-level-label-alignment text:label-followed-by="listtab" text:list-tab-stop-position="7.851cm" fo:text-indent="-0.635cm" fo:margin-left="7.851cm"/>
        </style:list-level-properties>
        <style:text-properties fo:font-family="'Courier New'"/>
      </text:list-level-style-bullet>
      <text:list-level-style-bullet text:level="6" text:style-name="ListLabel_20_135" loext:num-list-format="" style:num-suffix="" text:bullet-char="">
        <style:list-level-properties text:list-level-position-and-space-mode="label-alignment">
          <style:list-level-label-alignment text:label-followed-by="listtab" text:list-tab-stop-position="9.121cm" fo:text-indent="-0.635cm" fo:margin-left="9.121cm"/>
        </style:list-level-properties>
        <style:text-properties style:font-name="Wingdings"/>
      </text:list-level-style-bullet>
      <text:list-level-style-bullet text:level="7" text:style-name="ListLabel_20_136" loext:num-list-format="" style:num-suffix="" text:bullet-char="">
        <style:list-level-properties text:list-level-position-and-space-mode="label-alignment">
          <style:list-level-label-alignment text:label-followed-by="listtab" text:list-tab-stop-position="10.391cm" fo:text-indent="-0.635cm" fo:margin-left="10.391cm"/>
        </style:list-level-properties>
        <style:text-properties style:font-name="Symbol"/>
      </text:list-level-style-bullet>
      <text:list-level-style-bullet text:level="8" text:style-name="ListLabel_20_137" loext:num-list-format="o" style:num-suffix="o" text:bullet-char="o">
        <style:list-level-properties text:list-level-position-and-space-mode="label-alignment">
          <style:list-level-label-alignment text:label-followed-by="listtab" text:list-tab-stop-position="11.661cm" fo:text-indent="-0.635cm" fo:margin-left="11.661cm"/>
        </style:list-level-properties>
        <style:text-properties fo:font-family="'Courier New'"/>
      </text:list-level-style-bullet>
      <text:list-level-style-bullet text:level="9" text:style-name="ListLabel_20_138" loext:num-list-format="" style:num-suffix="" text:bullet-char="">
        <style:list-level-properties text:list-level-position-and-space-mode="label-alignment">
          <style:list-level-label-alignment text:label-followed-by="listtab" text:list-tab-stop-position="12.931cm" fo:text-indent="-0.635cm" fo:margin-left="12.93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39" loext:num-list-format="o" style:num-suffix="o" text:bullet-char="o">
        <style:list-level-properties text:list-level-position-and-space-mode="label-alignment">
          <style:list-level-label-alignment text:label-followed-by="listtab" text:list-tab-stop-position="2.771cm" fo:text-indent="-0.635cm" fo:margin-left="2.771cm"/>
        </style:list-level-properties>
        <style:text-properties fo:font-family="'Courier New'"/>
      </text:list-level-style-bullet>
      <text:list-level-style-bullet text:level="2" text:style-name="ListLabel_20_14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4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4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4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48" loext:num-list-format="" style:num-suffix="" text:bullet-char="">
        <style:list-level-properties text:list-level-position-and-space-mode="label-alignment">
          <style:list-level-label-alignment text:label-followed-by="listtab" fo:text-indent="-0.635cm" fo:margin-left="1.635cm"/>
        </style:list-level-properties>
        <style:text-properties style:font-name="Symbol"/>
      </text:list-level-style-bullet>
      <text:list-level-style-bullet text:level="2" text:style-name="ListLabel_20_149" loext:num-list-format="o" style:num-suffix="o" text:bullet-char="o">
        <style:list-level-properties text:list-level-position-and-space-mode="label-alignment">
          <style:list-level-label-alignment text:label-followed-by="listtab" text:list-tab-stop-position="4.791cm" fo:text-indent="-0.635cm" fo:margin-left="4.791cm"/>
        </style:list-level-properties>
        <style:text-properties fo:font-family="'Courier New'"/>
      </text:list-level-style-bullet>
      <text:list-level-style-bullet text:level="3" text:style-name="ListLabel_20_150" loext:num-list-format="" style:num-suffix="" text:bullet-char="">
        <style:list-level-properties text:list-level-position-and-space-mode="label-alignment">
          <style:list-level-label-alignment text:label-followed-by="listtab" text:list-tab-stop-position="6.061cm" fo:text-indent="-0.635cm" fo:margin-left="6.061cm"/>
        </style:list-level-properties>
        <style:text-properties style:font-name="Wingdings"/>
      </text:list-level-style-bullet>
      <text:list-level-style-bullet text:level="4" text:style-name="ListLabel_20_151" loext:num-list-format="" style:num-suffix="" text:bullet-char="">
        <style:list-level-properties text:list-level-position-and-space-mode="label-alignment">
          <style:list-level-label-alignment text:label-followed-by="listtab" text:list-tab-stop-position="7.331cm" fo:text-indent="-0.635cm" fo:margin-left="7.331cm"/>
        </style:list-level-properties>
        <style:text-properties style:font-name="Symbol"/>
      </text:list-level-style-bullet>
      <text:list-level-style-bullet text:level="5" text:style-name="ListLabel_20_152" loext:num-list-format="o" style:num-suffix="o" text:bullet-char="o">
        <style:list-level-properties text:list-level-position-and-space-mode="label-alignment">
          <style:list-level-label-alignment text:label-followed-by="listtab" text:list-tab-stop-position="8.601cm" fo:text-indent="-0.635cm" fo:margin-left="8.601cm"/>
        </style:list-level-properties>
        <style:text-properties fo:font-family="'Courier New'"/>
      </text:list-level-style-bullet>
      <text:list-level-style-bullet text:level="6" text:style-name="ListLabel_20_153" loext:num-list-format="" style:num-suffix="" text:bullet-char="">
        <style:list-level-properties text:list-level-position-and-space-mode="label-alignment">
          <style:list-level-label-alignment text:label-followed-by="listtab" text:list-tab-stop-position="9.871cm" fo:text-indent="-0.635cm" fo:margin-left="9.871cm"/>
        </style:list-level-properties>
        <style:text-properties style:font-name="Wingdings"/>
      </text:list-level-style-bullet>
      <text:list-level-style-bullet text:level="7" text:style-name="ListLabel_20_154" loext:num-list-format="" style:num-suffix="" text:bullet-char="">
        <style:list-level-properties text:list-level-position-and-space-mode="label-alignment">
          <style:list-level-label-alignment text:label-followed-by="listtab" text:list-tab-stop-position="11.141cm" fo:text-indent="-0.635cm" fo:margin-left="11.141cm"/>
        </style:list-level-properties>
        <style:text-properties style:font-name="Symbol"/>
      </text:list-level-style-bullet>
      <text:list-level-style-bullet text:level="8" text:style-name="ListLabel_20_155" loext:num-list-format="o" style:num-suffix="o" text:bullet-char="o">
        <style:list-level-properties text:list-level-position-and-space-mode="label-alignment">
          <style:list-level-label-alignment text:label-followed-by="listtab" text:list-tab-stop-position="12.411cm" fo:text-indent="-0.635cm" fo:margin-left="12.411cm"/>
        </style:list-level-properties>
        <style:text-properties fo:font-family="'Courier New'"/>
      </text:list-level-style-bullet>
      <text:list-level-style-bullet text:level="9" text:style-name="ListLabel_20_156" loext:num-list-format="" style:num-suffix="" text:bullet-char="">
        <style:list-level-properties text:list-level-position-and-space-mode="label-alignment">
          <style:list-level-label-alignment text:label-followed-by="listtab" text:list-tab-stop-position="13.681cm" fo:text-indent="-0.635cm" fo:margin-left="13.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57" loext:num-list-format="‒" style:num-suffix="‒" text:bullet-char="‒">
        <style:list-level-properties text:list-level-position-and-space-mode="label-alignment">
          <style:list-level-label-alignment text:label-followed-by="listtab" fo:text-indent="-0.635cm" fo:margin-left="3.136cm"/>
        </style:list-level-properties>
        <style:text-properties fo:font-family="Arial"/>
      </text:list-level-style-bullet>
      <text:list-level-style-bullet text:level="2" text:style-name="ListLabel_20_158" loext:num-list-format="o" style:num-suffix="o" text:bullet-char="o">
        <style:list-level-properties text:list-level-position-and-space-mode="label-alignment">
          <style:list-level-label-alignment text:label-followed-by="listtab" text:list-tab-stop-position="5.041cm" fo:text-indent="-0.635cm" fo:margin-left="5.041cm"/>
        </style:list-level-properties>
        <style:text-properties fo:font-family="'Courier New'"/>
      </text:list-level-style-bullet>
      <text:list-level-style-bullet text:level="3" text:style-name="ListLabel_20_159" loext:num-list-format="" style:num-suffix="" text:bullet-char="">
        <style:list-level-properties text:list-level-position-and-space-mode="label-alignment">
          <style:list-level-label-alignment text:label-followed-by="listtab" text:list-tab-stop-position="6.311cm" fo:text-indent="-0.635cm" fo:margin-left="6.311cm"/>
        </style:list-level-properties>
        <style:text-properties style:font-name="Wingdings"/>
      </text:list-level-style-bullet>
      <text:list-level-style-bullet text:level="4" text:style-name="ListLabel_20_160" loext:num-list-format="" style:num-suffix="" text:bullet-char="">
        <style:list-level-properties text:list-level-position-and-space-mode="label-alignment">
          <style:list-level-label-alignment text:label-followed-by="listtab" text:list-tab-stop-position="7.581cm" fo:text-indent="-0.635cm" fo:margin-left="7.581cm"/>
        </style:list-level-properties>
        <style:text-properties style:font-name="Symbol"/>
      </text:list-level-style-bullet>
      <text:list-level-style-bullet text:level="5" text:style-name="ListLabel_20_161" loext:num-list-format="o" style:num-suffix="o" text:bullet-char="o">
        <style:list-level-properties text:list-level-position-and-space-mode="label-alignment">
          <style:list-level-label-alignment text:label-followed-by="listtab" text:list-tab-stop-position="8.851cm" fo:text-indent="-0.635cm" fo:margin-left="8.851cm"/>
        </style:list-level-properties>
        <style:text-properties fo:font-family="'Courier New'"/>
      </text:list-level-style-bullet>
      <text:list-level-style-bullet text:level="6" text:style-name="ListLabel_20_162" loext:num-list-format="" style:num-suffix="" text:bullet-char="">
        <style:list-level-properties text:list-level-position-and-space-mode="label-alignment">
          <style:list-level-label-alignment text:label-followed-by="listtab" text:list-tab-stop-position="10.121cm" fo:text-indent="-0.635cm" fo:margin-left="10.121cm"/>
        </style:list-level-properties>
        <style:text-properties style:font-name="Wingdings"/>
      </text:list-level-style-bullet>
      <text:list-level-style-bullet text:level="7" text:style-name="ListLabel_20_163" loext:num-list-format="" style:num-suffix="" text:bullet-char="">
        <style:list-level-properties text:list-level-position-and-space-mode="label-alignment">
          <style:list-level-label-alignment text:label-followed-by="listtab" text:list-tab-stop-position="11.391cm" fo:text-indent="-0.635cm" fo:margin-left="11.391cm"/>
        </style:list-level-properties>
        <style:text-properties style:font-name="Symbol"/>
      </text:list-level-style-bullet>
      <text:list-level-style-bullet text:level="8" text:style-name="ListLabel_20_164" loext:num-list-format="o" style:num-suffix="o" text:bullet-char="o">
        <style:list-level-properties text:list-level-position-and-space-mode="label-alignment">
          <style:list-level-label-alignment text:label-followed-by="listtab" text:list-tab-stop-position="12.661cm" fo:text-indent="-0.635cm" fo:margin-left="12.661cm"/>
        </style:list-level-properties>
        <style:text-properties fo:font-family="'Courier New'"/>
      </text:list-level-style-bullet>
      <text:list-level-style-bullet text:level="9" text:style-name="ListLabel_20_165" loext:num-list-format="" style:num-suffix="" text:bullet-char="">
        <style:list-level-properties text:list-level-position-and-space-mode="label-alignment">
          <style:list-level-label-alignment text:label-followed-by="listtab" text:list-tab-stop-position="13.931cm" fo:text-indent="-0.635cm" fo:margin-left="13.93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66" loext:num-list-format="o" style:num-suffix="o" text:bullet-char="o">
        <style:list-level-properties text:list-level-position-and-space-mode="label-alignment">
          <style:list-level-label-alignment text:label-followed-by="listtab" fo:text-indent="-0.635cm" fo:margin-left="1.635cm"/>
        </style:list-level-properties>
        <style:text-properties fo:font-family="'Courier New'"/>
      </text:list-level-style-bullet>
      <text:list-level-style-bullet text:level="2" text:style-name="ListLabel_20_167" loext:num-list-format="o" style:num-suffix="o" text:bullet-char="o">
        <style:list-level-properties text:list-level-position-and-space-mode="label-alignment">
          <style:list-level-label-alignment text:label-followed-by="listtab" text:list-tab-stop-position="5.039cm" fo:text-indent="-0.635cm" fo:margin-left="5.039cm"/>
        </style:list-level-properties>
        <style:text-properties fo:font-family="'Courier New'"/>
      </text:list-level-style-bullet>
      <text:list-level-style-bullet text:level="3" text:style-name="ListLabel_20_168" loext:num-list-format="" style:num-suffix="" text:bullet-char="">
        <style:list-level-properties text:list-level-position-and-space-mode="label-alignment">
          <style:list-level-label-alignment text:label-followed-by="listtab" text:list-tab-stop-position="6.309cm" fo:text-indent="-0.635cm" fo:margin-left="6.309cm"/>
        </style:list-level-properties>
        <style:text-properties style:font-name="Wingdings"/>
      </text:list-level-style-bullet>
      <text:list-level-style-bullet text:level="4" text:style-name="ListLabel_20_169" loext:num-list-format="" style:num-suffix="" text:bullet-char="">
        <style:list-level-properties text:list-level-position-and-space-mode="label-alignment">
          <style:list-level-label-alignment text:label-followed-by="listtab" text:list-tab-stop-position="7.579cm" fo:text-indent="-0.635cm" fo:margin-left="7.579cm"/>
        </style:list-level-properties>
        <style:text-properties style:font-name="Symbol"/>
      </text:list-level-style-bullet>
      <text:list-level-style-bullet text:level="5" text:style-name="ListLabel_20_170" loext:num-list-format="o" style:num-suffix="o" text:bullet-char="o">
        <style:list-level-properties text:list-level-position-and-space-mode="label-alignment">
          <style:list-level-label-alignment text:label-followed-by="listtab" text:list-tab-stop-position="8.849cm" fo:text-indent="-0.635cm" fo:margin-left="8.849cm"/>
        </style:list-level-properties>
        <style:text-properties fo:font-family="'Courier New'"/>
      </text:list-level-style-bullet>
      <text:list-level-style-bullet text:level="6" text:style-name="ListLabel_20_171" loext:num-list-format="" style:num-suffix="" text:bullet-char="">
        <style:list-level-properties text:list-level-position-and-space-mode="label-alignment">
          <style:list-level-label-alignment text:label-followed-by="listtab" text:list-tab-stop-position="10.119cm" fo:text-indent="-0.635cm" fo:margin-left="10.119cm"/>
        </style:list-level-properties>
        <style:text-properties style:font-name="Wingdings"/>
      </text:list-level-style-bullet>
      <text:list-level-style-bullet text:level="7" text:style-name="ListLabel_20_172" loext:num-list-format="" style:num-suffix="" text:bullet-char="">
        <style:list-level-properties text:list-level-position-and-space-mode="label-alignment">
          <style:list-level-label-alignment text:label-followed-by="listtab" text:list-tab-stop-position="11.389cm" fo:text-indent="-0.635cm" fo:margin-left="11.389cm"/>
        </style:list-level-properties>
        <style:text-properties style:font-name="Symbol"/>
      </text:list-level-style-bullet>
      <text:list-level-style-bullet text:level="8" text:style-name="ListLabel_20_173" loext:num-list-format="o" style:num-suffix="o" text:bullet-char="o">
        <style:list-level-properties text:list-level-position-and-space-mode="label-alignment">
          <style:list-level-label-alignment text:label-followed-by="listtab" text:list-tab-stop-position="12.659cm" fo:text-indent="-0.635cm" fo:margin-left="12.659cm"/>
        </style:list-level-properties>
        <style:text-properties fo:font-family="'Courier New'"/>
      </text:list-level-style-bullet>
      <text:list-level-style-bullet text:level="9" text:style-name="ListLabel_20_174" loext:num-list-format="" style:num-suffix="" text:bullet-char="">
        <style:list-level-properties text:list-level-position-and-space-mode="label-alignment">
          <style:list-level-label-alignment text:label-followed-by="listtab" text:list-tab-stop-position="13.929cm" fo:text-indent="-0.635cm" fo:margin-left="13.92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75" loext:num-list-format="" style:num-suffix="" text:bullet-char="">
        <style:list-level-properties text:list-level-position-and-space-mode="label-alignment">
          <style:list-level-label-alignment text:label-followed-by="listtab" text:list-tab-stop-position="5.138cm" fo:text-indent="-0.635cm" fo:margin-left="5.138cm"/>
        </style:list-level-properties>
        <style:text-properties style:font-name="Symbol"/>
      </text:list-level-style-bullet>
      <text:list-level-style-bullet text:level="2" text:style-name="ListLabel_20_176" loext:num-list-format="o" style:num-suffix="o" text:bullet-char="o">
        <style:list-level-properties text:list-level-position-and-space-mode="label-alignment">
          <style:list-level-label-alignment text:label-followed-by="listtab" text:list-tab-stop-position="4.292cm" fo:text-indent="-0.635cm" fo:margin-left="4.292cm"/>
        </style:list-level-properties>
        <style:text-properties fo:font-family="'Courier New'"/>
      </text:list-level-style-bullet>
      <text:list-level-style-bullet text:level="3" text:style-name="ListLabel_20_177" loext:num-list-format="" style:num-suffix="" text:bullet-char="">
        <style:list-level-properties text:list-level-position-and-space-mode="label-alignment">
          <style:list-level-label-alignment text:label-followed-by="listtab" text:list-tab-stop-position="5.562cm" fo:text-indent="-0.635cm" fo:margin-left="5.562cm"/>
        </style:list-level-properties>
        <style:text-properties style:font-name="Wingdings"/>
      </text:list-level-style-bullet>
      <text:list-level-style-bullet text:level="4" text:style-name="ListLabel_20_178" loext:num-list-format="" style:num-suffix="" text:bullet-char="">
        <style:list-level-properties text:list-level-position-and-space-mode="label-alignment">
          <style:list-level-label-alignment text:label-followed-by="listtab" text:list-tab-stop-position="6.832cm" fo:text-indent="-0.635cm" fo:margin-left="6.832cm"/>
        </style:list-level-properties>
        <style:text-properties style:font-name="Symbol"/>
      </text:list-level-style-bullet>
      <text:list-level-style-bullet text:level="5" text:style-name="ListLabel_20_179" loext:num-list-format="o" style:num-suffix="o" text:bullet-char="o">
        <style:list-level-properties text:list-level-position-and-space-mode="label-alignment">
          <style:list-level-label-alignment text:label-followed-by="listtab" text:list-tab-stop-position="8.102cm" fo:text-indent="-0.635cm" fo:margin-left="8.102cm"/>
        </style:list-level-properties>
        <style:text-properties fo:font-family="'Courier New'"/>
      </text:list-level-style-bullet>
      <text:list-level-style-bullet text:level="6" text:style-name="ListLabel_20_180" loext:num-list-format="" style:num-suffix="" text:bullet-char="">
        <style:list-level-properties text:list-level-position-and-space-mode="label-alignment">
          <style:list-level-label-alignment text:label-followed-by="listtab" text:list-tab-stop-position="9.372cm" fo:text-indent="-0.635cm" fo:margin-left="9.372cm"/>
        </style:list-level-properties>
        <style:text-properties style:font-name="Wingdings"/>
      </text:list-level-style-bullet>
      <text:list-level-style-bullet text:level="7" text:style-name="ListLabel_20_181" loext:num-list-format="" style:num-suffix="" text:bullet-char="">
        <style:list-level-properties text:list-level-position-and-space-mode="label-alignment">
          <style:list-level-label-alignment text:label-followed-by="listtab" text:list-tab-stop-position="10.642cm" fo:text-indent="-0.635cm" fo:margin-left="10.642cm"/>
        </style:list-level-properties>
        <style:text-properties style:font-name="Symbol"/>
      </text:list-level-style-bullet>
      <text:list-level-style-bullet text:level="8" text:style-name="ListLabel_20_182" loext:num-list-format="o" style:num-suffix="o" text:bullet-char="o">
        <style:list-level-properties text:list-level-position-and-space-mode="label-alignment">
          <style:list-level-label-alignment text:label-followed-by="listtab" text:list-tab-stop-position="11.912cm" fo:text-indent="-0.635cm" fo:margin-left="11.912cm"/>
        </style:list-level-properties>
        <style:text-properties fo:font-family="'Courier New'"/>
      </text:list-level-style-bullet>
      <text:list-level-style-bullet text:level="9" text:style-name="ListLabel_20_183" loext:num-list-format="" style:num-suffix="" text:bullet-char="">
        <style:list-level-properties text:list-level-position-and-space-mode="label-alignment">
          <style:list-level-label-alignment text:label-followed-by="listtab" text:list-tab-stop-position="13.182cm" fo:text-indent="-0.635cm" fo:margin-left="13.18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84"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18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8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8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8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9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93" loext:num-list-format="o" style:num-suffix="o" text:bullet-char="o">
        <style:list-level-properties text:list-level-position-and-space-mode="label-alignment">
          <style:list-level-label-alignment text:label-followed-by="listtab" text:list-tab-stop-position="3.272cm" fo:text-indent="-0.635cm" fo:margin-left="3.272cm"/>
        </style:list-level-properties>
        <style:text-properties fo:font-family="'Courier New'"/>
      </text:list-level-style-bullet>
      <text:list-level-style-bullet text:level="2" text:style-name="ListLabel_20_19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9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9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0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02" loext:num-list-format="-" style:num-suffix="-" text:bullet-char="-">
        <style:list-level-properties text:list-level-position-and-space-mode="label-alignment">
          <style:list-level-label-alignment text:label-followed-by="listtab" text:list-tab-stop-position="2.886cm" fo:text-indent="-0.635cm" fo:margin-left="2.886cm"/>
        </style:list-level-properties>
        <style:text-properties fo:font-family="Helvetica"/>
      </text:list-level-style-bullet>
      <text:list-level-style-number text:level="2" text:style-name="ListLabel_20_203"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04"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20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06"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07"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20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09"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10"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11" loext:num-list-format="+" style:num-suffix="+" text:bullet-char="+">
        <style:list-level-properties text:list-level-position-and-space-mode="label-alignment">
          <style:list-level-label-alignment text:label-followed-by="listtab" text:list-tab-stop-position="2.499cm" fo:text-indent="-0.75cm" fo:margin-left="2.499cm"/>
        </style:list-level-properties>
      </text:list-level-style-bullet>
      <text:list-level-style-bullet text:level="2" text:style-name="ListLabel_20_21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1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1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15"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text:style-name="ListLabel_20_21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1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18"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text:style-name="ListLabel_20_21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29"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3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3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3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3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3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3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3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3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4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4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4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4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47"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48"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49"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50"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251"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252"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253"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254"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255"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56" loext:num-list-format="%1%" style:num-format="1st">
        <style:list-level-properties text:list-level-position-and-space-mode="label-alignment">
          <style:list-level-label-alignment text:label-followed-by="listtab" text:list-tab-stop-position="5.387cm" fo:text-indent="-0.635cm" fo:margin-left="5.387cm"/>
        </style:list-level-properties>
      </text:list-level-style-number>
      <text:list-level-style-number text:level="2" text:style-name="ListLabel_20_257"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258"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259"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ListLabel_20_260"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261"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262"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263" loext:num-list-format="Anhang %8%" style:num-prefix="Anhang " style:num-format="A" style:num-letter-sync="true">
        <style:list-level-properties text:list-level-position-and-space-mode="label-alignment">
          <style:list-level-label-alignment text:label-followed-by="listtab"/>
        </style:list-level-properties>
      </text:list-level-style-number>
      <text:list-level-style-number text:level="9" text:style-name="ListLabel_20_264" loext:num-list-format="Anhang %8%.%9%" style:num-prefix="Anhang " style:num-format="A" style:num-letter-sync="true" text:display-levels="2">
        <style:list-level-properties text:list-level-position-and-space-mode="label-alignment">
          <style:list-level-label-alignment text:label-followed-by="listtab" text:list-tab-stop-position="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65"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6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6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6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7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7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74"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7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7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7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7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7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8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8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8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283" loext:num-list-format="o" style:num-suffix="o" text:bullet-char="o">
        <style:list-level-properties text:list-level-position-and-space-mode="label-alignment">
          <style:list-level-label-alignment text:label-followed-by="listtab" fo:text-indent="-0.635cm" fo:margin-left="1.771cm"/>
        </style:list-level-properties>
        <style:text-properties fo:font-family="'Courier New'"/>
      </text:list-level-style-bullet>
      <text:list-level-style-bullet text:level="2" text:style-name="ListLabel_20_284" loext:num-list-format="o" style:num-suffix="o" text:bullet-char="o">
        <style:list-level-properties text:list-level-position-and-space-mode="label-alignment">
          <style:list-level-label-alignment text:label-followed-by="listtab" fo:text-indent="-0.635cm" fo:margin-left="3.041cm"/>
        </style:list-level-properties>
        <style:text-properties fo:font-family="'Courier New'"/>
      </text:list-level-style-bullet>
      <text:list-level-style-bullet text:level="3" text:style-name="ListLabel_20_285" loext:num-list-format=""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text:style-name="ListLabel_20_286" loext:num-list-format=""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ListLabel_20_287" loext:num-list-format="o" style:num-suffix="o" text:bullet-char="o">
        <style:list-level-properties text:list-level-position-and-space-mode="label-alignment">
          <style:list-level-label-alignment text:label-followed-by="listtab" fo:text-indent="-0.635cm" fo:margin-left="6.851cm"/>
        </style:list-level-properties>
        <style:text-properties fo:font-family="'Courier New'"/>
      </text:list-level-style-bullet>
      <text:list-level-style-bullet text:level="6" text:style-name="ListLabel_20_288" loext:num-list-format=""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text:style-name="ListLabel_20_289" loext:num-list-format=""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ListLabel_20_290" loext:num-list-format="o" style:num-suffix="o" text:bullet-char="o">
        <style:list-level-properties text:list-level-position-and-space-mode="label-alignment">
          <style:list-level-label-alignment text:label-followed-by="listtab" fo:text-indent="-0.635cm" fo:margin-left="10.661cm"/>
        </style:list-level-properties>
        <style:text-properties fo:font-family="'Courier New'"/>
      </text:list-level-style-bullet>
      <text:list-level-style-bullet text:level="9" text:style-name="ListLabel_20_291" loext:num-list-format=""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292" loext:num-list-format="" style:num-suffix="" text:bullet-char="">
        <style:list-level-properties text:list-level-position-and-space-mode="label-alignment">
          <style:list-level-label-alignment text:label-followed-by="listtab" text:list-tab-stop-position="0.501cm" fo:text-indent="-0.501cm" fo:margin-left="0.501cm"/>
        </style:list-level-properties>
        <style:text-properties style:font-name="Symbol"/>
      </text:list-level-style-bullet>
      <text:list-level-style-bullet text:level="2" text:style-name="ListLabel_20_29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9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9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96"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text:style-name="ListLabel_20_29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9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99"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text:style-name="ListLabel_20_30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301" loext:num-list-format="o" style:num-suffix="o" text:bullet-char="o">
        <style:list-level-properties text:list-level-position-and-space-mode="label-alignment">
          <style:list-level-label-alignment text:label-followed-by="listtab" text:list-tab-stop-position="2.385cm" fo:text-indent="-0.635cm" fo:margin-left="2.385cm"/>
        </style:list-level-properties>
        <style:text-properties fo:font-family="'Courier New'"/>
      </text:list-level-style-bullet>
      <text:list-level-style-bullet text:level="2" text:style-name="ListLabel_20_302" loext:num-list-format="-" style:num-suffix="-" text:bullet-char="-">
        <style:list-level-properties text:list-level-position-and-space-mode="label-alignment">
          <style:list-level-label-alignment text:label-followed-by="listtab" text:list-tab-stop-position="3.655cm" fo:text-indent="-0.635cm" fo:margin-left="3.655cm"/>
        </style:list-level-properties>
        <style:text-properties style:font-name="Symbol"/>
      </text:list-level-style-bullet>
      <text:list-level-style-bullet text:level="3" text:style-name="ListLabel_20_303" loext:num-list-format="" style:num-suffix="" text:bullet-char="">
        <style:list-level-properties text:list-level-position-and-space-mode="label-alignment">
          <style:list-level-label-alignment text:label-followed-by="listtab" text:list-tab-stop-position="4.925cm" fo:text-indent="-0.635cm" fo:margin-left="4.925cm"/>
        </style:list-level-properties>
        <style:text-properties style:font-name="Wingdings"/>
      </text:list-level-style-bullet>
      <text:list-level-style-bullet text:level="4" text:style-name="ListLabel_20_304" loext:num-list-format="" style:num-suffix="" text:bullet-char="">
        <style:list-level-properties text:list-level-position-and-space-mode="label-alignment">
          <style:list-level-label-alignment text:label-followed-by="listtab" text:list-tab-stop-position="6.195cm" fo:text-indent="-0.635cm" fo:margin-left="6.195cm"/>
        </style:list-level-properties>
        <style:text-properties style:font-name="Symbol"/>
      </text:list-level-style-bullet>
      <text:list-level-style-bullet text:level="5" text:style-name="ListLabel_20_305" loext:num-list-format="o" style:num-suffix="o" text:bullet-char="o">
        <style:list-level-properties text:list-level-position-and-space-mode="label-alignment">
          <style:list-level-label-alignment text:label-followed-by="listtab" text:list-tab-stop-position="7.465cm" fo:text-indent="-0.635cm" fo:margin-left="7.465cm"/>
        </style:list-level-properties>
        <style:text-properties fo:font-family="'Courier New'"/>
      </text:list-level-style-bullet>
      <text:list-level-style-bullet text:level="6" text:style-name="ListLabel_20_306" loext:num-list-format="" style:num-suffix="" text:bullet-char="">
        <style:list-level-properties text:list-level-position-and-space-mode="label-alignment">
          <style:list-level-label-alignment text:label-followed-by="listtab" text:list-tab-stop-position="8.735cm" fo:text-indent="-0.635cm" fo:margin-left="8.735cm"/>
        </style:list-level-properties>
        <style:text-properties style:font-name="Wingdings"/>
      </text:list-level-style-bullet>
      <text:list-level-style-bullet text:level="7" text:style-name="ListLabel_20_307" loext:num-list-format="" style:num-suffix="" text:bullet-char="">
        <style:list-level-properties text:list-level-position-and-space-mode="label-alignment">
          <style:list-level-label-alignment text:label-followed-by="listtab" text:list-tab-stop-position="10.005cm" fo:text-indent="-0.635cm" fo:margin-left="10.005cm"/>
        </style:list-level-properties>
        <style:text-properties style:font-name="Symbol"/>
      </text:list-level-style-bullet>
      <text:list-level-style-bullet text:level="8" text:style-name="ListLabel_20_308" loext:num-list-format="o" style:num-suffix="o" text:bullet-char="o">
        <style:list-level-properties text:list-level-position-and-space-mode="label-alignment">
          <style:list-level-label-alignment text:label-followed-by="listtab" text:list-tab-stop-position="11.275cm" fo:text-indent="-0.635cm" fo:margin-left="11.275cm"/>
        </style:list-level-properties>
        <style:text-properties fo:font-family="'Courier New'"/>
      </text:list-level-style-bullet>
      <text:list-level-style-bullet text:level="9" text:style-name="ListLabel_20_309" loext:num-list-format="" style:num-suffix="" text:bullet-char="">
        <style:list-level-properties text:list-level-position-and-space-mode="label-alignment">
          <style:list-level-label-alignment text:label-followed-by="listtab" text:list-tab-stop-position="12.545cm" fo:text-indent="-0.635cm" fo:margin-left="12.54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13" style:family="table">
      <style:table-properties style:width="16.002cm" fo:margin-left="0cm" fo:margin-top="0cm" fo:margin-bottom="0cm" table:align="left" style:may-break-between-rows="false" style:writing-mode="lr-tb"/>
    </style:style>
    <style:style style:name="Table13.A" style:family="table-column">
      <style:table-column-properties style:column-width="12.002cm"/>
    </style:style>
    <style:style style:name="Table13.B" style:family="table-column">
      <style:table-column-properties style:column-width="3.999cm"/>
    </style:style>
    <style:style style:name="Table13.1" style:family="table-row">
      <style:table-row-properties style:row-height="0.706cm" fo:keep-together="always"/>
    </style:style>
    <style:style style:name="Table13.A1" style:family="table-cell">
      <style:table-cell-properties fo:padding="0cm" fo:border="none"/>
    </style:style>
    <style:style style:name="Table15" style:family="table">
      <style:table-properties style:width="16.702cm" fo:margin-left="0cm" fo:margin-top="0cm" fo:margin-bottom="0cm" table:align="left" style:writing-mode="lr-tb"/>
    </style:style>
    <style:style style:name="Table15.A" style:family="table-column">
      <style:table-column-properties style:column-width="16.702cm"/>
    </style:style>
    <style:style style:name="Table15.1" style:family="table-row">
      <style:table-row-properties fo:keep-together="always"/>
    </style:style>
    <style:style style:name="Table15.A1" style:family="table-cell">
      <style:table-cell-properties fo:padding="0cm" fo:border="none"/>
    </style:style>
    <style:style style:name="Table15.3" style:family="table-row">
      <style:table-row-properties style:row-height="0.64cm" fo:keep-together="always"/>
    </style:style>
    <style:style style:name="Table16" style:family="table">
      <style:table-properties style:width="17.542cm" fo:margin-left="-1.05cm" fo:margin-top="0cm" fo:margin-bottom="0cm" table:align="left" style:may-break-between-rows="false" style:writing-mode="lr-tb"/>
    </style:style>
    <style:style style:name="Table16.A" style:family="table-column">
      <style:table-column-properties style:column-width="8.546cm"/>
    </style:style>
    <style:style style:name="Table16.B" style:family="table-column">
      <style:table-column-properties style:column-width="8.994cm"/>
    </style:style>
    <style:style style:name="Table16.1" style:family="table-row">
      <style:table-row-properties style:row-height="3.2cm" fo:keep-together="always"/>
    </style:style>
    <style:style style:name="Table16.A1" style:family="table-cell">
      <style:table-cell-properties fo:padding="0cm" fo:border="none"/>
    </style:style>
    <style:style style:name="Table17" style:family="table">
      <style:table-properties style:width="16.503cm" fo:margin-left="0cm" fo:margin-top="0cm" fo:margin-bottom="0cm" table:align="left" style:writing-mode="lr-tb"/>
    </style:style>
    <style:style style:name="Table17.A" style:family="table-column">
      <style:table-column-properties style:column-width="7.502cm"/>
    </style:style>
    <style:style style:name="Table17.B" style:family="table-column">
      <style:table-column-properties style:column-width="8.999cm"/>
    </style:style>
    <style:style style:name="Table17.1" style:family="table-row">
      <style:table-row-properties style:row-height="0.997cm" fo:keep-together="always"/>
    </style:style>
    <style:style style:name="Table17.A1" style:family="table-cell">
      <style:table-cell-properties fo:padding="0cm" fo:border="none"/>
    </style:style>
    <style:style style:name="Table17.2" style:family="table-row">
      <style:table-row-properties style:min-row-height="0.85cm" fo:keep-together="always"/>
    </style:style>
    <style:style style:name="MP1" style:family="paragraph" style:parent-style-name="Referenz">
      <style:paragraph-properties fo:orphans="0" fo:widows="0"/>
    </style:style>
    <style:style style:name="MP2" style:family="paragraph" style:parent-style-name="Referenz">
      <style:paragraph-properties fo:text-align="end" style:justify-single-word="false" fo:orphans="0" fo:widows="0"/>
    </style:style>
    <style:style style:name="MP3" style:family="paragraph" style:parent-style-name="Footer">
      <style:paragraph-properties fo:orphans="0" fo:widows="0"/>
    </style:style>
    <style:style style:name="MP4" style:family="paragraph" style:parent-style-name="Header">
      <style:paragraph-properties fo:orphans="0" fo:widows="0"/>
    </style:style>
    <style:style style:name="MP5" style:family="paragraph" style:parent-style-name="Kopfzeile_20_Fett">
      <style:paragraph-properties fo:orphans="0" fo:widows="0"/>
    </style:style>
    <style:style style:name="MP6" style:family="paragraph">
      <style:paragraph-properties fo:text-align="start"/>
    </style:style>
    <style:style style:name="MP7" style:family="paragraph">
      <loext:graphic-properties draw:fill="solid" draw:fill-color="#be0a5f"/>
      <style:paragraph-properties fo:text-align="start"/>
      <style:text-properties fo:font-size="11pt"/>
    </style:style>
    <style:style style:name="MP8" style:family="paragraph">
      <loext:graphic-properties draw:fill="solid" draw:fill-color="#de008f"/>
      <style:paragraph-properties fo:text-align="start"/>
      <style:text-properties fo:font-size="11pt"/>
    </style:style>
    <style:style style:name="MP9" style:family="paragraph" style:parent-style-name="Absatz_20_0Pt._20_1_20_Pt.">
      <style:text-properties fo:language="de" fo:country="CH"/>
    </style:style>
    <style:style style:name="MT1" style:family="text">
      <style:text-properties fo:color="#000000" loext:opacity="100%" fo:font-size="9pt" style:font-size-asian="9pt" style:font-size-complex="9pt"/>
    </style:style>
    <style:style style:name="Mgr1" style:family="graphic">
      <style:graphic-properties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width="0cm" draw:fill="solid" draw:fill-color="#be0a5f" draw:textarea-vertical-align="top" draw:auto-grow-height="false" draw:fit-to-size="false" style:shrink-to-fit="false" fo:min-height="0.039cm" fo:min-width="0cm" fo:padding-top="0.224cm" fo:padding-bottom="0.224cm" fo:padding-left="0.254cm" fo:padding-right="0.254cm" fo:wrap-option="wrap" style:run-through="background">
        <style:columns fo:column-count="1" fo:column-gap="0cm">
          <style:column style:rel-width="65535*" fo:start-indent="0cm" fo:end-indent="0cm"/>
        </style:columns>
      </style:graphic-properties>
      <style:paragraph-properties style:writing-mode="lr-tb"/>
    </style:style>
    <style:style style:name="Mgr3" style:family="graphic">
      <style:graphic-properties draw:stroke="none" svg:stroke-width="0cm" draw:fill="solid" draw:fill-color="#de008f" draw:textarea-vertical-align="top" draw:auto-grow-height="false" draw:fit-to-size="false" style:shrink-to-fit="false" fo:min-height="0.037cm" fo:min-width="0cm" fo:padding-top="0.224cm" fo:padding-bottom="0.224cm" fo:padding-left="0.254cm" fo:padding-right="0.254cm" fo:wrap-option="wrap" style:run-through="background">
        <style:columns fo:column-count="1" fo:column-gap="0cm">
          <style:column style:rel-width="65535*" fo:start-indent="0cm" fo:end-indent="0cm"/>
        </style:columns>
      </style:graphic-properties>
      <style:paragraph-properties style:writing-mode="lr-tb"/>
    </style:style>
    <style:style style:name="Mgr4" style:family="graphic">
      <style:graphic-properties draw:stroke="none" svg:stroke-width="0cm" draw:fill="solid" draw:fill-color="#be0a5f" draw:textarea-vertical-align="top" draw:auto-grow-height="false" draw:fit-to-size="false" style:shrink-to-fit="false" fo:min-height="0.037cm" fo:min-width="0cm" fo:padding-top="0.224cm" fo:padding-bottom="0.224cm" fo:padding-left="0.254cm" fo:padding-right="0.254cm" fo:wrap-option="wrap" style:run-through="background">
        <style:columns fo:column-count="1" fo:column-gap="0cm">
          <style:column style:rel-width="65535*" fo:start-indent="0cm" fo:end-indent="0cm"/>
        </style:columns>
      </style:graphic-properties>
      <style:paragraph-properties style:writing-mode="lr-tb"/>
    </style:style>
    <style:style style:name="Mgr5" style:family="graphic">
      <style:graphic-properties draw:stroke="none" svg:stroke-width="0cm" draw:fill="solid" draw:fill-color="#de008f" draw:textarea-vertical-align="top" draw:auto-grow-height="false" draw:fit-to-size="false" style:shrink-to-fit="false" fo:min-height="0.037cm" fo:min-width="0.291cm" fo:padding-top="0.224cm" fo:padding-bottom="0.224cm" fo:padding-left="0.254cm" fo:padding-right="0.254cm" fo:wrap-option="wrap" style:run-through="background">
        <style:columns fo:column-count="1" fo:column-gap="0cm">
          <style:column style:rel-width="65535*" fo:start-indent="0cm" fo:end-indent="0cm"/>
        </style:columns>
      </style:graphic-properties>
      <style:paragraph-properties style:writing-mode="lr-tb"/>
    </style:style>
    <style:style style:name="Mgr6" style:family="graphic">
      <style:graphic-properties draw:stroke="none" svg:stroke-width="0cm" draw:fill="solid" draw:fill-color="#be0a5f" draw:textarea-vertical-align="top" draw:auto-grow-height="false" draw:fit-to-size="false" style:shrink-to-fit="false" fo:min-height="0.037cm" fo:min-width="0.291cm" fo:padding-top="0.224cm" fo:padding-bottom="0.224cm" fo:padding-left="0.254cm" fo:padding-right="0.254cm" fo:wrap-option="wrap" style:run-through="background">
        <style:columns fo:column-count="1" fo:column-gap="0cm">
          <style:column style:rel-width="65535*" fo:start-indent="0cm" fo:end-indent="0cm"/>
        </style:columns>
      </style:graphic-properties>
      <style:paragraph-properties style:writing-mode="lr-tb"/>
    </style:style>
    <style:style style:name="Mgr7" style:family="graphic">
      <style:graphic-properties draw:stroke="none" svg:stroke-width="0cm" draw:fill="solid" draw:fill-color="#de008f" draw:textarea-vertical-align="top" draw:auto-grow-height="false" draw:fit-to-size="false" style:shrink-to-fit="false" fo:min-height="0.049cm" fo:min-width="0cm" fo:padding-top="0.224cm" fo:padding-bottom="0.224cm" fo:padding-left="0.254cm" fo:padding-right="0.254cm" fo:wrap-option="wrap" style:run-through="background">
        <style:columns fo:column-count="1" fo:column-gap="0cm">
          <style:column style:rel-width="65535*" fo:start-indent="0cm" fo:end-indent="0cm"/>
        </style:columns>
      </style:graphic-properties>
      <style:paragraph-properties style:writing-mode="lr-tb"/>
    </style:style>
    <style:style style:name="Mgr8" style:family="graphic">
      <style:graphic-properties draw:stroke="none" svg:stroke-width="0cm" draw:fill="solid" draw:fill-color="#be0a5f" draw:textarea-vertical-align="top" draw:auto-grow-height="false" draw:fit-to-size="false" style:shrink-to-fit="false" fo:min-height="0cm" fo:min-width="0cm" fo:padding-top="0.106cm" fo:padding-bottom="0.106cm" fo:padding-left="0.254cm" fo:padding-right="0.254cm" fo:wrap-option="wrap" style:run-through="background">
        <style:columns fo:column-count="1" fo:column-gap="0cm">
          <style:column style:rel-width="65535*" fo:start-indent="0cm" fo:end-indent="0cm"/>
        </style:columns>
      </style:graphic-properties>
      <style:paragraph-properties style:writing-mode="lr-tb"/>
    </style:style>
    <style:style style:name="Mgr9" style:family="graphic">
      <style:graphic-properties draw:stroke="none" svg:stroke-width="0cm" draw:fill="solid" draw:fill-color="#be0a5f" draw:textarea-vertical-align="top" draw:auto-grow-height="false" draw:fit-to-size="false" style:shrink-to-fit="false" fo:min-height="0cm" fo:min-width="0cm" fo:padding-top="0.141cm" fo:padding-bottom="0.141cm" fo:padding-left="0.254cm" fo:padding-right="0.254cm" fo:wrap-option="wrap" style:run-through="background">
        <style:columns fo:column-count="1" fo:column-gap="0cm">
          <style:column style:rel-width="65535*" fo:start-indent="0cm" fo:end-indent="0cm"/>
        </style:columns>
      </style:graphic-properties>
      <style:paragraph-properties style:writing-mode="lr-tb"/>
    </style:style>
    <style:style style:name="Mgr10" style:family="graphic">
      <style:graphic-properties draw:stroke="none" svg:stroke-width="0cm" draw:fill="solid" draw:fill-color="#be0a5f" draw:textarea-vertical-align="top" draw:auto-grow-height="false" draw:fit-to-size="false" style:shrink-to-fit="false" fo:min-height="0.049cm" fo:min-width="0cm" fo:padding-top="0.224cm" fo:padding-bottom="0.224cm" fo:padding-left="0.254cm" fo:padding-right="0.254cm" fo:wrap-option="wrap" style:run-through="background">
        <style:columns fo:column-count="1" fo:column-gap="0cm">
          <style:column style:rel-width="65535*" fo:start-indent="0cm" fo:end-indent="0cm"/>
        </style:columns>
      </style:graphic-properties>
      <style:paragraph-properties style:writing-mode="lr-tb"/>
    </style:style>
    <style:style style:name="Mgr11" style:family="graphic">
      <style:graphic-properties draw:stroke="none" svg:stroke-width="0cm" draw:fill="solid" draw:fill-color="#be0a5f" draw:textarea-vertical-align="top" draw:auto-grow-height="false" draw:fit-to-size="false" style:shrink-to-fit="false" fo:min-height="0cm" fo:min-width="0cm" fo:padding-top="0.069cm" fo:padding-bottom="0.069cm" fo:padding-left="0.254cm" fo:padding-right="0.254cm" fo:wrap-option="wrap" style:run-through="background">
        <style:columns fo:column-count="1" fo:column-gap="0cm">
          <style:column style:rel-width="65535*" fo:start-indent="0cm" fo:end-indent="0cm"/>
        </style:columns>
      </style:graphic-properties>
      <style:paragraph-properties style:writing-mode="lr-tb"/>
    </style:style>
    <style:page-layout style:name="Mpm1">
      <style:page-layout-properties fo:page-width="21.001cm" fo:page-height="29.7cm" style:num-format="1" style:print-orientation="portrait" fo:margin-top="1.251cm" fo:margin-bottom="0.561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header-footer-properties fo:min-height="0.94cm" fo:margin-left="0cm" fo:margin-right="0cm" fo:margin-top="0.84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13" table:style-name="Table13">
          <table:table-column table:style-name="Table13.A"/>
          <table:table-column table:style-name="Table13.B"/>
          <table:table-row table:style-name="Table13.1">
            <table:table-cell table:style-name="Table13.A1" office:value-type="string">
              <text:p text:style-name="MP1"><field:fieldmark-start text:name="Bookmark Copy 2" field:type="vnd.oasis.opendocument.field.UNHANDLED"><field:param field:name="vnd.oasis.opendocument.field.code" field:value="STYLEREF &quot;Titel-Projektbezeichnung 1&quot;"/><field:param field:name="vnd.oasis.opendocument.field.id" field:value="10"/></field:fieldmark-start><field:fieldmark-separator/>Migrationskonzept<field:fieldmark-end/></text:p>
              <text:p text:style-name="MP1"><field:fieldmark-start text:name="Bookmark Copy 3" field:type="vnd.oasis.opendocument.field.UNHANDLED"><field:param field:name="vnd.oasis.opendocument.field.code" field:value="STYLEREF &quot;Titel-Projektbezeichnung 2&quot;"/><field:param field:name="vnd.oasis.opendocument.field.id" field:value="10"/></field:fieldmark-start><field:fieldmark-separator/>${h5_projektname}<field:fieldmark-end/></text:p>
            </table:table-cell>
            <table:table-cell table:style-name="Table13.A1" office:value-type="string">
              <text:p text:style-name="MP1"/>
            </table:table-cell>
          </table:table-row>
        </table:table>
        <text:p text:style-name="Header"/>
      </style:header>
      <style:footer>
        <table:table table:name="Table15" table:style-name="Table15">
          <table:table-column table:style-name="Table15.A"/>
          <table:table-row table:style-name="Table15.1">
            <table:table-cell table:style-name="Table15.A1" office:value-type="string">
              <text:p text:style-name="MP1"/>
            </table:table-cell>
          </table:table-row>
          <table:table-row table:style-name="Table15.1">
            <table:table-cell table:style-name="Table15.A1" office:value-type="string">
              <text:p text:style-name="MP2"><text:page-number style:num-format="1" text:select-page="current">7</text:page-number>/<text:page-count>7</text:page-count></text:p>
            </table:table-cell>
          </table:table-row>
          <table:table-row table:style-name="Table15.3">
            <table:table-cell table:style-name="Table15.A1" office:value-type="string">
              <text:p text:style-name="MP1"/>
            </table:table-cell>
          </table:table-row>
          <table:table-row table:style-name="Table15.1">
            <table:table-cell table:style-name="Table15.A1" office:value-type="string">
              <text:p text:style-name="MP3"><text:file-name text:display="name-and-extension"/><text:span text:style-name="MT1"/></text:p>
            </table:table-cell>
          </table:table-row>
        </table:table>
        <text:p text:style-name="Absatz_20_0Pt._20_1_20_Pt."/>
      </style:footer>
    </style:master-page>
    <style:master-page style:name="First_20_Page" style:display-name="First Page" style:page-layout-name="Mpm1" draw:style-name="Mdp1" style:next-style-name="Standard">
      <style:header>
        <table:table table:name="Table16" table:style-name="Table16">
          <table:table-column table:style-name="Table16.A"/>
          <table:table-column table:style-name="Table16.B"/>
          <table:table-row table:style-name="Table16.1">
            <table:table-cell table:style-name="Table16.A1" office:value-type="string">
              <text:p text:style-name="MP4">${h5_logo}</text:p>
            </table:table-cell>
            <table:table-cell table:style-name="Table16.A1" office:value-type="string">
              <text:p text:style-name="MP4">${h5_firma1}</text:p>
              <text:p text:style-name="MP5">${h5_firma2}</text:p>
              <text:p text:style-name="MP4"/>
            </table:table-cell>
          </table:table-row>
        </table:table>
        <text:p text:style-name="Header"/>
      </style:header>
      <style:footer>
        <table:table table:name="Table17" table:style-name="Table17">
          <table:table-column table:style-name="Table17.A"/>
          <table:table-column table:style-name="Table17.B"/>
          <table:table-row table:style-name="Table17.1">
            <table:table-cell table:style-name="Table17.A1" office:value-type="string">
              <text:p text:style-name="MP1"/>
            </table:table-cell>
            <table:table-cell table:style-name="Table17.A1" office:value-type="string">
              <text:p text:style-name="MP1"><draw:g text:anchor-type="char" draw:z-index="0" draw:name="Gruppieren 1" draw:style-name="Mgr1"><draw:custom-shape draw:name="Freeform 7" draw:style-name="Mgr2" draw:text-style-name="MP7" svg:width="0.366cm" svg:height="0.486cm" svg:x="5.735cm" svg:y="0.303cm"><text:p text:style-name="MP6"/><draw:enhanced-geometry draw:mirror-horizontal="false" draw:mirror-vertical="false" drawooo:sub-view-size="562 748" draw:text-areas="0 0 ?f18 ?f19" svg:viewBox="0 0 0 0" draw:type="ooxml-non-primitive" draw:enhanced-path="M 0 426 L 272 426 204 748 404 748 562 0 362 0 302 288 30 288 0 426 Z N"><draw:equation draw:name="f0" draw:formula="0*logwidth/562"/><draw:equation draw:name="f1" draw:formula="426*logheight/748"/><draw:equation draw:name="f2" draw:formula="272*logwidth/562"/><draw:equation draw:name="f3" draw:formula="426*logheight/748"/><draw:equation draw:name="f4" draw:formula="204*logwidth/562"/><draw:equation draw:name="f5" draw:formula="748*logheight/748"/><draw:equation draw:name="f6" draw:formula="404*logwidth/562"/><draw:equation draw:name="f7" draw:formula="748*logheight/748"/><draw:equation draw:name="f8" draw:formula="562*logwidth/562"/><draw:equation draw:name="f9" draw:formula="0*logheight/748"/><draw:equation draw:name="f10" draw:formula="362*logwidth/562"/><draw:equation draw:name="f11" draw:formula="0*logheight/748"/><draw:equation draw:name="f12" draw:formula="302*logwidth/562"/><draw:equation draw:name="f13" draw:formula="288*logheight/748"/><draw:equation draw:name="f14" draw:formula="30*logwidth/562"/><draw:equation draw:name="f15" draw:formula="288*logheight/748"/><draw:equation draw:name="f16" draw:formula="0*logwidth/562"/><draw:equation draw:name="f17" draw:formula="426*logheight/748"/><draw:equation draw:name="f18" draw:formula="logwidth"/><draw:equation draw:name="f19" draw:formula="logheight"/></draw:enhanced-geometry></draw:custom-shape><draw:custom-shape draw:name="Freeform 8" draw:style-name="Mgr2" draw:text-style-name="MP7" svg:width="0.237cm" svg:height="0.486cm" svg:x="5.532cm" svg:y="0.303cm"><text:p text:style-name="MP6"/><draw:enhanced-geometry draw:mirror-horizontal="false" draw:mirror-vertical="false" drawooo:sub-view-size="364 748" draw:text-areas="0 0 ?f14 ?f15" svg:viewBox="0 0 0 0" draw:type="ooxml-non-primitive" draw:enhanced-path="M 304 288 L 364 0 156 0 0 748 206 748 274 426 304 288 Z N"><draw:equation draw:name="f0" draw:formula="304*logwidth/364"/><draw:equation draw:name="f1" draw:formula="288*logheight/748"/><draw:equation draw:name="f2" draw:formula="364*logwidth/364"/><draw:equation draw:name="f3" draw:formula="0*logheight/748"/><draw:equation draw:name="f4" draw:formula="156*logwidth/364"/><draw:equation draw:name="f5" draw:formula="0*logheight/748"/><draw:equation draw:name="f6" draw:formula="0*logwidth/364"/><draw:equation draw:name="f7" draw:formula="748*logheight/748"/><draw:equation draw:name="f8" draw:formula="206*logwidth/364"/><draw:equation draw:name="f9" draw:formula="748*logheight/748"/><draw:equation draw:name="f10" draw:formula="274*logwidth/364"/><draw:equation draw:name="f11" draw:formula="426*logheight/748"/><draw:equation draw:name="f12" draw:formula="304*logwidth/364"/><draw:equation draw:name="f13" draw:formula="288*logheight/748"/><draw:equation draw:name="f14" draw:formula="logwidth"/><draw:equation draw:name="f15" draw:formula="logheight"/></draw:enhanced-geometry></draw:custom-shape><draw:custom-shape draw:name="Freeform 9" draw:style-name="Mgr3" draw:text-style-name="MP8" svg:width="0.406cm" svg:height="0.484cm" svg:x="6.58cm" svg:y="0.305cm"><text:p text:style-name="MP6"/><draw:enhanced-geometry draw:mirror-horizontal="false" draw:mirror-vertical="false" drawooo:sub-view-size="624 746" draw:text-areas="0 0 ?f104 ?f105" svg:viewBox="0 0 0 0" draw:type="ooxml-non-primitive" draw:enhanced-path="M 150 20 L 0 746 196 746 264 424 264 424 276 378 290 336 290 336 298 314 308 294 320 276 334 258 334 258 348 242 364 228 382 216 400 206 400 206 422 196 446 190 470 186 498 186 498 186 520 186 540 190 540 190 582 198 624 4 624 4 592 2 562 0 562 0 542 0 522 2 504 6 484 10 466 16 448 22 430 30 414 40 414 40 396 50 382 60 368 74 354 86 342 102 330 118 320 134 312 152 310 150 338 20 150 20 Z N"><draw:equation draw:name="f0" draw:formula="150*logwidth/624"/><draw:equation draw:name="f1" draw:formula="20*logheight/746"/><draw:equation draw:name="f2" draw:formula="0*logwidth/624"/><draw:equation draw:name="f3" draw:formula="746*logheight/746"/><draw:equation draw:name="f4" draw:formula="196*logwidth/624"/><draw:equation draw:name="f5" draw:formula="746*logheight/746"/><draw:equation draw:name="f6" draw:formula="264*logwidth/624"/><draw:equation draw:name="f7" draw:formula="424*logheight/746"/><draw:equation draw:name="f8" draw:formula="264*logwidth/624"/><draw:equation draw:name="f9" draw:formula="424*logheight/746"/><draw:equation draw:name="f10" draw:formula="276*logwidth/624"/><draw:equation draw:name="f11" draw:formula="378*logheight/746"/><draw:equation draw:name="f12" draw:formula="290*logwidth/624"/><draw:equation draw:name="f13" draw:formula="336*logheight/746"/><draw:equation draw:name="f14" draw:formula="290*logwidth/624"/><draw:equation draw:name="f15" draw:formula="336*logheight/746"/><draw:equation draw:name="f16" draw:formula="298*logwidth/624"/><draw:equation draw:name="f17" draw:formula="314*logheight/746"/><draw:equation draw:name="f18" draw:formula="308*logwidth/624"/><draw:equation draw:name="f19" draw:formula="294*logheight/746"/><draw:equation draw:name="f20" draw:formula="320*logwidth/624"/><draw:equation draw:name="f21" draw:formula="276*logheight/746"/><draw:equation draw:name="f22" draw:formula="334*logwidth/624"/><draw:equation draw:name="f23" draw:formula="258*logheight/746"/><draw:equation draw:name="f24" draw:formula="334*logwidth/624"/><draw:equation draw:name="f25" draw:formula="258*logheight/746"/><draw:equation draw:name="f26" draw:formula="348*logwidth/624"/><draw:equation draw:name="f27" draw:formula="242*logheight/746"/><draw:equation draw:name="f28" draw:formula="364*logwidth/624"/><draw:equation draw:name="f29" draw:formula="228*logheight/746"/><draw:equation draw:name="f30" draw:formula="382*logwidth/624"/><draw:equation draw:name="f31" draw:formula="216*logheight/746"/><draw:equation draw:name="f32" draw:formula="400*logwidth/624"/><draw:equation draw:name="f33" draw:formula="206*logheight/746"/><draw:equation draw:name="f34" draw:formula="400*logwidth/624"/><draw:equation draw:name="f35" draw:formula="206*logheight/746"/><draw:equation draw:name="f36" draw:formula="422*logwidth/624"/><draw:equation draw:name="f37" draw:formula="196*logheight/746"/><draw:equation draw:name="f38" draw:formula="446*logwidth/624"/><draw:equation draw:name="f39" draw:formula="190*logheight/746"/><draw:equation draw:name="f40" draw:formula="470*logwidth/624"/><draw:equation draw:name="f41" draw:formula="186*logheight/746"/><draw:equation draw:name="f42" draw:formula="498*logwidth/624"/><draw:equation draw:name="f43" draw:formula="186*logheight/746"/><draw:equation draw:name="f44" draw:formula="498*logwidth/624"/><draw:equation draw:name="f45" draw:formula="186*logheight/746"/><draw:equation draw:name="f46" draw:formula="520*logwidth/624"/><draw:equation draw:name="f47" draw:formula="186*logheight/746"/><draw:equation draw:name="f48" draw:formula="540*logwidth/624"/><draw:equation draw:name="f49" draw:formula="190*logheight/746"/><draw:equation draw:name="f50" draw:formula="540*logwidth/624"/><draw:equation draw:name="f51" draw:formula="190*logheight/746"/><draw:equation draw:name="f52" draw:formula="582*logwidth/624"/><draw:equation draw:name="f53" draw:formula="198*logheight/746"/><draw:equation draw:name="f54" draw:formula="624*logwidth/624"/><draw:equation draw:name="f55" draw:formula="4*logheight/746"/><draw:equation draw:name="f56" draw:formula="624*logwidth/624"/><draw:equation draw:name="f57" draw:formula="4*logheight/746"/><draw:equation draw:name="f58" draw:formula="592*logwidth/624"/><draw:equation draw:name="f59" draw:formula="2*logheight/746"/><draw:equation draw:name="f60" draw:formula="562*logwidth/624"/><draw:equation draw:name="f61" draw:formula="0*logheight/746"/><draw:equation draw:name="f62" draw:formula="562*logwidth/624"/><draw:equation draw:name="f63" draw:formula="0*logheight/746"/><draw:equation draw:name="f64" draw:formula="542*logwidth/624"/><draw:equation draw:name="f65" draw:formula="0*logheight/746"/><draw:equation draw:name="f66" draw:formula="522*logwidth/624"/><draw:equation draw:name="f67" draw:formula="2*logheight/746"/><draw:equation draw:name="f68" draw:formula="504*logwidth/624"/><draw:equation draw:name="f69" draw:formula="6*logheight/746"/><draw:equation draw:name="f70" draw:formula="484*logwidth/624"/><draw:equation draw:name="f71" draw:formula="10*logheight/746"/><draw:equation draw:name="f72" draw:formula="466*logwidth/624"/><draw:equation draw:name="f73" draw:formula="16*logheight/746"/><draw:equation draw:name="f74" draw:formula="448*logwidth/624"/><draw:equation draw:name="f75" draw:formula="22*logheight/746"/><draw:equation draw:name="f76" draw:formula="430*logwidth/624"/><draw:equation draw:name="f77" draw:formula="30*logheight/746"/><draw:equation draw:name="f78" draw:formula="414*logwidth/624"/><draw:equation draw:name="f79" draw:formula="40*logheight/746"/><draw:equation draw:name="f80" draw:formula="414*logwidth/624"/><draw:equation draw:name="f81" draw:formula="40*logheight/746"/><draw:equation draw:name="f82" draw:formula="396*logwidth/624"/><draw:equation draw:name="f83" draw:formula="50*logheight/746"/><draw:equation draw:name="f84" draw:formula="382*logwidth/624"/><draw:equation draw:name="f85" draw:formula="60*logheight/746"/><draw:equation draw:name="f86" draw:formula="368*logwidth/624"/><draw:equation draw:name="f87" draw:formula="74*logheight/746"/><draw:equation draw:name="f88" draw:formula="354*logwidth/624"/><draw:equation draw:name="f89" draw:formula="86*logheight/746"/><draw:equation draw:name="f90" draw:formula="342*logwidth/624"/><draw:equation draw:name="f91" draw:formula="102*logheight/746"/><draw:equation draw:name="f92" draw:formula="330*logwidth/624"/><draw:equation draw:name="f93" draw:formula="118*logheight/746"/><draw:equation draw:name="f94" draw:formula="320*logwidth/624"/><draw:equation draw:name="f95" draw:formula="134*logheight/746"/><draw:equation draw:name="f96" draw:formula="312*logwidth/624"/><draw:equation draw:name="f97" draw:formula="152*logheight/746"/><draw:equation draw:name="f98" draw:formula="310*logwidth/624"/><draw:equation draw:name="f99" draw:formula="150*logheight/746"/><draw:equation draw:name="f100" draw:formula="338*logwidth/624"/><draw:equation draw:name="f101" draw:formula="20*logheight/746"/><draw:equation draw:name="f102" draw:formula="150*logwidth/624"/><draw:equation draw:name="f103" draw:formula="20*logheight/746"/><draw:equation draw:name="f104" draw:formula="logwidth"/><draw:equation draw:name="f105" draw:formula="logheight"/></draw:enhanced-geometry></draw:custom-shape><draw:custom-shape draw:name="Freeform 10" draw:style-name="Mgr4" draw:text-style-name="MP7" svg:width="0.406cm" svg:height="0.484cm" svg:x="6.58cm" svg:y="0.305cm"><text:p text:style-name="MP6"/><draw:enhanced-geometry draw:mirror-horizontal="false" draw:mirror-vertical="false" drawooo:sub-view-size="624 746" draw:text-areas="0 0 ?f104 ?f105" svg:viewBox="0 0 0 0" draw:type="ooxml-non-primitive" draw:enhanced-path="M 150 20 L 0 746 196 746 264 424 264 424 276 378 290 336 290 336 298 314 308 294 320 276 334 258 334 258 348 242 364 228 382 216 400 206 400 206 422 196 446 190 470 186 498 186 498 186 520 186 540 190 540 190 582 198 624 4 624 4 592 2 562 0 562 0 542 0 522 2 504 6 484 10 466 16 448 22 430 30 414 40 414 40 396 50 382 60 368 74 354 86 342 102 330 118 320 134 312 152 310 150 338 20 150 20 N"><draw:equation draw:name="f0" draw:formula="150*logwidth/624"/><draw:equation draw:name="f1" draw:formula="20*logheight/746"/><draw:equation draw:name="f2" draw:formula="0*logwidth/624"/><draw:equation draw:name="f3" draw:formula="746*logheight/746"/><draw:equation draw:name="f4" draw:formula="196*logwidth/624"/><draw:equation draw:name="f5" draw:formula="746*logheight/746"/><draw:equation draw:name="f6" draw:formula="264*logwidth/624"/><draw:equation draw:name="f7" draw:formula="424*logheight/746"/><draw:equation draw:name="f8" draw:formula="264*logwidth/624"/><draw:equation draw:name="f9" draw:formula="424*logheight/746"/><draw:equation draw:name="f10" draw:formula="276*logwidth/624"/><draw:equation draw:name="f11" draw:formula="378*logheight/746"/><draw:equation draw:name="f12" draw:formula="290*logwidth/624"/><draw:equation draw:name="f13" draw:formula="336*logheight/746"/><draw:equation draw:name="f14" draw:formula="290*logwidth/624"/><draw:equation draw:name="f15" draw:formula="336*logheight/746"/><draw:equation draw:name="f16" draw:formula="298*logwidth/624"/><draw:equation draw:name="f17" draw:formula="314*logheight/746"/><draw:equation draw:name="f18" draw:formula="308*logwidth/624"/><draw:equation draw:name="f19" draw:formula="294*logheight/746"/><draw:equation draw:name="f20" draw:formula="320*logwidth/624"/><draw:equation draw:name="f21" draw:formula="276*logheight/746"/><draw:equation draw:name="f22" draw:formula="334*logwidth/624"/><draw:equation draw:name="f23" draw:formula="258*logheight/746"/><draw:equation draw:name="f24" draw:formula="334*logwidth/624"/><draw:equation draw:name="f25" draw:formula="258*logheight/746"/><draw:equation draw:name="f26" draw:formula="348*logwidth/624"/><draw:equation draw:name="f27" draw:formula="242*logheight/746"/><draw:equation draw:name="f28" draw:formula="364*logwidth/624"/><draw:equation draw:name="f29" draw:formula="228*logheight/746"/><draw:equation draw:name="f30" draw:formula="382*logwidth/624"/><draw:equation draw:name="f31" draw:formula="216*logheight/746"/><draw:equation draw:name="f32" draw:formula="400*logwidth/624"/><draw:equation draw:name="f33" draw:formula="206*logheight/746"/><draw:equation draw:name="f34" draw:formula="400*logwidth/624"/><draw:equation draw:name="f35" draw:formula="206*logheight/746"/><draw:equation draw:name="f36" draw:formula="422*logwidth/624"/><draw:equation draw:name="f37" draw:formula="196*logheight/746"/><draw:equation draw:name="f38" draw:formula="446*logwidth/624"/><draw:equation draw:name="f39" draw:formula="190*logheight/746"/><draw:equation draw:name="f40" draw:formula="470*logwidth/624"/><draw:equation draw:name="f41" draw:formula="186*logheight/746"/><draw:equation draw:name="f42" draw:formula="498*logwidth/624"/><draw:equation draw:name="f43" draw:formula="186*logheight/746"/><draw:equation draw:name="f44" draw:formula="498*logwidth/624"/><draw:equation draw:name="f45" draw:formula="186*logheight/746"/><draw:equation draw:name="f46" draw:formula="520*logwidth/624"/><draw:equation draw:name="f47" draw:formula="186*logheight/746"/><draw:equation draw:name="f48" draw:formula="540*logwidth/624"/><draw:equation draw:name="f49" draw:formula="190*logheight/746"/><draw:equation draw:name="f50" draw:formula="540*logwidth/624"/><draw:equation draw:name="f51" draw:formula="190*logheight/746"/><draw:equation draw:name="f52" draw:formula="582*logwidth/624"/><draw:equation draw:name="f53" draw:formula="198*logheight/746"/><draw:equation draw:name="f54" draw:formula="624*logwidth/624"/><draw:equation draw:name="f55" draw:formula="4*logheight/746"/><draw:equation draw:name="f56" draw:formula="624*logwidth/624"/><draw:equation draw:name="f57" draw:formula="4*logheight/746"/><draw:equation draw:name="f58" draw:formula="592*logwidth/624"/><draw:equation draw:name="f59" draw:formula="2*logheight/746"/><draw:equation draw:name="f60" draw:formula="562*logwidth/624"/><draw:equation draw:name="f61" draw:formula="0*logheight/746"/><draw:equation draw:name="f62" draw:formula="562*logwidth/624"/><draw:equation draw:name="f63" draw:formula="0*logheight/746"/><draw:equation draw:name="f64" draw:formula="542*logwidth/624"/><draw:equation draw:name="f65" draw:formula="0*logheight/746"/><draw:equation draw:name="f66" draw:formula="522*logwidth/624"/><draw:equation draw:name="f67" draw:formula="2*logheight/746"/><draw:equation draw:name="f68" draw:formula="504*logwidth/624"/><draw:equation draw:name="f69" draw:formula="6*logheight/746"/><draw:equation draw:name="f70" draw:formula="484*logwidth/624"/><draw:equation draw:name="f71" draw:formula="10*logheight/746"/><draw:equation draw:name="f72" draw:formula="466*logwidth/624"/><draw:equation draw:name="f73" draw:formula="16*logheight/746"/><draw:equation draw:name="f74" draw:formula="448*logwidth/624"/><draw:equation draw:name="f75" draw:formula="22*logheight/746"/><draw:equation draw:name="f76" draw:formula="430*logwidth/624"/><draw:equation draw:name="f77" draw:formula="30*logheight/746"/><draw:equation draw:name="f78" draw:formula="414*logwidth/624"/><draw:equation draw:name="f79" draw:formula="40*logheight/746"/><draw:equation draw:name="f80" draw:formula="414*logwidth/624"/><draw:equation draw:name="f81" draw:formula="40*logheight/746"/><draw:equation draw:name="f82" draw:formula="396*logwidth/624"/><draw:equation draw:name="f83" draw:formula="50*logheight/746"/><draw:equation draw:name="f84" draw:formula="382*logwidth/624"/><draw:equation draw:name="f85" draw:formula="60*logheight/746"/><draw:equation draw:name="f86" draw:formula="368*logwidth/624"/><draw:equation draw:name="f87" draw:formula="74*logheight/746"/><draw:equation draw:name="f88" draw:formula="354*logwidth/624"/><draw:equation draw:name="f89" draw:formula="86*logheight/746"/><draw:equation draw:name="f90" draw:formula="342*logwidth/624"/><draw:equation draw:name="f91" draw:formula="102*logheight/746"/><draw:equation draw:name="f92" draw:formula="330*logwidth/624"/><draw:equation draw:name="f93" draw:formula="118*logheight/746"/><draw:equation draw:name="f94" draw:formula="320*logwidth/624"/><draw:equation draw:name="f95" draw:formula="134*logheight/746"/><draw:equation draw:name="f96" draw:formula="312*logwidth/624"/><draw:equation draw:name="f97" draw:formula="152*logheight/746"/><draw:equation draw:name="f98" draw:formula="310*logwidth/624"/><draw:equation draw:name="f99" draw:formula="150*logheight/746"/><draw:equation draw:name="f100" draw:formula="338*logwidth/624"/><draw:equation draw:name="f101" draw:formula="20*logheight/746"/><draw:equation draw:name="f102" draw:formula="150*logwidth/624"/><draw:equation draw:name="f103" draw:formula="20*logheight/746"/><draw:equation draw:name="f104" draw:formula="logwidth"/><draw:equation draw:name="f105" draw:formula="logheight"/></draw:enhanced-geometry></draw:custom-shape><draw:custom-shape draw:name="Freeform 11" draw:style-name="Mgr5" draw:text-style-name="MP8" svg:width="0.798cm" svg:height="0.484cm" svg:x="6.94cm" svg:y="0.305cm"><text:p text:style-name="MP6"/><draw:enhanced-geometry draw:mirror-horizontal="false" draw:mirror-vertical="false" drawooo:sub-view-size="1218 746" draw:text-areas="0 0 ?f92 ?f93" svg:viewBox="0 0 0 0" draw:type="ooxml-non-primitive" draw:enhanced-path="M 150 20 L 0 746 198 746 280 356 280 356 288 322 302 288 302 288 320 254 330 240 340 224 340 224 352 210 366 198 380 186 394 176 394 176 412 168 428 162 448 158 466 158 466 158 484 158 500 162 516 170 528 180 528 180 540 192 548 204 552 218 554 234 554 234 552 260 548 286 452 746 652 746 734 356 734 356 744 322 756 288 756 288 766 270 774 254 784 240 794 224 794 224 808 210 820 198 834 186 850 176 850 176 866 168 884 162 902 158 922 158 922 158 940 158 956 162 970 170 982 180 982 180 994 192 1002 204 1006 218 1008 234 1008 234 1006 260 1002 286 906 746 1106 746 1196 318 1196 318 1210 252 1210 252 1216 218 1218 184 1218 184 1216 162 1212 140 1206 120 1198 102 1198 102 1190 86 1178 70 1164 56 1150 44 1150 44 1134 34 1116 26 1098 18 1078 12 1078 12 1058 6 1038 2 1018 0 996 0 996 0 962 2 926 10 926 10 890 20 858 36 858 36 826 54 798 76 798 76 784 88 772 100 760 112 752 126 752 126 748 110 742 94 736 82 730 68 722 56 712 46 702 38 690 30 690 30 666 16 638 8 608 2 576 0 576 0 536 2 500 8 464 16 432 30 432 30 416 38 400 46 386 56 372 68 346 92 322 122 318 122 342 20 150 20 Z N"><draw:equation draw:name="f0" draw:formula="198*logwidth/1218"/><draw:equation draw:name="f1" draw:formula="746*logheight/746"/><draw:equation draw:name="f2" draw:formula="288*logwidth/1218"/><draw:equation draw:name="f3" draw:formula="322*logheight/746"/><draw:equation draw:name="f4" draw:formula="320*logwidth/1218"/><draw:equation draw:name="f5" draw:formula="254*logheight/746"/><draw:equation draw:name="f6" draw:formula="340*logwidth/1218"/><draw:equation draw:name="f7" draw:formula="224*logheight/746"/><draw:equation draw:name="f8" draw:formula="380*logwidth/1218"/><draw:equation draw:name="f9" draw:formula="186*logheight/746"/><draw:equation draw:name="f10" draw:formula="412*logwidth/1218"/><draw:equation draw:name="f11" draw:formula="168*logheight/746"/><draw:equation draw:name="f12" draw:formula="466*logwidth/1218"/><draw:equation draw:name="f13" draw:formula="158*logheight/746"/><draw:equation draw:name="f14" draw:formula="500*logwidth/1218"/><draw:equation draw:name="f15" draw:formula="162*logheight/746"/><draw:equation draw:name="f16" draw:formula="528*logwidth/1218"/><draw:equation draw:name="f17" draw:formula="180*logheight/746"/><draw:equation draw:name="f18" draw:formula="552*logwidth/1218"/><draw:equation draw:name="f19" draw:formula="218*logheight/746"/><draw:equation draw:name="f20" draw:formula="552*logwidth/1218"/><draw:equation draw:name="f21" draw:formula="260*logheight/746"/><draw:equation draw:name="f22" draw:formula="652*logwidth/1218"/><draw:equation draw:name="f23" draw:formula="746*logheight/746"/><draw:equation draw:name="f24" draw:formula="744*logwidth/1218"/><draw:equation draw:name="f25" draw:formula="322*logheight/746"/><draw:equation draw:name="f26" draw:formula="766*logwidth/1218"/><draw:equation draw:name="f27" draw:formula="270*logheight/746"/><draw:equation draw:name="f28" draw:formula="794*logwidth/1218"/><draw:equation draw:name="f29" draw:formula="224*logheight/746"/><draw:equation draw:name="f30" draw:formula="820*logwidth/1218"/><draw:equation draw:name="f31" draw:formula="198*logheight/746"/><draw:equation draw:name="f32" draw:formula="850*logwidth/1218"/><draw:equation draw:name="f33" draw:formula="176*logheight/746"/><draw:equation draw:name="f34" draw:formula="902*logwidth/1218"/><draw:equation draw:name="f35" draw:formula="158*logheight/746"/><draw:equation draw:name="f36" draw:formula="940*logwidth/1218"/><draw:equation draw:name="f37" draw:formula="158*logheight/746"/><draw:equation draw:name="f38" draw:formula="982*logwidth/1218"/><draw:equation draw:name="f39" draw:formula="180*logheight/746"/><draw:equation draw:name="f40" draw:formula="1002*logwidth/1218"/><draw:equation draw:name="f41" draw:formula="204*logheight/746"/><draw:equation draw:name="f42" draw:formula="1008*logwidth/1218"/><draw:equation draw:name="f43" draw:formula="234*logheight/746"/><draw:equation draw:name="f44" draw:formula="906*logwidth/1218"/><draw:equation draw:name="f45" draw:formula="746*logheight/746"/><draw:equation draw:name="f46" draw:formula="1196*logwidth/1218"/><draw:equation draw:name="f47" draw:formula="318*logheight/746"/><draw:equation draw:name="f48" draw:formula="1216*logwidth/1218"/><draw:equation draw:name="f49" draw:formula="218*logheight/746"/><draw:equation draw:name="f50" draw:formula="1216*logwidth/1218"/><draw:equation draw:name="f51" draw:formula="162*logheight/746"/><draw:equation draw:name="f52" draw:formula="1198*logwidth/1218"/><draw:equation draw:name="f53" draw:formula="102*logheight/746"/><draw:equation draw:name="f54" draw:formula="1178*logwidth/1218"/><draw:equation draw:name="f55" draw:formula="70*logheight/746"/><draw:equation draw:name="f56" draw:formula="1150*logwidth/1218"/><draw:equation draw:name="f57" draw:formula="44*logheight/746"/><draw:equation draw:name="f58" draw:formula="1098*logwidth/1218"/><draw:equation draw:name="f59" draw:formula="18*logheight/746"/><draw:equation draw:name="f60" draw:formula="1058*logwidth/1218"/><draw:equation draw:name="f61" draw:formula="6*logheight/746"/><draw:equation draw:name="f62" draw:formula="996*logwidth/1218"/><draw:equation draw:name="f63" draw:formula="0*logheight/746"/><draw:equation draw:name="f64" draw:formula="926*logwidth/1218"/><draw:equation draw:name="f65" draw:formula="10*logheight/746"/><draw:equation draw:name="f66" draw:formula="858*logwidth/1218"/><draw:equation draw:name="f67" draw:formula="36*logheight/746"/><draw:equation draw:name="f68" draw:formula="798*logwidth/1218"/><draw:equation draw:name="f69" draw:formula="76*logheight/746"/><draw:equation draw:name="f70" draw:formula="772*logwidth/1218"/><draw:equation draw:name="f71" draw:formula="100*logheight/746"/><draw:equation draw:name="f72" draw:formula="752*logwidth/1218"/><draw:equation draw:name="f73" draw:formula="126*logheight/746"/><draw:equation draw:name="f74" draw:formula="736*logwidth/1218"/><draw:equation draw:name="f75" draw:formula="82*logheight/746"/><draw:equation draw:name="f76" draw:formula="712*logwidth/1218"/><draw:equation draw:name="f77" draw:formula="46*logheight/746"/><draw:equation draw:name="f78" draw:formula="690*logwidth/1218"/><draw:equation draw:name="f79" draw:formula="30*logheight/746"/><draw:equation draw:name="f80" draw:formula="608*logwidth/1218"/><draw:equation draw:name="f81" draw:formula="2*logheight/746"/><draw:equation draw:name="f82" draw:formula="536*logwidth/1218"/><draw:equation draw:name="f83" draw:formula="2*logheight/746"/><draw:equation draw:name="f84" draw:formula="432*logwidth/1218"/><draw:equation draw:name="f85" draw:formula="30*logheight/746"/><draw:equation draw:name="f86" draw:formula="400*logwidth/1218"/><draw:equation draw:name="f87" draw:formula="46*logheight/746"/><draw:equation draw:name="f88" draw:formula="346*logwidth/1218"/><draw:equation draw:name="f89" draw:formula="92*logheight/746"/><draw:equation draw:name="f90" draw:formula="342*logwidth/1218"/><draw:equation draw:name="f91" draw:formula="20*logheight/746"/><draw:equation draw:name="f92" draw:formula="logwidth"/><draw:equation draw:name="f93" draw:formula="logheight"/></draw:enhanced-geometry></draw:custom-shape><draw:custom-shape draw:name="Freeform 12" draw:style-name="Mgr6" draw:text-style-name="MP7" svg:width="0.798cm" svg:height="0.484cm" svg:x="6.94cm" svg:y="0.305cm"><text:p text:style-name="MP6"/><draw:enhanced-geometry draw:mirror-horizontal="false" draw:mirror-vertical="false" drawooo:sub-view-size="1218 746" draw:text-areas="0 0 ?f92 ?f93" svg:viewBox="0 0 0 0" draw:type="ooxml-non-primitive" draw:enhanced-path="M 150 20 L 0 746 198 746 280 356 280 356 288 322 302 288 302 288 320 254 330 240 340 224 340 224 352 210 366 198 380 186 394 176 394 176 412 168 428 162 448 158 466 158 466 158 484 158 500 162 516 170 528 180 528 180 540 192 548 204 552 218 554 234 554 234 552 260 548 286 452 746 652 746 734 356 734 356 744 322 756 288 756 288 766 270 774 254 784 240 794 224 794 224 808 210 820 198 834 186 850 176 850 176 866 168 884 162 902 158 922 158 922 158 940 158 956 162 970 170 982 180 982 180 994 192 1002 204 1006 218 1008 234 1008 234 1006 260 1002 286 906 746 1106 746 1196 318 1196 318 1210 252 1210 252 1216 218 1218 184 1218 184 1216 162 1212 140 1206 120 1198 102 1198 102 1190 86 1178 70 1164 56 1150 44 1150 44 1134 34 1116 26 1098 18 1078 12 1078 12 1058 6 1038 2 1018 0 996 0 996 0 962 2 926 10 926 10 890 20 858 36 858 36 826 54 798 76 798 76 784 88 772 100 760 112 752 126 752 126 748 110 742 94 736 82 730 68 722 56 712 46 702 38 690 30 690 30 666 16 638 8 608 2 576 0 576 0 536 2 500 8 464 16 432 30 432 30 416 38 400 46 386 56 372 68 346 92 322 122 318 122 342 20 150 20 N"><draw:equation draw:name="f0" draw:formula="198*logwidth/1218"/><draw:equation draw:name="f1" draw:formula="746*logheight/746"/><draw:equation draw:name="f2" draw:formula="288*logwidth/1218"/><draw:equation draw:name="f3" draw:formula="322*logheight/746"/><draw:equation draw:name="f4" draw:formula="320*logwidth/1218"/><draw:equation draw:name="f5" draw:formula="254*logheight/746"/><draw:equation draw:name="f6" draw:formula="340*logwidth/1218"/><draw:equation draw:name="f7" draw:formula="224*logheight/746"/><draw:equation draw:name="f8" draw:formula="380*logwidth/1218"/><draw:equation draw:name="f9" draw:formula="186*logheight/746"/><draw:equation draw:name="f10" draw:formula="412*logwidth/1218"/><draw:equation draw:name="f11" draw:formula="168*logheight/746"/><draw:equation draw:name="f12" draw:formula="466*logwidth/1218"/><draw:equation draw:name="f13" draw:formula="158*logheight/746"/><draw:equation draw:name="f14" draw:formula="500*logwidth/1218"/><draw:equation draw:name="f15" draw:formula="162*logheight/746"/><draw:equation draw:name="f16" draw:formula="528*logwidth/1218"/><draw:equation draw:name="f17" draw:formula="180*logheight/746"/><draw:equation draw:name="f18" draw:formula="552*logwidth/1218"/><draw:equation draw:name="f19" draw:formula="218*logheight/746"/><draw:equation draw:name="f20" draw:formula="552*logwidth/1218"/><draw:equation draw:name="f21" draw:formula="260*logheight/746"/><draw:equation draw:name="f22" draw:formula="652*logwidth/1218"/><draw:equation draw:name="f23" draw:formula="746*logheight/746"/><draw:equation draw:name="f24" draw:formula="744*logwidth/1218"/><draw:equation draw:name="f25" draw:formula="322*logheight/746"/><draw:equation draw:name="f26" draw:formula="766*logwidth/1218"/><draw:equation draw:name="f27" draw:formula="270*logheight/746"/><draw:equation draw:name="f28" draw:formula="794*logwidth/1218"/><draw:equation draw:name="f29" draw:formula="224*logheight/746"/><draw:equation draw:name="f30" draw:formula="820*logwidth/1218"/><draw:equation draw:name="f31" draw:formula="198*logheight/746"/><draw:equation draw:name="f32" draw:formula="850*logwidth/1218"/><draw:equation draw:name="f33" draw:formula="176*logheight/746"/><draw:equation draw:name="f34" draw:formula="902*logwidth/1218"/><draw:equation draw:name="f35" draw:formula="158*logheight/746"/><draw:equation draw:name="f36" draw:formula="940*logwidth/1218"/><draw:equation draw:name="f37" draw:formula="158*logheight/746"/><draw:equation draw:name="f38" draw:formula="982*logwidth/1218"/><draw:equation draw:name="f39" draw:formula="180*logheight/746"/><draw:equation draw:name="f40" draw:formula="1002*logwidth/1218"/><draw:equation draw:name="f41" draw:formula="204*logheight/746"/><draw:equation draw:name="f42" draw:formula="1008*logwidth/1218"/><draw:equation draw:name="f43" draw:formula="234*logheight/746"/><draw:equation draw:name="f44" draw:formula="906*logwidth/1218"/><draw:equation draw:name="f45" draw:formula="746*logheight/746"/><draw:equation draw:name="f46" draw:formula="1196*logwidth/1218"/><draw:equation draw:name="f47" draw:formula="318*logheight/746"/><draw:equation draw:name="f48" draw:formula="1216*logwidth/1218"/><draw:equation draw:name="f49" draw:formula="218*logheight/746"/><draw:equation draw:name="f50" draw:formula="1216*logwidth/1218"/><draw:equation draw:name="f51" draw:formula="162*logheight/746"/><draw:equation draw:name="f52" draw:formula="1198*logwidth/1218"/><draw:equation draw:name="f53" draw:formula="102*logheight/746"/><draw:equation draw:name="f54" draw:formula="1178*logwidth/1218"/><draw:equation draw:name="f55" draw:formula="70*logheight/746"/><draw:equation draw:name="f56" draw:formula="1150*logwidth/1218"/><draw:equation draw:name="f57" draw:formula="44*logheight/746"/><draw:equation draw:name="f58" draw:formula="1098*logwidth/1218"/><draw:equation draw:name="f59" draw:formula="18*logheight/746"/><draw:equation draw:name="f60" draw:formula="1058*logwidth/1218"/><draw:equation draw:name="f61" draw:formula="6*logheight/746"/><draw:equation draw:name="f62" draw:formula="996*logwidth/1218"/><draw:equation draw:name="f63" draw:formula="0*logheight/746"/><draw:equation draw:name="f64" draw:formula="926*logwidth/1218"/><draw:equation draw:name="f65" draw:formula="10*logheight/746"/><draw:equation draw:name="f66" draw:formula="858*logwidth/1218"/><draw:equation draw:name="f67" draw:formula="36*logheight/746"/><draw:equation draw:name="f68" draw:formula="798*logwidth/1218"/><draw:equation draw:name="f69" draw:formula="76*logheight/746"/><draw:equation draw:name="f70" draw:formula="772*logwidth/1218"/><draw:equation draw:name="f71" draw:formula="100*logheight/746"/><draw:equation draw:name="f72" draw:formula="752*logwidth/1218"/><draw:equation draw:name="f73" draw:formula="126*logheight/746"/><draw:equation draw:name="f74" draw:formula="736*logwidth/1218"/><draw:equation draw:name="f75" draw:formula="82*logheight/746"/><draw:equation draw:name="f76" draw:formula="712*logwidth/1218"/><draw:equation draw:name="f77" draw:formula="46*logheight/746"/><draw:equation draw:name="f78" draw:formula="690*logwidth/1218"/><draw:equation draw:name="f79" draw:formula="30*logheight/746"/><draw:equation draw:name="f80" draw:formula="608*logwidth/1218"/><draw:equation draw:name="f81" draw:formula="2*logheight/746"/><draw:equation draw:name="f82" draw:formula="536*logwidth/1218"/><draw:equation draw:name="f83" draw:formula="2*logheight/746"/><draw:equation draw:name="f84" draw:formula="432*logwidth/1218"/><draw:equation draw:name="f85" draw:formula="30*logheight/746"/><draw:equation draw:name="f86" draw:formula="400*logwidth/1218"/><draw:equation draw:name="f87" draw:formula="46*logheight/746"/><draw:equation draw:name="f88" draw:formula="346*logwidth/1218"/><draw:equation draw:name="f89" draw:formula="92*logheight/746"/><draw:equation draw:name="f90" draw:formula="342*logwidth/1218"/><draw:equation draw:name="f91" draw:formula="20*logheight/746"/><draw:equation draw:name="f92" draw:formula="logwidth"/><draw:equation draw:name="f93" draw:formula="logheight"/></draw:enhanced-geometry></draw:custom-shape><draw:custom-shape draw:name="Freeform 13" draw:style-name="Mgr7" draw:text-style-name="MP8" svg:width="0.482cm" svg:height="0.496cm" svg:x="7.767cm" svg:y="0.305cm"><text:p text:style-name="MP6"/><draw:enhanced-geometry draw:mirror-horizontal="false" draw:mirror-vertical="false" drawooo:sub-view-size="738 764" draw:text-areas="0 0 ?f108 ?f109" svg:viewBox="0 0 0 0" draw:type="ooxml-non-primitive" draw:enhanced-path="M 192 442 L 192 454 192 474 192 474 192 488 194 504 196 518 200 530 206 542 214 554 222 566 230 576 230 576 240 584 252 592 266 600 280 604 296 610 312 612 332 614 352 614 352 614 378 612 392 610 402 606 402 606 426 596 444 582 444 582 460 568 474 550 474 550 500 516 700 516 700 516 686 546 674 572 658 600 642 624 642 624 626 646 608 666 588 684 566 702 566 702 542 716 518 728 490 740 460 748 460 748 430 754 396 760 362 762 324 764 324 764 288 762 254 758 220 752 190 744 190 744 162 732 134 720 110 704 88 684 88 684 68 664 52 640 36 614 22 586 22 586 12 554 6 522 2 486 0 448 0 442 192 442 Z M 24 296 L 28 280 28 280 44 242 62 204 84 170 106 138 106 138 134 108 164 82 198 58 234 38 234 38 252 30 272 22 292 14 312 10 334 6 354 2 378 0 400 0 400 0 438 2 472 6 506 12 538 20 538 20 568 30 596 44 622 62 644 80 644 80 666 102 684 124 700 150 714 180 714 180 724 210 732 244 736 280 738 318 738 318 738 344 736 372 732 402 728 430 232 430 258 304 546 304 546 304 544 276 540 250 540 250 538 236 534 224 528 210 522 200 522 200 514 188 506 180 494 172 482 164 482 164 468 158 450 154 432 152 412 150 412 150 390 150 372 154 354 158 336 162 336 162 322 170 306 178 294 186 280 196 280 196 270 208 258 220 250 232 240 246 240 246 228 270 216 296 24 296 Z N"><draw:equation draw:name="f0" draw:formula="192*logwidth/738"/><draw:equation draw:name="f1" draw:formula="474*logheight/764"/><draw:equation draw:name="f2" draw:formula="194*logwidth/738"/><draw:equation draw:name="f3" draw:formula="504*logheight/764"/><draw:equation draw:name="f4" draw:formula="206*logwidth/738"/><draw:equation draw:name="f5" draw:formula="542*logheight/764"/><draw:equation draw:name="f6" draw:formula="230*logwidth/738"/><draw:equation draw:name="f7" draw:formula="576*logheight/764"/><draw:equation draw:name="f8" draw:formula="252*logwidth/738"/><draw:equation draw:name="f9" draw:formula="592*logheight/764"/><draw:equation draw:name="f10" draw:formula="296*logwidth/738"/><draw:equation draw:name="f11" draw:formula="610*logheight/764"/><draw:equation draw:name="f12" draw:formula="352*logwidth/738"/><draw:equation draw:name="f13" draw:formula="614*logheight/764"/><draw:equation draw:name="f14" draw:formula="392*logwidth/738"/><draw:equation draw:name="f15" draw:formula="610*logheight/764"/><draw:equation draw:name="f16" draw:formula="426*logwidth/738"/><draw:equation draw:name="f17" draw:formula="596*logheight/764"/><draw:equation draw:name="f18" draw:formula="460*logwidth/738"/><draw:equation draw:name="f19" draw:formula="568*logheight/764"/><draw:equation draw:name="f20" draw:formula="500*logwidth/738"/><draw:equation draw:name="f21" draw:formula="516*logheight/764"/><draw:equation draw:name="f22" draw:formula="686*logwidth/738"/><draw:equation draw:name="f23" draw:formula="546*logheight/764"/><draw:equation draw:name="f24" draw:formula="642*logwidth/738"/><draw:equation draw:name="f25" draw:formula="624*logheight/764"/><draw:equation draw:name="f26" draw:formula="608*logwidth/738"/><draw:equation draw:name="f27" draw:formula="666*logheight/764"/><draw:equation draw:name="f28" draw:formula="566*logwidth/738"/><draw:equation draw:name="f29" draw:formula="702*logheight/764"/><draw:equation draw:name="f30" draw:formula="490*logwidth/738"/><draw:equation draw:name="f31" draw:formula="740*logheight/764"/><draw:equation draw:name="f32" draw:formula="430*logwidth/738"/><draw:equation draw:name="f33" draw:formula="754*logheight/764"/><draw:equation draw:name="f34" draw:formula="324*logwidth/738"/><draw:equation draw:name="f35" draw:formula="764*logheight/764"/><draw:equation draw:name="f36" draw:formula="254*logwidth/738"/><draw:equation draw:name="f37" draw:formula="758*logheight/764"/><draw:equation draw:name="f38" draw:formula="190*logwidth/738"/><draw:equation draw:name="f39" draw:formula="744*logheight/764"/><draw:equation draw:name="f40" draw:formula="110*logwidth/738"/><draw:equation draw:name="f41" draw:formula="704*logheight/764"/><draw:equation draw:name="f42" draw:formula="68*logwidth/738"/><draw:equation draw:name="f43" draw:formula="664*logheight/764"/><draw:equation draw:name="f44" draw:formula="22*logwidth/738"/><draw:equation draw:name="f45" draw:formula="586*logheight/764"/><draw:equation draw:name="f46" draw:formula="6*logwidth/738"/><draw:equation draw:name="f47" draw:formula="522*logheight/764"/><draw:equation draw:name="f48" draw:formula="0*logwidth/738"/><draw:equation draw:name="f49" draw:formula="442*logheight/764"/><draw:equation draw:name="f50" draw:formula="28*logwidth/738"/><draw:equation draw:name="f51" draw:formula="280*logheight/764"/><draw:equation draw:name="f52" draw:formula="62*logwidth/738"/><draw:equation draw:name="f53" draw:formula="204*logheight/764"/><draw:equation draw:name="f54" draw:formula="106*logwidth/738"/><draw:equation draw:name="f55" draw:formula="138*logheight/764"/><draw:equation draw:name="f56" draw:formula="198*logwidth/738"/><draw:equation draw:name="f57" draw:formula="58*logheight/764"/><draw:equation draw:name="f58" draw:formula="252*logwidth/738"/><draw:equation draw:name="f59" draw:formula="30*logheight/764"/><draw:equation draw:name="f60" draw:formula="312*logwidth/738"/><draw:equation draw:name="f61" draw:formula="10*logheight/764"/><draw:equation draw:name="f62" draw:formula="378*logwidth/738"/><draw:equation draw:name="f63" draw:formula="0*logheight/764"/><draw:equation draw:name="f64" draw:formula="438*logwidth/738"/><draw:equation draw:name="f65" draw:formula="2*logheight/764"/><draw:equation draw:name="f66" draw:formula="538*logwidth/738"/><draw:equation draw:name="f67" draw:formula="20*logheight/764"/><draw:equation draw:name="f68" draw:formula="596*logwidth/738"/><draw:equation draw:name="f69" draw:formula="44*logheight/764"/><draw:equation draw:name="f70" draw:formula="644*logwidth/738"/><draw:equation draw:name="f71" draw:formula="80*logheight/764"/><draw:equation draw:name="f72" draw:formula="700*logwidth/738"/><draw:equation draw:name="f73" draw:formula="150*logheight/764"/><draw:equation draw:name="f74" draw:formula="724*logwidth/738"/><draw:equation draw:name="f75" draw:formula="210*logheight/764"/><draw:equation draw:name="f76" draw:formula="738*logwidth/738"/><draw:equation draw:name="f77" draw:formula="318*logheight/764"/><draw:equation draw:name="f78" draw:formula="736*logwidth/738"/><draw:equation draw:name="f79" draw:formula="372*logheight/764"/><draw:equation draw:name="f80" draw:formula="232*logwidth/738"/><draw:equation draw:name="f81" draw:formula="430*logheight/764"/><draw:equation draw:name="f82" draw:formula="546*logwidth/738"/><draw:equation draw:name="f83" draw:formula="304*logheight/764"/><draw:equation draw:name="f84" draw:formula="540*logwidth/738"/><draw:equation draw:name="f85" draw:formula="250*logheight/764"/><draw:equation draw:name="f86" draw:formula="528*logwidth/738"/><draw:equation draw:name="f87" draw:formula="210*logheight/764"/><draw:equation draw:name="f88" draw:formula="514*logwidth/738"/><draw:equation draw:name="f89" draw:formula="188*logheight/764"/><draw:equation draw:name="f90" draw:formula="482*logwidth/738"/><draw:equation draw:name="f91" draw:formula="164*logheight/764"/><draw:equation draw:name="f92" draw:formula="450*logwidth/738"/><draw:equation draw:name="f93" draw:formula="154*logheight/764"/><draw:equation draw:name="f94" draw:formula="412*logwidth/738"/><draw:equation draw:name="f95" draw:formula="150*logheight/764"/><draw:equation draw:name="f96" draw:formula="354*logwidth/738"/><draw:equation draw:name="f97" draw:formula="158*logheight/764"/><draw:equation draw:name="f98" draw:formula="322*logwidth/738"/><draw:equation draw:name="f99" draw:formula="170*logheight/764"/><draw:equation draw:name="f100" draw:formula="280*logwidth/738"/><draw:equation draw:name="f101" draw:formula="196*logheight/764"/><draw:equation draw:name="f102" draw:formula="258*logwidth/738"/><draw:equation draw:name="f103" draw:formula="220*logheight/764"/><draw:equation draw:name="f104" draw:formula="240*logwidth/738"/><draw:equation draw:name="f105" draw:formula="246*logheight/764"/><draw:equation draw:name="f106" draw:formula="24*logwidth/738"/><draw:equation draw:name="f107" draw:formula="296*logheight/764"/><draw:equation draw:name="f108" draw:formula="logwidth"/><draw:equation draw:name="f109" draw:formula="logheight"/></draw:enhanced-geometry></draw:custom-shape><draw:custom-shape draw:name="Freeform 14" draw:style-name="Mgr8" draw:text-style-name="MP7" svg:width="0.458cm" svg:height="0.209cm" svg:x="7.767cm" svg:y="0.592cm"><text:p text:style-name="MP6"/><draw:enhanced-geometry draw:mirror-horizontal="false" draw:mirror-vertical="false" drawooo:sub-view-size="700 322" draw:text-areas="0 0 ?f76 ?f77" svg:viewBox="0 0 0 0" draw:type="ooxml-non-primitive" draw:enhanced-path="M 192 0 L 192 12 192 32 192 32 192 46 194 62 196 76 200 88 206 100 214 112 222 124 230 134 230 134 240 142 252 150 266 158 280 162 296 168 312 170 332 172 352 172 352 172 378 170 392 168 402 164 402 164 426 154 444 140 444 140 460 126 474 108 474 108 500 74 700 74 700 74 686 104 674 130 658 158 642 182 642 182 626 204 608 224 588 242 566 260 566 260 542 274 518 286 490 298 460 306 460 306 430 312 396 318 362 320 324 322 324 322 288 320 254 316 220 310 190 302 190 302 162 290 134 278 110 262 88 242 88 242 68 222 52 198 36 172 22 144 22 144 12 112 6 80 2 44 0 6 0 0 192 0 N"><draw:equation draw:name="f0" draw:formula="192*logwidth/700"/><draw:equation draw:name="f1" draw:formula="12*logheight/322"/><draw:equation draw:name="f2" draw:formula="192*logwidth/700"/><draw:equation draw:name="f3" draw:formula="32*logheight/322"/><draw:equation draw:name="f4" draw:formula="194*logwidth/700"/><draw:equation draw:name="f5" draw:formula="62*logheight/322"/><draw:equation draw:name="f6" draw:formula="200*logwidth/700"/><draw:equation draw:name="f7" draw:formula="88*logheight/322"/><draw:equation draw:name="f8" draw:formula="214*logwidth/700"/><draw:equation draw:name="f9" draw:formula="112*logheight/322"/><draw:equation draw:name="f10" draw:formula="230*logwidth/700"/><draw:equation draw:name="f11" draw:formula="134*logheight/322"/><draw:equation draw:name="f12" draw:formula="240*logwidth/700"/><draw:equation draw:name="f13" draw:formula="142*logheight/322"/><draw:equation draw:name="f14" draw:formula="266*logwidth/700"/><draw:equation draw:name="f15" draw:formula="158*logheight/322"/><draw:equation draw:name="f16" draw:formula="296*logwidth/700"/><draw:equation draw:name="f17" draw:formula="168*logheight/322"/><draw:equation draw:name="f18" draw:formula="332*logwidth/700"/><draw:equation draw:name="f19" draw:formula="172*logheight/322"/><draw:equation draw:name="f20" draw:formula="352*logwidth/700"/><draw:equation draw:name="f21" draw:formula="172*logheight/322"/><draw:equation draw:name="f22" draw:formula="392*logwidth/700"/><draw:equation draw:name="f23" draw:formula="168*logheight/322"/><draw:equation draw:name="f24" draw:formula="402*logwidth/700"/><draw:equation draw:name="f25" draw:formula="164*logheight/322"/><draw:equation draw:name="f26" draw:formula="444*logwidth/700"/><draw:equation draw:name="f27" draw:formula="140*logheight/322"/><draw:equation draw:name="f28" draw:formula="460*logwidth/700"/><draw:equation draw:name="f29" draw:formula="126*logheight/322"/><draw:equation draw:name="f30" draw:formula="474*logwidth/700"/><draw:equation draw:name="f31" draw:formula="108*logheight/322"/><draw:equation draw:name="f32" draw:formula="700*logwidth/700"/><draw:equation draw:name="f33" draw:formula="74*logheight/322"/><draw:equation draw:name="f34" draw:formula="686*logwidth/700"/><draw:equation draw:name="f35" draw:formula="104*logheight/322"/><draw:equation draw:name="f36" draw:formula="658*logwidth/700"/><draw:equation draw:name="f37" draw:formula="158*logheight/322"/><draw:equation draw:name="f38" draw:formula="642*logwidth/700"/><draw:equation draw:name="f39" draw:formula="182*logheight/322"/><draw:equation draw:name="f40" draw:formula="608*logwidth/700"/><draw:equation draw:name="f41" draw:formula="224*logheight/322"/><draw:equation draw:name="f42" draw:formula="566*logwidth/700"/><draw:equation draw:name="f43" draw:formula="260*logheight/322"/><draw:equation draw:name="f44" draw:formula="542*logwidth/700"/><draw:equation draw:name="f45" draw:formula="274*logheight/322"/><draw:equation draw:name="f46" draw:formula="490*logwidth/700"/><draw:equation draw:name="f47" draw:formula="298*logheight/322"/><draw:equation draw:name="f48" draw:formula="460*logwidth/700"/><draw:equation draw:name="f49" draw:formula="306*logheight/322"/><draw:equation draw:name="f50" draw:formula="396*logwidth/700"/><draw:equation draw:name="f51" draw:formula="318*logheight/322"/><draw:equation draw:name="f52" draw:formula="324*logwidth/700"/><draw:equation draw:name="f53" draw:formula="322*logheight/322"/><draw:equation draw:name="f54" draw:formula="288*logwidth/700"/><draw:equation draw:name="f55" draw:formula="320*logheight/322"/><draw:equation draw:name="f56" draw:formula="220*logwidth/700"/><draw:equation draw:name="f57" draw:formula="310*logheight/322"/><draw:equation draw:name="f58" draw:formula="190*logwidth/700"/><draw:equation draw:name="f59" draw:formula="302*logheight/322"/><draw:equation draw:name="f60" draw:formula="134*logwidth/700"/><draw:equation draw:name="f61" draw:formula="278*logheight/322"/><draw:equation draw:name="f62" draw:formula="88*logwidth/700"/><draw:equation draw:name="f63" draw:formula="242*logheight/322"/><draw:equation draw:name="f64" draw:formula="68*logwidth/700"/><draw:equation draw:name="f65" draw:formula="222*logheight/322"/><draw:equation draw:name="f66" draw:formula="36*logwidth/700"/><draw:equation draw:name="f67" draw:formula="172*logheight/322"/><draw:equation draw:name="f68" draw:formula="22*logwidth/700"/><draw:equation draw:name="f69" draw:formula="144*logheight/322"/><draw:equation draw:name="f70" draw:formula="6*logwidth/700"/><draw:equation draw:name="f71" draw:formula="80*logheight/322"/><draw:equation draw:name="f72" draw:formula="0*logwidth/700"/><draw:equation draw:name="f73" draw:formula="6*logheight/322"/><draw:equation draw:name="f74" draw:formula="192*logwidth/700"/><draw:equation draw:name="f75" draw:formula="0*logheight/322"/><draw:equation draw:name="f76" draw:formula="logwidth"/><draw:equation draw:name="f77" draw:formula="logheight"/></draw:enhanced-geometry></draw:custom-shape><draw:custom-shape draw:name="Freeform 15" draw:style-name="Mgr9" draw:text-style-name="MP7" svg:width="0.466cm" svg:height="0.279cm" svg:x="7.783cm" svg:y="0.305cm"><text:p text:style-name="MP6"/><draw:enhanced-geometry draw:mirror-horizontal="false" draw:mirror-vertical="false" drawooo:sub-view-size="714 430" draw:text-areas="0 0 ?f86 ?f87" svg:viewBox="0 0 0 0" draw:type="ooxml-non-primitive" draw:enhanced-path="M 0 296 L 4 280 4 280 20 242 38 204 60 170 82 138 82 138 110 108 140 82 174 58 210 38 210 38 228 30 248 22 268 14 288 10 310 6 330 2 354 0 376 0 376 0 414 2 448 6 482 12 514 20 514 20 544 30 572 44 598 62 620 80 620 80 642 102 660 124 676 150 690 180 690 180 700 210 708 244 712 280 714 318 714 318 714 344 712 372 708 402 704 430 208 430 234 304 522 304 522 304 520 276 516 250 516 250 514 236 510 224 504 210 498 200 498 200 490 188 482 180 470 172 458 164 458 164 444 158 426 154 408 152 388 150 388 150 366 150 348 154 330 158 312 162 312 162 298 170 282 178 270 186 256 196 256 196 246 208 234 220 226 232 216 246 216 246 204 270 192 296 0 296 N"><draw:equation draw:name="f0" draw:formula="4*logwidth/714"/><draw:equation draw:name="f1" draw:formula="280*logheight/430"/><draw:equation draw:name="f2" draw:formula="20*logwidth/714"/><draw:equation draw:name="f3" draw:formula="242*logheight/430"/><draw:equation draw:name="f4" draw:formula="60*logwidth/714"/><draw:equation draw:name="f5" draw:formula="170*logheight/430"/><draw:equation draw:name="f6" draw:formula="82*logwidth/714"/><draw:equation draw:name="f7" draw:formula="138*logheight/430"/><draw:equation draw:name="f8" draw:formula="140*logwidth/714"/><draw:equation draw:name="f9" draw:formula="82*logheight/430"/><draw:equation draw:name="f10" draw:formula="210*logwidth/714"/><draw:equation draw:name="f11" draw:formula="38*logheight/430"/><draw:equation draw:name="f12" draw:formula="228*logwidth/714"/><draw:equation draw:name="f13" draw:formula="30*logheight/430"/><draw:equation draw:name="f14" draw:formula="268*logwidth/714"/><draw:equation draw:name="f15" draw:formula="14*logheight/430"/><draw:equation draw:name="f16" draw:formula="310*logwidth/714"/><draw:equation draw:name="f17" draw:formula="6*logheight/430"/><draw:equation draw:name="f18" draw:formula="354*logwidth/714"/><draw:equation draw:name="f19" draw:formula="0*logheight/430"/><draw:equation draw:name="f20" draw:formula="376*logwidth/714"/><draw:equation draw:name="f21" draw:formula="0*logheight/430"/><draw:equation draw:name="f22" draw:formula="448*logwidth/714"/><draw:equation draw:name="f23" draw:formula="6*logheight/430"/><draw:equation draw:name="f24" draw:formula="514*logwidth/714"/><draw:equation draw:name="f25" draw:formula="20*logheight/430"/><draw:equation draw:name="f26" draw:formula="544*logwidth/714"/><draw:equation draw:name="f27" draw:formula="30*logheight/430"/><draw:equation draw:name="f28" draw:formula="598*logwidth/714"/><draw:equation draw:name="f29" draw:formula="62*logheight/430"/><draw:equation draw:name="f30" draw:formula="620*logwidth/714"/><draw:equation draw:name="f31" draw:formula="80*logheight/430"/><draw:equation draw:name="f32" draw:formula="660*logwidth/714"/><draw:equation draw:name="f33" draw:formula="124*logheight/430"/><draw:equation draw:name="f34" draw:formula="690*logwidth/714"/><draw:equation draw:name="f35" draw:formula="180*logheight/430"/><draw:equation draw:name="f36" draw:formula="700*logwidth/714"/><draw:equation draw:name="f37" draw:formula="210*logheight/430"/><draw:equation draw:name="f38" draw:formula="712*logwidth/714"/><draw:equation draw:name="f39" draw:formula="280*logheight/430"/><draw:equation draw:name="f40" draw:formula="714*logwidth/714"/><draw:equation draw:name="f41" draw:formula="318*logheight/430"/><draw:equation draw:name="f42" draw:formula="712*logwidth/714"/><draw:equation draw:name="f43" draw:formula="372*logheight/430"/><draw:equation draw:name="f44" draw:formula="704*logwidth/714"/><draw:equation draw:name="f45" draw:formula="430*logheight/430"/><draw:equation draw:name="f46" draw:formula="234*logwidth/714"/><draw:equation draw:name="f47" draw:formula="304*logheight/430"/><draw:equation draw:name="f48" draw:formula="522*logwidth/714"/><draw:equation draw:name="f49" draw:formula="304*logheight/430"/><draw:equation draw:name="f50" draw:formula="516*logwidth/714"/><draw:equation draw:name="f51" draw:formula="250*logheight/430"/><draw:equation draw:name="f52" draw:formula="514*logwidth/714"/><draw:equation draw:name="f53" draw:formula="236*logheight/430"/><draw:equation draw:name="f54" draw:formula="504*logwidth/714"/><draw:equation draw:name="f55" draw:formula="210*logheight/430"/><draw:equation draw:name="f56" draw:formula="498*logwidth/714"/><draw:equation draw:name="f57" draw:formula="200*logheight/430"/><draw:equation draw:name="f58" draw:formula="482*logwidth/714"/><draw:equation draw:name="f59" draw:formula="180*logheight/430"/><draw:equation draw:name="f60" draw:formula="458*logwidth/714"/><draw:equation draw:name="f61" draw:formula="164*logheight/430"/><draw:equation draw:name="f62" draw:formula="444*logwidth/714"/><draw:equation draw:name="f63" draw:formula="158*logheight/430"/><draw:equation draw:name="f64" draw:formula="408*logwidth/714"/><draw:equation draw:name="f65" draw:formula="152*logheight/430"/><draw:equation draw:name="f66" draw:formula="388*logwidth/714"/><draw:equation draw:name="f67" draw:formula="150*logheight/430"/><draw:equation draw:name="f68" draw:formula="348*logwidth/714"/><draw:equation draw:name="f69" draw:formula="154*logheight/430"/><draw:equation draw:name="f70" draw:formula="312*logwidth/714"/><draw:equation draw:name="f71" draw:formula="162*logheight/430"/><draw:equation draw:name="f72" draw:formula="298*logwidth/714"/><draw:equation draw:name="f73" draw:formula="170*logheight/430"/><draw:equation draw:name="f74" draw:formula="270*logwidth/714"/><draw:equation draw:name="f75" draw:formula="186*logheight/430"/><draw:equation draw:name="f76" draw:formula="256*logwidth/714"/><draw:equation draw:name="f77" draw:formula="196*logheight/430"/><draw:equation draw:name="f78" draw:formula="234*logwidth/714"/><draw:equation draw:name="f79" draw:formula="220*logheight/430"/><draw:equation draw:name="f80" draw:formula="216*logwidth/714"/><draw:equation draw:name="f81" draw:formula="246*logheight/430"/><draw:equation draw:name="f82" draw:formula="204*logwidth/714"/><draw:equation draw:name="f83" draw:formula="270*logheight/430"/><draw:equation draw:name="f84" draw:formula="0*logwidth/714"/><draw:equation draw:name="f85" draw:formula="296*logheight/430"/><draw:equation draw:name="f86" draw:formula="logwidth"/><draw:equation draw:name="f87" draw:formula="logheight"/></draw:enhanced-geometry></draw:custom-shape><draw:custom-shape draw:name="Freeform 16" draw:style-name="Mgr7" draw:text-style-name="MP8" svg:width="0.451cm" svg:height="0.496cm" svg:x="8.273cm" svg:y="0.305cm"><text:p text:style-name="MP6"/><draw:enhanced-geometry draw:mirror-horizontal="false" draw:mirror-vertical="false" drawooo:sub-view-size="690 764" draw:text-areas="0 0 ?f96 ?f97" svg:viewBox="0 0 0 0" draw:type="ooxml-non-primitive" draw:enhanced-path="M 506 232 L 690 232 690 232 690 198 686 168 678 140 668 116 668 116 656 96 640 76 622 60 602 46 602 46 582 34 558 24 534 16 506 10 506 10 480 6 452 2 422 0 394 0 394 0 366 0 340 4 312 8 284 12 284 12 256 20 230 28 204 38 180 52 180 52 158 66 136 82 118 102 102 122 102 122 88 146 80 170 74 200 72 230 72 230 72 252 74 270 78 288 82 304 82 304 88 318 94 330 104 342 112 354 112 354 124 364 136 374 148 382 162 388 162 388 194 402 230 416 382 464 382 464 412 476 424 484 434 492 434 492 442 500 448 512 452 528 454 544 454 544 452 556 450 568 448 578 442 586 442 586 430 602 412 614 412 614 394 622 372 628 372 628 350 630 328 632 328 632 302 630 276 626 276 626 252 618 230 608 230 608 212 594 196 576 196 576 192 568 188 556 184 546 184 534 184 510 0 510 0 540 0 540 2 570 8 598 16 624 28 648 28 648 44 668 60 686 80 702 100 716 100 716 122 728 148 738 172 746 200 752 200 752 226 758 254 760 280 762 308 764 308 764 340 762 370 760 402 756 432 750 432 750 462 744 492 734 518 722 544 708 544 708 566 692 588 676 606 656 622 634 622 634 636 608 646 580 650 550 652 518 652 518 652 496 648 476 644 456 638 440 638 440 630 424 620 408 610 394 596 382 596 382 584 370 570 358 554 348 536 340 536 340 500 324 462 310 362 278 362 278 338 270 320 262 304 254 290 246 290 246 282 236 276 228 272 216 272 206 272 206 274 186 276 178 280 172 284 166 290 160 296 154 304 150 304 150 324 142 344 138 368 134 394 134 394 134 420 136 444 140 462 148 470 154 478 160 478 160 490 174 498 190 504 210 506 232 Z N"><draw:equation draw:name="f0" draw:formula="690*logwidth/690"/><draw:equation draw:name="f1" draw:formula="198*logheight/764"/><draw:equation draw:name="f2" draw:formula="668*logwidth/690"/><draw:equation draw:name="f3" draw:formula="116*logheight/764"/><draw:equation draw:name="f4" draw:formula="602*logwidth/690"/><draw:equation draw:name="f5" draw:formula="46*logheight/764"/><draw:equation draw:name="f6" draw:formula="534*logwidth/690"/><draw:equation draw:name="f7" draw:formula="16*logheight/764"/><draw:equation draw:name="f8" draw:formula="452*logwidth/690"/><draw:equation draw:name="f9" draw:formula="2*logheight/764"/><draw:equation draw:name="f10" draw:formula="366*logwidth/690"/><draw:equation draw:name="f11" draw:formula="0*logheight/764"/><draw:equation draw:name="f12" draw:formula="284*logwidth/690"/><draw:equation draw:name="f13" draw:formula="12*logheight/764"/><draw:equation draw:name="f14" draw:formula="180*logwidth/690"/><draw:equation draw:name="f15" draw:formula="52*logheight/764"/><draw:equation draw:name="f16" draw:formula="118*logwidth/690"/><draw:equation draw:name="f17" draw:formula="102*logheight/764"/><draw:equation draw:name="f18" draw:formula="80*logwidth/690"/><draw:equation draw:name="f19" draw:formula="170*logheight/764"/><draw:equation draw:name="f20" draw:formula="72*logwidth/690"/><draw:equation draw:name="f21" draw:formula="252*logheight/764"/><draw:equation draw:name="f22" draw:formula="82*logwidth/690"/><draw:equation draw:name="f23" draw:formula="304*logheight/764"/><draw:equation draw:name="f24" draw:formula="112*logwidth/690"/><draw:equation draw:name="f25" draw:formula="354*logheight/764"/><draw:equation draw:name="f26" draw:formula="148*logwidth/690"/><draw:equation draw:name="f27" draw:formula="382*logheight/764"/><draw:equation draw:name="f28" draw:formula="230*logwidth/690"/><draw:equation draw:name="f29" draw:formula="416*logheight/764"/><draw:equation draw:name="f30" draw:formula="424*logwidth/690"/><draw:equation draw:name="f31" draw:formula="484*logheight/764"/><draw:equation draw:name="f32" draw:formula="448*logwidth/690"/><draw:equation draw:name="f33" draw:formula="512*logheight/764"/><draw:equation draw:name="f34" draw:formula="452*logwidth/690"/><draw:equation draw:name="f35" draw:formula="556*logheight/764"/><draw:equation draw:name="f36" draw:formula="442*logwidth/690"/><draw:equation draw:name="f37" draw:formula="586*logheight/764"/><draw:equation draw:name="f38" draw:formula="394*logwidth/690"/><draw:equation draw:name="f39" draw:formula="622*logheight/764"/><draw:equation draw:name="f40" draw:formula="328*logwidth/690"/><draw:equation draw:name="f41" draw:formula="632*logheight/764"/><draw:equation draw:name="f42" draw:formula="276*logwidth/690"/><draw:equation draw:name="f43" draw:formula="626*logheight/764"/><draw:equation draw:name="f44" draw:formula="212*logwidth/690"/><draw:equation draw:name="f45" draw:formula="594*logheight/764"/><draw:equation draw:name="f46" draw:formula="188*logwidth/690"/><draw:equation draw:name="f47" draw:formula="556*logheight/764"/><draw:equation draw:name="f48" draw:formula="0*logwidth/690"/><draw:equation draw:name="f49" draw:formula="510*logheight/764"/><draw:equation draw:name="f50" draw:formula="8*logwidth/690"/><draw:equation draw:name="f51" draw:formula="598*logheight/764"/><draw:equation draw:name="f52" draw:formula="44*logwidth/690"/><draw:equation draw:name="f53" draw:formula="668*logheight/764"/><draw:equation draw:name="f54" draw:formula="100*logwidth/690"/><draw:equation draw:name="f55" draw:formula="716*logheight/764"/><draw:equation draw:name="f56" draw:formula="200*logwidth/690"/><draw:equation draw:name="f57" draw:formula="752*logheight/764"/><draw:equation draw:name="f58" draw:formula="280*logwidth/690"/><draw:equation draw:name="f59" draw:formula="762*logheight/764"/><draw:equation draw:name="f60" draw:formula="370*logwidth/690"/><draw:equation draw:name="f61" draw:formula="760*logheight/764"/><draw:equation draw:name="f62" draw:formula="462*logwidth/690"/><draw:equation draw:name="f63" draw:formula="744*logheight/764"/><draw:equation draw:name="f64" draw:formula="544*logwidth/690"/><draw:equation draw:name="f65" draw:formula="708*logheight/764"/><draw:equation draw:name="f66" draw:formula="622*logwidth/690"/><draw:equation draw:name="f67" draw:formula="634*logheight/764"/><draw:equation draw:name="f68" draw:formula="650*logwidth/690"/><draw:equation draw:name="f69" draw:formula="550*logheight/764"/><draw:equation draw:name="f70" draw:formula="648*logwidth/690"/><draw:equation draw:name="f71" draw:formula="476*logheight/764"/><draw:equation draw:name="f72" draw:formula="630*logwidth/690"/><draw:equation draw:name="f73" draw:formula="424*logheight/764"/><draw:equation draw:name="f74" draw:formula="596*logwidth/690"/><draw:equation draw:name="f75" draw:formula="382*logheight/764"/><draw:equation draw:name="f76" draw:formula="536*logwidth/690"/><draw:equation draw:name="f77" draw:formula="340*logheight/764"/><draw:equation draw:name="f78" draw:formula="362*logwidth/690"/><draw:equation draw:name="f79" draw:formula="278*logheight/764"/><draw:equation draw:name="f80" draw:formula="304*logwidth/690"/><draw:equation draw:name="f81" draw:formula="254*logheight/764"/><draw:equation draw:name="f82" draw:formula="276*logwidth/690"/><draw:equation draw:name="f83" draw:formula="228*logheight/764"/><draw:equation draw:name="f84" draw:formula="274*logwidth/690"/><draw:equation draw:name="f85" draw:formula="186*logheight/764"/><draw:equation draw:name="f86" draw:formula="290*logwidth/690"/><draw:equation draw:name="f87" draw:formula="160*logheight/764"/><draw:equation draw:name="f88" draw:formula="324*logwidth/690"/><draw:equation draw:name="f89" draw:formula="142*logheight/764"/><draw:equation draw:name="f90" draw:formula="394*logwidth/690"/><draw:equation draw:name="f91" draw:formula="134*logheight/764"/><draw:equation draw:name="f92" draw:formula="470*logwidth/690"/><draw:equation draw:name="f93" draw:formula="154*logheight/764"/><draw:equation draw:name="f94" draw:formula="498*logwidth/690"/><draw:equation draw:name="f95" draw:formula="190*logheight/764"/><draw:equation draw:name="f96" draw:formula="logwidth"/><draw:equation draw:name="f97" draw:formula="logheight"/></draw:enhanced-geometry></draw:custom-shape><draw:custom-shape draw:name="Freeform 17" draw:style-name="Mgr10" draw:text-style-name="MP7" svg:width="0.451cm" svg:height="0.496cm" svg:x="8.273cm" svg:y="0.305cm"><text:p text:style-name="MP6"/><draw:enhanced-geometry draw:mirror-horizontal="false" draw:mirror-vertical="false" drawooo:sub-view-size="690 764" draw:text-areas="0 0 ?f96 ?f97" svg:viewBox="0 0 0 0" draw:type="ooxml-non-primitive" draw:enhanced-path="M 506 232 L 690 232 690 232 690 198 686 168 678 140 668 116 668 116 656 96 640 76 622 60 602 46 602 46 582 34 558 24 534 16 506 10 506 10 480 6 452 2 422 0 394 0 394 0 366 0 340 4 312 8 284 12 284 12 256 20 230 28 204 38 180 52 180 52 158 66 136 82 118 102 102 122 102 122 88 146 80 170 74 200 72 230 72 230 72 252 74 270 78 288 82 304 82 304 88 318 94 330 104 342 112 354 112 354 124 364 136 374 148 382 162 388 162 388 194 402 230 416 382 464 382 464 412 476 424 484 434 492 434 492 442 500 448 512 452 528 454 544 454 544 452 556 450 568 448 578 442 586 442 586 430 602 412 614 412 614 394 622 372 628 372 628 350 630 328 632 328 632 302 630 276 626 276 626 252 618 230 608 230 608 212 594 196 576 196 576 192 568 188 556 184 546 184 534 184 510 0 510 0 540 0 540 2 570 8 598 16 624 28 648 28 648 44 668 60 686 80 702 100 716 100 716 122 728 148 738 172 746 200 752 200 752 226 758 254 760 280 762 308 764 308 764 340 762 370 760 402 756 432 750 432 750 462 744 492 734 518 722 544 708 544 708 566 692 588 676 606 656 622 634 622 634 636 608 646 580 650 550 652 518 652 518 652 496 648 476 644 456 638 440 638 440 630 424 620 408 610 394 596 382 596 382 584 370 570 358 554 348 536 340 536 340 500 324 462 310 362 278 362 278 338 270 320 262 304 254 290 246 290 246 282 236 276 228 272 216 272 206 272 206 274 186 276 178 280 172 284 166 290 160 296 154 304 150 304 150 324 142 344 138 368 134 394 134 394 134 420 136 444 140 462 148 470 154 478 160 478 160 490 174 498 190 504 210 506 232 N"><draw:equation draw:name="f0" draw:formula="690*logwidth/690"/><draw:equation draw:name="f1" draw:formula="198*logheight/764"/><draw:equation draw:name="f2" draw:formula="668*logwidth/690"/><draw:equation draw:name="f3" draw:formula="116*logheight/764"/><draw:equation draw:name="f4" draw:formula="602*logwidth/690"/><draw:equation draw:name="f5" draw:formula="46*logheight/764"/><draw:equation draw:name="f6" draw:formula="534*logwidth/690"/><draw:equation draw:name="f7" draw:formula="16*logheight/764"/><draw:equation draw:name="f8" draw:formula="452*logwidth/690"/><draw:equation draw:name="f9" draw:formula="2*logheight/764"/><draw:equation draw:name="f10" draw:formula="366*logwidth/690"/><draw:equation draw:name="f11" draw:formula="0*logheight/764"/><draw:equation draw:name="f12" draw:formula="284*logwidth/690"/><draw:equation draw:name="f13" draw:formula="12*logheight/764"/><draw:equation draw:name="f14" draw:formula="180*logwidth/690"/><draw:equation draw:name="f15" draw:formula="52*logheight/764"/><draw:equation draw:name="f16" draw:formula="118*logwidth/690"/><draw:equation draw:name="f17" draw:formula="102*logheight/764"/><draw:equation draw:name="f18" draw:formula="80*logwidth/690"/><draw:equation draw:name="f19" draw:formula="170*logheight/764"/><draw:equation draw:name="f20" draw:formula="72*logwidth/690"/><draw:equation draw:name="f21" draw:formula="252*logheight/764"/><draw:equation draw:name="f22" draw:formula="82*logwidth/690"/><draw:equation draw:name="f23" draw:formula="304*logheight/764"/><draw:equation draw:name="f24" draw:formula="112*logwidth/690"/><draw:equation draw:name="f25" draw:formula="354*logheight/764"/><draw:equation draw:name="f26" draw:formula="148*logwidth/690"/><draw:equation draw:name="f27" draw:formula="382*logheight/764"/><draw:equation draw:name="f28" draw:formula="230*logwidth/690"/><draw:equation draw:name="f29" draw:formula="416*logheight/764"/><draw:equation draw:name="f30" draw:formula="424*logwidth/690"/><draw:equation draw:name="f31" draw:formula="484*logheight/764"/><draw:equation draw:name="f32" draw:formula="448*logwidth/690"/><draw:equation draw:name="f33" draw:formula="512*logheight/764"/><draw:equation draw:name="f34" draw:formula="452*logwidth/690"/><draw:equation draw:name="f35" draw:formula="556*logheight/764"/><draw:equation draw:name="f36" draw:formula="442*logwidth/690"/><draw:equation draw:name="f37" draw:formula="586*logheight/764"/><draw:equation draw:name="f38" draw:formula="394*logwidth/690"/><draw:equation draw:name="f39" draw:formula="622*logheight/764"/><draw:equation draw:name="f40" draw:formula="328*logwidth/690"/><draw:equation draw:name="f41" draw:formula="632*logheight/764"/><draw:equation draw:name="f42" draw:formula="276*logwidth/690"/><draw:equation draw:name="f43" draw:formula="626*logheight/764"/><draw:equation draw:name="f44" draw:formula="212*logwidth/690"/><draw:equation draw:name="f45" draw:formula="594*logheight/764"/><draw:equation draw:name="f46" draw:formula="188*logwidth/690"/><draw:equation draw:name="f47" draw:formula="556*logheight/764"/><draw:equation draw:name="f48" draw:formula="0*logwidth/690"/><draw:equation draw:name="f49" draw:formula="510*logheight/764"/><draw:equation draw:name="f50" draw:formula="8*logwidth/690"/><draw:equation draw:name="f51" draw:formula="598*logheight/764"/><draw:equation draw:name="f52" draw:formula="44*logwidth/690"/><draw:equation draw:name="f53" draw:formula="668*logheight/764"/><draw:equation draw:name="f54" draw:formula="100*logwidth/690"/><draw:equation draw:name="f55" draw:formula="716*logheight/764"/><draw:equation draw:name="f56" draw:formula="200*logwidth/690"/><draw:equation draw:name="f57" draw:formula="752*logheight/764"/><draw:equation draw:name="f58" draw:formula="280*logwidth/690"/><draw:equation draw:name="f59" draw:formula="762*logheight/764"/><draw:equation draw:name="f60" draw:formula="370*logwidth/690"/><draw:equation draw:name="f61" draw:formula="760*logheight/764"/><draw:equation draw:name="f62" draw:formula="462*logwidth/690"/><draw:equation draw:name="f63" draw:formula="744*logheight/764"/><draw:equation draw:name="f64" draw:formula="544*logwidth/690"/><draw:equation draw:name="f65" draw:formula="708*logheight/764"/><draw:equation draw:name="f66" draw:formula="622*logwidth/690"/><draw:equation draw:name="f67" draw:formula="634*logheight/764"/><draw:equation draw:name="f68" draw:formula="650*logwidth/690"/><draw:equation draw:name="f69" draw:formula="550*logheight/764"/><draw:equation draw:name="f70" draw:formula="648*logwidth/690"/><draw:equation draw:name="f71" draw:formula="476*logheight/764"/><draw:equation draw:name="f72" draw:formula="630*logwidth/690"/><draw:equation draw:name="f73" draw:formula="424*logheight/764"/><draw:equation draw:name="f74" draw:formula="596*logwidth/690"/><draw:equation draw:name="f75" draw:formula="382*logheight/764"/><draw:equation draw:name="f76" draw:formula="536*logwidth/690"/><draw:equation draw:name="f77" draw:formula="340*logheight/764"/><draw:equation draw:name="f78" draw:formula="362*logwidth/690"/><draw:equation draw:name="f79" draw:formula="278*logheight/764"/><draw:equation draw:name="f80" draw:formula="304*logwidth/690"/><draw:equation draw:name="f81" draw:formula="254*logheight/764"/><draw:equation draw:name="f82" draw:formula="276*logwidth/690"/><draw:equation draw:name="f83" draw:formula="228*logheight/764"/><draw:equation draw:name="f84" draw:formula="274*logwidth/690"/><draw:equation draw:name="f85" draw:formula="186*logheight/764"/><draw:equation draw:name="f86" draw:formula="290*logwidth/690"/><draw:equation draw:name="f87" draw:formula="160*logheight/764"/><draw:equation draw:name="f88" draw:formula="324*logwidth/690"/><draw:equation draw:name="f89" draw:formula="142*logheight/764"/><draw:equation draw:name="f90" draw:formula="394*logwidth/690"/><draw:equation draw:name="f91" draw:formula="134*logheight/764"/><draw:equation draw:name="f92" draw:formula="470*logwidth/690"/><draw:equation draw:name="f93" draw:formula="154*logheight/764"/><draw:equation draw:name="f94" draw:formula="498*logwidth/690"/><draw:equation draw:name="f95" draw:formula="190*logheight/764"/><draw:equation draw:name="f96" draw:formula="logwidth"/><draw:equation draw:name="f97" draw:formula="logheight"/></draw:enhanced-geometry></draw:custom-shape><draw:custom-shape draw:name="Freeform 18" draw:style-name="Mgr7" draw:text-style-name="MP8" svg:width="0.482cm" svg:height="0.496cm" svg:x="6.093cm" svg:y="0.305cm"><text:p text:style-name="MP6"/><draw:enhanced-geometry draw:mirror-horizontal="false" draw:mirror-vertical="false" drawooo:sub-view-size="738 764" draw:text-areas="0 0 ?f108 ?f109" svg:viewBox="0 0 0 0" draw:type="ooxml-non-primitive" draw:enhanced-path="M 190 442 L 190 454 190 474 190 474 190 488 192 504 196 518 200 530 206 542 212 554 220 566 230 576 230 576 240 584 252 592 264 600 280 604 294 610 312 612 330 614 350 614 350 614 378 612 390 610 402 606 402 606 424 596 442 582 442 582 460 568 474 550 474 550 498 516 698 516 698 516 686 546 672 572 658 600 642 624 642 624 624 646 606 666 586 684 564 702 564 702 542 716 516 728 488 740 460 748 460 748 428 754 396 760 360 762 322 764 322 764 286 762 252 758 220 752 188 744 188 744 160 732 134 720 110 704 88 684 88 684 68 664 50 640 34 614 22 586 22 586 12 554 4 522 0 486 0 448 0 442 190 442 Z M 22 296 L 28 280 28 280 42 242 60 204 82 170 106 138 106 138 134 108 164 82 196 58 232 38 232 38 250 30 270 22 290 14 312 10 332 6 354 2 376 0 400 0 400 0 436 2 472 6 504 12 536 20 536 20 566 30 594 44 620 62 644 80 644 80 664 102 682 124 698 150 712 180 712 180 724 210 730 244 736 280 738 318 738 318 736 344 734 372 730 402 726 430 230 430 256 304 544 304 544 304 544 276 540 250 540 250 536 236 532 224 528 210 522 200 522 200 514 188 504 180 492 172 480 164 480 164 466 158 450 154 430 152 410 150 410 150 390 150 370 154 352 158 336 162 336 162 320 170 306 178 292 186 280 196 280 196 268 208 258 220 248 232 240 246 240 246 226 270 216 296 22 296 Z N"><draw:equation draw:name="f0" draw:formula="190*logwidth/738"/><draw:equation draw:name="f1" draw:formula="474*logheight/764"/><draw:equation draw:name="f2" draw:formula="192*logwidth/738"/><draw:equation draw:name="f3" draw:formula="504*logheight/764"/><draw:equation draw:name="f4" draw:formula="206*logwidth/738"/><draw:equation draw:name="f5" draw:formula="542*logheight/764"/><draw:equation draw:name="f6" draw:formula="230*logwidth/738"/><draw:equation draw:name="f7" draw:formula="576*logheight/764"/><draw:equation draw:name="f8" draw:formula="252*logwidth/738"/><draw:equation draw:name="f9" draw:formula="592*logheight/764"/><draw:equation draw:name="f10" draw:formula="294*logwidth/738"/><draw:equation draw:name="f11" draw:formula="610*logheight/764"/><draw:equation draw:name="f12" draw:formula="350*logwidth/738"/><draw:equation draw:name="f13" draw:formula="614*logheight/764"/><draw:equation draw:name="f14" draw:formula="390*logwidth/738"/><draw:equation draw:name="f15" draw:formula="610*logheight/764"/><draw:equation draw:name="f16" draw:formula="424*logwidth/738"/><draw:equation draw:name="f17" draw:formula="596*logheight/764"/><draw:equation draw:name="f18" draw:formula="460*logwidth/738"/><draw:equation draw:name="f19" draw:formula="568*logheight/764"/><draw:equation draw:name="f20" draw:formula="498*logwidth/738"/><draw:equation draw:name="f21" draw:formula="516*logheight/764"/><draw:equation draw:name="f22" draw:formula="686*logwidth/738"/><draw:equation draw:name="f23" draw:formula="546*logheight/764"/><draw:equation draw:name="f24" draw:formula="642*logwidth/738"/><draw:equation draw:name="f25" draw:formula="624*logheight/764"/><draw:equation draw:name="f26" draw:formula="606*logwidth/738"/><draw:equation draw:name="f27" draw:formula="666*logheight/764"/><draw:equation draw:name="f28" draw:formula="564*logwidth/738"/><draw:equation draw:name="f29" draw:formula="702*logheight/764"/><draw:equation draw:name="f30" draw:formula="488*logwidth/738"/><draw:equation draw:name="f31" draw:formula="740*logheight/764"/><draw:equation draw:name="f32" draw:formula="428*logwidth/738"/><draw:equation draw:name="f33" draw:formula="754*logheight/764"/><draw:equation draw:name="f34" draw:formula="322*logwidth/738"/><draw:equation draw:name="f35" draw:formula="764*logheight/764"/><draw:equation draw:name="f36" draw:formula="252*logwidth/738"/><draw:equation draw:name="f37" draw:formula="758*logheight/764"/><draw:equation draw:name="f38" draw:formula="188*logwidth/738"/><draw:equation draw:name="f39" draw:formula="744*logheight/764"/><draw:equation draw:name="f40" draw:formula="110*logwidth/738"/><draw:equation draw:name="f41" draw:formula="704*logheight/764"/><draw:equation draw:name="f42" draw:formula="68*logwidth/738"/><draw:equation draw:name="f43" draw:formula="664*logheight/764"/><draw:equation draw:name="f44" draw:formula="22*logwidth/738"/><draw:equation draw:name="f45" draw:formula="586*logheight/764"/><draw:equation draw:name="f46" draw:formula="4*logwidth/738"/><draw:equation draw:name="f47" draw:formula="522*logheight/764"/><draw:equation draw:name="f48" draw:formula="0*logwidth/738"/><draw:equation draw:name="f49" draw:formula="442*logheight/764"/><draw:equation draw:name="f50" draw:formula="28*logwidth/738"/><draw:equation draw:name="f51" draw:formula="280*logheight/764"/><draw:equation draw:name="f52" draw:formula="60*logwidth/738"/><draw:equation draw:name="f53" draw:formula="204*logheight/764"/><draw:equation draw:name="f54" draw:formula="106*logwidth/738"/><draw:equation draw:name="f55" draw:formula="138*logheight/764"/><draw:equation draw:name="f56" draw:formula="196*logwidth/738"/><draw:equation draw:name="f57" draw:formula="58*logheight/764"/><draw:equation draw:name="f58" draw:formula="250*logwidth/738"/><draw:equation draw:name="f59" draw:formula="30*logheight/764"/><draw:equation draw:name="f60" draw:formula="312*logwidth/738"/><draw:equation draw:name="f61" draw:formula="10*logheight/764"/><draw:equation draw:name="f62" draw:formula="376*logwidth/738"/><draw:equation draw:name="f63" draw:formula="0*logheight/764"/><draw:equation draw:name="f64" draw:formula="436*logwidth/738"/><draw:equation draw:name="f65" draw:formula="2*logheight/764"/><draw:equation draw:name="f66" draw:formula="536*logwidth/738"/><draw:equation draw:name="f67" draw:formula="20*logheight/764"/><draw:equation draw:name="f68" draw:formula="594*logwidth/738"/><draw:equation draw:name="f69" draw:formula="44*logheight/764"/><draw:equation draw:name="f70" draw:formula="644*logwidth/738"/><draw:equation draw:name="f71" draw:formula="80*logheight/764"/><draw:equation draw:name="f72" draw:formula="698*logwidth/738"/><draw:equation draw:name="f73" draw:formula="150*logheight/764"/><draw:equation draw:name="f74" draw:formula="724*logwidth/738"/><draw:equation draw:name="f75" draw:formula="210*logheight/764"/><draw:equation draw:name="f76" draw:formula="738*logwidth/738"/><draw:equation draw:name="f77" draw:formula="318*logheight/764"/><draw:equation draw:name="f78" draw:formula="734*logwidth/738"/><draw:equation draw:name="f79" draw:formula="372*logheight/764"/><draw:equation draw:name="f80" draw:formula="230*logwidth/738"/><draw:equation draw:name="f81" draw:formula="430*logheight/764"/><draw:equation draw:name="f82" draw:formula="544*logwidth/738"/><draw:equation draw:name="f83" draw:formula="304*logheight/764"/><draw:equation draw:name="f84" draw:formula="540*logwidth/738"/><draw:equation draw:name="f85" draw:formula="250*logheight/764"/><draw:equation draw:name="f86" draw:formula="528*logwidth/738"/><draw:equation draw:name="f87" draw:formula="210*logheight/764"/><draw:equation draw:name="f88" draw:formula="514*logwidth/738"/><draw:equation draw:name="f89" draw:formula="188*logheight/764"/><draw:equation draw:name="f90" draw:formula="480*logwidth/738"/><draw:equation draw:name="f91" draw:formula="164*logheight/764"/><draw:equation draw:name="f92" draw:formula="450*logwidth/738"/><draw:equation draw:name="f93" draw:formula="154*logheight/764"/><draw:equation draw:name="f94" draw:formula="410*logwidth/738"/><draw:equation draw:name="f95" draw:formula="150*logheight/764"/><draw:equation draw:name="f96" draw:formula="352*logwidth/738"/><draw:equation draw:name="f97" draw:formula="158*logheight/764"/><draw:equation draw:name="f98" draw:formula="320*logwidth/738"/><draw:equation draw:name="f99" draw:formula="170*logheight/764"/><draw:equation draw:name="f100" draw:formula="280*logwidth/738"/><draw:equation draw:name="f101" draw:formula="196*logheight/764"/><draw:equation draw:name="f102" draw:formula="258*logwidth/738"/><draw:equation draw:name="f103" draw:formula="220*logheight/764"/><draw:equation draw:name="f104" draw:formula="240*logwidth/738"/><draw:equation draw:name="f105" draw:formula="246*logheight/764"/><draw:equation draw:name="f106" draw:formula="22*logwidth/738"/><draw:equation draw:name="f107" draw:formula="296*logheight/764"/><draw:equation draw:name="f108" draw:formula="logwidth"/><draw:equation draw:name="f109" draw:formula="logheight"/></draw:enhanced-geometry></draw:custom-shape><draw:custom-shape draw:name="Freeform 19" draw:style-name="Mgr8" draw:text-style-name="MP7" svg:width="0.456cm" svg:height="0.209cm" svg:x="6.093cm" svg:y="0.592cm"><text:p text:style-name="MP6"/><draw:enhanced-geometry draw:mirror-horizontal="false" draw:mirror-vertical="false" drawooo:sub-view-size="698 322" draw:text-areas="0 0 ?f76 ?f77" svg:viewBox="0 0 0 0" draw:type="ooxml-non-primitive" draw:enhanced-path="M 190 0 L 190 12 190 32 190 32 190 46 192 62 196 76 200 88 206 100 212 112 220 124 230 134 230 134 240 142 252 150 264 158 280 162 294 168 312 170 330 172 350 172 350 172 378 170 390 168 402 164 402 164 424 154 442 140 442 140 460 126 474 108 474 108 498 74 698 74 698 74 686 104 672 130 658 158 642 182 642 182 624 204 606 224 586 242 564 260 564 260 542 274 516 286 488 298 460 306 460 306 428 312 396 318 360 320 322 322 322 322 286 320 252 316 220 310 188 302 188 302 160 290 134 278 110 262 88 242 88 242 68 222 50 198 34 172 22 144 22 144 12 112 4 80 0 44 0 6 0 0 190 0 N"><draw:equation draw:name="f0" draw:formula="190*logwidth/698"/><draw:equation draw:name="f1" draw:formula="12*logheight/322"/><draw:equation draw:name="f2" draw:formula="190*logwidth/698"/><draw:equation draw:name="f3" draw:formula="32*logheight/322"/><draw:equation draw:name="f4" draw:formula="192*logwidth/698"/><draw:equation draw:name="f5" draw:formula="62*logheight/322"/><draw:equation draw:name="f6" draw:formula="200*logwidth/698"/><draw:equation draw:name="f7" draw:formula="88*logheight/322"/><draw:equation draw:name="f8" draw:formula="212*logwidth/698"/><draw:equation draw:name="f9" draw:formula="112*logheight/322"/><draw:equation draw:name="f10" draw:formula="230*logwidth/698"/><draw:equation draw:name="f11" draw:formula="134*logheight/322"/><draw:equation draw:name="f12" draw:formula="240*logwidth/698"/><draw:equation draw:name="f13" draw:formula="142*logheight/322"/><draw:equation draw:name="f14" draw:formula="264*logwidth/698"/><draw:equation draw:name="f15" draw:formula="158*logheight/322"/><draw:equation draw:name="f16" draw:formula="294*logwidth/698"/><draw:equation draw:name="f17" draw:formula="168*logheight/322"/><draw:equation draw:name="f18" draw:formula="330*logwidth/698"/><draw:equation draw:name="f19" draw:formula="172*logheight/322"/><draw:equation draw:name="f20" draw:formula="350*logwidth/698"/><draw:equation draw:name="f21" draw:formula="172*logheight/322"/><draw:equation draw:name="f22" draw:formula="390*logwidth/698"/><draw:equation draw:name="f23" draw:formula="168*logheight/322"/><draw:equation draw:name="f24" draw:formula="402*logwidth/698"/><draw:equation draw:name="f25" draw:formula="164*logheight/322"/><draw:equation draw:name="f26" draw:formula="442*logwidth/698"/><draw:equation draw:name="f27" draw:formula="140*logheight/322"/><draw:equation draw:name="f28" draw:formula="460*logwidth/698"/><draw:equation draw:name="f29" draw:formula="126*logheight/322"/><draw:equation draw:name="f30" draw:formula="474*logwidth/698"/><draw:equation draw:name="f31" draw:formula="108*logheight/322"/><draw:equation draw:name="f32" draw:formula="698*logwidth/698"/><draw:equation draw:name="f33" draw:formula="74*logheight/322"/><draw:equation draw:name="f34" draw:formula="686*logwidth/698"/><draw:equation draw:name="f35" draw:formula="104*logheight/322"/><draw:equation draw:name="f36" draw:formula="658*logwidth/698"/><draw:equation draw:name="f37" draw:formula="158*logheight/322"/><draw:equation draw:name="f38" draw:formula="642*logwidth/698"/><draw:equation draw:name="f39" draw:formula="182*logheight/322"/><draw:equation draw:name="f40" draw:formula="606*logwidth/698"/><draw:equation draw:name="f41" draw:formula="224*logheight/322"/><draw:equation draw:name="f42" draw:formula="564*logwidth/698"/><draw:equation draw:name="f43" draw:formula="260*logheight/322"/><draw:equation draw:name="f44" draw:formula="542*logwidth/698"/><draw:equation draw:name="f45" draw:formula="274*logheight/322"/><draw:equation draw:name="f46" draw:formula="488*logwidth/698"/><draw:equation draw:name="f47" draw:formula="298*logheight/322"/><draw:equation draw:name="f48" draw:formula="460*logwidth/698"/><draw:equation draw:name="f49" draw:formula="306*logheight/322"/><draw:equation draw:name="f50" draw:formula="396*logwidth/698"/><draw:equation draw:name="f51" draw:formula="318*logheight/322"/><draw:equation draw:name="f52" draw:formula="322*logwidth/698"/><draw:equation draw:name="f53" draw:formula="322*logheight/322"/><draw:equation draw:name="f54" draw:formula="286*logwidth/698"/><draw:equation draw:name="f55" draw:formula="320*logheight/322"/><draw:equation draw:name="f56" draw:formula="220*logwidth/698"/><draw:equation draw:name="f57" draw:formula="310*logheight/322"/><draw:equation draw:name="f58" draw:formula="188*logwidth/698"/><draw:equation draw:name="f59" draw:formula="302*logheight/322"/><draw:equation draw:name="f60" draw:formula="134*logwidth/698"/><draw:equation draw:name="f61" draw:formula="278*logheight/322"/><draw:equation draw:name="f62" draw:formula="88*logwidth/698"/><draw:equation draw:name="f63" draw:formula="242*logheight/322"/><draw:equation draw:name="f64" draw:formula="68*logwidth/698"/><draw:equation draw:name="f65" draw:formula="222*logheight/322"/><draw:equation draw:name="f66" draw:formula="34*logwidth/698"/><draw:equation draw:name="f67" draw:formula="172*logheight/322"/><draw:equation draw:name="f68" draw:formula="22*logwidth/698"/><draw:equation draw:name="f69" draw:formula="144*logheight/322"/><draw:equation draw:name="f70" draw:formula="4*logwidth/698"/><draw:equation draw:name="f71" draw:formula="80*logheight/322"/><draw:equation draw:name="f72" draw:formula="0*logwidth/698"/><draw:equation draw:name="f73" draw:formula="6*logheight/322"/><draw:equation draw:name="f74" draw:formula="190*logwidth/698"/><draw:equation draw:name="f75" draw:formula="0*logheight/322"/><draw:equation draw:name="f76" draw:formula="logwidth"/><draw:equation draw:name="f77" draw:formula="logheight"/></draw:enhanced-geometry></draw:custom-shape><draw:custom-shape draw:name="Freeform 20" draw:style-name="Mgr9" draw:text-style-name="MP7" svg:width="0.468cm" svg:height="0.279cm" svg:x="6.109cm" svg:y="0.305cm"><text:p text:style-name="MP6"/><draw:enhanced-geometry draw:mirror-horizontal="false" draw:mirror-vertical="false" drawooo:sub-view-size="716 430" draw:text-areas="0 0 ?f86 ?f87" svg:viewBox="0 0 0 0" draw:type="ooxml-non-primitive" draw:enhanced-path="M 0 296 L 6 280 6 280 20 242 38 204 60 170 84 138 84 138 112 108 142 82 174 58 210 38 210 38 228 30 248 22 268 14 290 10 310 6 332 2 354 0 378 0 378 0 414 2 450 6 482 12 514 20 514 20 544 30 572 44 598 62 622 80 622 80 642 102 660 124 676 150 690 180 690 180 702 210 708 244 714 280 716 318 716 318 714 344 712 372 708 402 704 430 208 430 234 304 522 304 522 304 522 276 518 250 518 250 514 236 510 224 506 210 500 200 500 200 492 188 482 180 470 172 458 164 458 164 444 158 428 154 408 152 388 150 388 150 368 150 348 154 330 158 314 162 314 162 298 170 284 178 270 186 258 196 258 196 246 208 236 220 226 232 218 246 218 246 204 270 194 296 0 296 N"><draw:equation draw:name="f0" draw:formula="6*logwidth/716"/><draw:equation draw:name="f1" draw:formula="280*logheight/430"/><draw:equation draw:name="f2" draw:formula="20*logwidth/716"/><draw:equation draw:name="f3" draw:formula="242*logheight/430"/><draw:equation draw:name="f4" draw:formula="60*logwidth/716"/><draw:equation draw:name="f5" draw:formula="170*logheight/430"/><draw:equation draw:name="f6" draw:formula="84*logwidth/716"/><draw:equation draw:name="f7" draw:formula="138*logheight/430"/><draw:equation draw:name="f8" draw:formula="142*logwidth/716"/><draw:equation draw:name="f9" draw:formula="82*logheight/430"/><draw:equation draw:name="f10" draw:formula="210*logwidth/716"/><draw:equation draw:name="f11" draw:formula="38*logheight/430"/><draw:equation draw:name="f12" draw:formula="228*logwidth/716"/><draw:equation draw:name="f13" draw:formula="30*logheight/430"/><draw:equation draw:name="f14" draw:formula="268*logwidth/716"/><draw:equation draw:name="f15" draw:formula="14*logheight/430"/><draw:equation draw:name="f16" draw:formula="310*logwidth/716"/><draw:equation draw:name="f17" draw:formula="6*logheight/430"/><draw:equation draw:name="f18" draw:formula="354*logwidth/716"/><draw:equation draw:name="f19" draw:formula="0*logheight/430"/><draw:equation draw:name="f20" draw:formula="378*logwidth/716"/><draw:equation draw:name="f21" draw:formula="0*logheight/430"/><draw:equation draw:name="f22" draw:formula="450*logwidth/716"/><draw:equation draw:name="f23" draw:formula="6*logheight/430"/><draw:equation draw:name="f24" draw:formula="514*logwidth/716"/><draw:equation draw:name="f25" draw:formula="20*logheight/430"/><draw:equation draw:name="f26" draw:formula="544*logwidth/716"/><draw:equation draw:name="f27" draw:formula="30*logheight/430"/><draw:equation draw:name="f28" draw:formula="598*logwidth/716"/><draw:equation draw:name="f29" draw:formula="62*logheight/430"/><draw:equation draw:name="f30" draw:formula="622*logwidth/716"/><draw:equation draw:name="f31" draw:formula="80*logheight/430"/><draw:equation draw:name="f32" draw:formula="660*logwidth/716"/><draw:equation draw:name="f33" draw:formula="124*logheight/430"/><draw:equation draw:name="f34" draw:formula="690*logwidth/716"/><draw:equation draw:name="f35" draw:formula="180*logheight/430"/><draw:equation draw:name="f36" draw:formula="702*logwidth/716"/><draw:equation draw:name="f37" draw:formula="210*logheight/430"/><draw:equation draw:name="f38" draw:formula="714*logwidth/716"/><draw:equation draw:name="f39" draw:formula="280*logheight/430"/><draw:equation draw:name="f40" draw:formula="716*logwidth/716"/><draw:equation draw:name="f41" draw:formula="318*logheight/430"/><draw:equation draw:name="f42" draw:formula="712*logwidth/716"/><draw:equation draw:name="f43" draw:formula="372*logheight/430"/><draw:equation draw:name="f44" draw:formula="704*logwidth/716"/><draw:equation draw:name="f45" draw:formula="430*logheight/430"/><draw:equation draw:name="f46" draw:formula="234*logwidth/716"/><draw:equation draw:name="f47" draw:formula="304*logheight/430"/><draw:equation draw:name="f48" draw:formula="522*logwidth/716"/><draw:equation draw:name="f49" draw:formula="304*logheight/430"/><draw:equation draw:name="f50" draw:formula="518*logwidth/716"/><draw:equation draw:name="f51" draw:formula="250*logheight/430"/><draw:equation draw:name="f52" draw:formula="514*logwidth/716"/><draw:equation draw:name="f53" draw:formula="236*logheight/430"/><draw:equation draw:name="f54" draw:formula="506*logwidth/716"/><draw:equation draw:name="f55" draw:formula="210*logheight/430"/><draw:equation draw:name="f56" draw:formula="500*logwidth/716"/><draw:equation draw:name="f57" draw:formula="200*logheight/430"/><draw:equation draw:name="f58" draw:formula="482*logwidth/716"/><draw:equation draw:name="f59" draw:formula="180*logheight/430"/><draw:equation draw:name="f60" draw:formula="458*logwidth/716"/><draw:equation draw:name="f61" draw:formula="164*logheight/430"/><draw:equation draw:name="f62" draw:formula="444*logwidth/716"/><draw:equation draw:name="f63" draw:formula="158*logheight/430"/><draw:equation draw:name="f64" draw:formula="408*logwidth/716"/><draw:equation draw:name="f65" draw:formula="152*logheight/430"/><draw:equation draw:name="f66" draw:formula="388*logwidth/716"/><draw:equation draw:name="f67" draw:formula="150*logheight/430"/><draw:equation draw:name="f68" draw:formula="348*logwidth/716"/><draw:equation draw:name="f69" draw:formula="154*logheight/430"/><draw:equation draw:name="f70" draw:formula="314*logwidth/716"/><draw:equation draw:name="f71" draw:formula="162*logheight/430"/><draw:equation draw:name="f72" draw:formula="298*logwidth/716"/><draw:equation draw:name="f73" draw:formula="170*logheight/430"/><draw:equation draw:name="f74" draw:formula="270*logwidth/716"/><draw:equation draw:name="f75" draw:formula="186*logheight/430"/><draw:equation draw:name="f76" draw:formula="258*logwidth/716"/><draw:equation draw:name="f77" draw:formula="196*logheight/430"/><draw:equation draw:name="f78" draw:formula="236*logwidth/716"/><draw:equation draw:name="f79" draw:formula="220*logheight/430"/><draw:equation draw:name="f80" draw:formula="218*logwidth/716"/><draw:equation draw:name="f81" draw:formula="246*logheight/430"/><draw:equation draw:name="f82" draw:formula="204*logwidth/716"/><draw:equation draw:name="f83" draw:formula="270*logheight/430"/><draw:equation draw:name="f84" draw:formula="0*logwidth/716"/><draw:equation draw:name="f85" draw:formula="296*logheight/430"/><draw:equation draw:name="f86" draw:formula="logwidth"/><draw:equation draw:name="f87" draw:formula="logheight"/></draw:enhanced-geometry></draw:custom-shape><draw:custom-shape draw:name="Freeform 21" draw:style-name="Mgr11" draw:text-style-name="MP7" svg:width="0.138cm" svg:height="0.137cm" svg:x="8.797cm" svg:y="0.259cm"><text:p text:style-name="MP6"/><draw:enhanced-geometry draw:mirror-horizontal="false" draw:mirror-vertical="false" drawooo:sub-view-size="214 212" draw:text-areas="0 0 ?f94 ?f95" svg:viewBox="0 0 0 0" draw:type="ooxml-non-primitive" draw:enhanced-path="M 106 0 L 106 0 128 2 148 8 166 18 182 30 196 46 206 64 212 84 214 106 214 106 212 128 206 148 196 166 182 182 166 194 148 204 128 210 106 212 106 212 86 210 66 204 48 194 32 182 18 166 8 148 2 128 0 106 0 106 2 84 8 64 18 46 32 30 48 18 66 8 86 2 106 0 106 0 Z M 106 198 L 106 198 124 196 142 190 156 182 170 170 180 158 188 142 192 124 194 106 194 106 192 88 188 70 180 54 170 42 156 30 142 22 124 16 106 16 106 16 88 16 72 22 56 30 44 42 34 54 26 70 20 88 18 106 18 106 20 124 26 142 34 158 44 170 56 182 72 190 88 196 106 198 106 198 Z M 164 126 L 164 126 160 136 156 146 150 152 144 160 138 164 128 168 120 170 110 172 110 172 96 170 84 166 74 160 64 152 56 144 52 132 48 120 48 106 48 106 48 92 52 80 56 68 64 60 72 52 84 46 96 42 110 40 110 40 120 42 128 44 138 48 144 52 152 58 156 66 160 74 164 84 146 84 146 84 142 74 134 64 122 58 110 56 110 56 100 58 92 60 84 64 78 70 72 78 70 86 68 96 66 106 66 106 68 116 70 124 74 134 78 140 84 146 92 152 100 154 110 156 110 156 124 154 134 148 142 138 146 126 164 126 Z N"><draw:equation draw:name="f0" draw:formula="128*logwidth/214"/><draw:equation draw:name="f1" draw:formula="2*logheight/212"/><draw:equation draw:name="f2" draw:formula="182*logwidth/214"/><draw:equation draw:name="f3" draw:formula="30*logheight/212"/><draw:equation draw:name="f4" draw:formula="212*logwidth/214"/><draw:equation draw:name="f5" draw:formula="84*logheight/212"/><draw:equation draw:name="f6" draw:formula="212*logwidth/214"/><draw:equation draw:name="f7" draw:formula="128*logheight/212"/><draw:equation draw:name="f8" draw:formula="182*logwidth/214"/><draw:equation draw:name="f9" draw:formula="182*logheight/212"/><draw:equation draw:name="f10" draw:formula="128*logwidth/214"/><draw:equation draw:name="f11" draw:formula="210*logheight/212"/><draw:equation draw:name="f12" draw:formula="86*logwidth/214"/><draw:equation draw:name="f13" draw:formula="210*logheight/212"/><draw:equation draw:name="f14" draw:formula="32*logwidth/214"/><draw:equation draw:name="f15" draw:formula="182*logheight/212"/><draw:equation draw:name="f16" draw:formula="2*logwidth/214"/><draw:equation draw:name="f17" draw:formula="128*logheight/212"/><draw:equation draw:name="f18" draw:formula="2*logwidth/214"/><draw:equation draw:name="f19" draw:formula="84*logheight/212"/><draw:equation draw:name="f20" draw:formula="32*logwidth/214"/><draw:equation draw:name="f21" draw:formula="30*logheight/212"/><draw:equation draw:name="f22" draw:formula="86*logwidth/214"/><draw:equation draw:name="f23" draw:formula="2*logheight/212"/><draw:equation draw:name="f24" draw:formula="106*logwidth/214"/><draw:equation draw:name="f25" draw:formula="198*logheight/212"/><draw:equation draw:name="f26" draw:formula="142*logwidth/214"/><draw:equation draw:name="f27" draw:formula="190*logheight/212"/><draw:equation draw:name="f28" draw:formula="180*logwidth/214"/><draw:equation draw:name="f29" draw:formula="158*logheight/212"/><draw:equation draw:name="f30" draw:formula="194*logwidth/214"/><draw:equation draw:name="f31" draw:formula="106*logheight/212"/><draw:equation draw:name="f32" draw:formula="188*logwidth/214"/><draw:equation draw:name="f33" draw:formula="70*logheight/212"/><draw:equation draw:name="f34" draw:formula="156*logwidth/214"/><draw:equation draw:name="f35" draw:formula="30*logheight/212"/><draw:equation draw:name="f36" draw:formula="106*logwidth/214"/><draw:equation draw:name="f37" draw:formula="16*logheight/212"/><draw:equation draw:name="f38" draw:formula="72*logwidth/214"/><draw:equation draw:name="f39" draw:formula="22*logheight/212"/><draw:equation draw:name="f40" draw:formula="34*logwidth/214"/><draw:equation draw:name="f41" draw:formula="54*logheight/212"/><draw:equation draw:name="f42" draw:formula="18*logwidth/214"/><draw:equation draw:name="f43" draw:formula="106*logheight/212"/><draw:equation draw:name="f44" draw:formula="26*logwidth/214"/><draw:equation draw:name="f45" draw:formula="142*logheight/212"/><draw:equation draw:name="f46" draw:formula="56*logwidth/214"/><draw:equation draw:name="f47" draw:formula="182*logheight/212"/><draw:equation draw:name="f48" draw:formula="106*logwidth/214"/><draw:equation draw:name="f49" draw:formula="198*logheight/212"/><draw:equation draw:name="f50" draw:formula="164*logwidth/214"/><draw:equation draw:name="f51" draw:formula="126*logheight/212"/><draw:equation draw:name="f52" draw:formula="150*logwidth/214"/><draw:equation draw:name="f53" draw:formula="152*logheight/212"/><draw:equation draw:name="f54" draw:formula="128*logwidth/214"/><draw:equation draw:name="f55" draw:formula="168*logheight/212"/><draw:equation draw:name="f56" draw:formula="110*logwidth/214"/><draw:equation draw:name="f57" draw:formula="172*logheight/212"/><draw:equation draw:name="f58" draw:formula="74*logwidth/214"/><draw:equation draw:name="f59" draw:formula="160*logheight/212"/><draw:equation draw:name="f60" draw:formula="52*logwidth/214"/><draw:equation draw:name="f61" draw:formula="132*logheight/212"/><draw:equation draw:name="f62" draw:formula="48*logwidth/214"/><draw:equation draw:name="f63" draw:formula="106*logheight/212"/><draw:equation draw:name="f64" draw:formula="56*logwidth/214"/><draw:equation draw:name="f65" draw:formula="68*logheight/212"/><draw:equation draw:name="f66" draw:formula="84*logwidth/214"/><draw:equation draw:name="f67" draw:formula="46*logheight/212"/><draw:equation draw:name="f68" draw:formula="110*logwidth/214"/><draw:equation draw:name="f69" draw:formula="40*logheight/212"/><draw:equation draw:name="f70" draw:formula="138*logwidth/214"/><draw:equation draw:name="f71" draw:formula="48*logheight/212"/><draw:equation draw:name="f72" draw:formula="156*logwidth/214"/><draw:equation draw:name="f73" draw:formula="66*logheight/212"/><draw:equation draw:name="f74" draw:formula="146*logwidth/214"/><draw:equation draw:name="f75" draw:formula="84*logheight/212"/><draw:equation draw:name="f76" draw:formula="134*logwidth/214"/><draw:equation draw:name="f77" draw:formula="64*logheight/212"/><draw:equation draw:name="f78" draw:formula="110*logwidth/214"/><draw:equation draw:name="f79" draw:formula="56*logheight/212"/><draw:equation draw:name="f80" draw:formula="84*logwidth/214"/><draw:equation draw:name="f81" draw:formula="64*logheight/212"/><draw:equation draw:name="f82" draw:formula="70*logwidth/214"/><draw:equation draw:name="f83" draw:formula="86*logheight/212"/><draw:equation draw:name="f84" draw:formula="66*logwidth/214"/><draw:equation draw:name="f85" draw:formula="106*logheight/212"/><draw:equation draw:name="f86" draw:formula="74*logwidth/214"/><draw:equation draw:name="f87" draw:formula="134*logheight/212"/><draw:equation draw:name="f88" draw:formula="92*logwidth/214"/><draw:equation draw:name="f89" draw:formula="152*logheight/212"/><draw:equation draw:name="f90" draw:formula="110*logwidth/214"/><draw:equation draw:name="f91" draw:formula="156*logheight/212"/><draw:equation draw:name="f92" draw:formula="142*logwidth/214"/><draw:equation draw:name="f93" draw:formula="138*logheight/212"/><draw:equation draw:name="f94" draw:formula="logwidth"/><draw:equation draw:name="f95" draw:formula="logheight"/></draw:enhanced-geometry></draw:custom-shape></draw:g></text:p>
            </table:table-cell>
          </table:table-row>
          <table:table-row table:style-name="Table17.2">
            <table:table-cell table:style-name="Table17.A1" office:value-type="string">
              <text:p text:style-name="MP3"/>
            </table:table-cell>
            <table:table-cell table:style-name="Table17.A1" office:value-type="string">
              <text:p text:style-name="MP3"/>
            </table:table-cell>
          </table:table-row>
        </table:table>
        <text:p text:style-name="Footer"><text:file-name text:display="name-and-extension"/></text:p>
        <text:p text:style-name="MP9"/>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Migrationskonzept</dc:title>
    <dc:subject>Dokumentvorlage HERMES 2022</dc:subject>
    <meta:keyword>HERMES</meta:keyword>
    <dc:description>Stoupa &amp; Partners AG / Münsingen 2016-2022
Typografische Gestaltung und Grafiken wurden ausschliesslich mit herkömmlichen Office-Werkzeugen erstellt.</dc:description>
    <meta:editing-cycles>84</meta:editing-cycles>
    <meta:creation-date>2023-06-09T08:32:58.331212725</meta:creation-date>
    <dc:date>2023-06-09T08:52:14.541799966</dc:date>
    <meta:editing-duration>PT19M16S</meta:editing-duration>
    <meta:generator>LibreOffice/7.4.7.2$Linux_X86_64 LibreOffice_project/40$Build-2</meta:generator>
    <meta:document-statistic meta:table-count="17" meta:image-count="0" meta:object-count="0" meta:page-count="7" meta:paragraph-count="199" meta:word-count="763" meta:character-count="5893" meta:non-whitespace-character-count="5329"/>
    <meta:user-defined meta:name="AppVersion">16.0000</meta:user-defined>
    <meta:user-defined meta:name="Bearbeitet von">Libor F. Stoupa</meta:user-defined>
    <meta:user-defined meta:name="Company">Stoupa &amp; Partners AG</meta:user-defined>
    <meta:user-defined meta:name="Manager">Libor F. Stoupa</meta:user-defined>
    <meta:user-defined meta:name="OOXMLCorePropertyCategory" meta:value-type="string">Microsoft Dokumentvorlage</meta:user-defined>
    <meta:user-defined meta:name="OOXMLCorePropertyContentStatus" meta:value-type="string">freigegeben</meta:user-defined>
    <meta:template xlink:type="simple" xlink:actuate="onRequest" xlink:title="migrationskonzept" xlink:href=""/>
  </office:meta>
</office:document-meta>
</file>